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Inconsolata" svg:font-family="Inconsolata"/>
    <style:font-face style:name="Roboto" svg:font-family="Roboto"/>
    <style:font-face style:name="Ubuntu" svg:font-family="Ubuntu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47.66pt"/>
    </style:style>
    <style:style style:name="co2" style:family="table-column">
      <style:table-column-properties fo:break-before="auto" style:column-width="259.51pt"/>
    </style:style>
    <style:style style:name="co3" style:family="table-column">
      <style:table-column-properties fo:break-before="auto" style:column-width="139.66pt"/>
    </style:style>
    <style:style style:name="co4" style:family="table-column">
      <style:table-column-properties fo:break-before="auto" style:column-width="140.51pt"/>
    </style:style>
    <style:style style:name="co5" style:family="table-column">
      <style:table-column-properties fo:break-before="auto" style:column-width="190.49pt"/>
    </style:style>
    <style:style style:name="co6" style:family="table-column">
      <style:table-column-properties fo:break-before="auto" style:column-width="205.54pt"/>
    </style:style>
    <style:style style:name="co7" style:family="table-column">
      <style:table-column-properties fo:break-before="auto" style:column-width="258.75pt"/>
    </style:style>
    <style:style style:name="co8" style:family="table-column">
      <style:table-column-properties fo:break-before="auto" style:column-width="278.56pt"/>
    </style:style>
    <style:style style:name="co9" style:family="table-column">
      <style:table-column-properties fo:break-before="auto" style:column-width="427.8pt"/>
    </style:style>
    <style:style style:name="co10" style:family="table-column">
      <style:table-column-properties fo:break-before="auto" style:column-width="246.84pt"/>
    </style:style>
    <style:style style:name="co11" style:family="table-column">
      <style:table-column-properties fo:break-before="auto" style:column-width="251.66pt"/>
    </style:style>
    <style:style style:name="co12" style:family="table-column">
      <style:table-column-properties fo:break-before="auto" style:column-width="299.99pt"/>
    </style:style>
    <style:style style:name="co13" style:family="table-column">
      <style:table-column-properties fo:break-before="auto" style:column-width="41.24pt"/>
    </style:style>
    <style:style style:name="co14" style:family="table-column">
      <style:table-column-properties fo:break-before="auto" style:column-width="48.39pt"/>
    </style:style>
    <style:style style:name="co15" style:family="table-column">
      <style:table-column-properties fo:break-before="auto" style:column-width="36.51pt"/>
    </style:style>
    <style:style style:name="co16" style:family="table-column">
      <style:table-column-properties fo:break-before="auto" style:column-width="32.54pt"/>
    </style:style>
    <style:style style:name="co17" style:family="table-column">
      <style:table-column-properties fo:break-before="auto" style:column-width="97.65pt"/>
    </style:style>
    <style:style style:name="co18" style:family="table-column">
      <style:table-column-properties fo:break-before="auto" style:column-width="80.16pt"/>
    </style:style>
    <style:style style:name="co19" style:family="table-column">
      <style:table-column-properties fo:break-before="auto" style:column-width="882.6pt"/>
    </style:style>
    <style:style style:name="co20" style:family="table-column">
      <style:table-column-properties fo:break-before="auto" style:column-width="439.71pt"/>
    </style:style>
    <style:style style:name="co21" style:family="table-column">
      <style:table-column-properties fo:break-before="auto" style:column-width="240.49pt"/>
    </style:style>
    <style:style style:name="co22" style:family="table-column">
      <style:table-column-properties fo:break-before="auto" style:column-width="350.79pt"/>
    </style:style>
    <style:style style:name="co23" style:family="table-column">
      <style:table-column-properties fo:break-before="auto" style:column-width="92.86pt"/>
    </style:style>
    <style:style style:name="co24" style:family="table-column">
      <style:table-column-properties fo:break-before="auto" style:column-width="206.36pt"/>
    </style:style>
    <style:style style:name="co25" style:family="table-column">
      <style:table-column-properties fo:break-before="auto" style:column-width="27.01pt"/>
    </style:style>
    <style:style style:name="co26" style:family="table-column">
      <style:table-column-properties fo:break-before="auto" style:column-width="42.86pt"/>
    </style:style>
    <style:style style:name="co27" style:family="table-column">
      <style:table-column-properties fo:break-before="auto" style:column-width="60.35pt"/>
    </style:style>
    <style:style style:name="co28" style:family="table-column">
      <style:table-column-properties fo:break-before="auto" style:column-width="317.45pt"/>
    </style:style>
    <style:style style:name="co29" style:family="table-column">
      <style:table-column-properties fo:break-before="auto" style:column-width="238.9pt"/>
    </style:style>
    <style:style style:name="co30" style:family="table-column">
      <style:table-column-properties fo:break-before="auto" style:column-width="227.06pt"/>
    </style:style>
    <style:style style:name="co31" style:family="table-column">
      <style:table-column-properties fo:break-before="auto" style:column-width="386.56pt"/>
    </style:style>
    <style:style style:name="co32" style:family="table-column">
      <style:table-column-properties fo:break-before="auto" style:column-width="49.24pt"/>
    </style:style>
    <style:style style:name="co33" style:family="table-column">
      <style:table-column-properties fo:break-before="auto" style:column-width="54.79pt"/>
    </style:style>
    <style:style style:name="co34" style:family="table-column">
      <style:table-column-properties fo:break-before="auto" style:column-width="142.04pt"/>
    </style:style>
    <style:style style:name="co35" style:family="table-column">
      <style:table-column-properties fo:break-before="auto" style:column-width="43.71pt"/>
    </style:style>
    <style:style style:name="co36" style:family="table-column">
      <style:table-column-properties fo:break-before="auto" style:column-width="281.76pt"/>
    </style:style>
    <style:style style:name="co37" style:family="table-column">
      <style:table-column-properties fo:break-before="auto" style:column-width="120.61pt"/>
    </style:style>
    <style:style style:name="co38" style:family="table-column">
      <style:table-column-properties fo:break-before="auto" style:column-width="417.4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43.51pt" fo:break-before="auto" style:use-optimal-row-height="false"/>
    </style:style>
    <style:style style:name="ro4" style:family="table-row">
      <style:table-row-properties style:row-height="81.01pt" fo:break-before="auto" style:use-optimal-row-height="false"/>
    </style:style>
    <style:style style:name="ta1" style:family="table" style:master-page-name="PageStyle_5f_asistencia">
      <style:table-properties table:display="true" style:writing-mode="lr-tb"/>
    </style:style>
    <style:style style:name="ta2" style:family="table" style:master-page-name="PageStyle_5f_coordenadas">
      <style:table-properties table:display="true" style:writing-mode="lr-tb"/>
    </style:style>
    <style:style style:name="ta3" style:family="table" style:master-page-name="PageStyle_5f_Flourish">
      <style:table-properties table:display="true" style:writing-mode="lr-tb"/>
    </style:style>
    <style:style style:name="ta4" style:family="table" style:master-page-name="PageStyle_5f_PT_5f_Flourish">
      <style:table-properties table:display="true" style:writing-mode="lr-tb"/>
    </style:style>
    <style:style style:name="ta5" style:family="table" style:master-page-name="PageStyle_5f_Bar_20_chart_20_race_20_model">
      <style:table-properties table:display="true" style:writing-mode="lr-tb"/>
    </style:style>
    <style:style style:name="ta6" style:family="table" style:master-page-name="PageStyle_5f_links">
      <style:table-properties table:display="true" style:writing-mode="lr-tb"/>
    </style:style>
    <style:style style:name="ta7" style:family="table" style:master-page-name="PageStyle_5f_Learning">
      <style:table-properties table:display="true" style:writing-mode="lr-tb"/>
    </style:style>
    <style:style style:name="ta8" style:family="table" style:master-page-name="PageStyle_5f_Power_20_BI">
      <style:table-properties table:display="true" style:writing-mode="lr-tb"/>
    </style:style>
    <style:style style:name="ta9" style:family="table" style:master-page-name="PageStyle_5f_Sheet5">
      <style:table-properties table:display="true" style:writing-mode="lr-tb"/>
    </style:style>
    <style:style style:name="ta10" style:family="table" style:master-page-name="PageStyle_5f_leaders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Ubuntu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Ubuntu" style:font-size-complex="12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Ubuntu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Ubuntu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Ubuntu" style:font-size-complex="12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57bb8a" style:text-outline="false" style:text-line-through-style="none" style:text-line-through-type="none" style:font-name="Ubuntu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Ubuntu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Ubuntu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Ubuntu" style:font-size-complex="12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Ubuntu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Ubuntu" style:font-size-complex="12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Ubuntu" style:font-size-complex="11pt" style:font-style-complex="normal" style:font-weight-complex="normal"/>
    </style:style>
    <style:style style:name="ce15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Ubuntu" style:font-size-complex="12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Ubuntu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Ubuntu" style:font-size-complex="11pt" style:font-style-complex="normal" style:font-weight-complex="normal"/>
    </style:style>
    <style:style style:name="ce18" style:family="table-cell" style:parent-style-name="Default" style:data-style-name="N125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Ubuntu" style:font-size-complex="12pt" style:font-style-complex="normal" style:font-weight-complex="bold"/>
    </style:style>
    <style:style style:name="ce1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Ubuntu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name-complex="Ubuntu" style:font-size-complex="11pt" style:font-style-complex="normal" style:font-weight-complex="bold"/>
    </style:style>
    <style:style style:name="ce21" style:family="table-cell" style:parent-style-name="Default" style:data-style-name="N10">
      <style:table-cell-properties style:rotation-align="non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Ubuntu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9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0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1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2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33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4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35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36" style:family="table-cell" style:parent-style-name="Pivot_20_Table_20_Value">
      <style:table-cell-properties fo:border-bottom="none" fo:border-left="0.99pt solid #000000" fo:border-right="none" fo:border-top="none"/>
    </style:style>
    <style:style style:name="ce37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38" style:family="table-cell" style:parent-style-name="Pivot_20_Table_20_Result">
      <style:table-cell-properties fo:border-bottom="2.01pt solid #000000" fo:border-left="0.99pt solid #000000" fo:border-right="none" fo:border-top="0.99pt solid #000000"/>
    </style:style>
    <style:style style:name="ce39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40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41" style:family="table-cell" style:parent-style-name="Pivot_20_Table_20_Value">
      <style:table-cell-properties fo:border-bottom="none" fo:border-left="none" fo:border-right="none" fo:border-top="0.99pt solid #000000"/>
    </style:style>
    <style:style style:name="ce42" style:family="table-cell" style:parent-style-name="Pivot_20_Table_20_Value">
      <style:table-cell-properties fo:border-bottom="0.99pt solid #000000" fo:border-left="none" fo:border-right="none" fo:border-top="none"/>
    </style:style>
    <style:style style:name="ce43" style:family="table-cell" style:parent-style-name="Pivot_20_Table_20_Result">
      <style:table-cell-properties fo:border-bottom="2.01pt solid #000000" fo:border-left="none" fo:border-right="none" fo:border-top="0.99pt solid #000000"/>
    </style:style>
    <style:style style:name="ce44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45" style:family="table-cell" style:parent-style-name="Pivot_20_Table_20_Value">
      <style:table-cell-properties fo:border-bottom="none" fo:border-left="none" fo:border-right="0.99pt solid #000000" fo:border-top="none"/>
    </style:style>
    <style:style style:name="ce46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47" style:family="table-cell" style:parent-style-name="Pivot_20_Table_20_Result">
      <style:table-cell-properties fo:border-bottom="2.01pt solid #000000" fo:border-left="none" fo:border-right="0.99pt solid #000000" fo:border-top="0.99pt solid #000000"/>
    </style:style>
    <style:style style:name="ce48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49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50" style:family="table-cell" style:parent-style-name="Pivot_20_Table_20_Result">
      <style:table-cell-properties fo:border-bottom="none" fo:border-left="0.99pt solid #000000" fo:border-right="2.01pt solid #000000" fo:border-top="0.99pt solid #000000"/>
    </style:style>
    <style:style style:name="ce51" style:family="table-cell" style:parent-style-name="Pivot_20_Table_20_Result">
      <style:table-cell-properties fo:border-bottom="none" fo:border-left="0.99pt solid #000000" fo:border-right="2.01pt solid #000000" fo:border-top="none"/>
    </style:style>
    <style:style style:name="ce52" style:family="table-cell" style:parent-style-name="Pivot_20_Table_20_Result">
      <style:table-cell-properties fo:border-bottom="0.99pt solid #000000" fo:border-left="0.99pt solid #000000" fo:border-right="2.01pt solid #000000" fo:border-top="none"/>
    </style:style>
    <style:style style:name="ce53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54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5" style:family="table-cell" style:parent-style-name="Default">
      <style:table-cell-properties fo:background-color="#f3f3f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ackground-color="#666666" style:rotation-align="non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 style:data-style-name="N125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64" style:family="table-cell" style:parent-style-name="Default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6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333333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6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Robot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6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  <style:map style:condition="cell-content()=&quot;M&quot;" style:apply-style-name="ConditionalStyle_5f_7" style:base-cell-address="leaders.C2"/>
    </style:style>
    <style:style style:name="ce7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ce7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8000" style:text-outline="false" style:text-line-through-style="none" style:text-line-through-type="none" style:font-name="Inconsolat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Inconsolata" style:font-size-complex="10pt" style:font-style-complex="normal" style:font-weight-complex="normal"/>
    </style:style>
    <style:style style:name="ce7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8000" style:text-outline="false" style:text-line-through-style="none" style:text-line-through-type="none" style:font-name="Inconsolat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sistenci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4" table:number-columns-repeated="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13" table:default-cell-style-name="Default"/>
        <table:table-column table:style-name="co18" table:number-columns-repeated="987" table:default-cell-style-name="Default"/>
        <table:table-row table:style-name="ro1">
          <table:table-cell table:style-name="ce1" office:value-type="string" calcext:value-type="string">
            <text:p>Apellido, Nombre</text:p>
          </table:table-cell>
          <table:table-cell table:style-name="ce3" office:value-type="string" calcext:value-type="string">
            <text:p>picada para el sabado</text:p>
          </table:table-cell>
          <table:table-cell table:number-columns-repeated="2" table:style-name="ce5" office:value-type="string" calcext:value-type="string">
            <text:p>email</text:p>
          </table:table-cell>
          <table:table-cell table:style-name="ce5" office:value-type="string" calcext:value-type="string">
            <text:p>github</text:p>
          </table:table-cell>
          <table:table-cell table:style-name="ce5" office:value-type="string" calcext:value-type="string">
            <text:p>repositorio: infovis</text:p>
          </table:table-cell>
          <table:table-cell table:style-name="ce5" office:value-type="string" calcext:value-type="string">
            <text:p>timeline</text:p>
          </table:table-cell>
          <table:table-cell table:style-name="ce5" office:value-type="string" calcext:value-type="string">
            <text:p>gist</text:p>
          </table:table-cell>
          <table:table-cell table:style-name="ce10" table:formula="of:=HYPERLINK(&quot;https://data.world/makeovermonday/2019w32&quot;;&quot;makeovermonday w32&quot;)" office:value-type="string" office:string-value="makeovermonday w32" calcext:value-type="string">
            <text:p>makeovermonday w32</text:p>
          </table:table-cell>
          <table:table-cell table:style-name="ce10" table:formula="of:=HYPERLINK(&quot;https://data.world/makeovermonday/2019w33&quot;;&quot;w33&quot;)" office:value-type="string" office:string-value="w33" calcext:value-type="string">
            <text:p>w33</text:p>
          </table:table-cell>
          <table:table-cell table:style-name="ce5" office:value-type="string" calcext:value-type="string">
            <text:p>w34</text:p>
          </table:table-cell>
          <table:table-cell table:style-name="ce5" office:value-type="string" calcext:value-type="string">
            <text:p>formacion</text:p>
          </table:table-cell>
          <table:table-cell table:style-name="ce5" office:value-type="string" calcext:value-type="string">
            <text:p>¿Que experiencia tenes? ¿Que productos utilizas (a diario) para hacer graficos estaticos o interactivos?</text:p>
          </table:table-cell>
          <table:table-cell table:style-name="ce13" office:value-type="string" calcext:value-type="string">
            <text:p>¿Que te gustaría aprender?</text:p>
          </table:table-cell>
          <table:table-cell table:style-name="ce15" office:value-type="date" office:date-value="2019-08-02" calcext:value-type="date">
            <text:p>2-Aug</text:p>
          </table:table-cell>
          <table:table-cell table:style-name="ce18" table:formula="of:=[.O1]+1" office:value-type="date" office:date-value="2019-08-03" calcext:value-type="date">
            <text:p>3-Aug</text:p>
          </table:table-cell>
          <table:table-cell table:style-name="ce18" table:formula="of:=[.O1]+7" office:value-type="date" office:date-value="2019-08-09" calcext:value-type="date">
            <text:p>9-Aug</text:p>
          </table:table-cell>
          <table:table-cell table:style-name="ce18" table:formula="of:=[.Q1]+1" office:value-type="date" office:date-value="2019-08-10" calcext:value-type="date">
            <text:p>10-Aug</text:p>
          </table:table-cell>
          <table:table-cell table:style-name="ce18" table:formula="of:=[.Q1]+7" office:value-type="date" office:date-value="2019-08-16" calcext:value-type="date">
            <text:p>16-Aug</text:p>
          </table:table-cell>
          <table:table-cell table:style-name="ce18" table:formula="of:=[.S1]+1" office:value-type="date" office:date-value="2019-08-17" calcext:value-type="date">
            <text:p>17-Aug</text:p>
          </table:table-cell>
          <table:table-cell table:style-name="ce18" table:formula="of:=[.S1]+7" office:value-type="date" office:date-value="2019-08-23" calcext:value-type="date">
            <text:p>23-Aug</text:p>
          </table:table-cell>
          <table:table-cell table:style-name="ce18" table:formula="of:=[.U1]+1" office:value-type="date" office:date-value="2019-08-24" calcext:value-type="date">
            <text:p>24-Aug</text:p>
          </table:table-cell>
          <table:table-cell table:style-name="ce5" office:value-type="string" calcext:value-type="string">
            <text:p>Total</text:p>
          </table:table-cell>
          <table:table-cell table:style-name="ce5" table:number-columns-repeated="14"/>
          <table:table-cell table:number-columns-repeated="987"/>
        </table:table-row>
        <table:table-row table:style-name="ro1">
          <table:table-cell table:style-name="ce2" office:value-type="string" calcext:value-type="string">
            <text:p>Albinati, Martin Miguel</text:p>
          </table:table-cell>
          <table:table-cell table:style-name="ce2"/>
          <table:table-cell table:style-name="ce2" office:value-type="string" calcext:value-type="string">
            <text:p>martin.albinati@gmail.com</text:p>
          </table:table-cell>
          <table:table-cell table:style-name="ce6" office:value-type="string" calcext:value-type="string">
            <text:p>malbinati@hotmail.com</text:p>
          </table:table-cell>
          <table:table-cell table:style-name="ce2" office:value-type="string" calcext:value-type="string">
            <text:p>malbinati</text:p>
          </table:table-cell>
          <table:table-cell table:style-name="ce4" table:formula="of:=[.E2]&amp;&quot;.github.io/infovis/&quot;" office:value-type="string" office:string-value="malbinati.github.io/infovis/" calcext:value-type="string">
            <text:p>malbinati.github.io/infovis/</text:p>
          </table:table-cell>
          <table:table-cell table:style-name="ce4" table:formula="of:=HYPERLINK(&quot;https://malbinati.github.io/infovis/timeline.html&quot;;&quot;Viernes, versión TENGO HIJOS&quot;)" office:value-type="string" office:string-value="Viernes, versión TENGO HIJOS" calcext:value-type="string">
            <text:p>Viernes, versión TENGO HIJOS</text:p>
          </table:table-cell>
          <table:table-cell table:style-name="ce4" table:formula="of:=&quot;bl.ocks.org/&quot;&amp;[.E2]" office:value-type="string" office:string-value="bl.ocks.org/malbinati" calcext:value-type="string">
            <text:p>bl.ocks.org/malbinati</text:p>
          </table:table-cell>
          <table:table-cell table:style-name="ce4" table:formula="of:=[.F2]&amp;&quot;mom2019w32-1.html&quot;" office:value-type="string" office:string-value="malbinati.github.io/infovis/mom2019w32-1.html" calcext:value-type="string">
            <text:p>malbinati.github.io/infovis/mom2019w32-1.html</text:p>
          </table:table-cell>
          <table:table-cell table:style-name="ce4" table:formula="of:=[.F2]&amp;&quot;mom2019w33-1.html&quot;" office:value-type="string" office:string-value="malbinati.github.io/infovis/mom2019w33-1.html" calcext:value-type="string">
            <text:p>malbinati.github.io/infovis/mom2019w33-1.html</text:p>
          </table:table-cell>
          <table:table-cell table:style-name="ce4" table:formula="of:=HYPERLINK(&quot;https://app.powerbi.com/groups/me/reports/9d06b752-c0e8-4c2b-bb9d-7d42970d535c/ReportSection&quot;;&quot;Uso de Celular&quot;)" office:value-type="string" office:string-value="Uso de Celular" calcext:value-type="string">
            <text:p>Uso de Celular</text:p>
          </table:table-cell>
          <table:table-cell table:style-name="ce2" office:value-type="string" calcext:value-type="string">
            <text:p>Lic. Comercialización (UCES), Posgrado Finanzas (UADE)</text:p>
          </table:table-cell>
          <table:table-cell table:style-name="ce11" office:value-type="string" calcext:value-type="string">
            <text:p>mucho sobre excel, pero nada más</text:p>
          </table:table-cell>
          <table:table-cell table:style-name="ce14" office:value-type="string" calcext:value-type="string">
            <text:p>conocer tableau y abrirme a formas novedosas de mostrar info</text:p>
          </table:table-cell>
          <table:table-cell table:number-columns-repeated="8" table:style-name="ce16" office:value-type="float" office:value="1" calcext:value-type="float">
            <text:p>1</text:p>
          </table:table-cell>
          <table:table-cell table:style-name="ce19" table:formula="of:=SUM([.O2:.V2])" office:value-type="float" office:value="8" calcext:value-type="float">
            <text:p>8</text:p>
          </table:table-cell>
          <table:table-cell table:style-name="ce21" table:formula="of:=[.W2]/8" office:value-type="percentage" office:value="1" calcext:value-type="percentage">
            <text:p>100%</text:p>
          </table:table-cell>
          <table:table-cell table:style-name="ce19" table:number-columns-repeated="13"/>
          <table:table-cell table:number-columns-repeated="987"/>
        </table:table-row>
        <table:table-row table:style-name="ro1">
          <table:table-cell table:style-name="ce2" office:value-type="string" calcext:value-type="string">
            <text:p>Berra, Marcelo</text:p>
          </table:table-cell>
          <table:table-cell table:style-name="ce2"/>
          <table:table-cell table:style-name="ce2" office:value-type="string" calcext:value-type="string">
            <text:p>mberra@itba.edu.ar</text:p>
          </table:table-cell>
          <table:table-cell table:style-name="ce2" office:value-type="string" calcext:value-type="string">
            <text:p>marcelo.berra@gmail.com</text:p>
          </table:table-cell>
          <table:table-cell table:style-name="ce2" office:value-type="string" calcext:value-type="string">
            <text:p>mdberra</text:p>
          </table:table-cell>
          <table:table-cell table:style-name="ce4" table:formula="of:=[.E3]&amp;&quot;.github.io/infovis/&quot;" office:value-type="string" office:string-value="mdberra.github.io/infovis/" calcext:value-type="string">
            <text:p>mdberra.github.io/infovis/</text:p>
          </table:table-cell>
          <table:table-cell table:style-name="ce4" office:value-type="string" calcext:value-type="string">
            <text:p><text:a xlink:href="https://mdberra.github.io/infovis/timelineINXS.html" xlink:type="simple">https://mdberra.github.io/infovis/timelineINXS.html</text:a></text:p>
          </table:table-cell>
          <table:table-cell table:style-name="ce4" table:formula="of:=&quot;bl.ocks.org/&quot;&amp;[.E3]" office:value-type="string" office:string-value="bl.ocks.org/mdberra" calcext:value-type="string">
            <text:p>bl.ocks.org/mdberra</text:p>
          </table:table-cell>
          <table:table-cell table:style-name="ce4" office:value-type="string" calcext:value-type="string">
            <text:p><text:a xlink:href="https://mdberra.github.io/infovis/generacionenergia.html" xlink:type="simple">https://mdberra.github.io/infovis/generacionenergia.html</text:a></text:p>
          </table:table-cell>
          <table:table-cell table:style-name="ce7" office:value-type="string" calcext:value-type="string">
            <text:p>https://mdberra.github.io/infovis/raw.html <text:s text:c="4"/>/ <text:s text:c="3"/>https://mdberra.github.io/infovis/Flourish.html</text:p>
          </table:table-cell>
          <table:table-cell table:style-name="ce7" office:value-type="string" calcext:value-type="string">
            <text:p>https://public.tableau.com/profile/m.l.fernandez#!/vizhome/LatitudLongitud4/Hoja3?publish=yes</text:p>
            <text:p>https://public.tableau.com/profile/m.l.fernandez#!/vizhome/ubicacion_map/Hoja1</text:p>
            <text:p>https://public.tableau.com/profile/m.l.fernandez#!/vizhome/ubicacion_heat_map/Hoja2?publish=yes</text:p>
          </table:table-cell>
          <table:table-cell table:style-name="ce2" office:value-type="string" calcext:value-type="string">
            <text:p>Ing en Sistemas <text:s/>(UTN)</text:p>
          </table:table-cell>
          <table:table-cell table:style-name="ce11" office:value-type="string" calcext:value-type="string">
            <text:p>un poco de QlickView</text:p>
          </table:table-cell>
          <table:table-cell table:style-name="ce14" office:value-type="string" calcext:value-type="string">
            <text:p>tips para definir que tipo de visualizacion utilizar</text:p>
          </table:table-cell>
          <table:table-cell table:number-columns-repeated="8" table:style-name="ce16" office:value-type="float" office:value="1" calcext:value-type="float">
            <text:p>1</text:p>
          </table:table-cell>
          <table:table-cell table:style-name="ce19" table:formula="of:=SUM([.O3:.V3])" office:value-type="float" office:value="8" calcext:value-type="float">
            <text:p>8</text:p>
          </table:table-cell>
          <table:table-cell table:style-name="ce21" table:formula="of:=[.W3]/8" office:value-type="percentage" office:value="1" calcext:value-type="percentage">
            <text:p>100%</text:p>
          </table:table-cell>
          <table:table-cell table:style-name="ce19" table:number-columns-repeated="13"/>
          <table:table-cell table:number-columns-repeated="987"/>
        </table:table-row>
        <table:table-row table:style-name="ro1">
          <table:table-cell table:style-name="ce2" office:value-type="string" calcext:value-type="string">
            <text:p>Concheso, Andrés Guillermo</text:p>
          </table:table-cell>
          <table:table-cell table:style-name="ce2" office:value-type="string" calcext:value-type="string">
            <text:p>Vino / Pan</text:p>
          </table:table-cell>
          <table:table-cell table:number-columns-repeated="2" table:style-name="ce2" office:value-type="string" calcext:value-type="string">
            <text:p>agcsoft@gmail.com</text:p>
          </table:table-cell>
          <table:table-cell table:style-name="ce2" office:value-type="string" calcext:value-type="string">
            <text:p>agcsoft</text:p>
          </table:table-cell>
          <table:table-cell table:style-name="ce4" office:value-type="string" calcext:value-type="string">
            <text:p><text:a xlink:href="https://agcsoft.github.io/infovis/" xlink:type="simple">https://agcsoft.github.io/infovis/</text:a></text:p>
          </table:table-cell>
          <table:table-cell table:style-name="ce4" office:value-type="string" calcext:value-type="string">
            <text:p><text:a xlink:href="https://agcsoft.github.io/infovis/" xlink:type="simple">https://agcsoft.github.io/infovis/</text:a></text:p>
          </table:table-cell>
          <table:table-cell table:style-name="ce4" table:formula="of:=&quot;bl.ocks.org/&quot;&amp;[.E4]" office:value-type="string" office:string-value="bl.ocks.org/agcsoft" calcext:value-type="string">
            <text:p>bl.ocks.org/agcsoft</text:p>
          </table:table-cell>
          <table:table-cell table:style-name="ce4" office:value-type="string" calcext:value-type="string">
            <text:p><text:a xlink:href="https://agcsoft.github.io/infovis/" xlink:type="simple">https://agcsoft.github.io/infovis/</text:a></text:p>
          </table:table-cell>
          <table:table-cell table:style-name="ce4" office:value-type="string" calcext:value-type="string">
            <text:p><text:a xlink:href="https://agcsoft.github.io/infovis/" xlink:type="simple">https://agcsoft.github.io/infovis/</text:a></text:p>
          </table:table-cell>
          <table:table-cell table:style-name="ce4" office:value-type="string" calcext:value-type="string">
            <text:p><text:a xlink:href="https://agcsoft.github.io/infovis/" xlink:type="simple">https://agcsoft.github.io/infovis/</text:a></text:p>
          </table:table-cell>
          <table:table-cell table:style-name="ce11" office:value-type="string" calcext:value-type="string">
            <text:p>Electrónica (UTN), Sistemas (UADE), Tec. Sup. Proyecto y Construcción de Obras (Integral), Energía (UBA-CEARE)</text:p>
          </table:table-cell>
          <table:table-cell table:style-name="ce11" office:value-type="string" calcext:value-type="string">
            <text:p>Planeamiento de sistemas energía, modelos, visualizaciones,  cubos, programación. Power BI, gráficos interactivos por ej: telemedición de producción de petróleo y gas, refinerías, energías renovables, eficiencia energética en viviendas y edificios públicos, obras y demás relacionados a la Secretaría de Gobierno de Energía.</text:p>
            <text:p/>
          </table:table-cell>
          <table:table-cell table:style-name="ce14" office:value-type="string" calcext:value-type="string">
            <text:p>Cómo comunicar mejor a través de gráficos interactivos, cuando usar qué tipo de visualización y cuando no. Mejores herramientas.</text:p>
          </table:table-cell>
          <table:table-cell table:number-columns-repeated="8" table:style-name="ce16" office:value-type="float" office:value="1" calcext:value-type="float">
            <text:p>1</text:p>
          </table:table-cell>
          <table:table-cell table:style-name="ce19" table:formula="of:=SUM([.O4:.V4])" office:value-type="float" office:value="8" calcext:value-type="float">
            <text:p>8</text:p>
          </table:table-cell>
          <table:table-cell table:style-name="ce21" table:formula="of:=[.W4]/8" office:value-type="percentage" office:value="1" calcext:value-type="percentage">
            <text:p>100%</text:p>
          </table:table-cell>
          <table:table-cell table:style-name="ce19" table:number-columns-repeated="13"/>
          <table:table-cell table:number-columns-repeated="987"/>
        </table:table-row>
        <table:table-row table:style-name="ro1">
          <table:table-cell table:style-name="ce2" office:value-type="string" calcext:value-type="string">
            <text:p>Diego Marcelo, Yacovoni Firpo</text:p>
          </table:table-cell>
          <table:table-cell table:style-name="ce2"/>
          <table:table-cell table:number-columns-repeated="2" table:style-name="ce2" office:value-type="string" calcext:value-type="string">
            <text:p>yacovonidiego@gmail.com</text:p>
          </table:table-cell>
          <table:table-cell table:style-name="ce2" office:value-type="string" calcext:value-type="string">
            <text:p>diegoyaco</text:p>
          </table:table-cell>
          <table:table-cell table:style-name="ce4" table:formula="of:=[.E5]&amp;&quot;.github.io/infovis/&quot;" office:value-type="string" office:string-value="diegoyaco.github.io/infovis/" calcext:value-type="string">
            <text:p>diegoyaco.github.io/infovis/</text:p>
          </table:table-cell>
          <table:table-cell table:style-name="ce4" table:formula="of:=HYPERLINK(&quot;https://diegoyaco.github.io/infovis/timeline.html&quot;;&quot;Presidentes Norteamericanos&quot;)" office:value-type="string" office:string-value="Presidentes Norteamericanos" calcext:value-type="string">
            <text:p>Presidentes Norteamericanos</text:p>
          </table:table-cell>
          <table:table-cell table:style-name="ce4" table:formula="of:=&quot;bl.ocks.org/&quot;&amp;[.E5]" office:value-type="string" office:string-value="bl.ocks.org/diegoyaco" calcext:value-type="string">
            <text:p>bl.ocks.org/diegoyaco</text:p>
          </table:table-cell>
          <table:table-cell table:style-name="ce4" office:value-type="string" calcext:value-type="string">
            <text:p><text:a xlink:href="https://diegoyaco.github.io/infovis/w32.html" xlink:type="simple">https://diegoyaco.github.io/infovis/w32.html</text:a></text:p>
          </table:table-cell>
          <table:table-cell table:style-name="ce4" office:value-type="string" calcext:value-type="string">
            <text:p><text:a xlink:href="https://diegoyaco.github.io/infovis/w33.html" xlink:type="simple">https://diegoyaco.github.io/infovis/w33.html</text:a></text:p>
          </table:table-cell>
          <table:table-cell table:style-name="ce4" office:value-type="string" calcext:value-type="string">
            <text:p><text:a xlink:href="https://diegoyaco.github.io/infovis/w34.html" xlink:type="simple">https://diegoyaco.github.io/infovis/w34.html</text:a></text:p>
          </table:table-cell>
          <table:table-cell table:style-name="ce2" office:value-type="string" calcext:value-type="string">
            <text:p>Economista, Contador</text:p>
          </table:table-cell>
          <table:table-cell table:style-name="ce11" office:value-type="string" calcext:value-type="string">
            <text:p>No. Sí Excel</text:p>
          </table:table-cell>
          <table:table-cell table:style-name="ce14" office:value-type="string" calcext:value-type="string">
            <text:p>Manejo interactivo y visualización de datos. Explorar el lenguaje de la narrativa gráfica: "capacidad de mezclar 7 variables y sustituir varios párrafos de texto". Aprovechar las herramientas praa hacer Insights de datos para un caso particular</text:p>
          </table:table-cell>
          <table:table-cell table:number-columns-repeated="8" table:style-name="ce16" office:value-type="float" office:value="1" calcext:value-type="float">
            <text:p>1</text:p>
          </table:table-cell>
          <table:table-cell table:style-name="ce19" table:formula="of:=SUM([.O5:.V5])" office:value-type="float" office:value="8" calcext:value-type="float">
            <text:p>8</text:p>
          </table:table-cell>
          <table:table-cell table:style-name="ce21" table:formula="of:=[.W5]/8" office:value-type="percentage" office:value="1" calcext:value-type="percentage">
            <text:p>100%</text:p>
          </table:table-cell>
          <table:table-cell table:style-name="ce19" table:number-columns-repeated="13"/>
          <table:table-cell table:number-columns-repeated="987"/>
        </table:table-row>
        <table:table-row table:style-name="ro1">
          <table:table-cell table:style-name="ce2" office:value-type="string" calcext:value-type="string">
            <text:p>Farachi, Javier</text:p>
          </table:table-cell>
          <table:table-cell table:style-name="ce2" office:value-type="string" calcext:value-type="string">
            <text:p>Birra (2 litros)</text:p>
          </table:table-cell>
          <table:table-cell table:number-columns-repeated="2" table:style-name="ce2" office:value-type="string" calcext:value-type="string">
            <text:p>javier.farachi@gmail.com</text:p>
          </table:table-cell>
          <table:table-cell table:style-name="ce2" office:value-type="string" calcext:value-type="string">
            <text:p>javifarachi</text:p>
          </table:table-cell>
          <table:table-cell table:style-name="ce4" table:formula="of:=[.E6]&amp;&quot;.github.io/infovis/&quot;" office:value-type="string" office:string-value="javifarachi.github.io/infovis/" calcext:value-type="string">
            <text:p>javifarachi.github.io/infovis/</text:p>
          </table:table-cell>
          <table:table-cell table:style-name="ce4" table:formula="of:=HYPERLINK(&quot;https://javifarachi.github.io/infovis/timeline.html&quot;;&quot;Filósofos del mundo&quot;)" office:value-type="string" office:string-value="Filósofos del mundo" calcext:value-type="string">
            <text:p>Filósofos del mundo</text:p>
          </table:table-cell>
          <table:table-cell table:style-name="ce4" table:formula="of:=&quot;bl.ocks.org/&quot;&amp;[.E6]" office:value-type="string" office:string-value="bl.ocks.org/javifarachi" calcext:value-type="string">
            <text:p>bl.ocks.org/javifarachi</text:p>
          </table:table-cell>
          <table:table-cell table:style-name="ce4" table:formula="of:=[.F6]&amp;&quot;mom2019w32-1.html&quot;" office:value-type="string" office:string-value="javifarachi.github.io/infovis/mom2019w32-1.html" calcext:value-type="string">
            <text:p>javifarachi.github.io/infovis/mom2019w32-1.html</text:p>
          </table:table-cell>
          <table:table-cell table:style-name="ce2" table:number-columns-repeated="2"/>
          <table:table-cell table:style-name="ce2" office:value-type="string" calcext:value-type="string">
            <text:p>Lic. en Análisis de Sistemas. Ingenieria, UBA</text:p>
          </table:table-cell>
          <table:table-cell table:style-name="ce11" office:value-type="string" calcext:value-type="string">
            <text:p>Prácticamente (por ahora) no uso mucho herramientas de visualizacion.</text:p>
          </table:table-cell>
          <table:table-cell table:style-name="ce14" office:value-type="string" calcext:value-type="string">
            <text:p>Conocer muchas formas de obtener y visualizar datos para encontrar la más adecuada ante distintos problemas reales que se presenten.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table:style-name="ce16" office:value-type="float" office:value="1" calcext:value-type="float">
            <text:p>1</text:p>
          </table:table-cell>
          <table:table-cell table:style-name="ce19" table:formula="of:=SUM([.O6:.V6])" office:value-type="float" office:value="8" calcext:value-type="float">
            <text:p>8</text:p>
          </table:table-cell>
          <table:table-cell table:style-name="ce21" table:formula="of:=[.W6]/8" office:value-type="percentage" office:value="1" calcext:value-type="percentage">
            <text:p>100%</text:p>
          </table:table-cell>
          <table:table-cell table:style-name="ce19" table:number-columns-repeated="13"/>
          <table:table-cell table:number-columns-repeated="987"/>
        </table:table-row>
        <table:table-row table:style-name="ro1">
          <table:table-cell table:style-name="ce2" office:value-type="string" calcext:value-type="string">
            <text:p>Fernandez, María Laura</text:p>
          </table:table-cell>
          <table:table-cell table:style-name="ce2" office:value-type="string" calcext:value-type="string">
            <text:p>pan/gaseosa/queso</text:p>
          </table:table-cell>
          <table:table-cell table:style-name="ce2" office:value-type="string" calcext:value-type="string">
            <text:p>mlfernan@itba.edu.ar</text:p>
          </table:table-cell>
          <table:table-cell table:style-name="ce6"/>
          <table:table-cell table:style-name="ce2" office:value-type="string" calcext:value-type="string">
            <text:p>mlfernan</text:p>
          </table:table-cell>
          <table:table-cell table:style-name="ce4" table:formula="of:=[.E7]&amp;&quot;.github.io/infovis/&quot;" office:value-type="string" office:string-value="mlfernan.github.io/infovis/" calcext:value-type="string">
            <text:p>mlfernan.github.io/infovis/</text:p>
          </table:table-cell>
          <table:table-cell table:style-name="ce2"/>
          <table:table-cell table:style-name="ce4" table:formula="of:=&quot;bl.ocks.org/&quot;&amp;[.E7]" office:value-type="string" office:string-value="bl.ocks.org/mlfernan" calcext:value-type="string">
            <text:p>bl.ocks.org/mlfernan</text:p>
          </table:table-cell>
          <table:table-cell table:style-name="ce4" table:formula="of:=[.F7]&amp;&quot;mom2019w32-1.html&quot;" office:value-type="string" office:string-value="mlfernan.github.io/infovis/mom2019w32-1.html" calcext:value-type="string">
            <text:p>mlfernan.github.io/infovis/mom2019w32-1.html</text:p>
          </table:table-cell>
          <table:table-cell table:style-name="ce2"/>
          <table:table-cell table:style-name="ce7" office:value-type="string" calcext:value-type="string">
            <text:p>https://public.tableau.com/profile/m.l.fernandez#!/vizhome/LatitudLongitud4/Hoja3?publish=yes</text:p>
            <text:p>https://public.tableau.com/profile/m.l.fernandez#!/vizhome/ubicacion_map/Hoja1</text:p>
            <text:p>https://public.tableau.com/profile/m.l.fernandez#!/vizhome/ubicacion_heat_map/Hoja2?publish=yes</text:p>
          </table:table-cell>
          <table:table-cell table:style-name="ce2" office:value-type="string" calcext:value-type="string">
            <text:p>Lic Cs Biolog-UBA, Dra UBA Area Quim Biol</text:p>
          </table:table-cell>
          <table:table-cell table:style-name="ce11"/>
          <table:table-cell table:style-name="ce14" office:value-type="string" calcext:value-type="string">
            <text:p>Aprender a presentar datos de modo eficiente</text:p>
          </table:table-cell>
          <table:table-cell table:number-columns-repeated="8" table:style-name="ce16" office:value-type="float" office:value="1" calcext:value-type="float">
            <text:p>1</text:p>
          </table:table-cell>
          <table:table-cell table:style-name="ce19" table:formula="of:=SUM([.O7:.V7])" office:value-type="float" office:value="8" calcext:value-type="float">
            <text:p>8</text:p>
          </table:table-cell>
          <table:table-cell table:style-name="ce21" table:formula="of:=[.W7]/8" office:value-type="percentage" office:value="1" calcext:value-type="percentage">
            <text:p>100%</text:p>
          </table:table-cell>
          <table:table-cell table:style-name="ce19" table:number-columns-repeated="13"/>
          <table:table-cell table:number-columns-repeated="987"/>
        </table:table-row>
        <table:table-row table:style-name="ro1">
          <table:table-cell table:style-name="ce2" office:value-type="string" calcext:value-type="string">
            <text:p>Grao, Brenda Solange</text:p>
          </table:table-cell>
          <table:table-cell table:style-name="ce2" office:value-type="string" calcext:value-type="string">
            <text:p>papas, cerveza, jugo de naranja</text:p>
          </table:table-cell>
          <table:table-cell table:number-columns-repeated="2" table:style-name="ce2" office:value-type="string" calcext:value-type="string">
            <text:p>brendagrao@gmail.com</text:p>
          </table:table-cell>
          <table:table-cell table:style-name="ce7" office:value-type="string" calcext:value-type="string">
            <text:p>Bren84</text:p>
          </table:table-cell>
          <table:table-cell table:style-name="ce4" table:formula="of:=[.E8]&amp;&quot;.github.io/infovis/&quot;" office:value-type="string" office:string-value="Bren84.github.io/infovis/" calcext:value-type="string">
            <text:p>Bren84.github.io/infovis/</text:p>
          </table:table-cell>
          <table:table-cell table:style-name="ce4" table:formula="of:=HYPERLINK(&quot;https://bren84.github.io/infovis/timeline.html&quot;;&quot;La historia de la bicicleta&quot;)" office:value-type="string" office:string-value="La historia de la bicicleta" calcext:value-type="string">
            <text:p>La historia de la bicicleta</text:p>
          </table:table-cell>
          <table:table-cell table:style-name="ce4" table:formula="of:=&quot;bl.ocks.org/&quot;&amp;[.E8]" office:value-type="string" office:string-value="bl.ocks.org/Bren84" calcext:value-type="string">
            <text:p>bl.ocks.org/Bren84</text:p>
          </table:table-cell>
          <table:table-cell table:style-name="ce4" table:formula="of:=[.F8]&amp;&quot;mom2019w32-1.html&quot;" office:value-type="string" office:string-value="Bren84.github.io/infovis/mom2019w32-1.html" calcext:value-type="string">
            <text:p>Bren84.github.io/infovis/mom2019w32-1.html</text:p>
          </table:table-cell>
          <table:table-cell table:style-name="ce8" office:value-type="string" calcext:value-type="string">
            <text:p><text:a xlink:href="https://bren84.github.io/infovis/w33_1_Flourish.html" xlink:type="simple">https://bren84.github.io/infovis/w33_1_Flourish.html</text:a></text:p>
          </table:table-cell>
          <table:table-cell table:style-name="ce8" office:value-type="string" calcext:value-type="string">
            <text:p><text:a xlink:href="https://bren84.github.io/infovis/w35.html" xlink:type="simple">https://bren84.github.io/infovis/w35.html</text:a></text:p>
          </table:table-cell>
          <table:table-cell table:style-name="ce2" office:value-type="string" calcext:value-type="string">
            <text:p>Ing. Industrial (FRBA)</text:p>
          </table:table-cell>
          <table:table-cell table:style-name="ce11" office:value-type="string" calcext:value-type="string">
            <text:p>Poco de Tableau, CARTO, Visual Crossing </text:p>
          </table:table-cell>
          <table:table-cell table:style-name="ce14"/>
          <table:table-cell table:number-columns-repeated="8" table:style-name="ce16" office:value-type="float" office:value="1" calcext:value-type="float">
            <text:p>1</text:p>
          </table:table-cell>
          <table:table-cell table:style-name="ce19" table:formula="of:=SUM([.O8:.V8])" office:value-type="float" office:value="8" calcext:value-type="float">
            <text:p>8</text:p>
          </table:table-cell>
          <table:table-cell table:style-name="ce21" table:formula="of:=[.W8]/8" office:value-type="percentage" office:value="1" calcext:value-type="percentage">
            <text:p>100%</text:p>
          </table:table-cell>
          <table:table-cell table:style-name="ce19" table:number-columns-repeated="13"/>
          <table:table-cell table:number-columns-repeated="987"/>
        </table:table-row>
        <table:table-row table:style-name="ro1">
          <table:table-cell table:style-name="ce2" office:value-type="string" calcext:value-type="string">
            <text:p>Huxeley, Maria Rosa</text:p>
          </table:table-cell>
          <table:table-cell table:style-name="ce2" office:value-type="string" calcext:value-type="string">
            <text:p>Cerveza gaseosa</text:p>
          </table:table-cell>
          <table:table-cell table:number-columns-repeated="2" table:style-name="ce2" office:value-type="string" calcext:value-type="string">
            <text:p>maritahuxe@gmail.com</text:p>
          </table:table-cell>
          <table:table-cell table:style-name="ce2" office:value-type="string" calcext:value-type="string">
            <text:p>maritahu</text:p>
          </table:table-cell>
          <table:table-cell table:style-name="ce4" table:formula="of:=[.E9]&amp;&quot;.github.io/infovis/&quot;" office:value-type="string" office:string-value="maritahu.github.io/infovis/" calcext:value-type="string">
            <text:p>maritahu.github.io/infovis/</text:p>
          </table:table-cell>
          <table:table-cell table:style-name="ce4" table:formula="of:=HYPERLINK(&quot;https://maritahu.github.io/infovis/timeline.html&quot;;&quot;CQC&quot;)" office:value-type="string" office:string-value="CQC" calcext:value-type="string">
            <text:p>CQC</text:p>
          </table:table-cell>
          <table:table-cell table:style-name="ce4" table:formula="of:=&quot;bl.ocks.org/&quot;&amp;[.E9]" office:value-type="string" office:string-value="bl.ocks.org/maritahu" calcext:value-type="string">
            <text:p>bl.ocks.org/maritahu</text:p>
          </table:table-cell>
          <table:table-cell table:style-name="ce4" table:formula="of:=[.F9]&amp;&quot;mom2019w32-1.html&quot;" office:value-type="string" office:string-value="maritahu.github.io/infovis/mom2019w32-1.html" calcext:value-type="string">
            <text:p>maritahu.github.io/infovis/mom2019w32-1.html</text:p>
          </table:table-cell>
          <table:table-cell table:style-name="ce11" office:value-type="string" calcext:value-type="string">
            <text:p>maritahu.github.io/infovis/mom2019w33-1.html <text:s text:c="2"/>maritahu.github.io/infovis/mom2019w33-2.html</text:p>
          </table:table-cell>
          <table:table-cell table:style-name="ce12" office:value-type="string" calcext:value-type="string">
            <text:p><text:a xlink:href="http://maritahu.github.io/infovis/mom2019w34-1.html" xlink:type="simple">maritahu.github.io/infovis/mom2019w34-1.html</text:a></text:p>
          </table:table-cell>
          <table:table-cell table:style-name="ce11" office:value-type="string" calcext:value-type="string">
            <text:p>Trabajo diariamente presentando datos e información, tengo una carrera de grado, curse un profesorado que no concluí,</text:p>
          </table:table-cell>
          <table:table-cell table:style-name="ce11" office:value-type="string" calcext:value-type="string">
            <text:p>Excel bastante, Microstrategy poco </text:p>
          </table:table-cell>
          <table:table-cell table:style-name="ce14" office:value-type="string" calcext:value-type="string">
            <text:p>La utilidad de cada herramienta identificar como seleccionar entre ellas una segun las necesidades buenas practicas de visualizacion</text:p>
          </table:table-cell>
          <table:table-cell table:number-columns-repeated="8" table:style-name="ce16" office:value-type="float" office:value="1" calcext:value-type="float">
            <text:p>1</text:p>
          </table:table-cell>
          <table:table-cell table:style-name="ce19" table:formula="of:=SUM([.O9:.V9])" office:value-type="float" office:value="8" calcext:value-type="float">
            <text:p>8</text:p>
          </table:table-cell>
          <table:table-cell table:style-name="ce21" table:formula="of:=[.W9]/8" office:value-type="percentage" office:value="1" calcext:value-type="percentage">
            <text:p>100%</text:p>
          </table:table-cell>
          <table:table-cell table:style-name="ce19" table:number-columns-repeated="13"/>
          <table:table-cell table:number-columns-repeated="987"/>
        </table:table-row>
        <table:table-row table:style-name="ro1">
          <table:table-cell table:style-name="ce2" office:value-type="string" calcext:value-type="string">
            <text:p>Mas Roca, Daniel</text:p>
          </table:table-cell>
          <table:table-cell table:style-name="ce2" office:value-type="string" calcext:value-type="string">
            <text:p>Vinos/gaseosa</text:p>
          </table:table-cell>
          <table:table-cell table:number-columns-repeated="2" table:style-name="ce2" office:value-type="string" calcext:value-type="string">
            <text:p>dmasroca@gmail.com</text:p>
          </table:table-cell>
          <table:table-cell table:style-name="ce2" office:value-type="string" calcext:value-type="string">
            <text:p>dmasroca</text:p>
          </table:table-cell>
          <table:table-cell table:style-name="ce4" table:formula="of:=[.E10]&amp;&quot;.github.io/infovis/&quot;" office:value-type="string" office:string-value="dmasroca.github.io/infovis/" calcext:value-type="string">
            <text:p>dmasroca.github.io/infovis/</text:p>
          </table:table-cell>
          <table:table-cell table:style-name="ce4" office:value-type="string" calcext:value-type="string">
            <text:p><text:a xlink:href="https://dmasroca.github.io/infovis/timeline.html" xlink:type="simple">https://dmasroca.github.io/infovis/timeline.html</text:a></text:p>
          </table:table-cell>
          <table:table-cell table:style-name="ce4" table:formula="of:=&quot;bl.ocks.org/&quot;&amp;[.E10]" office:value-type="string" office:string-value="bl.ocks.org/dmasroca" calcext:value-type="string">
            <text:p>bl.ocks.org/dmasroca</text:p>
          </table:table-cell>
          <table:table-cell table:style-name="ce4" table:formula="of:=[.F10]&amp;&quot;mom2019w32-1.html&quot;" office:value-type="string" office:string-value="dmasroca.github.io/infovis/mom2019w32-1.html" calcext:value-type="string">
            <text:p>dmasroca.github.io/infovis/mom2019w32-1.html</text:p>
          </table:table-cell>
          <table:table-cell table:style-name="ce4" office:value-type="string" calcext:value-type="string">
            <text:p><text:a xlink:href="http://dmasroca.github.io/infovis/mom2019w33-1.html" xlink:type="simple">dmasroca.github.io/infovis/mom2019w33-1.html</text:a></text:p>
          </table:table-cell>
          <table:table-cell table:style-name="ce2"/>
          <table:table-cell table:style-name="ce2" office:value-type="string" calcext:value-type="string">
            <text:p>Lic. en Adm. de empresas</text:p>
          </table:table-cell>
          <table:table-cell table:style-name="ce11" office:value-type="string" calcext:value-type="string">
            <text:p>Algo de Excel</text:p>
          </table:table-cell>
          <table:table-cell table:style-name="ce14" office:value-type="string" calcext:value-type="string">
            <text:p>Interesante manera de visualizar info ; poder aplicarlo</text:p>
          </table:table-cell>
          <table:table-cell table:number-columns-repeated="8" table:style-name="ce16" office:value-type="float" office:value="1" calcext:value-type="float">
            <text:p>1</text:p>
          </table:table-cell>
          <table:table-cell table:style-name="ce19" table:formula="of:=SUM([.O10:.V10])" office:value-type="float" office:value="8" calcext:value-type="float">
            <text:p>8</text:p>
          </table:table-cell>
          <table:table-cell table:style-name="ce21" table:formula="of:=[.W10]/8" office:value-type="percentage" office:value="1" calcext:value-type="percentage">
            <text:p>100%</text:p>
          </table:table-cell>
          <table:table-cell table:style-name="ce19" table:number-columns-repeated="13"/>
          <table:table-cell table:number-columns-repeated="987"/>
        </table:table-row>
        <table:table-row table:style-name="ro1">
          <table:table-cell table:style-name="ce2" office:value-type="string" calcext:value-type="string">
            <text:p>Picchi, Rafael</text:p>
          </table:table-cell>
          <table:table-cell table:style-name="ce2" office:value-type="string" calcext:value-type="string">
            <text:p>Longaniza, queso, palitos,papas,manies y levite </text:p>
          </table:table-cell>
          <table:table-cell table:style-name="ce2" office:value-type="string" calcext:value-type="string">
            <text:p>rapataz@gmail.com</text:p>
          </table:table-cell>
          <table:table-cell table:style-name="ce2" office:value-type="string" calcext:value-type="string">
            <text:p>rpicchi@agea.com.ar</text:p>
          </table:table-cell>
          <table:table-cell table:style-name="ce2" office:value-type="string" calcext:value-type="string">
            <text:p>rpicchi</text:p>
          </table:table-cell>
          <table:table-cell table:style-name="ce4" table:formula="of:=[.E11]&amp;&quot;.github.io/infovis/&quot;" office:value-type="string" office:string-value="rpicchi.github.io/infovis/" calcext:value-type="string">
            <text:p>rpicchi.github.io/infovis/</text:p>
          </table:table-cell>
          <table:table-cell table:style-name="ce4" table:formula="of:=HYPERLINK(&quot;https://rpicchi.github.io/infovis/timeline.html&quot;;&quot;Espectáculos de Les Luthiers&quot;)" office:value-type="string" office:string-value="Espectáculos de Les Luthiers" calcext:value-type="string">
            <text:p>Espectáculos de Les Luthiers</text:p>
          </table:table-cell>
          <table:table-cell table:style-name="ce4" table:formula="of:=&quot;bl.ocks.org/&quot;&amp;[.E11]" office:value-type="string" office:string-value="bl.ocks.org/rpicchi" calcext:value-type="string">
            <text:p>bl.ocks.org/rpicchi</text:p>
          </table:table-cell>
          <table:table-cell table:style-name="ce2" office:value-type="string" calcext:value-type="string">
            <text:p>https://rpicchi.github.io/infovis/mom2019w32-1.html</text:p>
            <text:p>https://rpicchi.github.io/infovis/mom2019w32-2.html</text:p>
          </table:table-cell>
          <table:table-cell table:style-name="ce2" office:value-type="string" calcext:value-type="string">
            <text:p>https://rpicchi.github.io/infovis/mom2019w33-1.html</text:p>
            <text:p>https://rpicchi.github.io/infovis/mom2019w33-2.html</text:p>
          </table:table-cell>
          <table:table-cell table:style-name="ce4" office:value-type="string" calcext:value-type="string">
            <text:p><text:a xlink:href="https://rpicchi.github.io/infovis/mom2019w34-1.html" xlink:type="simple">https://rpicchi.github.io/infovis/mom2019w34-1.html</text:a></text:p>
          </table:table-cell>
          <table:table-cell table:style-name="ce2" office:value-type="string" calcext:value-type="string">
            <text:p>Lic. en Cs de la Computacion, Exactas, UBA.</text:p>
          </table:table-cell>
          <table:table-cell table:style-name="ce11" office:value-type="string" calcext:value-type="string">
            <text:p>excel unicamente</text:p>
          </table:table-cell>
          <table:table-cell table:style-name="ce14" office:value-type="string" calcext:value-type="string">
            <text:p>pantallazo sobre opciones y herramientas de visualizacion, y tips para poder profundizar</text:p>
          </table:table-cell>
          <table:table-cell table:number-columns-repeated="8" table:style-name="ce16" office:value-type="float" office:value="1" calcext:value-type="float">
            <text:p>1</text:p>
          </table:table-cell>
          <table:table-cell table:style-name="ce19" table:formula="of:=SUM([.O11:.V11])" office:value-type="float" office:value="8" calcext:value-type="float">
            <text:p>8</text:p>
          </table:table-cell>
          <table:table-cell table:style-name="ce21" table:formula="of:=[.W11]/8" office:value-type="percentage" office:value="1" calcext:value-type="percentage">
            <text:p>100%</text:p>
          </table:table-cell>
          <table:table-cell table:style-name="ce19" table:number-columns-repeated="13"/>
          <table:table-cell table:number-columns-repeated="987"/>
        </table:table-row>
        <table:table-row table:style-name="ro1">
          <table:table-cell table:style-name="ce2" office:value-type="string" calcext:value-type="string">
            <text:p>Pose, Lorena Soledad</text:p>
          </table:table-cell>
          <table:table-cell table:style-name="ce2"/>
          <table:table-cell table:number-columns-repeated="2" table:style-name="ce2" office:value-type="string" calcext:value-type="string">
            <text:p>lorenaspose@gmail.com</text:p>
          </table:table-cell>
          <table:table-cell table:style-name="ce2" office:value-type="string" calcext:value-type="string">
            <text:p>lorenapose</text:p>
          </table:table-cell>
          <table:table-cell table:style-name="ce4" table:formula="of:=[.E12]&amp;&quot;.github.io/infovis/&quot;" office:value-type="string" office:string-value="lorenapose.github.io/infovis/" calcext:value-type="string">
            <text:p>lorenapose.github.io/infovis/</text:p>
          </table:table-cell>
          <table:table-cell table:style-name="ce8" office:value-type="string" calcext:value-type="string">
            <text:p><text:a xlink:href="https://lorenapose.github.io/infovis/timeline.html" xlink:type="simple">https://lorenapose.github.io/infovis/timeline.html</text:a></text:p>
          </table:table-cell>
          <table:table-cell table:style-name="ce4" table:formula="of:=&quot;bl.ocks.org/&quot;&amp;[.E12]" office:value-type="string" office:string-value="bl.ocks.org/lorenapose" calcext:value-type="string">
            <text:p>bl.ocks.org/lorenapose</text:p>
          </table:table-cell>
          <table:table-cell table:style-name="ce4" table:formula="of:=[.F12]&amp;&quot;mom2019w32-1.html&quot;" office:value-type="string" office:string-value="lorenapose.github.io/infovis/mom2019w32-1.html" calcext:value-type="string">
            <text:p>lorenapose.github.io/infovis/mom2019w32-1.html</text:p>
          </table:table-cell>
          <table:table-cell table:style-name="ce8" office:value-type="string" calcext:value-type="string">
            <text:p><text:a xlink:href="https://lorenapose.github.io/infovis/mom2019w33-1.html" xlink:type="simple">https://lorenapose.github.io/infovis/mom2019w33-1.html</text:a></text:p>
          </table:table-cell>
          <table:table-cell table:style-name="ce8" office:value-type="string" calcext:value-type="string">
            <text:p><text:a xlink:href="https://lorenapose.github.io/infovis/mom2019w34-1.html" xlink:type="simple">https://lorenapose.github.io/infovis/mom2019w34-1.html</text:a></text:p>
          </table:table-cell>
          <table:table-cell table:style-name="ce2"/>
          <table:table-cell table:style-name="ce11"/>
          <table:table-cell table:style-name="ce14"/>
          <table:table-cell table:number-columns-repeated="5"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9" table:formula="of:=SUM([.O12:.V12])" office:value-type="float" office:value="7" calcext:value-type="float">
            <text:p>7</text:p>
          </table:table-cell>
          <table:table-cell table:style-name="ce21" table:formula="of:=[.W12]/8" office:value-type="percentage" office:value="0.875" calcext:value-type="percentage">
            <text:p>88%</text:p>
          </table:table-cell>
          <table:table-cell table:style-name="ce19" table:number-columns-repeated="13"/>
          <table:table-cell table:number-columns-repeated="987"/>
        </table:table-row>
        <table:table-row table:style-name="ro1">
          <table:table-cell table:style-name="ce2" office:value-type="string" calcext:value-type="string">
            <text:p>Sammarro, Damian Gustavo</text:p>
          </table:table-cell>
          <table:table-cell table:style-name="ce2" office:value-type="string" calcext:value-type="string">
            <text:p>Cerveza y algo más</text:p>
          </table:table-cell>
          <table:table-cell table:number-columns-repeated="2" table:style-name="ce2" office:value-type="string" calcext:value-type="string">
            <text:p>sammaro@agro.uba.ar</text:p>
          </table:table-cell>
          <table:table-cell table:style-name="ce2" office:value-type="string" calcext:value-type="string">
            <text:p>hippogol</text:p>
          </table:table-cell>
          <table:table-cell table:style-name="ce4" table:formula="of:=[.E13]&amp;&quot;.github.io/infovis/&quot;" office:value-type="string" office:string-value="hippogol.github.io/infovis/" calcext:value-type="string">
            <text:p>hippogol.github.io/infovis/</text:p>
          </table:table-cell>
          <table:table-cell table:style-name="ce8" office:value-type="string" calcext:value-type="string">
            <text:p><text:a xlink:href="https://hippogol.github.io/infovis/timeLine_Marvel_MSU.html" xlink:type="simple">https://hippogol.github.io/infovis/timeLine_Marvel_MSU.html</text:a></text:p>
          </table:table-cell>
          <table:table-cell table:style-name="ce4" table:formula="of:=&quot;bl.ocks.org/&quot;&amp;[.E13]" office:value-type="string" office:string-value="bl.ocks.org/hippogol" calcext:value-type="string">
            <text:p>bl.ocks.org/hippogol</text:p>
          </table:table-cell>
          <table:table-cell table:style-name="ce4" table:formula="of:=[.F13]&amp;&quot;mom2019w32-1.html&quot;" office:value-type="string" office:string-value="hippogol.github.io/infovis/mom2019w32-1.html" calcext:value-type="string">
            <text:p>hippogol.github.io/infovis/mom2019w32-1.html</text:p>
          </table:table-cell>
          <table:table-cell table:style-name="ce4" office:value-type="string" calcext:value-type="string">
            <text:p><text:a xlink:href="http://hippogol.github.io/infovis/mom2019W33.html" xlink:type="simple">hippogol.github.io/infovis/mom2019W33.html</text:a></text:p>
          </table:table-cell>
          <table:table-cell table:style-name="ce8" office:value-type="string" calcext:value-type="string">
            <text:p><text:a xlink:href="https://hippogol.github.io/infovis/mom2019w34.html" xlink:type="simple">https://hippogol.github.io/infovis/mom2019w34.html</text:a></text:p>
          </table:table-cell>
          <table:table-cell table:style-name="ce2" office:value-type="string" calcext:value-type="string">
            <text:p>Ingeniero Agrónomo, con Postgrado en Marketing y en Agronegocios</text:p>
          </table:table-cell>
          <table:table-cell table:style-name="ce11" office:value-type="string" calcext:value-type="string">
            <text:p>Experiencia en Tableau, aprendí mirando en Youtube</text:p>
          </table:table-cell>
          <table:table-cell table:style-name="ce14" office:value-type="string" calcext:value-type="string">
            <text:p>Mas herramientas de mapas, y de gráficos dinámicos con filtros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5" table:style-name="ce16" office:value-type="float" office:value="1" calcext:value-type="float">
            <text:p>1</text:p>
          </table:table-cell>
          <table:table-cell table:style-name="ce19" table:formula="of:=SUM([.O13:.V13])" office:value-type="float" office:value="7" calcext:value-type="float">
            <text:p>7</text:p>
          </table:table-cell>
          <table:table-cell table:style-name="ce21" table:formula="of:=[.W13]/8" office:value-type="percentage" office:value="0.875" calcext:value-type="percentage">
            <text:p>88%</text:p>
          </table:table-cell>
          <table:table-cell table:style-name="ce19" table:number-columns-repeated="13"/>
          <table:table-cell table:number-columns-repeated="987"/>
        </table:table-row>
        <table:table-row table:style-name="ro1">
          <table:table-cell table:style-name="ce2" office:value-type="string" calcext:value-type="string">
            <text:p>Simonetta, Gabriel Ernesto</text:p>
          </table:table-cell>
          <table:table-cell table:style-name="ce2" office:value-type="string" calcext:value-type="string">
            <text:p>panes varios / gaseosa</text:p>
          </table:table-cell>
          <table:table-cell table:number-columns-repeated="2" table:style-name="ce2" office:value-type="string" calcext:value-type="string">
            <text:p>gabo.ern@gmail.com</text:p>
          </table:table-cell>
          <table:table-cell table:style-name="ce2" office:value-type="string" calcext:value-type="string">
            <text:p>gsimonetta1975</text:p>
          </table:table-cell>
          <table:table-cell table:style-name="ce4" table:formula="of:=[.E14]&amp;&quot;.github.io/infovis/&quot;" office:value-type="string" office:string-value="gsimonetta1975.github.io/infovis/" calcext:value-type="string">
            <text:p>gsimonetta1975.github.io/infovis/</text:p>
          </table:table-cell>
          <table:table-cell table:style-name="ce4" table:formula="of:=HYPERLINK(&quot;https://gsimonetta1975.github.io/infovis/timeline.html&quot;;&quot;Premios Nobel de Argentina&quot;)" office:value-type="string" office:string-value="Premios Nobel de Argentina" calcext:value-type="string">
            <text:p>Premios Nobel de Argentina</text:p>
          </table:table-cell>
          <table:table-cell table:style-name="ce4" table:formula="of:=&quot;bl.ocks.org/&quot;&amp;[.E14]" office:value-type="string" office:string-value="bl.ocks.org/gsimonetta1975" calcext:value-type="string">
            <text:p>bl.ocks.org/gsimonetta1975</text:p>
          </table:table-cell>
          <table:table-cell table:style-name="ce4" table:formula="of:=[.F14]&amp;&quot;mom2019w32-1.html&quot;" office:value-type="string" office:string-value="gsimonetta1975.github.io/infovis/mom2019w32-1.html" calcext:value-type="string">
            <text:p>gsimonetta1975.github.io/infovis/mom2019w32-1.html</text:p>
          </table:table-cell>
          <table:table-cell table:style-name="ce2" office:value-type="string" calcext:value-type="string">
            <text:p>gsimonetta1975.github.io/infovis/mom2019w33-1.html  </text:p>
            <text:p>https://gsimonetta1975.github.io/infovis/mom2019w33-2.html</text:p>
            <text:p>https://gsimonetta1975.github.io/infovis/mom2019w33-x.html</text:p>
          </table:table-cell>
          <table:table-cell table:style-name="ce4" office:value-type="string" calcext:value-type="string">
            <text:p><text:a xlink:href="https://gsimonetta1975.github.io/infovis/mom2019w34-1.html" xlink:type="simple">https://gsimonetta1975.github.io/infovis/mom2019w34-1.html</text:a></text:p>
          </table:table-cell>
          <table:table-cell table:style-name="ce2" office:value-type="string" calcext:value-type="string">
            <text:p>Telecomunicaciones, sin titulo especifico.</text:p>
          </table:table-cell>
          <table:table-cell table:style-name="ce11" office:value-type="string" calcext:value-type="string">
            <text:p>Sin experiencia. Uso Grow</text:p>
          </table:table-cell>
          <table:table-cell table:style-name="ce14" office:value-type="string" calcext:value-type="string">
            <text:p>Todo lo que pueda sobre herramientas de visualizacion</text:p>
          </table:table-cell>
          <table:table-cell table:number-columns-repeated="8" table:style-name="ce16" office:value-type="float" office:value="1" calcext:value-type="float">
            <text:p>1</text:p>
          </table:table-cell>
          <table:table-cell table:style-name="ce19" table:formula="of:=SUM([.O14:.V14])" office:value-type="float" office:value="8" calcext:value-type="float">
            <text:p>8</text:p>
          </table:table-cell>
          <table:table-cell table:style-name="ce21" table:formula="of:=[.W14]/8" office:value-type="percentage" office:value="1" calcext:value-type="percentage">
            <text:p>100%</text:p>
          </table:table-cell>
          <table:table-cell table:style-name="ce19" table:number-columns-repeated="13"/>
          <table:table-cell table:number-columns-repeated="987"/>
        </table:table-row>
        <table:table-row table:style-name="ro1">
          <table:table-cell table:style-name="ce2" office:value-type="string" calcext:value-type="string">
            <text:p>Tartara, Alejandra</text:p>
          </table:table-cell>
          <table:table-cell table:style-name="ce2" office:value-type="string" calcext:value-type="string">
            <text:p>embutidos : 2 salames secos, 3 tipos de queso. Algo frutos secos</text:p>
          </table:table-cell>
          <table:table-cell table:number-columns-repeated="2" table:style-name="ce2" office:value-type="string" calcext:value-type="string">
            <text:p>tartaraalejandra@gmail.com</text:p>
          </table:table-cell>
          <table:table-cell table:style-name="ce2" office:value-type="string" calcext:value-type="string">
            <text:p>aleta2000</text:p>
          </table:table-cell>
          <table:table-cell table:style-name="ce4" table:formula="of:=[.E15]&amp;&quot;.github.io/infovis/&quot;" office:value-type="string" office:string-value="aleta2000.github.io/infovis/" calcext:value-type="string">
            <text:p>aleta2000.github.io/infovis/</text:p>
          </table:table-cell>
          <table:table-cell table:style-name="ce4" office:value-type="string" calcext:value-type="string">
            <text:p><text:a xlink:href="https://aleta2000.github.io/infovis/timelineco.html" xlink:type="simple">https://aleta2000.github.io/infovis/timelineco.html</text:a></text:p>
          </table:table-cell>
          <table:table-cell table:style-name="ce4" table:formula="of:=&quot;bl.ocks.org/&quot;&amp;[.E15]" office:value-type="string" office:string-value="bl.ocks.org/aleta2000" calcext:value-type="string">
            <text:p>bl.ocks.org/aleta2000</text:p>
          </table:table-cell>
          <table:table-cell table:style-name="ce4" table:formula="of:=[.F15]&amp;&quot;mom2019w32-1.html&quot;" office:value-type="string" office:string-value="aleta2000.github.io/infovis/mom2019w32-1.html" calcext:value-type="string">
            <text:p>aleta2000.github.io/infovis/mom2019w32-1.html</text:p>
          </table:table-cell>
          <table:table-cell table:style-name="ce4" office:value-type="string" calcext:value-type="string">
            <text:p><text:a xlink:href="https://aleta2000.github.io/infovis/mon2019w33.html" xlink:type="simple">https://aleta2000.github.io/infovis/mon2019w33.html</text:a></text:p>
          </table:table-cell>
          <table:table-cell table:style-name="ce4" office:value-type="string" calcext:value-type="string">
            <text:p><text:a xlink:href="https://aleta2000.github.io/infovis/MOMW34.html" xlink:type="simple">https://aleta2000.github.io/infovis/MOMW34.html</text:a></text:p>
          </table:table-cell>
          <table:table-cell table:style-name="ce2" office:value-type="string" calcext:value-type="string">
            <text:p>Ingeniera Sistemas</text:p>
          </table:table-cell>
          <table:table-cell table:style-name="ce11" office:value-type="string" calcext:value-type="string">
            <text:p>Poca, algo de Excel, Tableau, ALGO DE R</text:p>
          </table:table-cell>
          <table:table-cell table:style-name="ce14" office:value-type="string" calcext:value-type="string">
            <text:p>Mostrar lo relavante de los datos, y los insight de los mismo. Manajo interactivo de la informacion.</text:p>
          </table:table-cell>
          <table:table-cell table:number-columns-repeated="8" table:style-name="ce16" office:value-type="float" office:value="1" calcext:value-type="float">
            <text:p>1</text:p>
          </table:table-cell>
          <table:table-cell table:style-name="ce19" table:formula="of:=SUM([.O15:.V15])" office:value-type="float" office:value="8" calcext:value-type="float">
            <text:p>8</text:p>
          </table:table-cell>
          <table:table-cell table:style-name="ce21" table:formula="of:=[.W15]/8" office:value-type="percentage" office:value="1" calcext:value-type="percentage">
            <text:p>100%</text:p>
          </table:table-cell>
          <table:table-cell table:style-name="ce19" table:number-columns-repeated="13"/>
          <table:table-cell table:number-columns-repeated="987"/>
        </table:table-row>
        <table:table-row table:style-name="ro1">
          <table:table-cell table:style-name="ce2" office:value-type="string" calcext:value-type="string">
            <text:p>Torres, Aldana Belén</text:p>
          </table:table-cell>
          <table:table-cell table:style-name="ce2" office:value-type="string" calcext:value-type="string">
            <text:p>embutidos (3 salames con queso y 3 comunes)</text:p>
          </table:table-cell>
          <table:table-cell table:number-columns-repeated="2" table:style-name="ce2" office:value-type="string" calcext:value-type="string">
            <text:p>alditorres26@gmail.com</text:p>
          </table:table-cell>
          <table:table-cell table:style-name="ce2" office:value-type="string" calcext:value-type="string">
            <text:p>torresab</text:p>
          </table:table-cell>
          <table:table-cell table:style-name="ce4" table:formula="of:=[.E16]&amp;&quot;.github.io/infovis/&quot;" office:value-type="string" office:string-value="torresab.github.io/infovis/" calcext:value-type="string">
            <text:p>torresab.github.io/infovis/</text:p>
          </table:table-cell>
          <table:table-cell table:style-name="ce4" table:formula="of:=HYPERLINK(&quot;https://torresab.github.io/infovis/timeline.html&quot;;&quot;Data Science Timeline&quot;)" office:value-type="string" office:string-value="Data Science Timeline" calcext:value-type="string">
            <text:p>Data Science Timeline</text:p>
          </table:table-cell>
          <table:table-cell table:style-name="ce4" table:formula="of:=&quot;bl.ocks.org/&quot;&amp;[.E16]" office:value-type="string" office:string-value="bl.ocks.org/torresab" calcext:value-type="string">
            <text:p>bl.ocks.org/torresab</text:p>
          </table:table-cell>
          <table:table-cell table:style-name="ce2" office:value-type="string" calcext:value-type="string">
            <text:p>https://torresab.github.io/infovis/MOM2019W32-1.html</text:p>
            <text:p>https://torresab.github.io/infovis/MOM2019W32-2.html</text:p>
          </table:table-cell>
          <table:table-cell table:style-name="ce2" office:value-type="string" calcext:value-type="string">
            <text:p>https://torresab.github.io/infovis/MOM2019W33-Flourish-celu.html</text:p>
            <text:p>https://torresab.github.io/infovis/MOM2019W33-Flourish.html</text:p>
            <text:p>https://torresab.github.io/infovis/MOM2019W33-RAW.html</text:p>
            <text:p>https://torresab.github.io/infovis/MOM2019W33-RAW-2.html</text:p>
          </table:table-cell>
          <table:table-cell table:style-name="ce4" office:value-type="string" calcext:value-type="string">
            <text:p><text:a xlink:href="https://torresab.github.io/infovis/MOM2019W34.html" xlink:type="simple">https://torresab.github.io/infovis/MOM2019W34.html</text:a></text:p>
          </table:table-cell>
          <table:table-cell table:style-name="ce2" office:value-type="string" calcext:value-type="string">
            <text:p>Ingeniera Industrial - UNR</text:p>
          </table:table-cell>
          <table:table-cell table:style-name="ce11" office:value-type="string" calcext:value-type="string">
            <text:p>Power Bi, Excel. Bastante. Algo de R.</text:p>
          </table:table-cell>
          <table:table-cell table:style-name="ce14" office:value-type="string" calcext:value-type="string">
            <text:p>Qué y Cómo visualizar para "vender" (una idea, un producto, un análisis, un modelo...) / Qué y cómo visualizar para que un tablero de control tenga lo necesario para mostrar kpis, dar seguimiento, soportar eficientemente.</text:p>
          </table:table-cell>
          <table:table-cell table:number-columns-repeated="8" table:style-name="ce16" office:value-type="float" office:value="1" calcext:value-type="float">
            <text:p>1</text:p>
          </table:table-cell>
          <table:table-cell table:style-name="ce19" table:formula="of:=SUM([.O16:.V16])" office:value-type="float" office:value="8" calcext:value-type="float">
            <text:p>8</text:p>
          </table:table-cell>
          <table:table-cell table:style-name="ce21" table:formula="of:=[.W16]/8" office:value-type="percentage" office:value="1" calcext:value-type="percentage">
            <text:p>100%</text:p>
          </table:table-cell>
          <table:table-cell table:style-name="ce19" table:number-columns-repeated="13"/>
          <table:table-cell table:number-columns-repeated="987"/>
        </table:table-row>
        <table:table-row table:style-name="ro1">
          <table:table-cell table:style-name="ce2" office:value-type="string" calcext:value-type="string">
            <text:p>Traiman Zunino, Gerardo</text:p>
          </table:table-cell>
          <table:table-cell table:style-name="ce2"/>
          <table:table-cell table:number-columns-repeated="2" table:style-name="ce2" office:value-type="string" calcext:value-type="string">
            <text:p>geratraiman@gmail.com</text:p>
          </table:table-cell>
          <table:table-cell table:style-name="ce2" office:value-type="string" calcext:value-type="string">
            <text:p>geratraiman</text:p>
          </table:table-cell>
          <table:table-cell table:style-name="ce4" table:formula="of:=[.E17]&amp;&quot;.github.io/infovis/&quot;" office:value-type="string" office:string-value="geratraiman.github.io/infovis/" calcext:value-type="string">
            <text:p>geratraiman.github.io/infovis/</text:p>
          </table:table-cell>
          <table:table-cell table:style-name="ce4" table:formula="of:=HYPERLINK(&quot;https://geratraiman.github.io/infovis/timeline.html&quot;;&quot;Presidentes de Uruguay posdictadura&quot;)" office:value-type="string" office:string-value="Presidentes de Uruguay posdictadura" calcext:value-type="string">
            <text:p>Presidentes de Uruguay posdictadura</text:p>
          </table:table-cell>
          <table:table-cell table:style-name="ce4" table:formula="of:=&quot;bl.ocks.org/&quot;&amp;[.E17]" office:value-type="string" office:string-value="bl.ocks.org/geratraiman" calcext:value-type="string">
            <text:p>bl.ocks.org/geratraiman</text:p>
          </table:table-cell>
          <table:table-cell table:style-name="ce4" office:value-type="string" calcext:value-type="string">
            <text:p><text:a xlink:href="https://geratraiman.github.io/infovis/MOM2019W32.html" xlink:type="simple">https://geratraiman.github.io/infovis/MOM2019W32.html</text:a></text:p>
          </table:table-cell>
          <table:table-cell table:style-name="ce4" office:value-type="string" calcext:value-type="string">
            <text:p><text:a xlink:href="https://geratraiman.github.io/infovis/MOM2019W33.html" xlink:type="simple">https://geratraiman.github.io/infovis/MOM2019W33.html</text:a></text:p>
          </table:table-cell>
          <table:table-cell table:style-name="ce4" office:value-type="string" calcext:value-type="string">
            <text:p><text:a xlink:href="https://geratraiman.github.io/infovis/MOM2019W34.html" xlink:type="simple">https://geratraiman.github.io/infovis/MOM2019W34.html</text:a></text:p>
          </table:table-cell>
          <table:table-cell table:style-name="ce2" office:value-type="string" calcext:value-type="string">
            <text:p>Contador</text:p>
          </table:table-cell>
          <table:table-cell table:style-name="ce11" office:value-type="string" calcext:value-type="string">
            <text:p>Solo Excel</text:p>
          </table:table-cell>
          <table:table-cell table:style-name="ce14" office:value-type="string" calcext:value-type="string">
            <text:p>Herramientas para visualizar datos distintas a las gráficas tradicionales de Office</text:p>
          </table:table-cell>
          <table:table-cell table:number-columns-repeated="8" table:style-name="ce16" office:value-type="float" office:value="1" calcext:value-type="float">
            <text:p>1</text:p>
          </table:table-cell>
          <table:table-cell table:style-name="ce19" table:formula="of:=SUM([.O17:.V17])" office:value-type="float" office:value="8" calcext:value-type="float">
            <text:p>8</text:p>
          </table:table-cell>
          <table:table-cell table:style-name="ce21" table:formula="of:=[.W17]/8" office:value-type="percentage" office:value="1" calcext:value-type="percentage">
            <text:p>100%</text:p>
          </table:table-cell>
          <table:table-cell table:style-name="ce19" table:number-columns-repeated="13"/>
          <table:table-cell table:number-columns-repeated="987"/>
        </table:table-row>
        <table:table-row table:style-name="ro1">
          <table:table-cell table:style-name="ce2" office:value-type="string" calcext:value-type="string">
            <text:p>Velasquez, Jorge Oscar</text:p>
          </table:table-cell>
          <table:table-cell table:style-name="ce2" office:value-type="string" calcext:value-type="string">
            <text:p>embutidos: 3 Salames y Queso</text:p>
          </table:table-cell>
          <table:table-cell table:style-name="ce2" office:value-type="string" calcext:value-type="string">
            <text:p>jovelasquez@gmail.com</text:p>
          </table:table-cell>
          <table:table-cell table:style-name="ce2" office:value-type="string" calcext:value-type="string">
            <text:p>jorge.velasquez@oracle.com</text:p>
          </table:table-cell>
          <table:table-cell table:style-name="ce2" office:value-type="string" calcext:value-type="string">
            <text:p>jovelasq</text:p>
          </table:table-cell>
          <table:table-cell table:style-name="ce4" table:formula="of:=[.E18]&amp;&quot;.github.io/infovis/&quot;" office:value-type="string" office:string-value="jovelasq.github.io/infovis/" calcext:value-type="string">
            <text:p>jovelasq.github.io/infovis/</text:p>
          </table:table-cell>
          <table:table-cell table:style-name="ce2"/>
          <table:table-cell table:style-name="ce4" table:formula="of:=&quot;bl.ocks.org/&quot;&amp;[.E18]" office:value-type="string" office:string-value="bl.ocks.org/jovelasq" calcext:value-type="string">
            <text:p>bl.ocks.org/jovelasq</text:p>
          </table:table-cell>
          <table:table-cell table:style-name="ce4" table:formula="of:=[.F18]&amp;&quot;mom2019w32-1.html&quot;" office:value-type="string" office:string-value="jovelasq.github.io/infovis/mom2019w32-1.html" calcext:value-type="string">
            <text:p>jovelasq.github.io/infovis/mom2019w32-1.html</text:p>
          </table:table-cell>
          <table:table-cell table:style-name="ce4" office:value-type="string" calcext:value-type="string">
            <text:p><text:a xlink:href="https://jovelasq.github.io/infovis/makeovermonday-2019w33.html" xlink:type="simple">https://jovelasq.github.io/infovis/makeovermonday-2019w33.html</text:a></text:p>
          </table:table-cell>
          <table:table-cell table:style-name="ce2"/>
          <table:table-cell table:style-name="ce2" office:value-type="string" calcext:value-type="string">
            <text:p>Mg. <text:s/>Direccion Estrategica de la Información</text:p>
          </table:table-cell>
          <table:table-cell table:style-name="ce11"/>
          <table:table-cell table:style-name="ce14" office:value-type="string" calcext:value-type="string">
            <text:p>Conocer las tools para visulaización 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7" table:style-name="ce16" office:value-type="float" office:value="1" calcext:value-type="float">
            <text:p>1</text:p>
          </table:table-cell>
          <table:table-cell table:style-name="ce19" table:formula="of:=SUM([.O18:.V18])" office:value-type="float" office:value="7" calcext:value-type="float">
            <text:p>7</text:p>
          </table:table-cell>
          <table:table-cell table:style-name="ce21" table:formula="of:=[.W18]/8" office:value-type="percentage" office:value="0.875" calcext:value-type="percentage">
            <text:p>88%</text:p>
          </table:table-cell>
          <table:table-cell table:style-name="ce19" table:number-columns-repeated="13"/>
          <table:table-cell table:number-columns-repeated="987"/>
        </table:table-row>
        <table:table-row table:style-name="ro1">
          <table:table-cell table:style-name="ce2" office:value-type="string" calcext:value-type="string">
            <text:p>Goses Huerin, Diego Martín</text:p>
          </table:table-cell>
          <table:table-cell table:style-name="ce2" table:number-columns-repeated="11"/>
          <table:table-cell table:style-name="ce11"/>
          <table:table-cell table:style-name="ce14"/>
          <table:table-cell table:number-columns-repeated="8" table:style-name="ce16" office:value-type="float" office:value="0" calcext:value-type="float">
            <text:p>0</text:p>
          </table:table-cell>
          <table:table-cell table:style-name="ce19" table:formula="of:=SUM([.O19:.V19])" office:value-type="float" office:value="0" calcext:value-type="float">
            <text:p>0</text:p>
          </table:table-cell>
          <table:table-cell table:style-name="ce21" table:formula="of:=[.W19]/8" office:value-type="percentage" office:value="0" calcext:value-type="percentage">
            <text:p>0%</text:p>
          </table:table-cell>
          <table:table-cell table:style-name="ce19" table:number-columns-repeated="13"/>
          <table:table-cell table:number-columns-repeated="987"/>
        </table:table-row>
        <table:table-row table:style-name="ro1">
          <table:table-cell table:style-name="ce2" office:value-type="string" calcext:value-type="string">
            <text:p>Keorkis, Mauricio</text:p>
          </table:table-cell>
          <table:table-cell table:style-name="ce2" office:value-type="string" calcext:value-type="string">
            <text:p>Gaseosa, Aceitunas, Mani</text:p>
          </table:table-cell>
          <table:table-cell table:number-columns-repeated="2" table:style-name="ce2" office:value-type="string" calcext:value-type="string">
            <text:p>mauriciokrs@gmail.com</text:p>
          </table:table-cell>
          <table:table-cell table:style-name="ce7" office:value-type="string" calcext:value-type="string">
            <text:p>mauriciokrs</text:p>
          </table:table-cell>
          <table:table-cell table:style-name="ce4" table:formula="of:=[.E20]&amp;&quot;.github.io/infovis/&quot;" office:value-type="string" office:string-value="mauriciokrs.github.io/infovis/" calcext:value-type="string">
            <text:p>mauriciokrs.github.io/infovis/</text:p>
          </table:table-cell>
          <table:table-cell table:style-name="ce9" table:formula="of:=HYPERLINK(&quot;https://mauriciokrs.github.io/infovis/timeline.html&quot;;&quot;Copas Libertadores - River Plate&quot;)" office:value-type="string" office:string-value="Copas Libertadores - River Plate" calcext:value-type="string">
            <text:p>Copas Libertadores - River Plate</text:p>
          </table:table-cell>
          <table:table-cell table:style-name="ce9" table:formula="of:=&quot;bl.ocks.org/&quot;&amp;[.E20]" office:value-type="string" office:string-value="bl.ocks.org/mauriciokrs" calcext:value-type="string">
            <text:p>bl.ocks.org/mauriciokrs</text:p>
          </table:table-cell>
          <table:table-cell table:style-name="ce4" table:formula="of:=[.F20]&amp;&quot;mom2019w32-1.html&quot;" office:value-type="string" office:string-value="mauriciokrs.github.io/infovis/mom2019w32-1.html" calcext:value-type="string">
            <text:p>mauriciokrs.github.io/infovis/mom2019w32-1.html</text:p>
          </table:table-cell>
          <table:table-cell table:style-name="ce8" office:value-type="string" calcext:value-type="string">
            <text:p><text:a xlink:href="https://mauriciokrs.github.io/infovis/mom2019w33-1.html" xlink:type="simple">https://mauriciokrs.github.io/infovis/mom2019w33-1.html</text:a></text:p>
          </table:table-cell>
          <table:table-cell table:style-name="ce8" office:value-type="string" calcext:value-type="string">
            <text:p><text:a xlink:href="https://mauriciokrs.github.io/infovis/mom2019w34-1.html" xlink:type="simple">https://mauriciokrs.github.io/infovis/mom2019w34-1.html</text:a></text:p>
          </table:table-cell>
          <table:table-cell table:style-name="ce2" office:value-type="string" calcext:value-type="string">
            <text:p>Lic. en Sistemas de Información</text:p>
          </table:table-cell>
          <table:table-cell table:style-name="ce11" office:value-type="string" calcext:value-type="string">
            <text:p>Microstrategy</text:p>
          </table:table-cell>
          <table:table-cell table:style-name="ce14" office:value-type="string" calcext:value-type="string">
            <text:p>Ideas nuevas y alguna otra herramienta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6" table:style-name="ce16" office:value-type="float" office:value="1" calcext:value-type="float">
            <text:p>1</text:p>
          </table:table-cell>
          <table:table-cell table:style-name="ce19" table:formula="of:=SUM([.O20:.V20])" office:value-type="float" office:value="6" calcext:value-type="float">
            <text:p>6</text:p>
          </table:table-cell>
          <table:table-cell table:style-name="ce21" table:formula="of:=[.W20]/8" office:value-type="percentage" office:value="0.75" calcext:value-type="percentage">
            <text:p>75%</text:p>
          </table:table-cell>
          <table:table-cell table:style-name="ce19" table:number-columns-repeated="13"/>
          <table:table-cell table:number-columns-repeated="987"/>
        </table:table-row>
        <table:table-row table:style-name="ro1">
          <table:table-cell table:style-name="ce2" office:value-type="string" calcext:value-type="string">
            <text:p>Rudi, Lucas Matías</text:p>
          </table:table-cell>
          <table:table-cell table:style-name="ce2" office:value-type="string" calcext:value-type="string">
            <text:p>cervezas, snaks</text:p>
          </table:table-cell>
          <table:table-cell table:number-columns-repeated="2" table:style-name="ce2" office:value-type="string" calcext:value-type="string">
            <text:p>lrudi1978@gmail.com</text:p>
          </table:table-cell>
          <table:table-cell table:style-name="ce2" office:value-type="string" calcext:value-type="string">
            <text:p>lucasrudi1978</text:p>
          </table:table-cell>
          <table:table-cell table:style-name="ce4" table:formula="of:=[.E21]&amp;&quot;.github.io/infovis/&quot;" office:value-type="string" office:string-value="lucasrudi1978.github.io/infovis/" calcext:value-type="string">
            <text:p>lucasrudi1978.github.io/infovis/</text:p>
          </table:table-cell>
          <table:table-cell table:style-name="ce8" office:value-type="string" calcext:value-type="string">
            <text:p><text:a xlink:href="https://lucasrudi1978.github.io/infovis/El%20padrino.html" xlink:type="simple">https://lucasrudi1978.github.io/infovis/El%20padrino.html</text:a></text:p>
          </table:table-cell>
          <table:table-cell table:style-name="ce4" table:formula="of:=&quot;bl.ocks.org/&quot;&amp;[.E21]" office:value-type="string" office:string-value="bl.ocks.org/lucasrudi1978" calcext:value-type="string">
            <text:p>bl.ocks.org/lucasrudi1978</text:p>
          </table:table-cell>
          <table:table-cell table:style-name="ce4" table:formula="of:=[.F21]&amp;&quot;mom2019w32-1.html&quot;" office:value-type="string" office:string-value="lucasrudi1978.github.io/infovis/mom2019w32-1.html" calcext:value-type="string">
            <text:p>lucasrudi1978.github.io/infovis/mom2019w32-1.html</text:p>
          </table:table-cell>
          <table:table-cell table:style-name="ce8" office:value-type="string" calcext:value-type="string">
            <text:p><text:a xlink:href="https://lucasrudi1978.github.io/infovis/raw.html" xlink:type="simple">https://lucasrudi1978.github.io/infovis/raw.html</text:a></text:p>
          </table:table-cell>
          <table:table-cell table:style-name="ce2"/>
          <table:table-cell table:style-name="ce2" office:value-type="string" calcext:value-type="string">
            <text:p>Lic. en Adm. de empresas</text:p>
          </table:table-cell>
          <table:table-cell table:style-name="ce11" office:value-type="string" calcext:value-type="string">
            <text:p>excel, power bi</text:p>
          </table:table-cell>
          <table:table-cell table:style-name="ce14"/>
          <table:table-cell table:number-columns-repeated="2" table:style-name="ce16" office:value-type="float" office:value="0" calcext:value-type="float">
            <text:p>0</text:p>
          </table:table-cell>
          <table:table-cell table:number-columns-repeated="6" table:style-name="ce16" office:value-type="float" office:value="1" calcext:value-type="float">
            <text:p>1</text:p>
          </table:table-cell>
          <table:table-cell table:style-name="ce19" table:formula="of:=SUM([.O21:.V21])" office:value-type="float" office:value="6" calcext:value-type="float">
            <text:p>6</text:p>
          </table:table-cell>
          <table:table-cell table:style-name="ce21" table:formula="of:=[.W21]/8" office:value-type="percentage" office:value="0.75" calcext:value-type="percentage">
            <text:p>75%</text:p>
          </table:table-cell>
          <table:table-cell table:style-name="ce19" table:number-columns-repeated="13"/>
          <table:table-cell table:number-columns-repeated="987"/>
        </table:table-row>
        <table:table-row table:style-name="ro1">
          <table:table-cell table:style-name="ce2" table:number-columns-repeated="12"/>
          <table:table-cell table:style-name="ce11"/>
          <table:table-cell table:style-name="ce14"/>
          <table:table-cell table:style-name="ce17" table:formula="of:=SUM([.O2:.O21])" office:value-type="float" office:value="16" calcext:value-type="float">
            <text:p>16</text:p>
          </table:table-cell>
          <table:table-cell table:style-name="ce17" table:formula="of:=SUM([.P2:.P21])" office:value-type="float" office:value="17" calcext:value-type="float">
            <text:p>17</text:p>
          </table:table-cell>
          <table:table-cell table:style-name="ce17" table:formula="of:=SUM([.Q2:.Q21])" office:value-type="float" office:value="18" calcext:value-type="float">
            <text:p>18</text:p>
          </table:table-cell>
          <table:table-cell table:style-name="ce17" table:formula="of:=SUM([.R2:.R21])" office:value-type="float" office:value="19" calcext:value-type="float">
            <text:p>19</text:p>
          </table:table-cell>
          <table:table-cell table:style-name="ce17" table:formula="of:=SUM([.S2:.S21])" office:value-type="float" office:value="19" calcext:value-type="float">
            <text:p>19</text:p>
          </table:table-cell>
          <table:table-cell table:style-name="ce17" table:formula="of:=SUM([.T2:.T21])" office:value-type="float" office:value="18" calcext:value-type="float">
            <text:p>18</text:p>
          </table:table-cell>
          <table:table-cell table:style-name="ce17" table:formula="of:=SUM([.U2:.U21])" office:value-type="float" office:value="19" calcext:value-type="float">
            <text:p>19</text:p>
          </table:table-cell>
          <table:table-cell table:style-name="ce17" table:formula="of:=SUM([.V2:.V21])" office:value-type="float" office:value="19" calcext:value-type="float">
            <text:p>19</text:p>
          </table:table-cell>
          <table:table-cell table:style-name="ce19" table:number-columns-repeated="15"/>
          <table:table-cell table:number-columns-repeated="987"/>
        </table:table-row>
        <table:table-row table:style-name="ro1">
          <table:table-cell table:style-name="ce2" office:value-type="string" calcext:value-type="string">
            <text:p>Ariel Aizemberg</text:p>
          </table:table-cell>
          <table:table-cell table:style-name="ce4" table:formula="of:=HYPERLINK(&quot;https://www.piattellivineyards.com/&quot;;&quot;Vino (Piattelli)&quot;)" office:value-type="string" office:string-value="Vino (Piattelli)" calcext:value-type="string">
            <text:p>Vino (Piattelli)</text:p>
          </table:table-cell>
          <table:table-cell table:number-columns-repeated="2" table:style-name="ce2" office:value-type="string" calcext:value-type="string">
            <text:p>aaizemberg@itba.edu.ar</text:p>
          </table:table-cell>
          <table:table-cell table:style-name="ce2" table:number-columns-repeated="7"/>
          <table:table-cell table:style-name="ce2" office:value-type="string" calcext:value-type="string">
            <text:p>Lic. en Cs de la Computacion, Exactas, UBA.</text:p>
          </table:table-cell>
          <table:table-cell table:style-name="ce11"/>
          <table:table-cell table:style-name="ce14"/>
          <table:table-cell table:style-name="ce17"/>
          <table:table-cell table:style-name="ce19" table:number-columns-repeated="22"/>
          <table:table-cell table:number-columns-repeated="987"/>
        </table:table-row>
        <table:table-row table:style-name="ro1" table:number-rows-repeated="977">
          <table:table-cell table:style-name="ce2" table:number-columns-repeated="12"/>
          <table:table-cell table:style-name="ce11"/>
          <table:table-cell table:style-name="ce14"/>
          <table:table-cell table:style-name="ce17"/>
          <table:table-cell table:style-name="ce19" table:number-columns-repeated="22"/>
          <table:table-cell table:number-columns-repeated="987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asistencia.O2:asistencia.V21">
            <calcext:color-scale>
              <calcext:color-scale-entry calcext:value="0" calcext:type="minimum" calcext:color="#e67c73"/>
              <calcext:color-scale-entry calcext:value="50" calcext:type="percentile" calcext:color="#ffffff"/>
              <calcext:color-scale-entry calcext:value="0" calcext:type="maximum" calcext:color="#57bb8a"/>
            </calcext:color-scale>
          </calcext:conditional-format>
        </calcext:conditional-formats>
      </table:table>
      <table:table table:name="coordenadas" table:style-name="ta2">
        <table:table-column table:style-name="co18" table:number-columns-repeated="4" table:default-cell-style-name="Default"/>
        <table:table-column table:style-name="co19" table:default-cell-style-name="Default"/>
        <table:table-column table:style-name="co18" table:number-columns-repeated="1019" table:default-cell-style-name="Default"/>
        <table:table-row table:style-name="ro1">
          <table:table-cell table:style-name="ce7" office:value-type="string" calcext:value-type="string">
            <text:p>quien</text:p>
          </table:table-cell>
          <table:table-cell table:style-name="ce7" office:value-type="string" calcext:value-type="string">
            <text:p>lat</text:p>
          </table:table-cell>
          <table:table-cell table:style-name="ce7" office:value-type="string" calcext:value-type="string">
            <text:p>lon</text:p>
          </table:table-cell>
          <table:table-cell table:style-name="ce7" office:value-type="string" calcext:value-type="string">
            <text:p>records</text:p>
          </table:table-cell>
          <table:table-cell table:style-name="ce7" office:value-type="string" calcext:value-type="string">
            <text:p>url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Andres</text:p>
          </table:table-cell>
          <table:table-cell table:style-name="ce22" office:value-type="float" office:value="-34.7629" calcext:value-type="float">
            <text:p>-34.7629</text:p>
          </table:table-cell>
          <table:table-cell table:style-name="ce22" office:value-type="float" office:value="-58.3991" calcext:value-type="float">
            <text:p>-58.3991</text:p>
          </table:table-cell>
          <table:table-cell table:style-name="ce24" office:value-type="float" office:value="2427" calcext:value-type="float">
            <text:p>2,427</text:p>
          </table:table-cell>
          <table:table-cell table:style-name="ce26" table:formula="of:=&quot;https://nominatim.openstreetmap.org/reverse?format=json&amp;lat=&quot;&amp;[.B2]&amp;&quot;&amp;lon=&quot;&amp;[.C2]&amp;&quot;&amp;zoom=18&amp;addressdetails=1&amp;email=reemplaza_esto_por_tu_email&amp;app=google-refine&quot;" office:value-type="string" office:string-value="https://nominatim.openstreetmap.org/reverse?format=json&amp;lat=-34.7629&amp;lon=-58.3991&amp;zoom=18&amp;addressdetails=1&amp;email=reemplaza_esto_por_tu_email&amp;app=google-refine" calcext:value-type="string">
            <text:p>https://nominatim.openstreetmap.org/reverse?format=json&amp;lat=-34.7629&amp;lon=-58.3991&amp;zoom=18&amp;addressdetails=1&amp;email=reemplaza_esto_por_tu_email&amp;app=google-refine</text:p>
          </table:table-cell>
          <table:table-cell table:style-name="ce7" office:value-type="string" calcext:value-type="string">
            <text:p>Andres</text:p>
          </table:table-cell>
          <table:table-cell table:style-name="ce7" office:value-type="float" office:value="-34.7629" calcext:value-type="float">
            <text:p>-34.7629</text:p>
          </table:table-cell>
          <table:table-cell table:style-name="ce7" office:value-type="float" office:value="-58.3991" calcext:value-type="float">
            <text:p>-58.3991</text:p>
          </table:table-cell>
          <table:table-cell table:style-name="ce7" office:value-type="string" calcext:value-type="string">
            <text:p>Remis Golden, 143, Loria, Lomitas, Lomas de Zamora, Partido de Lomas de Zamora, Bs. As., 1832, Argentin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Andres</text:p>
          </table:table-cell>
          <table:table-cell table:style-name="ce22" office:value-type="float" office:value="-34.6102" calcext:value-type="float">
            <text:p>-34.6102</text:p>
          </table:table-cell>
          <table:table-cell table:style-name="ce22" office:value-type="float" office:value="-58.3699" calcext:value-type="float">
            <text:p>-58.3699</text:p>
          </table:table-cell>
          <table:table-cell table:style-name="ce24" office:value-type="float" office:value="3108" calcext:value-type="float">
            <text:p>3,108</text:p>
          </table:table-cell>
          <table:table-cell table:style-name="ce26" table:formula="of:=&quot;https://nominatim.openstreetmap.org/reverse?format=json&amp;lat=&quot;&amp;[.B3]&amp;&quot;&amp;lon=&quot;&amp;[.C3]&amp;&quot;&amp;zoom=18&amp;addressdetails=1&amp;email=reemplaza_esto_por_tu_email&amp;app=google-refine&quot;" office:value-type="string" office:string-value="https://nominatim.openstreetmap.org/reverse?format=json&amp;lat=-34.6102&amp;lon=-58.3699&amp;zoom=18&amp;addressdetails=1&amp;email=reemplaza_esto_por_tu_email&amp;app=google-refine" calcext:value-type="string">
            <text:p>https://nominatim.openstreetmap.org/reverse?format=json&amp;lat=-34.6102&amp;lon=-58.3699&amp;zoom=18&amp;addressdetails=1&amp;email=reemplaza_esto_por_tu_email&amp;app=google-refine</text:p>
          </table:table-cell>
          <table:table-cell table:style-name="ce7" office:value-type="string" calcext:value-type="string">
            <text:p>Andres</text:p>
          </table:table-cell>
          <table:table-cell table:style-name="ce7" office:value-type="float" office:value="-34.6102" calcext:value-type="float">
            <text:p>-34.6102</text:p>
          </table:table-cell>
          <table:table-cell table:style-name="ce7" office:value-type="float" office:value="-58.3699" calcext:value-type="float">
            <text:p>-58.3699</text:p>
          </table:table-cell>
          <table:table-cell table:style-name="ce7" office:value-type="string" calcext:value-type="string">
            <text:p>226, Adolfo Alsina, Microcentro, Comuna 1, Monserrat, CABA, 1087, Argentin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Andres</text:p>
          </table:table-cell>
          <table:table-cell table:style-name="ce22" office:value-type="float" office:value="-34.6102" calcext:value-type="float">
            <text:p>-34.6102</text:p>
          </table:table-cell>
          <table:table-cell table:style-name="ce22" office:value-type="float" office:value="-58.3698" calcext:value-type="float">
            <text:p>-58.3698</text:p>
          </table:table-cell>
          <table:table-cell table:style-name="ce24" office:value-type="float" office:value="3205" calcext:value-type="float">
            <text:p>3,205</text:p>
          </table:table-cell>
          <table:table-cell table:style-name="ce26" table:formula="of:=&quot;https://nominatim.openstreetmap.org/reverse?format=json&amp;lat=&quot;&amp;[.B4]&amp;&quot;&amp;lon=&quot;&amp;[.C4]&amp;&quot;&amp;zoom=18&amp;addressdetails=1&amp;email=reemplaza_esto_por_tu_email&amp;app=google-refine&quot;" office:value-type="string" office:string-value="https://nominatim.openstreetmap.org/reverse?format=json&amp;lat=-34.6102&amp;lon=-58.3698&amp;zoom=18&amp;addressdetails=1&amp;email=reemplaza_esto_por_tu_email&amp;app=google-refine" calcext:value-type="string">
            <text:p>https://nominatim.openstreetmap.org/reverse?format=json&amp;lat=-34.6102&amp;lon=-58.3698&amp;zoom=18&amp;addressdetails=1&amp;email=reemplaza_esto_por_tu_email&amp;app=google-refine</text:p>
          </table:table-cell>
          <table:table-cell table:style-name="ce7" office:value-type="string" calcext:value-type="string">
            <text:p>Andres</text:p>
          </table:table-cell>
          <table:table-cell table:style-name="ce7" office:value-type="float" office:value="-34.6102" calcext:value-type="float">
            <text:p>-34.6102</text:p>
          </table:table-cell>
          <table:table-cell table:style-name="ce7" office:value-type="float" office:value="-58.3698" calcext:value-type="float">
            <text:p>-58.3698</text:p>
          </table:table-cell>
          <table:table-cell table:style-name="ce7" office:value-type="string" calcext:value-type="string">
            <text:p>201, Avenida Paseo Colón, Microcentro, Comuna 1, Monserrat, CABA, C1086AAB, Argentin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Andres</text:p>
          </table:table-cell>
          <table:table-cell table:style-name="ce22" office:value-type="float" office:value="-34.763" calcext:value-type="float">
            <text:p>-34.763</text:p>
          </table:table-cell>
          <table:table-cell table:style-name="ce22" office:value-type="float" office:value="-58.3991" calcext:value-type="float">
            <text:p>-58.3991</text:p>
          </table:table-cell>
          <table:table-cell table:style-name="ce24" office:value-type="float" office:value="3607" calcext:value-type="float">
            <text:p>3,607</text:p>
          </table:table-cell>
          <table:table-cell table:style-name="ce26" table:formula="of:=&quot;https://nominatim.openstreetmap.org/reverse?format=json&amp;lat=&quot;&amp;[.B5]&amp;&quot;&amp;lon=&quot;&amp;[.C5]&amp;&quot;&amp;zoom=18&amp;addressdetails=1&amp;email=reemplaza_esto_por_tu_email&amp;app=google-refine&quot;" office:value-type="string" office:string-value="https://nominatim.openstreetmap.org/reverse?format=json&amp;lat=-34.763&amp;lon=-58.3991&amp;zoom=18&amp;addressdetails=1&amp;email=reemplaza_esto_por_tu_email&amp;app=google-refine" calcext:value-type="string">
            <text:p>https://nominatim.openstreetmap.org/reverse?format=json&amp;lat=-34.763&amp;lon=-58.3991&amp;zoom=18&amp;addressdetails=1&amp;email=reemplaza_esto_por_tu_email&amp;app=google-refine</text:p>
          </table:table-cell>
          <table:table-cell table:style-name="ce7" office:value-type="string" calcext:value-type="string">
            <text:p>Andres</text:p>
          </table:table-cell>
          <table:table-cell table:style-name="ce7" office:value-type="float" office:value="-34.763" calcext:value-type="float">
            <text:p>-34.763</text:p>
          </table:table-cell>
          <table:table-cell table:style-name="ce7" office:value-type="float" office:value="-58.3991" calcext:value-type="float">
            <text:p>-58.3991</text:p>
          </table:table-cell>
          <table:table-cell table:style-name="ce7" office:value-type="string" calcext:value-type="string">
            <text:p>Remis Golden, 143, Loria, Lomitas, Lomas de Zamora, Partido de Lomas de Zamora, Bs. As., 1832, Argentin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Andres</text:p>
          </table:table-cell>
          <table:table-cell table:style-name="ce22" office:value-type="float" office:value="-34.7631" calcext:value-type="float">
            <text:p>-34.7631</text:p>
          </table:table-cell>
          <table:table-cell table:style-name="ce22" office:value-type="float" office:value="-58.3991" calcext:value-type="float">
            <text:p>-58.3991</text:p>
          </table:table-cell>
          <table:table-cell table:style-name="ce24" office:value-type="float" office:value="3668" calcext:value-type="float">
            <text:p>3,668</text:p>
          </table:table-cell>
          <table:table-cell table:style-name="ce26" table:formula="of:=&quot;https://nominatim.openstreetmap.org/reverse?format=json&amp;lat=&quot;&amp;[.B6]&amp;&quot;&amp;lon=&quot;&amp;[.C6]&amp;&quot;&amp;zoom=18&amp;addressdetails=1&amp;email=reemplaza_esto_por_tu_email&amp;app=google-refine&quot;" office:value-type="string" office:string-value="https://nominatim.openstreetmap.org/reverse?format=json&amp;lat=-34.7631&amp;lon=-58.3991&amp;zoom=18&amp;addressdetails=1&amp;email=reemplaza_esto_por_tu_email&amp;app=google-refine" calcext:value-type="string">
            <text:p>https://nominatim.openstreetmap.org/reverse?format=json&amp;lat=-34.7631&amp;lon=-58.3991&amp;zoom=18&amp;addressdetails=1&amp;email=reemplaza_esto_por_tu_email&amp;app=google-refine</text:p>
          </table:table-cell>
          <table:table-cell table:style-name="ce7" office:value-type="string" calcext:value-type="string">
            <text:p>Andres</text:p>
          </table:table-cell>
          <table:table-cell table:style-name="ce7" office:value-type="float" office:value="-34.7631" calcext:value-type="float">
            <text:p>-34.7631</text:p>
          </table:table-cell>
          <table:table-cell table:style-name="ce7" office:value-type="float" office:value="-58.3991" calcext:value-type="float">
            <text:p>-58.3991</text:p>
          </table:table-cell>
          <table:table-cell table:style-name="ce7" office:value-type="string" calcext:value-type="string">
            <text:p>Remis Golden, 143, Loria, Lomitas, Lomas de Zamora, Partido de Lomas de Zamora, Bs. As., 1832, Argentin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Andres</text:p>
          </table:table-cell>
          <table:table-cell table:style-name="ce22" office:value-type="float" office:value="-34.7632" calcext:value-type="float">
            <text:p>-34.7632</text:p>
          </table:table-cell>
          <table:table-cell table:style-name="ce22" office:value-type="float" office:value="-58.3992" calcext:value-type="float">
            <text:p>-58.3992</text:p>
          </table:table-cell>
          <table:table-cell table:style-name="ce24" office:value-type="float" office:value="5820" calcext:value-type="float">
            <text:p>5,820</text:p>
          </table:table-cell>
          <table:table-cell table:style-name="ce26" table:formula="of:=&quot;https://nominatim.openstreetmap.org/reverse?format=json&amp;lat=&quot;&amp;[.B7]&amp;&quot;&amp;lon=&quot;&amp;[.C7]&amp;&quot;&amp;zoom=18&amp;addressdetails=1&amp;email=reemplaza_esto_por_tu_email&amp;app=google-refine&quot;" office:value-type="string" office:string-value="https://nominatim.openstreetmap.org/reverse?format=json&amp;lat=-34.7632&amp;lon=-58.3992&amp;zoom=18&amp;addressdetails=1&amp;email=reemplaza_esto_por_tu_email&amp;app=google-refine" calcext:value-type="string">
            <text:p>https://nominatim.openstreetmap.org/reverse?format=json&amp;lat=-34.7632&amp;lon=-58.3992&amp;zoom=18&amp;addressdetails=1&amp;email=reemplaza_esto_por_tu_email&amp;app=google-refine</text:p>
          </table:table-cell>
          <table:table-cell table:style-name="ce7" office:value-type="string" calcext:value-type="string">
            <text:p>Andres</text:p>
          </table:table-cell>
          <table:table-cell table:style-name="ce7" office:value-type="float" office:value="-34.7632" calcext:value-type="float">
            <text:p>-34.7632</text:p>
          </table:table-cell>
          <table:table-cell table:style-name="ce7" office:value-type="float" office:value="-58.3992" calcext:value-type="float">
            <text:p>-58.3992</text:p>
          </table:table-cell>
          <table:table-cell table:style-name="ce7" office:value-type="string" calcext:value-type="string">
            <text:p>Remis Golden, 143, Loria, Lomitas, Lomas de Zamora, Partido de Lomas de Zamora, Bs. As., 1832, Argentin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Andres</text:p>
          </table:table-cell>
          <table:table-cell table:style-name="ce22" office:value-type="float" office:value="-34.763" calcext:value-type="float">
            <text:p>-34.763</text:p>
          </table:table-cell>
          <table:table-cell table:style-name="ce22" office:value-type="float" office:value="-58.3992" calcext:value-type="float">
            <text:p>-58.3992</text:p>
          </table:table-cell>
          <table:table-cell table:style-name="ce24" office:value-type="float" office:value="11500" calcext:value-type="float">
            <text:p>11,500</text:p>
          </table:table-cell>
          <table:table-cell table:style-name="ce26" table:formula="of:=&quot;https://nominatim.openstreetmap.org/reverse?format=json&amp;lat=&quot;&amp;[.B8]&amp;&quot;&amp;lon=&quot;&amp;[.C8]&amp;&quot;&amp;zoom=18&amp;addressdetails=1&amp;email=reemplaza_esto_por_tu_email&amp;app=google-refine&quot;" office:value-type="string" office:string-value="https://nominatim.openstreetmap.org/reverse?format=json&amp;lat=-34.763&amp;lon=-58.3992&amp;zoom=18&amp;addressdetails=1&amp;email=reemplaza_esto_por_tu_email&amp;app=google-refine" calcext:value-type="string">
            <text:p>https://nominatim.openstreetmap.org/reverse?format=json&amp;lat=-34.763&amp;lon=-58.3992&amp;zoom=18&amp;addressdetails=1&amp;email=reemplaza_esto_por_tu_email&amp;app=google-refine</text:p>
          </table:table-cell>
          <table:table-cell table:style-name="ce7" office:value-type="string" calcext:value-type="string">
            <text:p>Andres</text:p>
          </table:table-cell>
          <table:table-cell table:style-name="ce7" office:value-type="float" office:value="-34.763" calcext:value-type="float">
            <text:p>-34.763</text:p>
          </table:table-cell>
          <table:table-cell table:style-name="ce7" office:value-type="float" office:value="-58.3992" calcext:value-type="float">
            <text:p>-58.3992</text:p>
          </table:table-cell>
          <table:table-cell table:style-name="ce7" office:value-type="string" calcext:value-type="string">
            <text:p>Remis Golden, 143, Loria, Lomitas, Lomas de Zamora, Partido de Lomas de Zamora, Bs. As., 1832, Argentin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Andres</text:p>
          </table:table-cell>
          <table:table-cell table:style-name="ce22" office:value-type="float" office:value="-34.7631" calcext:value-type="float">
            <text:p>-34.7631</text:p>
          </table:table-cell>
          <table:table-cell table:style-name="ce22" office:value-type="float" office:value="-58.3992" calcext:value-type="float">
            <text:p>-58.3992</text:p>
          </table:table-cell>
          <table:table-cell table:style-name="ce24" office:value-type="float" office:value="18597" calcext:value-type="float">
            <text:p>18,597</text:p>
          </table:table-cell>
          <table:table-cell table:style-name="ce26" table:formula="of:=&quot;https://nominatim.openstreetmap.org/reverse?format=json&amp;lat=&quot;&amp;[.B9]&amp;&quot;&amp;lon=&quot;&amp;[.C9]&amp;&quot;&amp;zoom=18&amp;addressdetails=1&amp;email=reemplaza_esto_por_tu_email&amp;app=google-refine&quot;" office:value-type="string" office:string-value="https://nominatim.openstreetmap.org/reverse?format=json&amp;lat=-34.7631&amp;lon=-58.3992&amp;zoom=18&amp;addressdetails=1&amp;email=reemplaza_esto_por_tu_email&amp;app=google-refine" calcext:value-type="string">
            <text:p>https://nominatim.openstreetmap.org/reverse?format=json&amp;lat=-34.7631&amp;lon=-58.3992&amp;zoom=18&amp;addressdetails=1&amp;email=reemplaza_esto_por_tu_email&amp;app=google-refine</text:p>
          </table:table-cell>
          <table:table-cell table:style-name="ce7" office:value-type="string" calcext:value-type="string">
            <text:p>Andres</text:p>
          </table:table-cell>
          <table:table-cell table:style-name="ce7" office:value-type="float" office:value="-34.7631" calcext:value-type="float">
            <text:p>-34.7631</text:p>
          </table:table-cell>
          <table:table-cell table:style-name="ce7" office:value-type="float" office:value="-58.3992" calcext:value-type="float">
            <text:p>-58.3992</text:p>
          </table:table-cell>
          <table:table-cell table:style-name="ce7" office:value-type="string" calcext:value-type="string">
            <text:p>Remis Golden, 143, Loria, Lomitas, Lomas de Zamora, Partido de Lomas de Zamora, Bs. As., 1832, Argentin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Andres</text:p>
          </table:table-cell>
          <table:table-cell table:style-name="ce22" office:value-type="float" office:value="-34.7631" calcext:value-type="float">
            <text:p>-34.7631</text:p>
          </table:table-cell>
          <table:table-cell table:style-name="ce22" office:value-type="float" office:value="-58.3993" calcext:value-type="float">
            <text:p>-58.3993</text:p>
          </table:table-cell>
          <table:table-cell table:style-name="ce24" office:value-type="float" office:value="25180" calcext:value-type="float">
            <text:p>25,180</text:p>
          </table:table-cell>
          <table:table-cell table:style-name="ce26" table:formula="of:=&quot;https://nominatim.openstreetmap.org/reverse?format=json&amp;lat=&quot;&amp;[.B10]&amp;&quot;&amp;lon=&quot;&amp;[.C10]&amp;&quot;&amp;zoom=18&amp;addressdetails=1&amp;email=reemplaza_esto_por_tu_email&amp;app=google-refine&quot;" office:value-type="string" office:string-value="https://nominatim.openstreetmap.org/reverse?format=json&amp;lat=-34.7631&amp;lon=-58.3993&amp;zoom=18&amp;addressdetails=1&amp;email=reemplaza_esto_por_tu_email&amp;app=google-refine" calcext:value-type="string">
            <text:p>https://nominatim.openstreetmap.org/reverse?format=json&amp;lat=-34.7631&amp;lon=-58.3993&amp;zoom=18&amp;addressdetails=1&amp;email=reemplaza_esto_por_tu_email&amp;app=google-refine</text:p>
          </table:table-cell>
          <table:table-cell table:style-name="ce7" office:value-type="string" calcext:value-type="string">
            <text:p>Andres</text:p>
          </table:table-cell>
          <table:table-cell table:style-name="ce7" office:value-type="float" office:value="-34.7631" calcext:value-type="float">
            <text:p>-34.7631</text:p>
          </table:table-cell>
          <table:table-cell table:style-name="ce7" office:value-type="float" office:value="-58.3993" calcext:value-type="float">
            <text:p>-58.3993</text:p>
          </table:table-cell>
          <table:table-cell table:style-name="ce7" office:value-type="string" calcext:value-type="string">
            <text:p>Remis Golden, 143, Loria, Lomitas, Lomas de Zamora, Partido de Lomas de Zamora, Bs. As., 1832, Argentin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Andres</text:p>
          </table:table-cell>
          <table:table-cell table:style-name="ce22" office:value-type="float" office:value="-34.763" calcext:value-type="float">
            <text:p>-34.763</text:p>
          </table:table-cell>
          <table:table-cell table:style-name="ce22" office:value-type="float" office:value="-58.3993" calcext:value-type="float">
            <text:p>-58.3993</text:p>
          </table:table-cell>
          <table:table-cell table:style-name="ce24" office:value-type="float" office:value="34886" calcext:value-type="float">
            <text:p>34,886</text:p>
          </table:table-cell>
          <table:table-cell table:style-name="ce26" table:formula="of:=&quot;https://nominatim.openstreetmap.org/reverse?format=json&amp;lat=&quot;&amp;[.B11]&amp;&quot;&amp;lon=&quot;&amp;[.C11]&amp;&quot;&amp;zoom=18&amp;addressdetails=1&amp;email=reemplaza_esto_por_tu_email&amp;app=google-refine&quot;" office:value-type="string" office:string-value="https://nominatim.openstreetmap.org/reverse?format=json&amp;lat=-34.763&amp;lon=-58.3993&amp;zoom=18&amp;addressdetails=1&amp;email=reemplaza_esto_por_tu_email&amp;app=google-refine" calcext:value-type="string">
            <text:p>https://nominatim.openstreetmap.org/reverse?format=json&amp;lat=-34.763&amp;lon=-58.3993&amp;zoom=18&amp;addressdetails=1&amp;email=reemplaza_esto_por_tu_email&amp;app=google-refine</text:p>
          </table:table-cell>
          <table:table-cell table:style-name="ce7" office:value-type="string" calcext:value-type="string">
            <text:p>Andres</text:p>
          </table:table-cell>
          <table:table-cell table:style-name="ce7" office:value-type="float" office:value="-34.763" calcext:value-type="float">
            <text:p>-34.763</text:p>
          </table:table-cell>
          <table:table-cell table:style-name="ce7" office:value-type="float" office:value="-58.3993" calcext:value-type="float">
            <text:p>-58.3993</text:p>
          </table:table-cell>
          <table:table-cell table:style-name="ce7" office:value-type="string" calcext:value-type="string">
            <text:p>Remis Golden, 143, Loria, Lomitas, Lomas de Zamora, Partido de Lomas de Zamora, Bs. As., 1832, Argentin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Gabriel</text:p>
          </table:table-cell>
          <table:table-cell table:style-name="ce7" office:value-type="float" office:value="-34.6021" calcext:value-type="float">
            <text:p>-34.6021</text:p>
          </table:table-cell>
          <table:table-cell table:style-name="ce7" office:value-type="float" office:value="-58.3718999999999" calcext:value-type="float">
            <text:p>-58.3718999999999</text:p>
          </table:table-cell>
          <table:table-cell table:style-name="ce7" office:value-type="float" office:value="1255" calcext:value-type="float">
            <text:p>1255</text:p>
          </table:table-cell>
          <table:table-cell table:style-name="ce26" table:formula="of:=&quot;https://nominatim.openstreetmap.org/reverse?format=json&amp;lat=&quot;&amp;[.B12]&amp;&quot;&amp;lon=&quot;&amp;[.C12]&amp;&quot;&amp;zoom=18&amp;addressdetails=1&amp;email=reemplaza_esto_por_tu_email&amp;app=google-refine&quot;" office:value-type="string" office:string-value="https://nominatim.openstreetmap.org/reverse?format=json&amp;lat=-34.6021&amp;lon=-58.3718999999999&amp;zoom=18&amp;addressdetails=1&amp;email=reemplaza_esto_por_tu_email&amp;app=google-refine" calcext:value-type="string">
            <text:p>https://nominatim.openstreetmap.org/reverse?format=json&amp;lat=-34.6021&amp;lon=-58.3718999999999&amp;zoom=18&amp;addressdetails=1&amp;email=reemplaza_esto_por_tu_email&amp;app=google-refine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Gabriel</text:p>
          </table:table-cell>
          <table:table-cell table:style-name="ce7" office:value-type="float" office:value="-34.6024" calcext:value-type="float">
            <text:p>-34.6024</text:p>
          </table:table-cell>
          <table:table-cell table:style-name="ce7" office:value-type="float" office:value="-58.3718999999999" calcext:value-type="float">
            <text:p>-58.3718999999999</text:p>
          </table:table-cell>
          <table:table-cell table:style-name="ce7" office:value-type="float" office:value="253" calcext:value-type="float">
            <text:p>253</text:p>
          </table:table-cell>
          <table:table-cell table:style-name="ce26" table:formula="of:=&quot;https://nominatim.openstreetmap.org/reverse?format=json&amp;lat=&quot;&amp;[.B13]&amp;&quot;&amp;lon=&quot;&amp;[.C13]&amp;&quot;&amp;zoom=18&amp;addressdetails=1&amp;email=reemplaza_esto_por_tu_email&amp;app=google-refine&quot;" office:value-type="string" office:string-value="https://nominatim.openstreetmap.org/reverse?format=json&amp;lat=-34.6024&amp;lon=-58.3718999999999&amp;zoom=18&amp;addressdetails=1&amp;email=reemplaza_esto_por_tu_email&amp;app=google-refine" calcext:value-type="string">
            <text:p>https://nominatim.openstreetmap.org/reverse?format=json&amp;lat=-34.6024&amp;lon=-58.3718999999999&amp;zoom=18&amp;addressdetails=1&amp;email=reemplaza_esto_por_tu_email&amp;app=google-refine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Gabriel</text:p>
          </table:table-cell>
          <table:table-cell table:style-name="ce7" office:value-type="float" office:value="-34.6024999999999" calcext:value-type="float">
            <text:p>-34.6024999999999</text:p>
          </table:table-cell>
          <table:table-cell table:style-name="ce7" office:value-type="float" office:value="-58.3718999999999" calcext:value-type="float">
            <text:p>-58.3718999999999</text:p>
          </table:table-cell>
          <table:table-cell table:style-name="ce7" office:value-type="float" office:value="2786" calcext:value-type="float">
            <text:p>2786</text:p>
          </table:table-cell>
          <table:table-cell table:style-name="ce26" table:formula="of:=&quot;https://nominatim.openstreetmap.org/reverse?format=json&amp;lat=&quot;&amp;[.B14]&amp;&quot;&amp;lon=&quot;&amp;[.C14]&amp;&quot;&amp;zoom=18&amp;addressdetails=1&amp;email=reemplaza_esto_por_tu_email&amp;app=google-refine&quot;" office:value-type="string" office:string-value="https://nominatim.openstreetmap.org/reverse?format=json&amp;lat=-34.6024999999999&amp;lon=-58.3718999999999&amp;zoom=18&amp;addressdetails=1&amp;email=reemplaza_esto_por_tu_email&amp;app=google-refine" calcext:value-type="string">
            <text:p>https://nominatim.openstreetmap.org/reverse?format=json&amp;lat=-34.6024999999999&amp;lon=-58.3718999999999&amp;zoom=18&amp;addressdetails=1&amp;email=reemplaza_esto_por_tu_email&amp;app=google-refine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Gabriel</text:p>
          </table:table-cell>
          <table:table-cell table:style-name="ce7" office:value-type="float" office:value="-34.7738999999999" calcext:value-type="float">
            <text:p>-34.7738999999999</text:p>
          </table:table-cell>
          <table:table-cell table:style-name="ce7" office:value-type="float" office:value="-58.4217" calcext:value-type="float">
            <text:p>-58.4217</text:p>
          </table:table-cell>
          <table:table-cell table:style-name="ce7" office:value-type="float" office:value="2833" calcext:value-type="float">
            <text:p>2833</text:p>
          </table:table-cell>
          <table:table-cell table:style-name="ce26" table:formula="of:=&quot;https://nominatim.openstreetmap.org/reverse?format=json&amp;lat=&quot;&amp;[.B15]&amp;&quot;&amp;lon=&quot;&amp;[.C15]&amp;&quot;&amp;zoom=18&amp;addressdetails=1&amp;email=reemplaza_esto_por_tu_email&amp;app=google-refine&quot;" office:value-type="string" office:string-value="https://nominatim.openstreetmap.org/reverse?format=json&amp;lat=-34.7738999999999&amp;lon=-58.4217&amp;zoom=18&amp;addressdetails=1&amp;email=reemplaza_esto_por_tu_email&amp;app=google-refine" calcext:value-type="string">
            <text:p>https://nominatim.openstreetmap.org/reverse?format=json&amp;lat=-34.7738999999999&amp;lon=-58.4217&amp;zoom=18&amp;addressdetails=1&amp;email=reemplaza_esto_por_tu_email&amp;app=google-refine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Gabriel</text:p>
          </table:table-cell>
          <table:table-cell table:style-name="ce7" office:value-type="float" office:value="-34.6024999999999" calcext:value-type="float">
            <text:p>-34.6024999999999</text:p>
          </table:table-cell>
          <table:table-cell table:style-name="ce7" office:value-type="float" office:value="-58.372" calcext:value-type="float">
            <text:p>-58.372</text:p>
          </table:table-cell>
          <table:table-cell table:style-name="ce7" office:value-type="float" office:value="3059" calcext:value-type="float">
            <text:p>3059</text:p>
          </table:table-cell>
          <table:table-cell table:style-name="ce26" table:formula="of:=&quot;https://nominatim.openstreetmap.org/reverse?format=json&amp;lat=&quot;&amp;[.B16]&amp;&quot;&amp;lon=&quot;&amp;[.C16]&amp;&quot;&amp;zoom=18&amp;addressdetails=1&amp;email=reemplaza_esto_por_tu_email&amp;app=google-refine&quot;" office:value-type="string" office:string-value="https://nominatim.openstreetmap.org/reverse?format=json&amp;lat=-34.6024999999999&amp;lon=-58.372&amp;zoom=18&amp;addressdetails=1&amp;email=reemplaza_esto_por_tu_email&amp;app=google-refine" calcext:value-type="string">
            <text:p>https://nominatim.openstreetmap.org/reverse?format=json&amp;lat=-34.6024999999999&amp;lon=-58.372&amp;zoom=18&amp;addressdetails=1&amp;email=reemplaza_esto_por_tu_email&amp;app=google-refine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Gabriel</text:p>
          </table:table-cell>
          <table:table-cell table:style-name="ce7" office:value-type="float" office:value="-34.7738999999999" calcext:value-type="float">
            <text:p>-34.7738999999999</text:p>
          </table:table-cell>
          <table:table-cell table:style-name="ce7" office:value-type="float" office:value="-58.4215" calcext:value-type="float">
            <text:p>-58.4215</text:p>
          </table:table-cell>
          <table:table-cell table:style-name="ce7" office:value-type="float" office:value="3585" calcext:value-type="float">
            <text:p>3585</text:p>
          </table:table-cell>
          <table:table-cell table:style-name="ce26" table:formula="of:=&quot;https://nominatim.openstreetmap.org/reverse?format=json&amp;lat=&quot;&amp;[.B17]&amp;&quot;&amp;lon=&quot;&amp;[.C17]&amp;&quot;&amp;zoom=18&amp;addressdetails=1&amp;email=reemplaza_esto_por_tu_email&amp;app=google-refine&quot;" office:value-type="string" office:string-value="https://nominatim.openstreetmap.org/reverse?format=json&amp;lat=-34.7738999999999&amp;lon=-58.4215&amp;zoom=18&amp;addressdetails=1&amp;email=reemplaza_esto_por_tu_email&amp;app=google-refine" calcext:value-type="string">
            <text:p>https://nominatim.openstreetmap.org/reverse?format=json&amp;lat=-34.7738999999999&amp;lon=-58.4215&amp;zoom=18&amp;addressdetails=1&amp;email=reemplaza_esto_por_tu_email&amp;app=google-refine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Gabriel</text:p>
          </table:table-cell>
          <table:table-cell table:style-name="ce7" office:value-type="float" office:value="-34.6024" calcext:value-type="float">
            <text:p>-34.6024</text:p>
          </table:table-cell>
          <table:table-cell table:style-name="ce7" office:value-type="float" office:value="-58.372" calcext:value-type="float">
            <text:p>-58.372</text:p>
          </table:table-cell>
          <table:table-cell table:style-name="ce7" office:value-type="float" office:value="3928" calcext:value-type="float">
            <text:p>3928</text:p>
          </table:table-cell>
          <table:table-cell table:style-name="ce26" table:formula="of:=&quot;https://nominatim.openstreetmap.org/reverse?format=json&amp;lat=&quot;&amp;[.B18]&amp;&quot;&amp;lon=&quot;&amp;[.C18]&amp;&quot;&amp;zoom=18&amp;addressdetails=1&amp;email=reemplaza_esto_por_tu_email&amp;app=google-refine&quot;" office:value-type="string" office:string-value="https://nominatim.openstreetmap.org/reverse?format=json&amp;lat=-34.6024&amp;lon=-58.372&amp;zoom=18&amp;addressdetails=1&amp;email=reemplaza_esto_por_tu_email&amp;app=google-refine" calcext:value-type="string">
            <text:p>https://nominatim.openstreetmap.org/reverse?format=json&amp;lat=-34.6024&amp;lon=-58.372&amp;zoom=18&amp;addressdetails=1&amp;email=reemplaza_esto_por_tu_email&amp;app=google-refine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Gabriel</text:p>
          </table:table-cell>
          <table:table-cell table:style-name="ce7" office:value-type="float" office:value="-34.7738" calcext:value-type="float">
            <text:p>-34.7738</text:p>
          </table:table-cell>
          <table:table-cell table:style-name="ce7" office:value-type="float" office:value="-58.4215999999999" calcext:value-type="float">
            <text:p>-58.4215999999999</text:p>
          </table:table-cell>
          <table:table-cell table:style-name="ce7" office:value-type="float" office:value="4165" calcext:value-type="float">
            <text:p>4165</text:p>
          </table:table-cell>
          <table:table-cell table:style-name="ce26" table:formula="of:=&quot;https://nominatim.openstreetmap.org/reverse?format=json&amp;lat=&quot;&amp;[.B19]&amp;&quot;&amp;lon=&quot;&amp;[.C19]&amp;&quot;&amp;zoom=18&amp;addressdetails=1&amp;email=reemplaza_esto_por_tu_email&amp;app=google-refine&quot;" office:value-type="string" office:string-value="https://nominatim.openstreetmap.org/reverse?format=json&amp;lat=-34.7738&amp;lon=-58.4215999999999&amp;zoom=18&amp;addressdetails=1&amp;email=reemplaza_esto_por_tu_email&amp;app=google-refine" calcext:value-type="string">
            <text:p>https://nominatim.openstreetmap.org/reverse?format=json&amp;lat=-34.7738&amp;lon=-58.4215999999999&amp;zoom=18&amp;addressdetails=1&amp;email=reemplaza_esto_por_tu_email&amp;app=google-refine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Gabriel</text:p>
          </table:table-cell>
          <table:table-cell table:style-name="ce7" office:value-type="float" office:value="-34.7738999999999" calcext:value-type="float">
            <text:p>-34.7738999999999</text:p>
          </table:table-cell>
          <table:table-cell table:style-name="ce7" office:value-type="float" office:value="-58.4215999999999" calcext:value-type="float">
            <text:p>-58.4215999999999</text:p>
          </table:table-cell>
          <table:table-cell table:style-name="ce7" office:value-type="float" office:value="11863" calcext:value-type="float">
            <text:p>11863</text:p>
          </table:table-cell>
          <table:table-cell table:style-name="ce26" table:formula="of:=&quot;https://nominatim.openstreetmap.org/reverse?format=json&amp;lat=&quot;&amp;[.B20]&amp;&quot;&amp;lon=&quot;&amp;[.C20]&amp;&quot;&amp;zoom=18&amp;addressdetails=1&amp;email=reemplaza_esto_por_tu_email&amp;app=google-refine&quot;" office:value-type="string" office:string-value="https://nominatim.openstreetmap.org/reverse?format=json&amp;lat=-34.7738999999999&amp;lon=-58.4215999999999&amp;zoom=18&amp;addressdetails=1&amp;email=reemplaza_esto_por_tu_email&amp;app=google-refine" calcext:value-type="string">
            <text:p>https://nominatim.openstreetmap.org/reverse?format=json&amp;lat=-34.7738999999999&amp;lon=-58.4215999999999&amp;zoom=18&amp;addressdetails=1&amp;email=reemplaza_esto_por_tu_email&amp;app=google-refine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Gabriel</text:p>
          </table:table-cell>
          <table:table-cell table:style-name="ce7" office:value-type="float" office:value="-34.7738" calcext:value-type="float">
            <text:p>-34.7738</text:p>
          </table:table-cell>
          <table:table-cell table:style-name="ce7" office:value-type="float" office:value="-58.4217" calcext:value-type="float">
            <text:p>-58.4217</text:p>
          </table:table-cell>
          <table:table-cell table:style-name="ce7" office:value-type="float" office:value="23943" calcext:value-type="float">
            <text:p>23943</text:p>
          </table:table-cell>
          <table:table-cell table:style-name="ce26" table:formula="of:=&quot;https://nominatim.openstreetmap.org/reverse?format=json&amp;lat=&quot;&amp;[.B21]&amp;&quot;&amp;lon=&quot;&amp;[.C21]&amp;&quot;&amp;zoom=18&amp;addressdetails=1&amp;email=reemplaza_esto_por_tu_email&amp;app=google-refine&quot;" office:value-type="string" office:string-value="https://nominatim.openstreetmap.org/reverse?format=json&amp;lat=-34.7738&amp;lon=-58.4217&amp;zoom=18&amp;addressdetails=1&amp;email=reemplaza_esto_por_tu_email&amp;app=google-refine" calcext:value-type="string">
            <text:p>https://nominatim.openstreetmap.org/reverse?format=json&amp;lat=-34.7738&amp;lon=-58.4217&amp;zoom=18&amp;addressdetails=1&amp;email=reemplaza_esto_por_tu_email&amp;app=google-refine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Jorge</text:p>
          </table:table-cell>
          <table:table-cell table:style-name="ce7" office:value-type="float" office:value="-34.6096" calcext:value-type="float">
            <text:p>-34.6096</text:p>
          </table:table-cell>
          <table:table-cell table:style-name="ce7" office:value-type="float" office:value="-58.3646999999999" calcext:value-type="float">
            <text:p>-58.3646999999999</text:p>
          </table:table-cell>
          <table:table-cell table:style-name="ce7" office:value-type="float" office:value="14856" calcext:value-type="float">
            <text:p>14856</text:p>
          </table:table-cell>
          <table:table-cell table:style-name="ce26" table:formula="of:=&quot;https://nominatim.openstreetmap.org/reverse?format=json&amp;lat=&quot;&amp;[.B22]&amp;&quot;&amp;lon=&quot;&amp;[.C22]&amp;&quot;&amp;zoom=18&amp;addressdetails=1&amp;email=reemplaza_esto_por_tu_email&amp;app=google-refine&quot;" office:value-type="string" office:string-value="https://nominatim.openstreetmap.org/reverse?format=json&amp;lat=-34.6096&amp;lon=-58.3646999999999&amp;zoom=18&amp;addressdetails=1&amp;email=reemplaza_esto_por_tu_email&amp;app=google-refine" calcext:value-type="string">
            <text:p>https://nominatim.openstreetmap.org/reverse?format=json&amp;lat=-34.6096&amp;lon=-58.3646999999999&amp;zoom=18&amp;addressdetails=1&amp;email=reemplaza_esto_por_tu_email&amp;app=google-refine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Jorge</text:p>
          </table:table-cell>
          <table:table-cell table:style-name="ce7" office:value-type="float" office:value="-34.6248" calcext:value-type="float">
            <text:p>-34.6248</text:p>
          </table:table-cell>
          <table:table-cell table:style-name="ce7" office:value-type="float" office:value="-58.3637" calcext:value-type="float">
            <text:p>-58.3637</text:p>
          </table:table-cell>
          <table:table-cell table:style-name="ce7" office:value-type="float" office:value="24625" calcext:value-type="float">
            <text:p>24625</text:p>
          </table:table-cell>
          <table:table-cell table:style-name="ce26" table:formula="of:=&quot;https://nominatim.openstreetmap.org/reverse?format=json&amp;lat=&quot;&amp;[.B23]&amp;&quot;&amp;lon=&quot;&amp;[.C23]&amp;&quot;&amp;zoom=18&amp;addressdetails=1&amp;email=reemplaza_esto_por_tu_email&amp;app=google-refine&quot;" office:value-type="string" office:string-value="https://nominatim.openstreetmap.org/reverse?format=json&amp;lat=-34.6248&amp;lon=-58.3637&amp;zoom=18&amp;addressdetails=1&amp;email=reemplaza_esto_por_tu_email&amp;app=google-refine" calcext:value-type="string">
            <text:p>https://nominatim.openstreetmap.org/reverse?format=json&amp;lat=-34.6248&amp;lon=-58.3637&amp;zoom=18&amp;addressdetails=1&amp;email=reemplaza_esto_por_tu_email&amp;app=google-refine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Jorge</text:p>
          </table:table-cell>
          <table:table-cell table:style-name="ce7" office:value-type="float" office:value="-34.6090999999999" calcext:value-type="float">
            <text:p>-34.6090999999999</text:p>
          </table:table-cell>
          <table:table-cell table:style-name="ce7" office:value-type="float" office:value="-58.3633999999999" calcext:value-type="float">
            <text:p>-58.3633999999999</text:p>
          </table:table-cell>
          <table:table-cell table:style-name="ce7" office:value-type="float" office:value="16481" calcext:value-type="float">
            <text:p>16481</text:p>
          </table:table-cell>
          <table:table-cell table:style-name="ce26" table:formula="of:=&quot;https://nominatim.openstreetmap.org/reverse?format=json&amp;lat=&quot;&amp;[.B24]&amp;&quot;&amp;lon=&quot;&amp;[.C24]&amp;&quot;&amp;zoom=18&amp;addressdetails=1&amp;email=reemplaza_esto_por_tu_email&amp;app=google-refine&quot;" office:value-type="string" office:string-value="https://nominatim.openstreetmap.org/reverse?format=json&amp;lat=-34.6090999999999&amp;lon=-58.3633999999999&amp;zoom=18&amp;addressdetails=1&amp;email=reemplaza_esto_por_tu_email&amp;app=google-refine" calcext:value-type="string">
            <text:p>https://nominatim.openstreetmap.org/reverse?format=json&amp;lat=-34.6090999999999&amp;lon=-58.3633999999999&amp;zoom=18&amp;addressdetails=1&amp;email=reemplaza_esto_por_tu_email&amp;app=google-refine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Jorge</text:p>
          </table:table-cell>
          <table:table-cell table:style-name="ce7" office:value-type="float" office:value="-34.6251" calcext:value-type="float">
            <text:p>-34.6251</text:p>
          </table:table-cell>
          <table:table-cell table:style-name="ce7" office:value-type="float" office:value="-58.3633" calcext:value-type="float">
            <text:p>-58.3633</text:p>
          </table:table-cell>
          <table:table-cell table:style-name="ce7" office:value-type="float" office:value="17756" calcext:value-type="float">
            <text:p>17756</text:p>
          </table:table-cell>
          <table:table-cell table:style-name="ce26" table:formula="of:=&quot;https://nominatim.openstreetmap.org/reverse?format=json&amp;lat=&quot;&amp;[.B25]&amp;&quot;&amp;lon=&quot;&amp;[.C25]&amp;&quot;&amp;zoom=18&amp;addressdetails=1&amp;email=reemplaza_esto_por_tu_email&amp;app=google-refine&quot;" office:value-type="string" office:string-value="https://nominatim.openstreetmap.org/reverse?format=json&amp;lat=-34.6251&amp;lon=-58.3633&amp;zoom=18&amp;addressdetails=1&amp;email=reemplaza_esto_por_tu_email&amp;app=google-refine" calcext:value-type="string">
            <text:p>https://nominatim.openstreetmap.org/reverse?format=json&amp;lat=-34.6251&amp;lon=-58.3633&amp;zoom=18&amp;addressdetails=1&amp;email=reemplaza_esto_por_tu_email&amp;app=google-refine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Jorge</text:p>
          </table:table-cell>
          <table:table-cell table:style-name="ce7" office:value-type="float" office:value="-34.6253999999999" calcext:value-type="float">
            <text:p>-34.6253999999999</text:p>
          </table:table-cell>
          <table:table-cell table:style-name="ce7" office:value-type="float" office:value="-58.3622" calcext:value-type="float">
            <text:p>-58.3622</text:p>
          </table:table-cell>
          <table:table-cell table:style-name="ce7" office:value-type="float" office:value="34312" calcext:value-type="float">
            <text:p>34312</text:p>
          </table:table-cell>
          <table:table-cell table:style-name="ce26" table:formula="of:=&quot;https://nominatim.openstreetmap.org/reverse?format=json&amp;lat=&quot;&amp;[.B26]&amp;&quot;&amp;lon=&quot;&amp;[.C26]&amp;&quot;&amp;zoom=18&amp;addressdetails=1&amp;email=reemplaza_esto_por_tu_email&amp;app=google-refine&quot;" office:value-type="string" office:string-value="https://nominatim.openstreetmap.org/reverse?format=json&amp;lat=-34.6253999999999&amp;lon=-58.3622&amp;zoom=18&amp;addressdetails=1&amp;email=reemplaza_esto_por_tu_email&amp;app=google-refine" calcext:value-type="string">
            <text:p>https://nominatim.openstreetmap.org/reverse?format=json&amp;lat=-34.6253999999999&amp;lon=-58.3622&amp;zoom=18&amp;addressdetails=1&amp;email=reemplaza_esto_por_tu_email&amp;app=google-refine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Jorge</text:p>
          </table:table-cell>
          <table:table-cell table:style-name="ce7" office:value-type="float" office:value="-34.6257" calcext:value-type="float">
            <text:p>-34.6257</text:p>
          </table:table-cell>
          <table:table-cell table:style-name="ce7" office:value-type="float" office:value="-58.3622" calcext:value-type="float">
            <text:p>-58.3622</text:p>
          </table:table-cell>
          <table:table-cell table:style-name="ce7" office:value-type="float" office:value="23266" calcext:value-type="float">
            <text:p>23266</text:p>
          </table:table-cell>
          <table:table-cell table:style-name="ce26" table:formula="of:=&quot;https://nominatim.openstreetmap.org/reverse?format=json&amp;lat=&quot;&amp;[.B27]&amp;&quot;&amp;lon=&quot;&amp;[.C27]&amp;&quot;&amp;zoom=18&amp;addressdetails=1&amp;email=reemplaza_esto_por_tu_email&amp;app=google-refine&quot;" office:value-type="string" office:string-value="https://nominatim.openstreetmap.org/reverse?format=json&amp;lat=-34.6257&amp;lon=-58.3622&amp;zoom=18&amp;addressdetails=1&amp;email=reemplaza_esto_por_tu_email&amp;app=google-refine" calcext:value-type="string">
            <text:p>https://nominatim.openstreetmap.org/reverse?format=json&amp;lat=-34.6257&amp;lon=-58.3622&amp;zoom=18&amp;addressdetails=1&amp;email=reemplaza_esto_por_tu_email&amp;app=google-refine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Jorge</text:p>
          </table:table-cell>
          <table:table-cell table:style-name="ce7" office:value-type="float" office:value="-34.6270999999999" calcext:value-type="float">
            <text:p>-34.6270999999999</text:p>
          </table:table-cell>
          <table:table-cell table:style-name="ce7" office:value-type="float" office:value="-58.3650999999999" calcext:value-type="float">
            <text:p>-58.3650999999999</text:p>
          </table:table-cell>
          <table:table-cell table:style-name="ce7" office:value-type="float" office:value="12629" calcext:value-type="float">
            <text:p>12629</text:p>
          </table:table-cell>
          <table:table-cell table:style-name="ce26" table:formula="of:=&quot;https://nominatim.openstreetmap.org/reverse?format=json&amp;lat=&quot;&amp;[.B28]&amp;&quot;&amp;lon=&quot;&amp;[.C28]&amp;&quot;&amp;zoom=18&amp;addressdetails=1&amp;email=reemplaza_esto_por_tu_email&amp;app=google-refine&quot;" office:value-type="string" office:string-value="https://nominatim.openstreetmap.org/reverse?format=json&amp;lat=-34.6270999999999&amp;lon=-58.3650999999999&amp;zoom=18&amp;addressdetails=1&amp;email=reemplaza_esto_por_tu_email&amp;app=google-refine" calcext:value-type="string">
            <text:p>https://nominatim.openstreetmap.org/reverse?format=json&amp;lat=-34.6270999999999&amp;lon=-58.3650999999999&amp;zoom=18&amp;addressdetails=1&amp;email=reemplaza_esto_por_tu_email&amp;app=google-refine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Jorge</text:p>
          </table:table-cell>
          <table:table-cell table:style-name="ce7" office:value-type="float" office:value="-34.6272" calcext:value-type="float">
            <text:p>-34.6272</text:p>
          </table:table-cell>
          <table:table-cell table:style-name="ce7" office:value-type="float" office:value="-58.365" calcext:value-type="float">
            <text:p>-58.365</text:p>
          </table:table-cell>
          <table:table-cell table:style-name="ce7" office:value-type="float" office:value="28819" calcext:value-type="float">
            <text:p>28819</text:p>
          </table:table-cell>
          <table:table-cell table:style-name="ce26" table:formula="of:=&quot;https://nominatim.openstreetmap.org/reverse?format=json&amp;lat=&quot;&amp;[.B29]&amp;&quot;&amp;lon=&quot;&amp;[.C29]&amp;&quot;&amp;zoom=18&amp;addressdetails=1&amp;email=reemplaza_esto_por_tu_email&amp;app=google-refine&quot;" office:value-type="string" office:string-value="https://nominatim.openstreetmap.org/reverse?format=json&amp;lat=-34.6272&amp;lon=-58.365&amp;zoom=18&amp;addressdetails=1&amp;email=reemplaza_esto_por_tu_email&amp;app=google-refine" calcext:value-type="string">
            <text:p>https://nominatim.openstreetmap.org/reverse?format=json&amp;lat=-34.6272&amp;lon=-58.365&amp;zoom=18&amp;addressdetails=1&amp;email=reemplaza_esto_por_tu_email&amp;app=google-refine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Jorge</text:p>
          </table:table-cell>
          <table:table-cell table:style-name="ce7" office:value-type="float" office:value="-34.6272" calcext:value-type="float">
            <text:p>-34.6272</text:p>
          </table:table-cell>
          <table:table-cell table:style-name="ce7" office:value-type="float" office:value="-58.3650999999999" calcext:value-type="float">
            <text:p>-58.3650999999999</text:p>
          </table:table-cell>
          <table:table-cell table:style-name="ce7" office:value-type="float" office:value="12822" calcext:value-type="float">
            <text:p>12822</text:p>
          </table:table-cell>
          <table:table-cell table:style-name="ce26" table:formula="of:=&quot;https://nominatim.openstreetmap.org/reverse?format=json&amp;lat=&quot;&amp;[.B30]&amp;&quot;&amp;lon=&quot;&amp;[.C30]&amp;&quot;&amp;zoom=18&amp;addressdetails=1&amp;email=reemplaza_esto_por_tu_email&amp;app=google-refine&quot;" office:value-type="string" office:string-value="https://nominatim.openstreetmap.org/reverse?format=json&amp;lat=-34.6272&amp;lon=-58.3650999999999&amp;zoom=18&amp;addressdetails=1&amp;email=reemplaza_esto_por_tu_email&amp;app=google-refine" calcext:value-type="string">
            <text:p>https://nominatim.openstreetmap.org/reverse?format=json&amp;lat=-34.6272&amp;lon=-58.3650999999999&amp;zoom=18&amp;addressdetails=1&amp;email=reemplaza_esto_por_tu_email&amp;app=google-refine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Jorge</text:p>
          </table:table-cell>
          <table:table-cell table:style-name="ce7" office:value-type="float" office:value="-34.6272" calcext:value-type="float">
            <text:p>-34.6272</text:p>
          </table:table-cell>
          <table:table-cell table:style-name="ce7" office:value-type="float" office:value="-58.3652" calcext:value-type="float">
            <text:p>-58.3652</text:p>
          </table:table-cell>
          <table:table-cell table:style-name="ce7" office:value-type="float" office:value="13298" calcext:value-type="float">
            <text:p>13298</text:p>
          </table:table-cell>
          <table:table-cell table:style-name="ce26" table:formula="of:=&quot;https://nominatim.openstreetmap.org/reverse?format=json&amp;lat=&quot;&amp;[.B31]&amp;&quot;&amp;lon=&quot;&amp;[.C31]&amp;&quot;&amp;zoom=18&amp;addressdetails=1&amp;email=reemplaza_esto_por_tu_email&amp;app=google-refine&quot;" office:value-type="string" office:string-value="https://nominatim.openstreetmap.org/reverse?format=json&amp;lat=-34.6272&amp;lon=-58.3652&amp;zoom=18&amp;addressdetails=1&amp;email=reemplaza_esto_por_tu_email&amp;app=google-refine" calcext:value-type="string">
            <text:p>https://nominatim.openstreetmap.org/reverse?format=json&amp;lat=-34.6272&amp;lon=-58.3652&amp;zoom=18&amp;addressdetails=1&amp;email=reemplaza_esto_por_tu_email&amp;app=google-refine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Marita y Damian</text:p>
          </table:table-cell>
          <table:table-cell table:style-name="ce22" office:value-type="float" office:value="-34.5774" calcext:value-type="float">
            <text:p>-34.5774</text:p>
          </table:table-cell>
          <table:table-cell table:style-name="ce22" office:value-type="float" office:value="-58.4959" calcext:value-type="float">
            <text:p>-58.4959</text:p>
          </table:table-cell>
          <table:table-cell table:style-name="ce24" office:value-type="float" office:value="10239" calcext:value-type="float">
            <text:p>10,239</text:p>
          </table:table-cell>
          <table:table-cell table:style-name="ce26" table:formula="of:=&quot;https://nominatim.openstreetmap.org/reverse?format=json&amp;lat=&quot;&amp;[.B32]&amp;&quot;&amp;lon=&quot;&amp;[.C32]&amp;&quot;&amp;zoom=18&amp;addressdetails=1&amp;email=reemplaza_esto_por_tu_email&amp;app=google-refine&quot;" office:value-type="string" office:string-value="https://nominatim.openstreetmap.org/reverse?format=json&amp;lat=-34.5774&amp;lon=-58.4959&amp;zoom=18&amp;addressdetails=1&amp;email=reemplaza_esto_por_tu_email&amp;app=google-refine" calcext:value-type="string">
            <text:p>https://nominatim.openstreetmap.org/reverse?format=json&amp;lat=-34.5774&amp;lon=-58.4959&amp;zoom=18&amp;addressdetails=1&amp;email=reemplaza_esto_por_tu_email&amp;app=google-refine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Marita y Damian</text:p>
          </table:table-cell>
          <table:table-cell table:style-name="ce22" office:value-type="float" office:value="-34.5225" calcext:value-type="float">
            <text:p>-34.5225</text:p>
          </table:table-cell>
          <table:table-cell table:style-name="ce22" office:value-type="float" office:value="-58.5136" calcext:value-type="float">
            <text:p>-58.5136</text:p>
          </table:table-cell>
          <table:table-cell table:style-name="ce24" office:value-type="float" office:value="11479" calcext:value-type="float">
            <text:p>11,479</text:p>
          </table:table-cell>
          <table:table-cell table:style-name="ce26" table:formula="of:=&quot;https://nominatim.openstreetmap.org/reverse?format=json&amp;lat=&quot;&amp;[.B33]&amp;&quot;&amp;lon=&quot;&amp;[.C33]&amp;&quot;&amp;zoom=18&amp;addressdetails=1&amp;email=reemplaza_esto_por_tu_email&amp;app=google-refine&quot;" office:value-type="string" office:string-value="https://nominatim.openstreetmap.org/reverse?format=json&amp;lat=-34.5225&amp;lon=-58.5136&amp;zoom=18&amp;addressdetails=1&amp;email=reemplaza_esto_por_tu_email&amp;app=google-refine" calcext:value-type="string">
            <text:p>https://nominatim.openstreetmap.org/reverse?format=json&amp;lat=-34.5225&amp;lon=-58.5136&amp;zoom=18&amp;addressdetails=1&amp;email=reemplaza_esto_por_tu_email&amp;app=google-refine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Marita y Damian</text:p>
          </table:table-cell>
          <table:table-cell table:style-name="ce22" office:value-type="float" office:value="-34.5722" calcext:value-type="float">
            <text:p>-34.5722</text:p>
          </table:table-cell>
          <table:table-cell table:style-name="ce22" office:value-type="float" office:value="-58.4935" calcext:value-type="float">
            <text:p>-58.4935</text:p>
          </table:table-cell>
          <table:table-cell table:style-name="ce24" office:value-type="float" office:value="11744" calcext:value-type="float">
            <text:p>11,744</text:p>
          </table:table-cell>
          <table:table-cell table:style-name="ce26" table:formula="of:=&quot;https://nominatim.openstreetmap.org/reverse?format=json&amp;lat=&quot;&amp;[.B34]&amp;&quot;&amp;lon=&quot;&amp;[.C34]&amp;&quot;&amp;zoom=18&amp;addressdetails=1&amp;email=reemplaza_esto_por_tu_email&amp;app=google-refine&quot;" office:value-type="string" office:string-value="https://nominatim.openstreetmap.org/reverse?format=json&amp;lat=-34.5722&amp;lon=-58.4935&amp;zoom=18&amp;addressdetails=1&amp;email=reemplaza_esto_por_tu_email&amp;app=google-refine" calcext:value-type="string">
            <text:p>https://nominatim.openstreetmap.org/reverse?format=json&amp;lat=-34.5722&amp;lon=-58.4935&amp;zoom=18&amp;addressdetails=1&amp;email=reemplaza_esto_por_tu_email&amp;app=google-refine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Marita y Damian</text:p>
          </table:table-cell>
          <table:table-cell table:style-name="ce22" office:value-type="float" office:value="-34.5723" calcext:value-type="float">
            <text:p>-34.5723</text:p>
          </table:table-cell>
          <table:table-cell table:style-name="ce22" office:value-type="float" office:value="-58.4933" calcext:value-type="float">
            <text:p>-58.4933</text:p>
          </table:table-cell>
          <table:table-cell table:style-name="ce24" office:value-type="float" office:value="14369" calcext:value-type="float">
            <text:p>14,369</text:p>
          </table:table-cell>
          <table:table-cell table:style-name="ce26" table:formula="of:=&quot;https://nominatim.openstreetmap.org/reverse?format=json&amp;lat=&quot;&amp;[.B35]&amp;&quot;&amp;lon=&quot;&amp;[.C35]&amp;&quot;&amp;zoom=18&amp;addressdetails=1&amp;email=reemplaza_esto_por_tu_email&amp;app=google-refine&quot;" office:value-type="string" office:string-value="https://nominatim.openstreetmap.org/reverse?format=json&amp;lat=-34.5723&amp;lon=-58.4933&amp;zoom=18&amp;addressdetails=1&amp;email=reemplaza_esto_por_tu_email&amp;app=google-refine" calcext:value-type="string">
            <text:p>https://nominatim.openstreetmap.org/reverse?format=json&amp;lat=-34.5723&amp;lon=-58.4933&amp;zoom=18&amp;addressdetails=1&amp;email=reemplaza_esto_por_tu_email&amp;app=google-refine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Marita y Damian</text:p>
          </table:table-cell>
          <table:table-cell table:style-name="ce22" office:value-type="float" office:value="-34.5723" calcext:value-type="float">
            <text:p>-34.5723</text:p>
          </table:table-cell>
          <table:table-cell table:style-name="ce22" office:value-type="float" office:value="-58.4934" calcext:value-type="float">
            <text:p>-58.4934</text:p>
          </table:table-cell>
          <table:table-cell table:style-name="ce24" office:value-type="float" office:value="16940" calcext:value-type="float">
            <text:p>16,940</text:p>
          </table:table-cell>
          <table:table-cell table:style-name="ce26" table:formula="of:=&quot;https://nominatim.openstreetmap.org/reverse?format=json&amp;lat=&quot;&amp;[.B36]&amp;&quot;&amp;lon=&quot;&amp;[.C36]&amp;&quot;&amp;zoom=18&amp;addressdetails=1&amp;email=reemplaza_esto_por_tu_email&amp;app=google-refine&quot;" office:value-type="string" office:string-value="https://nominatim.openstreetmap.org/reverse?format=json&amp;lat=-34.5723&amp;lon=-58.4934&amp;zoom=18&amp;addressdetails=1&amp;email=reemplaza_esto_por_tu_email&amp;app=google-refine" calcext:value-type="string">
            <text:p>https://nominatim.openstreetmap.org/reverse?format=json&amp;lat=-34.5723&amp;lon=-58.4934&amp;zoom=18&amp;addressdetails=1&amp;email=reemplaza_esto_por_tu_email&amp;app=google-refine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Marita y Damian</text:p>
          </table:table-cell>
          <table:table-cell table:style-name="ce22" office:value-type="float" office:value="-34.5225" calcext:value-type="float">
            <text:p>-34.5225</text:p>
          </table:table-cell>
          <table:table-cell table:style-name="ce22" office:value-type="float" office:value="-58.5135" calcext:value-type="float">
            <text:p>-58.5135</text:p>
          </table:table-cell>
          <table:table-cell table:style-name="ce24" office:value-type="float" office:value="17423" calcext:value-type="float">
            <text:p>17,423</text:p>
          </table:table-cell>
          <table:table-cell table:style-name="ce26" table:formula="of:=&quot;https://nominatim.openstreetmap.org/reverse?format=json&amp;lat=&quot;&amp;[.B37]&amp;&quot;&amp;lon=&quot;&amp;[.C37]&amp;&quot;&amp;zoom=18&amp;addressdetails=1&amp;email=reemplaza_esto_por_tu_email&amp;app=google-refine&quot;" office:value-type="string" office:string-value="https://nominatim.openstreetmap.org/reverse?format=json&amp;lat=-34.5225&amp;lon=-58.5135&amp;zoom=18&amp;addressdetails=1&amp;email=reemplaza_esto_por_tu_email&amp;app=google-refine" calcext:value-type="string">
            <text:p>https://nominatim.openstreetmap.org/reverse?format=json&amp;lat=-34.5225&amp;lon=-58.5135&amp;zoom=18&amp;addressdetails=1&amp;email=reemplaza_esto_por_tu_email&amp;app=google-refine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Marita y Damian</text:p>
          </table:table-cell>
          <table:table-cell table:style-name="ce22" office:value-type="float" office:value="-34.6311" calcext:value-type="float">
            <text:p>-34.6311</text:p>
          </table:table-cell>
          <table:table-cell table:style-name="ce22" office:value-type="float" office:value="-58.5209" calcext:value-type="float">
            <text:p>-58.5209</text:p>
          </table:table-cell>
          <table:table-cell table:style-name="ce24" office:value-type="float" office:value="18378" calcext:value-type="float">
            <text:p>18,378</text:p>
          </table:table-cell>
          <table:table-cell table:style-name="ce26" table:formula="of:=&quot;https://nominatim.openstreetmap.org/reverse?format=json&amp;lat=&quot;&amp;[.B38]&amp;&quot;&amp;lon=&quot;&amp;[.C38]&amp;&quot;&amp;zoom=18&amp;addressdetails=1&amp;email=reemplaza_esto_por_tu_email&amp;app=google-refine&quot;" office:value-type="string" office:string-value="https://nominatim.openstreetmap.org/reverse?format=json&amp;lat=-34.6311&amp;lon=-58.5209&amp;zoom=18&amp;addressdetails=1&amp;email=reemplaza_esto_por_tu_email&amp;app=google-refine" calcext:value-type="string">
            <text:p>https://nominatim.openstreetmap.org/reverse?format=json&amp;lat=-34.6311&amp;lon=-58.5209&amp;zoom=18&amp;addressdetails=1&amp;email=reemplaza_esto_por_tu_email&amp;app=google-refine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Marita y Damian</text:p>
          </table:table-cell>
          <table:table-cell table:style-name="ce22" office:value-type="float" office:value="-34.5226" calcext:value-type="float">
            <text:p>-34.5226</text:p>
          </table:table-cell>
          <table:table-cell table:style-name="ce22" office:value-type="float" office:value="-58.5135" calcext:value-type="float">
            <text:p>-58.5135</text:p>
          </table:table-cell>
          <table:table-cell table:style-name="ce24" office:value-type="float" office:value="22209" calcext:value-type="float">
            <text:p>22,209</text:p>
          </table:table-cell>
          <table:table-cell table:style-name="ce26" table:formula="of:=&quot;https://nominatim.openstreetmap.org/reverse?format=json&amp;lat=&quot;&amp;[.B39]&amp;&quot;&amp;lon=&quot;&amp;[.C39]&amp;&quot;&amp;zoom=18&amp;addressdetails=1&amp;email=reemplaza_esto_por_tu_email&amp;app=google-refine&quot;" office:value-type="string" office:string-value="https://nominatim.openstreetmap.org/reverse?format=json&amp;lat=-34.5226&amp;lon=-58.5135&amp;zoom=18&amp;addressdetails=1&amp;email=reemplaza_esto_por_tu_email&amp;app=google-refine" calcext:value-type="string">
            <text:p>https://nominatim.openstreetmap.org/reverse?format=json&amp;lat=-34.5226&amp;lon=-58.5135&amp;zoom=18&amp;addressdetails=1&amp;email=reemplaza_esto_por_tu_email&amp;app=google-refine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Marita y Damian</text:p>
          </table:table-cell>
          <table:table-cell table:style-name="ce22" office:value-type="float" office:value="-34.5722" calcext:value-type="float">
            <text:p>-34.5722</text:p>
          </table:table-cell>
          <table:table-cell table:style-name="ce22" office:value-type="float" office:value="-58.4937" calcext:value-type="float">
            <text:p>-58.4937</text:p>
          </table:table-cell>
          <table:table-cell table:style-name="ce24" office:value-type="float" office:value="23279" calcext:value-type="float">
            <text:p>23,279</text:p>
          </table:table-cell>
          <table:table-cell table:style-name="ce26" table:formula="of:=&quot;https://nominatim.openstreetmap.org/reverse?format=json&amp;lat=&quot;&amp;[.B40]&amp;&quot;&amp;lon=&quot;&amp;[.C40]&amp;&quot;&amp;zoom=18&amp;addressdetails=1&amp;email=reemplaza_esto_por_tu_email&amp;app=google-refine&quot;" office:value-type="string" office:string-value="https://nominatim.openstreetmap.org/reverse?format=json&amp;lat=-34.5722&amp;lon=-58.4937&amp;zoom=18&amp;addressdetails=1&amp;email=reemplaza_esto_por_tu_email&amp;app=google-refine" calcext:value-type="string">
            <text:p>https://nominatim.openstreetmap.org/reverse?format=json&amp;lat=-34.5722&amp;lon=-58.4937&amp;zoom=18&amp;addressdetails=1&amp;email=reemplaza_esto_por_tu_email&amp;app=google-refine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Marita y Damian</text:p>
          </table:table-cell>
          <table:table-cell table:style-name="ce22" office:value-type="float" office:value="-34.5722" calcext:value-type="float">
            <text:p>-34.5722</text:p>
          </table:table-cell>
          <table:table-cell table:style-name="ce22" office:value-type="float" office:value="-58.4936" calcext:value-type="float">
            <text:p>-58.4936</text:p>
          </table:table-cell>
          <table:table-cell table:style-name="ce24" office:value-type="float" office:value="23382" calcext:value-type="float">
            <text:p>23,382</text:p>
          </table:table-cell>
          <table:table-cell table:style-name="ce26" table:formula="of:=&quot;https://nominatim.openstreetmap.org/reverse?format=json&amp;lat=&quot;&amp;[.B41]&amp;&quot;&amp;lon=&quot;&amp;[.C41]&amp;&quot;&amp;zoom=18&amp;addressdetails=1&amp;email=reemplaza_esto_por_tu_email&amp;app=google-refine&quot;" office:value-type="string" office:string-value="https://nominatim.openstreetmap.org/reverse?format=json&amp;lat=-34.5722&amp;lon=-58.4936&amp;zoom=18&amp;addressdetails=1&amp;email=reemplaza_esto_por_tu_email&amp;app=google-refine" calcext:value-type="string">
            <text:p>https://nominatim.openstreetmap.org/reverse?format=json&amp;lat=-34.5722&amp;lon=-58.4936&amp;zoom=18&amp;addressdetails=1&amp;email=reemplaza_esto_por_tu_email&amp;app=google-refine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alejandra</text:p>
          </table:table-cell>
          <table:table-cell table:style-name="ce7" office:value-type="float" office:value="-34.5833999999999" calcext:value-type="float">
            <text:p>-34.5833999999999</text:p>
          </table:table-cell>
          <table:table-cell table:style-name="ce23" office:value-type="float" office:value="-58.4055" calcext:value-type="float">
            <text:p>-58.4055</text:p>
          </table:table-cell>
          <table:table-cell table:style-name="ce7" office:value-type="float" office:value="31202" calcext:value-type="float">
            <text:p>31202</text:p>
          </table:table-cell>
          <table:table-cell table:style-name="ce26" table:formula="of:=&quot;https://nominatim.openstreetmap.org/reverse?format=json&amp;lat=&quot;&amp;[.B42]&amp;&quot;&amp;lon=&quot;&amp;[.C42]&amp;&quot;&amp;zoom=18&amp;addressdetails=1&amp;email=reemplaza_esto_por_tu_email&amp;app=google-refine&quot;" office:value-type="string" office:string-value="https://nominatim.openstreetmap.org/reverse?format=json&amp;lat=-34.5833999999999&amp;lon=-58.4055&amp;zoom=18&amp;addressdetails=1&amp;email=reemplaza_esto_por_tu_email&amp;app=google-refine" calcext:value-type="string">
            <text:p>https://nominatim.openstreetmap.org/reverse?format=json&amp;lat=-34.5833999999999&amp;lon=-58.4055&amp;zoom=18&amp;addressdetails=1&amp;email=reemplaza_esto_por_tu_email&amp;app=google-refine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alejandra</text:p>
          </table:table-cell>
          <table:table-cell table:style-name="ce7" office:value-type="float" office:value="-34.5835" calcext:value-type="float">
            <text:p>-34.5835</text:p>
          </table:table-cell>
          <table:table-cell table:style-name="ce23" office:value-type="float" office:value="-58.4054" calcext:value-type="float">
            <text:p>-58.4054</text:p>
          </table:table-cell>
          <table:table-cell table:style-name="ce7" office:value-type="float" office:value="24196" calcext:value-type="float">
            <text:p>24196</text:p>
          </table:table-cell>
          <table:table-cell table:style-name="ce26" table:formula="of:=&quot;https://nominatim.openstreetmap.org/reverse?format=json&amp;lat=&quot;&amp;[.B43]&amp;&quot;&amp;lon=&quot;&amp;[.C43]&amp;&quot;&amp;zoom=18&amp;addressdetails=1&amp;email=reemplaza_esto_por_tu_email&amp;app=google-refine&quot;" office:value-type="string" office:string-value="https://nominatim.openstreetmap.org/reverse?format=json&amp;lat=-34.5835&amp;lon=-58.4054&amp;zoom=18&amp;addressdetails=1&amp;email=reemplaza_esto_por_tu_email&amp;app=google-refine" calcext:value-type="string">
            <text:p>https://nominatim.openstreetmap.org/reverse?format=json&amp;lat=-34.5835&amp;lon=-58.4054&amp;zoom=18&amp;addressdetails=1&amp;email=reemplaza_esto_por_tu_email&amp;app=google-refine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alejandra</text:p>
          </table:table-cell>
          <table:table-cell table:style-name="ce7" office:value-type="float" office:value="-34.5835" calcext:value-type="float">
            <text:p>-34.5835</text:p>
          </table:table-cell>
          <table:table-cell table:style-name="ce23" office:value-type="float" office:value="-58.4055" calcext:value-type="float">
            <text:p>-58.4055</text:p>
          </table:table-cell>
          <table:table-cell table:style-name="ce7" office:value-type="float" office:value="17434" calcext:value-type="float">
            <text:p>17434</text:p>
          </table:table-cell>
          <table:table-cell table:style-name="ce26" table:formula="of:=&quot;https://nominatim.openstreetmap.org/reverse?format=json&amp;lat=&quot;&amp;[.B44]&amp;&quot;&amp;lon=&quot;&amp;[.C44]&amp;&quot;&amp;zoom=18&amp;addressdetails=1&amp;email=reemplaza_esto_por_tu_email&amp;app=google-refine&quot;" office:value-type="string" office:string-value="https://nominatim.openstreetmap.org/reverse?format=json&amp;lat=-34.5835&amp;lon=-58.4055&amp;zoom=18&amp;addressdetails=1&amp;email=reemplaza_esto_por_tu_email&amp;app=google-refine" calcext:value-type="string">
            <text:p>https://nominatim.openstreetmap.org/reverse?format=json&amp;lat=-34.5835&amp;lon=-58.4055&amp;zoom=18&amp;addressdetails=1&amp;email=reemplaza_esto_por_tu_email&amp;app=google-refine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alejandra</text:p>
          </table:table-cell>
          <table:table-cell table:style-name="ce7" office:value-type="float" office:value="-34.5833" calcext:value-type="float">
            <text:p>-34.5833</text:p>
          </table:table-cell>
          <table:table-cell table:style-name="ce23" office:value-type="float" office:value="-58.4055" calcext:value-type="float">
            <text:p>-58.4055</text:p>
          </table:table-cell>
          <table:table-cell table:style-name="ce7" office:value-type="float" office:value="15332" calcext:value-type="float">
            <text:p>15332</text:p>
          </table:table-cell>
          <table:table-cell table:style-name="ce26" table:formula="of:=&quot;https://nominatim.openstreetmap.org/reverse?format=json&amp;lat=&quot;&amp;[.B45]&amp;&quot;&amp;lon=&quot;&amp;[.C45]&amp;&quot;&amp;zoom=18&amp;addressdetails=1&amp;email=reemplaza_esto_por_tu_email&amp;app=google-refine&quot;" office:value-type="string" office:string-value="https://nominatim.openstreetmap.org/reverse?format=json&amp;lat=-34.5833&amp;lon=-58.4055&amp;zoom=18&amp;addressdetails=1&amp;email=reemplaza_esto_por_tu_email&amp;app=google-refine" calcext:value-type="string">
            <text:p>https://nominatim.openstreetmap.org/reverse?format=json&amp;lat=-34.5833&amp;lon=-58.4055&amp;zoom=18&amp;addressdetails=1&amp;email=reemplaza_esto_por_tu_email&amp;app=google-refine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aaizemberg</text:p>
          </table:table-cell>
          <table:table-cell table:style-name="ce7" office:value-type="float" office:value="-34.5752175" calcext:value-type="float">
            <text:p>-34.5752175</text:p>
          </table:table-cell>
          <table:table-cell table:style-name="ce7" office:value-type="float" office:value="-58.4728125999999" calcext:value-type="float">
            <text:p>-58.4728125999999</text:p>
          </table:table-cell>
          <table:table-cell table:style-name="ce25" office:value-type="float" office:value="13726" calcext:value-type="float">
            <text:p>13,726</text:p>
          </table:table-cell>
          <table:table-cell table:style-name="ce26" table:formula="of:=&quot;https://nominatim.openstreetmap.org/reverse?format=json&amp;lat=&quot;&amp;[.B46]&amp;&quot;&amp;lon=&quot;&amp;[.C46]&amp;&quot;&amp;zoom=18&amp;addressdetails=1&amp;email=aaizemberg@itba.edu.ar&amp;app=google-refine&quot;" office:value-type="string" office:string-value="https://nominatim.openstreetmap.org/reverse?format=json&amp;lat=-34.5752175&amp;lon=-58.4728125999999&amp;zoom=18&amp;addressdetails=1&amp;email=aaizemberg@itba.edu.ar&amp;app=google-refine" calcext:value-type="string">
            <text:p>https://nominatim.openstreetmap.org/reverse?format=json&amp;lat=-34.5752175&amp;lon=-58.4728125999999&amp;zoom=18&amp;addressdetails=1&amp;email=aaizemberg@itba.edu.ar&amp;app=google-refine</text:p>
          </table:table-cell>
          <table:table-cell table:style-name="ce7" office:value-type="string" calcext:value-type="string">
            <text:p>1819, Donado, Comuna 12, Villa Ortúzar, CABA, C1431FBB, Argentina</text:p>
          </table:table-cell>
          <table:table-cell/>
          <table:table-cell table:style-name="ce25"/>
          <table:table-cell table:number-columns-repeated="1016"/>
        </table:table-row>
        <table:table-row table:style-name="ro1">
          <table:table-cell table:style-name="ce7" office:value-type="string" calcext:value-type="string">
            <text:p>aaizemberg</text:p>
          </table:table-cell>
          <table:table-cell table:style-name="ce7" office:value-type="float" office:value="-34.5753198" calcext:value-type="float">
            <text:p>-34.5753198</text:p>
          </table:table-cell>
          <table:table-cell table:style-name="ce7" office:value-type="float" office:value="-58.4731694999999" calcext:value-type="float">
            <text:p>-58.4731694999999</text:p>
          </table:table-cell>
          <table:table-cell table:style-name="ce25" office:value-type="float" office:value="7210" calcext:value-type="float">
            <text:p>7,210</text:p>
          </table:table-cell>
          <table:table-cell table:style-name="ce26" table:formula="of:=&quot;https://nominatim.openstreetmap.org/reverse?format=json&amp;lat=&quot;&amp;[.B47]&amp;&quot;&amp;lon=&quot;&amp;[.C47]&amp;&quot;&amp;zoom=18&amp;addressdetails=1&amp;email=aaizemberg@itba.edu.ar&amp;app=google-refine&quot;" office:value-type="string" office:string-value="https://nominatim.openstreetmap.org/reverse?format=json&amp;lat=-34.5753198&amp;lon=-58.4731694999999&amp;zoom=18&amp;addressdetails=1&amp;email=aaizemberg@itba.edu.ar&amp;app=google-refine" calcext:value-type="string">
            <text:p>https://nominatim.openstreetmap.org/reverse?format=json&amp;lat=-34.5753198&amp;lon=-58.4731694999999&amp;zoom=18&amp;addressdetails=1&amp;email=aaizemberg@itba.edu.ar&amp;app=google-refine</text:p>
          </table:table-cell>
          <table:table-cell table:style-name="ce7" office:value-type="string" calcext:value-type="string">
            <text:p>1834, Donado, Comuna 12, Villa Ortúzar, CABA, C1431FBB, Argentina</text:p>
          </table:table-cell>
          <table:table-cell/>
          <table:table-cell table:style-name="ce25"/>
          <table:table-cell table:number-columns-repeated="1016"/>
        </table:table-row>
        <table:table-row table:style-name="ro1">
          <table:table-cell table:style-name="ce7" office:value-type="string" calcext:value-type="string">
            <text:p>aaizemberg</text:p>
          </table:table-cell>
          <table:table-cell table:style-name="ce7" office:value-type="float" office:value="-34.5754268999999" calcext:value-type="float">
            <text:p>-34.5754268999999</text:p>
          </table:table-cell>
          <table:table-cell table:style-name="ce7" office:value-type="float" office:value="-58.4724557999999" calcext:value-type="float">
            <text:p>-58.4724557999999</text:p>
          </table:table-cell>
          <table:table-cell table:style-name="ce25" office:value-type="float" office:value="2690" calcext:value-type="float">
            <text:p>2,690</text:p>
          </table:table-cell>
          <table:table-cell table:style-name="ce26" table:formula="of:=&quot;https://nominatim.openstreetmap.org/reverse?format=json&amp;lat=&quot;&amp;[.B48]&amp;&quot;&amp;lon=&quot;&amp;[.C48]&amp;&quot;&amp;zoom=18&amp;addressdetails=1&amp;email=aaizemberg@itba.edu.ar&amp;app=google-refine&quot;" office:value-type="string" office:string-value="https://nominatim.openstreetmap.org/reverse?format=json&amp;lat=-34.5754268999999&amp;lon=-58.4724557999999&amp;zoom=18&amp;addressdetails=1&amp;email=aaizemberg@itba.edu.ar&amp;app=google-refine" calcext:value-type="string">
            <text:p>https://nominatim.openstreetmap.org/reverse?format=json&amp;lat=-34.5754268999999&amp;lon=-58.4724557999999&amp;zoom=18&amp;addressdetails=1&amp;email=aaizemberg@itba.edu.ar&amp;app=google-refine</text:p>
          </table:table-cell>
          <table:table-cell table:style-name="ce7" office:value-type="string" calcext:value-type="string">
            <text:p>4276, La Pampa, Comuna 15, Villa Ortúzar, CABA, C1430ETA, Argentina</text:p>
          </table:table-cell>
          <table:table-cell/>
          <table:table-cell table:style-name="ce25"/>
          <table:table-cell table:number-columns-repeated="1016"/>
        </table:table-row>
        <table:table-row table:style-name="ro1">
          <table:table-cell table:style-name="ce7" office:value-type="string" calcext:value-type="string">
            <text:p>aaizemberg</text:p>
          </table:table-cell>
          <table:table-cell table:style-name="ce7" office:value-type="float" office:value="-34.5760632" calcext:value-type="float">
            <text:p>-34.5760632</text:p>
          </table:table-cell>
          <table:table-cell table:style-name="ce7" office:value-type="float" office:value="-58.4753552999999" calcext:value-type="float">
            <text:p>-58.4753552999999</text:p>
          </table:table-cell>
          <table:table-cell table:style-name="ce25" office:value-type="float" office:value="2452" calcext:value-type="float">
            <text:p>2,452</text:p>
          </table:table-cell>
          <table:table-cell table:style-name="ce26" table:formula="of:=&quot;https://nominatim.openstreetmap.org/reverse?format=json&amp;lat=&quot;&amp;[.B49]&amp;&quot;&amp;lon=&quot;&amp;[.C49]&amp;&quot;&amp;zoom=18&amp;addressdetails=1&amp;email=aaizemberg@itba.edu.ar&amp;app=google-refine&quot;" office:value-type="string" office:string-value="https://nominatim.openstreetmap.org/reverse?format=json&amp;lat=-34.5760632&amp;lon=-58.4753552999999&amp;zoom=18&amp;addressdetails=1&amp;email=aaizemberg@itba.edu.ar&amp;app=google-refine" calcext:value-type="string">
            <text:p>https://nominatim.openstreetmap.org/reverse?format=json&amp;lat=-34.5760632&amp;lon=-58.4753552999999&amp;zoom=18&amp;addressdetails=1&amp;email=aaizemberg@itba.edu.ar&amp;app=google-refine</text:p>
          </table:table-cell>
          <table:table-cell table:style-name="ce7" office:value-type="string" calcext:value-type="string">
            <text:p>1884, Lugones, Comuna 12, Villa Ortúzar, CABA, C1431FBB, Argentina</text:p>
          </table:table-cell>
          <table:table-cell/>
          <table:table-cell table:style-name="ce25"/>
          <table:table-cell table:number-columns-repeated="1016"/>
        </table:table-row>
        <table:table-row table:style-name="ro1">
          <table:table-cell table:style-name="ce7" office:value-type="string" calcext:value-type="string">
            <text:p>aaizemberg</text:p>
          </table:table-cell>
          <table:table-cell table:style-name="ce7" office:value-type="float" office:value="-34.5755291999999" calcext:value-type="float">
            <text:p>-34.5755291999999</text:p>
          </table:table-cell>
          <table:table-cell table:style-name="ce7" office:value-type="float" office:value="-58.4728125999999" calcext:value-type="float">
            <text:p>-58.4728125999999</text:p>
          </table:table-cell>
          <table:table-cell table:style-name="ce25" office:value-type="float" office:value="1980" calcext:value-type="float">
            <text:p>1,980</text:p>
          </table:table-cell>
          <table:table-cell table:style-name="ce26" table:formula="of:=&quot;https://nominatim.openstreetmap.org/reverse?format=json&amp;lat=&quot;&amp;[.B50]&amp;&quot;&amp;lon=&quot;&amp;[.C50]&amp;&quot;&amp;zoom=18&amp;addressdetails=1&amp;email=aaizemberg@itba.edu.ar&amp;app=google-refine&quot;" office:value-type="string" office:string-value="https://nominatim.openstreetmap.org/reverse?format=json&amp;lat=-34.5755291999999&amp;lon=-58.4728125999999&amp;zoom=18&amp;addressdetails=1&amp;email=aaizemberg@itba.edu.ar&amp;app=google-refine" calcext:value-type="string">
            <text:p>https://nominatim.openstreetmap.org/reverse?format=json&amp;lat=-34.5755291999999&amp;lon=-58.4728125999999&amp;zoom=18&amp;addressdetails=1&amp;email=aaizemberg@itba.edu.ar&amp;app=google-refine</text:p>
          </table:table-cell>
          <table:table-cell table:style-name="ce7" office:value-type="string" calcext:value-type="string">
            <text:p>1802, Donado, Comuna 12, Villa Ortúzar, CABA, C1431FBB, Argentina</text:p>
          </table:table-cell>
          <table:table-cell/>
          <table:table-cell table:style-name="ce25"/>
          <table:table-cell table:number-columns-repeated="1016"/>
        </table:table-row>
        <table:table-row table:style-name="ro1">
          <table:table-cell table:style-name="ce7" office:value-type="string" calcext:value-type="string">
            <text:p>aaizemberg</text:p>
          </table:table-cell>
          <table:table-cell table:style-name="ce7" office:value-type="float" office:value="-34.5759852999999" calcext:value-type="float">
            <text:p>-34.5759852999999</text:p>
          </table:table-cell>
          <table:table-cell table:style-name="ce7" office:value-type="float" office:value="-58.4753552999999" calcext:value-type="float">
            <text:p>-58.4753552999999</text:p>
          </table:table-cell>
          <table:table-cell table:style-name="ce25" office:value-type="float" office:value="1663" calcext:value-type="float">
            <text:p>1,663</text:p>
          </table:table-cell>
          <table:table-cell table:style-name="ce26" table:formula="of:=&quot;https://nominatim.openstreetmap.org/reverse?format=json&amp;lat=&quot;&amp;[.B51]&amp;&quot;&amp;lon=&quot;&amp;[.C51]&amp;&quot;&amp;zoom=18&amp;addressdetails=1&amp;email=aaizemberg@itba.edu.ar&amp;app=google-refine&quot;" office:value-type="string" office:string-value="https://nominatim.openstreetmap.org/reverse?format=json&amp;lat=-34.5759852999999&amp;lon=-58.4753552999999&amp;zoom=18&amp;addressdetails=1&amp;email=aaizemberg@itba.edu.ar&amp;app=google-refine" calcext:value-type="string">
            <text:p>https://nominatim.openstreetmap.org/reverse?format=json&amp;lat=-34.5759852999999&amp;lon=-58.4753552999999&amp;zoom=18&amp;addressdetails=1&amp;email=aaizemberg@itba.edu.ar&amp;app=google-refine</text:p>
          </table:table-cell>
          <table:table-cell table:style-name="ce7" office:value-type="string" calcext:value-type="string">
            <text:p>1890, Lugones, Comuna 12, Villa Ortúzar, CABA, C1431FBB, Argentina</text:p>
          </table:table-cell>
          <table:table-cell/>
          <table:table-cell table:style-name="ce25"/>
          <table:table-cell table:number-columns-repeated="1016"/>
        </table:table-row>
        <table:table-row table:style-name="ro1">
          <table:table-cell table:style-name="ce7" office:value-type="string" calcext:value-type="string">
            <text:p>aaizemberg</text:p>
          </table:table-cell>
          <table:table-cell table:style-name="ce7" office:value-type="float" office:value="-34.5760177" calcext:value-type="float">
            <text:p>-34.5760177</text:p>
          </table:table-cell>
          <table:table-cell table:style-name="ce7" office:value-type="float" office:value="-58.4753663999999" calcext:value-type="float">
            <text:p>-58.4753663999999</text:p>
          </table:table-cell>
          <table:table-cell table:style-name="ce25" office:value-type="float" office:value="1009" calcext:value-type="float">
            <text:p>1,009</text:p>
          </table:table-cell>
          <table:table-cell table:style-name="ce26" table:formula="of:=&quot;https://nominatim.openstreetmap.org/reverse?format=json&amp;lat=&quot;&amp;[.B52]&amp;&quot;&amp;lon=&quot;&amp;[.C52]&amp;&quot;&amp;zoom=18&amp;addressdetails=1&amp;email=aaizemberg@itba.edu.ar&amp;app=google-refine&quot;" office:value-type="string" office:string-value="https://nominatim.openstreetmap.org/reverse?format=json&amp;lat=-34.5760177&amp;lon=-58.4753663999999&amp;zoom=18&amp;addressdetails=1&amp;email=aaizemberg@itba.edu.ar&amp;app=google-refine" calcext:value-type="string">
            <text:p>https://nominatim.openstreetmap.org/reverse?format=json&amp;lat=-34.5760177&amp;lon=-58.4753663999999&amp;zoom=18&amp;addressdetails=1&amp;email=aaizemberg@itba.edu.ar&amp;app=google-refine</text:p>
          </table:table-cell>
          <table:table-cell table:style-name="ce7" office:value-type="string" calcext:value-type="string">
            <text:p>1888, Lugones, Comuna 12, Villa Ortúzar, CABA, C1431FBB, Argentina</text:p>
          </table:table-cell>
          <table:table-cell/>
          <table:table-cell table:style-name="ce25"/>
          <table:table-cell table:number-columns-repeated="1016"/>
        </table:table-row>
        <table:table-row table:style-name="ro1">
          <table:table-cell table:style-name="ce7" office:value-type="string" calcext:value-type="string">
            <text:p>aaizemberg</text:p>
          </table:table-cell>
          <table:table-cell table:style-name="ce7" office:value-type="float" office:value="-34.5760112999999" calcext:value-type="float">
            <text:p>-34.5760112999999</text:p>
          </table:table-cell>
          <table:table-cell table:style-name="ce7" office:value-type="float" office:value="-58.4753441" calcext:value-type="float">
            <text:p>-58.4753441</text:p>
          </table:table-cell>
          <table:table-cell table:style-name="ce7" office:value-type="float" office:value="857" calcext:value-type="float">
            <text:p>857</text:p>
          </table:table-cell>
          <table:table-cell table:style-name="ce26" table:formula="of:=&quot;https://nominatim.openstreetmap.org/reverse?format=json&amp;lat=&quot;&amp;[.B53]&amp;&quot;&amp;lon=&quot;&amp;[.C53]&amp;&quot;&amp;zoom=18&amp;addressdetails=1&amp;email=aaizemberg@itba.edu.ar&amp;app=google-refine&quot;" office:value-type="string" office:string-value="https://nominatim.openstreetmap.org/reverse?format=json&amp;lat=-34.5760112999999&amp;lon=-58.4753441&amp;zoom=18&amp;addressdetails=1&amp;email=aaizemberg@itba.edu.ar&amp;app=google-refine" calcext:value-type="string">
            <text:p>https://nominatim.openstreetmap.org/reverse?format=json&amp;lat=-34.5760112999999&amp;lon=-58.4753441&amp;zoom=18&amp;addressdetails=1&amp;email=aaizemberg@itba.edu.ar&amp;app=google-refine</text:p>
          </table:table-cell>
          <table:table-cell table:style-name="ce7" office:value-type="string" calcext:value-type="string">
            <text:p>1888, Lugones, Comuna 12, Villa Ortúzar, CABA, C1431FBB, Argentina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aaizemberg</text:p>
          </table:table-cell>
          <table:table-cell table:style-name="ce7" office:value-type="float" office:value="-34.6408512" calcext:value-type="float">
            <text:p>-34.6408512</text:p>
          </table:table-cell>
          <table:table-cell table:style-name="ce7" office:value-type="float" office:value="-58.4012547" calcext:value-type="float">
            <text:p>-58.4012547</text:p>
          </table:table-cell>
          <table:table-cell table:style-name="ce7" office:value-type="float" office:value="824" calcext:value-type="float">
            <text:p>824</text:p>
          </table:table-cell>
          <table:table-cell table:style-name="ce26" table:formula="of:=&quot;https://nominatim.openstreetmap.org/reverse?format=json&amp;lat=&quot;&amp;[.B54]&amp;&quot;&amp;lon=&quot;&amp;[.C54]&amp;&quot;&amp;zoom=18&amp;addressdetails=1&amp;email=aaizemberg@itba.edu.ar&amp;app=google-refine&quot;" office:value-type="string" office:string-value="https://nominatim.openstreetmap.org/reverse?format=json&amp;lat=-34.6408512&amp;lon=-58.4012547&amp;zoom=18&amp;addressdetails=1&amp;email=aaizemberg@itba.edu.ar&amp;app=google-refine" calcext:value-type="string">
            <text:p>https://nominatim.openstreetmap.org/reverse?format=json&amp;lat=-34.6408512&amp;lon=-58.4012547&amp;zoom=18&amp;addressdetails=1&amp;email=aaizemberg@itba.edu.ar&amp;app=google-refine</text:p>
          </table:table-cell>
          <table:table-cell table:style-name="ce7" office:value-type="string" calcext:value-type="string">
            <text:p>Instituto Tecnológico de Buenos Aires (ITBA), 315, Lavardén, Villa 21 -24 / Zavaleta, Comuna 4, Parque Patricios, CABA, C1437FBG, Argentina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aaizemberg</text:p>
          </table:table-cell>
          <table:table-cell table:style-name="ce7" office:value-type="float" office:value="-34.5759983" calcext:value-type="float">
            <text:p>-34.5759983</text:p>
          </table:table-cell>
          <table:table-cell table:style-name="ce7" office:value-type="float" office:value="-58.4753663999999" calcext:value-type="float">
            <text:p>-58.4753663999999</text:p>
          </table:table-cell>
          <table:table-cell table:style-name="ce7" office:value-type="float" office:value="703" calcext:value-type="float">
            <text:p>703</text:p>
          </table:table-cell>
          <table:table-cell table:style-name="ce26" table:formula="of:=&quot;https://nominatim.openstreetmap.org/reverse?format=json&amp;lat=&quot;&amp;[.B55]&amp;&quot;&amp;lon=&quot;&amp;[.C55]&amp;&quot;&amp;zoom=18&amp;addressdetails=1&amp;email=aaizemberg@itba.edu.ar&amp;app=google-refine&quot;" office:value-type="string" office:string-value="https://nominatim.openstreetmap.org/reverse?format=json&amp;lat=-34.5759983&amp;lon=-58.4753663999999&amp;zoom=18&amp;addressdetails=1&amp;email=aaizemberg@itba.edu.ar&amp;app=google-refine" calcext:value-type="string">
            <text:p>https://nominatim.openstreetmap.org/reverse?format=json&amp;lat=-34.5759983&amp;lon=-58.4753663999999&amp;zoom=18&amp;addressdetails=1&amp;email=aaizemberg@itba.edu.ar&amp;app=google-refine</text:p>
          </table:table-cell>
          <table:table-cell table:style-name="ce7" office:value-type="string" calcext:value-type="string">
            <text:p>1890, Lugones, Comuna 12, Villa Ortúzar, CABA, C1431FBB, Argentina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aaizemberg</text:p>
          </table:table-cell>
          <table:table-cell table:style-name="ce7" office:value-type="float" office:value="-34.5760371" calcext:value-type="float">
            <text:p>-34.5760371</text:p>
          </table:table-cell>
          <table:table-cell table:style-name="ce7" office:value-type="float" office:value="-58.4753998999999" calcext:value-type="float">
            <text:p>-58.4753998999999</text:p>
          </table:table-cell>
          <table:table-cell table:style-name="ce7" office:value-type="float" office:value="652" calcext:value-type="float">
            <text:p>652</text:p>
          </table:table-cell>
          <table:table-cell table:style-name="ce26" table:formula="of:=&quot;https://nominatim.openstreetmap.org/reverse?format=json&amp;lat=&quot;&amp;[.B56]&amp;&quot;&amp;lon=&quot;&amp;[.C56]&amp;&quot;&amp;zoom=18&amp;addressdetails=1&amp;email=aaizemberg@itba.edu.ar&amp;app=google-refine&quot;" office:value-type="string" office:string-value="https://nominatim.openstreetmap.org/reverse?format=json&amp;lat=-34.5760371&amp;lon=-58.4753998999999&amp;zoom=18&amp;addressdetails=1&amp;email=aaizemberg@itba.edu.ar&amp;app=google-refine" calcext:value-type="string">
            <text:p>https://nominatim.openstreetmap.org/reverse?format=json&amp;lat=-34.5760371&amp;lon=-58.4753998999999&amp;zoom=18&amp;addressdetails=1&amp;email=aaizemberg@itba.edu.ar&amp;app=google-refine</text:p>
          </table:table-cell>
          <table:table-cell table:style-name="ce7" office:value-type="string" calcext:value-type="string">
            <text:p>1890, Lugones, Comuna 12, Villa Ortúzar, CABA, C1431FBB, Argentina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aaizemberg</text:p>
          </table:table-cell>
          <table:table-cell table:style-name="ce7" office:value-type="float" office:value="-34.576036" calcext:value-type="float">
            <text:p>-34.576036</text:p>
          </table:table-cell>
          <table:table-cell table:style-name="ce7" office:value-type="float" office:value="-58.475327" calcext:value-type="float">
            <text:p>-58.475327</text:p>
          </table:table-cell>
          <table:table-cell table:style-name="ce7" office:value-type="float" office:value="618" calcext:value-type="float">
            <text:p>618</text:p>
          </table:table-cell>
          <table:table-cell table:style-name="ce26" table:formula="of:=&quot;https://nominatim.openstreetmap.org/reverse?format=json&amp;lat=&quot;&amp;[.B57]&amp;&quot;&amp;lon=&quot;&amp;[.C57]&amp;&quot;&amp;zoom=18&amp;addressdetails=1&amp;email=aaizemberg@itba.edu.ar&amp;app=google-refine&quot;" office:value-type="string" office:string-value="https://nominatim.openstreetmap.org/reverse?format=json&amp;lat=-34.576036&amp;lon=-58.475327&amp;zoom=18&amp;addressdetails=1&amp;email=aaizemberg@itba.edu.ar&amp;app=google-refine" calcext:value-type="string">
            <text:p>https://nominatim.openstreetmap.org/reverse?format=json&amp;lat=-34.576036&amp;lon=-58.475327&amp;zoom=18&amp;addressdetails=1&amp;email=aaizemberg@itba.edu.ar&amp;app=google-refine</text:p>
          </table:table-cell>
          <table:table-cell table:style-name="ce7" office:value-type="string" calcext:value-type="string">
            <text:p>1884, Lugones, Comuna 12, Villa Ortúzar, CABA, C1431FBB, Argentina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aaizemberg</text:p>
          </table:table-cell>
          <table:table-cell table:style-name="ce7" office:value-type="float" office:value="-34.5760344999999" calcext:value-type="float">
            <text:p>-34.5760344999999</text:p>
          </table:table-cell>
          <table:table-cell table:style-name="ce7" office:value-type="float" office:value="-58.4753284" calcext:value-type="float">
            <text:p>-58.4753284</text:p>
          </table:table-cell>
          <table:table-cell table:style-name="ce7" office:value-type="float" office:value="608" calcext:value-type="float">
            <text:p>608</text:p>
          </table:table-cell>
          <table:table-cell table:style-name="ce26" table:formula="of:=&quot;https://nominatim.openstreetmap.org/reverse?format=json&amp;lat=&quot;&amp;[.B58]&amp;&quot;&amp;lon=&quot;&amp;[.C58]&amp;&quot;&amp;zoom=18&amp;addressdetails=1&amp;email=aaizemberg@itba.edu.ar&amp;app=google-refine&quot;" office:value-type="string" office:string-value="https://nominatim.openstreetmap.org/reverse?format=json&amp;lat=-34.5760344999999&amp;lon=-58.4753284&amp;zoom=18&amp;addressdetails=1&amp;email=aaizemberg@itba.edu.ar&amp;app=google-refine" calcext:value-type="string">
            <text:p>https://nominatim.openstreetmap.org/reverse?format=json&amp;lat=-34.5760344999999&amp;lon=-58.4753284&amp;zoom=18&amp;addressdetails=1&amp;email=aaizemberg@itba.edu.ar&amp;app=google-refine</text:p>
          </table:table-cell>
          <table:table-cell table:style-name="ce7" office:value-type="string" calcext:value-type="string">
            <text:p>1884, Lugones, Comuna 12, Villa Ortúzar, CABA, C1431FBB, Argentina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aaizemberg</text:p>
          </table:table-cell>
          <table:table-cell table:style-name="ce7" office:value-type="float" office:value="-34.5760387999999" calcext:value-type="float">
            <text:p>-34.5760387999999</text:p>
          </table:table-cell>
          <table:table-cell table:style-name="ce7" office:value-type="float" office:value="-58.4753304999999" calcext:value-type="float">
            <text:p>-58.4753304999999</text:p>
          </table:table-cell>
          <table:table-cell table:style-name="ce7" office:value-type="float" office:value="517" calcext:value-type="float">
            <text:p>517</text:p>
          </table:table-cell>
          <table:table-cell table:style-name="ce26" table:formula="of:=&quot;https://nominatim.openstreetmap.org/reverse?format=json&amp;lat=&quot;&amp;[.B59]&amp;&quot;&amp;lon=&quot;&amp;[.C59]&amp;&quot;&amp;zoom=18&amp;addressdetails=1&amp;email=aaizemberg@itba.edu.ar&amp;app=google-refine&quot;" office:value-type="string" office:string-value="https://nominatim.openstreetmap.org/reverse?format=json&amp;lat=-34.5760387999999&amp;lon=-58.4753304999999&amp;zoom=18&amp;addressdetails=1&amp;email=aaizemberg@itba.edu.ar&amp;app=google-refine" calcext:value-type="string">
            <text:p>https://nominatim.openstreetmap.org/reverse?format=json&amp;lat=-34.5760387999999&amp;lon=-58.4753304999999&amp;zoom=18&amp;addressdetails=1&amp;email=aaizemberg@itba.edu.ar&amp;app=google-refine</text:p>
          </table:table-cell>
          <table:table-cell table:style-name="ce7" office:value-type="string" calcext:value-type="string">
            <text:p>1884, Lugones, Comuna 12, Villa Ortúzar, CABA, C1431FBB, Argentina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aaizemberg</text:p>
          </table:table-cell>
          <table:table-cell table:style-name="ce7" office:value-type="float" office:value="-34.5760366" calcext:value-type="float">
            <text:p>-34.5760366</text:p>
          </table:table-cell>
          <table:table-cell table:style-name="ce7" office:value-type="float" office:value="-58.4753248999999" calcext:value-type="float">
            <text:p>-58.4753248999999</text:p>
          </table:table-cell>
          <table:table-cell table:style-name="ce7" office:value-type="float" office:value="482" calcext:value-type="float">
            <text:p>482</text:p>
          </table:table-cell>
          <table:table-cell table:style-name="ce26" table:formula="of:=&quot;https://nominatim.openstreetmap.org/reverse?format=json&amp;lat=&quot;&amp;[.B60]&amp;&quot;&amp;lon=&quot;&amp;[.C60]&amp;&quot;&amp;zoom=18&amp;addressdetails=1&amp;email=aaizemberg@itba.edu.ar&amp;app=google-refine&quot;" office:value-type="string" office:string-value="https://nominatim.openstreetmap.org/reverse?format=json&amp;lat=-34.5760366&amp;lon=-58.4753248999999&amp;zoom=18&amp;addressdetails=1&amp;email=aaizemberg@itba.edu.ar&amp;app=google-refine" calcext:value-type="string">
            <text:p>https://nominatim.openstreetmap.org/reverse?format=json&amp;lat=-34.5760366&amp;lon=-58.4753248999999&amp;zoom=18&amp;addressdetails=1&amp;email=aaizemberg@itba.edu.ar&amp;app=google-refine</text:p>
          </table:table-cell>
          <table:table-cell table:style-name="ce7" office:value-type="string" calcext:value-type="string">
            <text:p>1884, Lugones, Comuna 12, Villa Ortúzar, CABA, C1431FBB, Argentina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aaizemberg</text:p>
          </table:table-cell>
          <table:table-cell table:style-name="ce7" office:value-type="float" office:value="-34.5760307999999" calcext:value-type="float">
            <text:p>-34.5760307999999</text:p>
          </table:table-cell>
          <table:table-cell table:style-name="ce7" office:value-type="float" office:value="-58.4753441" calcext:value-type="float">
            <text:p>-58.4753441</text:p>
          </table:table-cell>
          <table:table-cell table:style-name="ce7" office:value-type="float" office:value="477" calcext:value-type="float">
            <text:p>477</text:p>
          </table:table-cell>
          <table:table-cell table:style-name="ce26" table:formula="of:=&quot;https://nominatim.openstreetmap.org/reverse?format=json&amp;lat=&quot;&amp;[.B61]&amp;&quot;&amp;lon=&quot;&amp;[.C61]&amp;&quot;&amp;zoom=18&amp;addressdetails=1&amp;email=aaizemberg@itba.edu.ar&amp;app=google-refine&quot;" office:value-type="string" office:string-value="https://nominatim.openstreetmap.org/reverse?format=json&amp;lat=-34.5760307999999&amp;lon=-58.4753441&amp;zoom=18&amp;addressdetails=1&amp;email=aaizemberg@itba.edu.ar&amp;app=google-refine" calcext:value-type="string">
            <text:p>https://nominatim.openstreetmap.org/reverse?format=json&amp;lat=-34.5760307999999&amp;lon=-58.4753441&amp;zoom=18&amp;addressdetails=1&amp;email=aaizemberg@itba.edu.ar&amp;app=google-refine</text:p>
          </table:table-cell>
          <table:table-cell table:style-name="ce7" office:value-type="string" calcext:value-type="string">
            <text:p>1886, Lugones, Comuna 12, Villa Ortúzar, CABA, C1431FBB, Argentina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aaizemberg</text:p>
          </table:table-cell>
          <table:table-cell table:style-name="ce7" office:value-type="float" office:value="-34.6408631999999" calcext:value-type="float">
            <text:p>-34.6408631999999</text:p>
          </table:table-cell>
          <table:table-cell table:style-name="ce7" office:value-type="float" office:value="-58.4012560999999" calcext:value-type="float">
            <text:p>-58.4012560999999</text:p>
          </table:table-cell>
          <table:table-cell table:style-name="ce7" office:value-type="float" office:value="355" calcext:value-type="float">
            <text:p>355</text:p>
          </table:table-cell>
          <table:table-cell table:style-name="ce26" table:formula="of:=&quot;https://nominatim.openstreetmap.org/reverse?format=json&amp;lat=&quot;&amp;[.B62]&amp;&quot;&amp;lon=&quot;&amp;[.C62]&amp;&quot;&amp;zoom=18&amp;addressdetails=1&amp;email=aaizemberg@itba.edu.ar&amp;app=google-refine&quot;" office:value-type="string" office:string-value="https://nominatim.openstreetmap.org/reverse?format=json&amp;lat=-34.6408631999999&amp;lon=-58.4012560999999&amp;zoom=18&amp;addressdetails=1&amp;email=aaizemberg@itba.edu.ar&amp;app=google-refine" calcext:value-type="string">
            <text:p>https://nominatim.openstreetmap.org/reverse?format=json&amp;lat=-34.6408631999999&amp;lon=-58.4012560999999&amp;zoom=18&amp;addressdetails=1&amp;email=aaizemberg@itba.edu.ar&amp;app=google-refine</text:p>
          </table:table-cell>
          <table:table-cell table:style-name="ce7" office:value-type="string" calcext:value-type="string">
            <text:p>Instituto Tecnológico de Buenos Aires (ITBA), 315, Lavardén, Villa 21 -24 / Zavaleta, Comuna 4, Parque Patricios, CABA, C1437FBG, Argentina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aaizemberg</text:p>
          </table:table-cell>
          <table:table-cell table:style-name="ce7" office:value-type="float" office:value="-34.6408562" calcext:value-type="float">
            <text:p>-34.6408562</text:p>
          </table:table-cell>
          <table:table-cell table:style-name="ce7" office:value-type="float" office:value="-58.4012753" calcext:value-type="float">
            <text:p>-58.4012753</text:p>
          </table:table-cell>
          <table:table-cell table:style-name="ce7" office:value-type="float" office:value="335" calcext:value-type="float">
            <text:p>335</text:p>
          </table:table-cell>
          <table:table-cell table:style-name="ce26" table:formula="of:=&quot;https://nominatim.openstreetmap.org/reverse?format=json&amp;lat=&quot;&amp;[.B63]&amp;&quot;&amp;lon=&quot;&amp;[.C63]&amp;&quot;&amp;zoom=18&amp;addressdetails=1&amp;email=aaizemberg@itba.edu.ar&amp;app=google-refine&quot;" office:value-type="string" office:string-value="https://nominatim.openstreetmap.org/reverse?format=json&amp;lat=-34.6408562&amp;lon=-58.4012753&amp;zoom=18&amp;addressdetails=1&amp;email=aaizemberg@itba.edu.ar&amp;app=google-refine" calcext:value-type="string">
            <text:p>https://nominatim.openstreetmap.org/reverse?format=json&amp;lat=-34.6408562&amp;lon=-58.4012753&amp;zoom=18&amp;addressdetails=1&amp;email=aaizemberg@itba.edu.ar&amp;app=google-refine</text:p>
          </table:table-cell>
          <table:table-cell table:style-name="ce7" office:value-type="string" calcext:value-type="string">
            <text:p>Instituto Tecnológico de Buenos Aires (ITBA), 315, Lavardén, Villa 21 -24 / Zavaleta, Comuna 4, Parque Patricios, CABA, C1437FBG, Argentina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aaizemberg</text:p>
          </table:table-cell>
          <table:table-cell table:style-name="ce7" office:value-type="float" office:value="-34.5759984" calcext:value-type="float">
            <text:p>-34.5759984</text:p>
          </table:table-cell>
          <table:table-cell table:style-name="ce7" office:value-type="float" office:value="-58.4753329999999" calcext:value-type="float">
            <text:p>-58.4753329999999</text:p>
          </table:table-cell>
          <table:table-cell table:style-name="ce7" office:value-type="float" office:value="327" calcext:value-type="float">
            <text:p>327</text:p>
          </table:table-cell>
          <table:table-cell table:style-name="ce26" table:formula="of:=&quot;https://nominatim.openstreetmap.org/reverse?format=json&amp;lat=&quot;&amp;[.B64]&amp;&quot;&amp;lon=&quot;&amp;[.C64]&amp;&quot;&amp;zoom=18&amp;addressdetails=1&amp;email=aaizemberg@itba.edu.ar&amp;app=google-refine&quot;" office:value-type="string" office:string-value="https://nominatim.openstreetmap.org/reverse?format=json&amp;lat=-34.5759984&amp;lon=-58.4753329999999&amp;zoom=18&amp;addressdetails=1&amp;email=aaizemberg@itba.edu.ar&amp;app=google-refine" calcext:value-type="string">
            <text:p>https://nominatim.openstreetmap.org/reverse?format=json&amp;lat=-34.5759984&amp;lon=-58.4753329999999&amp;zoom=18&amp;addressdetails=1&amp;email=aaizemberg@itba.edu.ar&amp;app=google-refine</text:p>
          </table:table-cell>
          <table:table-cell table:style-name="ce7" office:value-type="string" calcext:value-type="string">
            <text:p>1888, Lugones, Comuna 12, Villa Ortúzar, CABA, C1431FBB, Argentina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aaizemberg</text:p>
          </table:table-cell>
          <table:table-cell table:style-name="ce7" office:value-type="float" office:value="-34.5760377" calcext:value-type="float">
            <text:p>-34.5760377</text:p>
          </table:table-cell>
          <table:table-cell table:style-name="ce7" office:value-type="float" office:value="-58.4752660999999" calcext:value-type="float">
            <text:p>-58.4752660999999</text:p>
          </table:table-cell>
          <table:table-cell table:style-name="ce7" office:value-type="float" office:value="325" calcext:value-type="float">
            <text:p>325</text:p>
          </table:table-cell>
          <table:table-cell table:style-name="ce26" table:formula="of:=&quot;https://nominatim.openstreetmap.org/reverse?format=json&amp;lat=&quot;&amp;[.B65]&amp;&quot;&amp;lon=&quot;&amp;[.C65]&amp;&quot;&amp;zoom=18&amp;addressdetails=1&amp;email=aaizemberg@itba.edu.ar&amp;app=google-refine&quot;" office:value-type="string" office:string-value="https://nominatim.openstreetmap.org/reverse?format=json&amp;lat=-34.5760377&amp;lon=-58.4752660999999&amp;zoom=18&amp;addressdetails=1&amp;email=aaizemberg@itba.edu.ar&amp;app=google-refine" calcext:value-type="string">
            <text:p>https://nominatim.openstreetmap.org/reverse?format=json&amp;lat=-34.5760377&amp;lon=-58.4752660999999&amp;zoom=18&amp;addressdetails=1&amp;email=aaizemberg@itba.edu.ar&amp;app=google-refine</text:p>
          </table:table-cell>
          <table:table-cell table:style-name="ce7" office:value-type="string" calcext:value-type="string">
            <text:p>1880, Lugones, Comuna 12, Villa Ortúzar, CABA, C1431FBB, Argentina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aaizemberg</text:p>
          </table:table-cell>
          <table:table-cell table:style-name="ce7" office:value-type="float" office:value="-34.5760372" calcext:value-type="float">
            <text:p>-34.5760372</text:p>
          </table:table-cell>
          <table:table-cell table:style-name="ce7" office:value-type="float" office:value="-58.4753663999999" calcext:value-type="float">
            <text:p>-58.4753663999999</text:p>
          </table:table-cell>
          <table:table-cell table:style-name="ce7" office:value-type="float" office:value="312" calcext:value-type="float">
            <text:p>312</text:p>
          </table:table-cell>
          <table:table-cell table:style-name="ce26" table:formula="of:=&quot;https://nominatim.openstreetmap.org/reverse?format=json&amp;lat=&quot;&amp;[.B66]&amp;&quot;&amp;lon=&quot;&amp;[.C66]&amp;&quot;&amp;zoom=18&amp;addressdetails=1&amp;email=aaizemberg@itba.edu.ar&amp;app=google-refine&quot;" office:value-type="string" office:string-value="https://nominatim.openstreetmap.org/reverse?format=json&amp;lat=-34.5760372&amp;lon=-58.4753663999999&amp;zoom=18&amp;addressdetails=1&amp;email=aaizemberg@itba.edu.ar&amp;app=google-refine" calcext:value-type="string">
            <text:p>https://nominatim.openstreetmap.org/reverse?format=json&amp;lat=-34.5760372&amp;lon=-58.4753663999999&amp;zoom=18&amp;addressdetails=1&amp;email=aaizemberg@itba.edu.ar&amp;app=google-refine</text:p>
          </table:table-cell>
          <table:table-cell table:style-name="ce7" office:value-type="string" calcext:value-type="string">
            <text:p>1888, Lugones, Comuna 12, Villa Ortúzar, CABA, C1431FBB, Argentina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aaizemberg</text:p>
          </table:table-cell>
          <table:table-cell table:style-name="ce7" office:value-type="float" office:value="-34.6408820999999" calcext:value-type="float">
            <text:p>-34.6408820999999</text:p>
          </table:table-cell>
          <table:table-cell table:style-name="ce7" office:value-type="float" office:value="-58.4012974999999" calcext:value-type="float">
            <text:p>-58.4012974999999</text:p>
          </table:table-cell>
          <table:table-cell table:style-name="ce7" office:value-type="float" office:value="292" calcext:value-type="float">
            <text:p>292</text:p>
          </table:table-cell>
          <table:table-cell table:style-name="ce26" table:formula="of:=&quot;https://nominatim.openstreetmap.org/reverse?format=json&amp;lat=&quot;&amp;[.B67]&amp;&quot;&amp;lon=&quot;&amp;[.C67]&amp;&quot;&amp;zoom=18&amp;addressdetails=1&amp;email=aaizemberg@itba.edu.ar&amp;app=google-refine&quot;" office:value-type="string" office:string-value="https://nominatim.openstreetmap.org/reverse?format=json&amp;lat=-34.6408820999999&amp;lon=-58.4012974999999&amp;zoom=18&amp;addressdetails=1&amp;email=aaizemberg@itba.edu.ar&amp;app=google-refine" calcext:value-type="string">
            <text:p>https://nominatim.openstreetmap.org/reverse?format=json&amp;lat=-34.6408820999999&amp;lon=-58.4012974999999&amp;zoom=18&amp;addressdetails=1&amp;email=aaizemberg@itba.edu.ar&amp;app=google-refine</text:p>
          </table:table-cell>
          <table:table-cell table:style-name="ce7" office:value-type="string" calcext:value-type="string">
            <text:p>Instituto Tecnológico de Buenos Aires (ITBA), 315, Lavardén, Villa 21 -24 / Zavaleta, Comuna 4, Parque Patricios, CABA, C1437FBG, Argentina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aaizemberg</text:p>
          </table:table-cell>
          <table:table-cell table:style-name="ce7" office:value-type="float" office:value="-34.5760364" calcext:value-type="float">
            <text:p>-34.5760364</text:p>
          </table:table-cell>
          <table:table-cell table:style-name="ce7" office:value-type="float" office:value="-58.4753304999999" calcext:value-type="float">
            <text:p>-58.4753304999999</text:p>
          </table:table-cell>
          <table:table-cell table:style-name="ce7" office:value-type="float" office:value="279" calcext:value-type="float">
            <text:p>279</text:p>
          </table:table-cell>
          <table:table-cell table:style-name="ce26" table:formula="of:=&quot;https://nominatim.openstreetmap.org/reverse?format=json&amp;lat=&quot;&amp;[.B68]&amp;&quot;&amp;lon=&quot;&amp;[.C68]&amp;&quot;&amp;zoom=18&amp;addressdetails=1&amp;email=aaizemberg@itba.edu.ar&amp;app=google-refine&quot;" office:value-type="string" office:string-value="https://nominatim.openstreetmap.org/reverse?format=json&amp;lat=-34.5760364&amp;lon=-58.4753304999999&amp;zoom=18&amp;addressdetails=1&amp;email=aaizemberg@itba.edu.ar&amp;app=google-refine" calcext:value-type="string">
            <text:p>https://nominatim.openstreetmap.org/reverse?format=json&amp;lat=-34.5760364&amp;lon=-58.4753304999999&amp;zoom=18&amp;addressdetails=1&amp;email=aaizemberg@itba.edu.ar&amp;app=google-refine</text:p>
          </table:table-cell>
          <table:table-cell table:style-name="ce7" office:value-type="string" calcext:value-type="string">
            <text:p>1884, Lugones, Comuna 12, Villa Ortúzar, CABA, C1431FBB, Argentina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aaizemberg</text:p>
          </table:table-cell>
          <table:table-cell table:style-name="ce7" office:value-type="float" office:value="-34.5759855" calcext:value-type="float">
            <text:p>-34.5759855</text:p>
          </table:table-cell>
          <table:table-cell table:style-name="ce7" office:value-type="float" office:value="-58.4753218" calcext:value-type="float">
            <text:p>-58.4753218</text:p>
          </table:table-cell>
          <table:table-cell table:style-name="ce7" office:value-type="float" office:value="278" calcext:value-type="float">
            <text:p>278</text:p>
          </table:table-cell>
          <table:table-cell table:style-name="ce26" table:formula="of:=&quot;https://nominatim.openstreetmap.org/reverse?format=json&amp;lat=&quot;&amp;[.B69]&amp;&quot;&amp;lon=&quot;&amp;[.C69]&amp;&quot;&amp;zoom=18&amp;addressdetails=1&amp;email=aaizemberg@itba.edu.ar&amp;app=google-refine&quot;" office:value-type="string" office:string-value="https://nominatim.openstreetmap.org/reverse?format=json&amp;lat=-34.5759855&amp;lon=-58.4753218&amp;zoom=18&amp;addressdetails=1&amp;email=aaizemberg@itba.edu.ar&amp;app=google-refine" calcext:value-type="string">
            <text:p>https://nominatim.openstreetmap.org/reverse?format=json&amp;lat=-34.5759855&amp;lon=-58.4753218&amp;zoom=18&amp;addressdetails=1&amp;email=aaizemberg@itba.edu.ar&amp;app=google-refine</text:p>
          </table:table-cell>
          <table:table-cell table:style-name="ce7" office:value-type="string" calcext:value-type="string">
            <text:p>1888, Lugones, Comuna 12, Villa Ortúzar, CABA, C1431FBB, Argentina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aaizemberg</text:p>
          </table:table-cell>
          <table:table-cell table:style-name="ce7" office:value-type="float" office:value="-34.6408737" calcext:value-type="float">
            <text:p>-34.6408737</text:p>
          </table:table-cell>
          <table:table-cell table:style-name="ce7" office:value-type="float" office:value="-58.4012609999999" calcext:value-type="float">
            <text:p>-58.4012609999999</text:p>
          </table:table-cell>
          <table:table-cell table:style-name="ce7" office:value-type="float" office:value="272" calcext:value-type="float">
            <text:p>272</text:p>
          </table:table-cell>
          <table:table-cell table:style-name="ce26" table:formula="of:=&quot;https://nominatim.openstreetmap.org/reverse?format=json&amp;lat=&quot;&amp;[.B70]&amp;&quot;&amp;lon=&quot;&amp;[.C70]&amp;&quot;&amp;zoom=18&amp;addressdetails=1&amp;email=aaizemberg@itba.edu.ar&amp;app=google-refine&quot;" office:value-type="string" office:string-value="https://nominatim.openstreetmap.org/reverse?format=json&amp;lat=-34.6408737&amp;lon=-58.4012609999999&amp;zoom=18&amp;addressdetails=1&amp;email=aaizemberg@itba.edu.ar&amp;app=google-refine" calcext:value-type="string">
            <text:p>https://nominatim.openstreetmap.org/reverse?format=json&amp;lat=-34.6408737&amp;lon=-58.4012609999999&amp;zoom=18&amp;addressdetails=1&amp;email=aaizemberg@itba.edu.ar&amp;app=google-refine</text:p>
          </table:table-cell>
          <table:table-cell table:style-name="ce7" office:value-type="string" calcext:value-type="string">
            <text:p>Instituto Tecnológico de Buenos Aires (ITBA), 315, Lavardén, Villa 21 -24 / Zavaleta, Comuna 4, Parque Patricios, CABA, C1437FBG, Argentina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aaizemberg</text:p>
          </table:table-cell>
          <table:table-cell table:style-name="ce7" office:value-type="float" office:value="-34.5760189" calcext:value-type="float">
            <text:p>-34.5760189</text:p>
          </table:table-cell>
          <table:table-cell table:style-name="ce7" office:value-type="float" office:value="-58.475327" calcext:value-type="float">
            <text:p>-58.475327</text:p>
          </table:table-cell>
          <table:table-cell table:style-name="ce7" office:value-type="float" office:value="242" calcext:value-type="float">
            <text:p>242</text:p>
          </table:table-cell>
          <table:table-cell table:style-name="ce26" table:formula="of:=&quot;https://nominatim.openstreetmap.org/reverse?format=json&amp;lat=&quot;&amp;[.B71]&amp;&quot;&amp;lon=&quot;&amp;[.C71]&amp;&quot;&amp;zoom=18&amp;addressdetails=1&amp;email=aaizemberg@itba.edu.ar&amp;app=google-refine&quot;" office:value-type="string" office:string-value="https://nominatim.openstreetmap.org/reverse?format=json&amp;lat=-34.5760189&amp;lon=-58.475327&amp;zoom=18&amp;addressdetails=1&amp;email=aaizemberg@itba.edu.ar&amp;app=google-refine" calcext:value-type="string">
            <text:p>https://nominatim.openstreetmap.org/reverse?format=json&amp;lat=-34.5760189&amp;lon=-58.475327&amp;zoom=18&amp;addressdetails=1&amp;email=aaizemberg@itba.edu.ar&amp;app=google-refine</text:p>
          </table:table-cell>
          <table:table-cell table:style-name="ce7" office:value-type="string" calcext:value-type="string">
            <text:p>1886, Lugones, Comuna 12, Villa Ortúzar, CABA, C1431FBB, Argentina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aaizemberg</text:p>
          </table:table-cell>
          <table:table-cell table:style-name="ce7" office:value-type="float" office:value="-34.5760402" calcext:value-type="float">
            <text:p>-34.5760402</text:p>
          </table:table-cell>
          <table:table-cell table:style-name="ce7" office:value-type="float" office:value="-58.4753333" calcext:value-type="float">
            <text:p>-58.4753333</text:p>
          </table:table-cell>
          <table:table-cell table:style-name="ce7" office:value-type="float" office:value="242" calcext:value-type="float">
            <text:p>242</text:p>
          </table:table-cell>
          <table:table-cell table:style-name="ce26" table:formula="of:=&quot;https://nominatim.openstreetmap.org/reverse?format=json&amp;lat=&quot;&amp;[.B72]&amp;&quot;&amp;lon=&quot;&amp;[.C72]&amp;&quot;&amp;zoom=18&amp;addressdetails=1&amp;email=aaizemberg@itba.edu.ar&amp;app=google-refine&quot;" office:value-type="string" office:string-value="https://nominatim.openstreetmap.org/reverse?format=json&amp;lat=-34.5760402&amp;lon=-58.4753333&amp;zoom=18&amp;addressdetails=1&amp;email=aaizemberg@itba.edu.ar&amp;app=google-refine" calcext:value-type="string">
            <text:p>https://nominatim.openstreetmap.org/reverse?format=json&amp;lat=-34.5760402&amp;lon=-58.4753333&amp;zoom=18&amp;addressdetails=1&amp;email=aaizemberg@itba.edu.ar&amp;app=google-refine</text:p>
          </table:table-cell>
          <table:table-cell table:style-name="ce7" office:value-type="string" calcext:value-type="string">
            <text:p>1884, Lugones, Comuna 12, Villa Ortúzar, CABA, C1431FBB, Argentina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aaizemberg</text:p>
          </table:table-cell>
          <table:table-cell table:style-name="ce7" office:value-type="float" office:value="-34.5760373999999" calcext:value-type="float">
            <text:p>-34.5760373999999</text:p>
          </table:table-cell>
          <table:table-cell table:style-name="ce7" office:value-type="float" office:value="-58.4753329999999" calcext:value-type="float">
            <text:p>-58.4753329999999</text:p>
          </table:table-cell>
          <table:table-cell table:style-name="ce7" office:value-type="float" office:value="241" calcext:value-type="float">
            <text:p>241</text:p>
          </table:table-cell>
          <table:table-cell table:style-name="ce26" table:formula="of:=&quot;https://nominatim.openstreetmap.org/reverse?format=json&amp;lat=&quot;&amp;[.B73]&amp;&quot;&amp;lon=&quot;&amp;[.C73]&amp;&quot;&amp;zoom=18&amp;addressdetails=1&amp;email=aaizemberg@itba.edu.ar&amp;app=google-refine&quot;" office:value-type="string" office:string-value="https://nominatim.openstreetmap.org/reverse?format=json&amp;lat=-34.5760373999999&amp;lon=-58.4753329999999&amp;zoom=18&amp;addressdetails=1&amp;email=aaizemberg@itba.edu.ar&amp;app=google-refine" calcext:value-type="string">
            <text:p>https://nominatim.openstreetmap.org/reverse?format=json&amp;lat=-34.5760373999999&amp;lon=-58.4753329999999&amp;zoom=18&amp;addressdetails=1&amp;email=aaizemberg@itba.edu.ar&amp;app=google-refine</text:p>
          </table:table-cell>
          <table:table-cell table:style-name="ce7" office:value-type="string" calcext:value-type="string">
            <text:p>1886, Lugones, Comuna 12, Villa Ortúzar, CABA, C1431FBB, Argentina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aaizemberg</text:p>
          </table:table-cell>
          <table:table-cell table:style-name="ce7" office:value-type="float" office:value="-34.5760501999999" calcext:value-type="float">
            <text:p>-34.5760501999999</text:p>
          </table:table-cell>
          <table:table-cell table:style-name="ce7" office:value-type="float" office:value="-58.4753681999999" calcext:value-type="float">
            <text:p>-58.4753681999999</text:p>
          </table:table-cell>
          <table:table-cell table:style-name="ce7" office:value-type="float" office:value="236" calcext:value-type="float">
            <text:p>236</text:p>
          </table:table-cell>
          <table:table-cell table:style-name="ce26" table:formula="of:=&quot;https://nominatim.openstreetmap.org/reverse?format=json&amp;lat=&quot;&amp;[.B74]&amp;&quot;&amp;lon=&quot;&amp;[.C74]&amp;&quot;&amp;zoom=18&amp;addressdetails=1&amp;email=aaizemberg@itba.edu.ar&amp;app=google-refine&quot;" office:value-type="string" office:string-value="https://nominatim.openstreetmap.org/reverse?format=json&amp;lat=-34.5760501999999&amp;lon=-58.4753681999999&amp;zoom=18&amp;addressdetails=1&amp;email=aaizemberg@itba.edu.ar&amp;app=google-refine" calcext:value-type="string">
            <text:p>https://nominatim.openstreetmap.org/reverse?format=json&amp;lat=-34.5760501999999&amp;lon=-58.4753681999999&amp;zoom=18&amp;addressdetails=1&amp;email=aaizemberg@itba.edu.ar&amp;app=google-refine</text:p>
          </table:table-cell>
          <table:table-cell table:style-name="ce7" office:value-type="string" calcext:value-type="string">
            <text:p>1886, Lugones, Comuna 12, Villa Ortúzar, CABA, C1431FBB, Argentina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aaizemberg</text:p>
          </table:table-cell>
          <table:table-cell table:style-name="ce7" office:value-type="float" office:value="-34.5760502999999" calcext:value-type="float">
            <text:p>-34.5760502999999</text:p>
          </table:table-cell>
          <table:table-cell table:style-name="ce7" office:value-type="float" office:value="-58.4753441" calcext:value-type="float">
            <text:p>-58.4753441</text:p>
          </table:table-cell>
          <table:table-cell table:style-name="ce7" office:value-type="float" office:value="235" calcext:value-type="float">
            <text:p>235</text:p>
          </table:table-cell>
          <table:table-cell table:style-name="ce26" table:formula="of:=&quot;https://nominatim.openstreetmap.org/reverse?format=json&amp;lat=&quot;&amp;[.B75]&amp;&quot;&amp;lon=&quot;&amp;[.C75]&amp;&quot;&amp;zoom=18&amp;addressdetails=1&amp;email=aaizemberg@itba.edu.ar&amp;app=google-refine&quot;" office:value-type="string" office:string-value="https://nominatim.openstreetmap.org/reverse?format=json&amp;lat=-34.5760502999999&amp;lon=-58.4753441&amp;zoom=18&amp;addressdetails=1&amp;email=aaizemberg@itba.edu.ar&amp;app=google-refine" calcext:value-type="string">
            <text:p>https://nominatim.openstreetmap.org/reverse?format=json&amp;lat=-34.5760502999999&amp;lon=-58.4753441&amp;zoom=18&amp;addressdetails=1&amp;email=aaizemberg@itba.edu.ar&amp;app=google-refine</text:p>
          </table:table-cell>
          <table:table-cell table:style-name="ce7" office:value-type="string" calcext:value-type="string">
            <text:p>1884, Lugones, Comuna 12, Villa Ortúzar, CABA, C1431FBB, Argentina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aaizemberg</text:p>
          </table:table-cell>
          <table:table-cell table:style-name="ce7" office:value-type="float" office:value="-34.5760117" calcext:value-type="float">
            <text:p>-34.5760117</text:p>
          </table:table-cell>
          <table:table-cell table:style-name="ce7" office:value-type="float" office:value="-58.4753444999999" calcext:value-type="float">
            <text:p>-58.4753444999999</text:p>
          </table:table-cell>
          <table:table-cell table:style-name="ce7" office:value-type="float" office:value="204" calcext:value-type="float">
            <text:p>204</text:p>
          </table:table-cell>
          <table:table-cell table:style-name="ce26" table:formula="of:=&quot;https://nominatim.openstreetmap.org/reverse?format=json&amp;lat=&quot;&amp;[.B76]&amp;&quot;&amp;lon=&quot;&amp;[.C76]&amp;&quot;&amp;zoom=18&amp;addressdetails=1&amp;email=aaizemberg@itba.edu.ar&amp;app=google-refine&quot;" office:value-type="string" office:string-value="https://nominatim.openstreetmap.org/reverse?format=json&amp;lat=-34.5760117&amp;lon=-58.4753444999999&amp;zoom=18&amp;addressdetails=1&amp;email=aaizemberg@itba.edu.ar&amp;app=google-refine" calcext:value-type="string">
            <text:p>https://nominatim.openstreetmap.org/reverse?format=json&amp;lat=-34.5760117&amp;lon=-58.4753444999999&amp;zoom=18&amp;addressdetails=1&amp;email=aaizemberg@itba.edu.ar&amp;app=google-refine</text:p>
          </table:table-cell>
          <table:table-cell table:style-name="ce7" office:value-type="string" calcext:value-type="string">
            <text:p>1888, Lugones, Comuna 12, Villa Ortúzar, CABA, C1431FBB, Argentina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aaizemberg</text:p>
          </table:table-cell>
          <table:table-cell table:style-name="ce7" office:value-type="float" office:value="-34.5761156" calcext:value-type="float">
            <text:p>-34.5761156</text:p>
          </table:table-cell>
          <table:table-cell table:style-name="ce7" office:value-type="float" office:value="-58.4752660999999" calcext:value-type="float">
            <text:p>-58.4752660999999</text:p>
          </table:table-cell>
          <table:table-cell table:style-name="ce7" office:value-type="float" office:value="180" calcext:value-type="float">
            <text:p>180</text:p>
          </table:table-cell>
          <table:table-cell table:style-name="ce26" table:formula="of:=&quot;https://nominatim.openstreetmap.org/reverse?format=json&amp;lat=&quot;&amp;[.B77]&amp;&quot;&amp;lon=&quot;&amp;[.C77]&amp;&quot;&amp;zoom=18&amp;addressdetails=1&amp;email=aaizemberg@itba.edu.ar&amp;app=google-refine&quot;" office:value-type="string" office:string-value="https://nominatim.openstreetmap.org/reverse?format=json&amp;lat=-34.5761156&amp;lon=-58.4752660999999&amp;zoom=18&amp;addressdetails=1&amp;email=aaizemberg@itba.edu.ar&amp;app=google-refine" calcext:value-type="string">
            <text:p>https://nominatim.openstreetmap.org/reverse?format=json&amp;lat=-34.5761156&amp;lon=-58.4752660999999&amp;zoom=18&amp;addressdetails=1&amp;email=aaizemberg@itba.edu.ar&amp;app=google-refine</text:p>
          </table:table-cell>
          <table:table-cell table:style-name="ce7" office:value-type="string" calcext:value-type="string">
            <text:p>1874, Lugones, Comuna 12, Villa Ortúzar, CABA, C1431FBB, Argentina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aaizemberg</text:p>
          </table:table-cell>
          <table:table-cell table:style-name="ce7" office:value-type="float" office:value="-34.5759596999999" calcext:value-type="float">
            <text:p>-34.5759596999999</text:p>
          </table:table-cell>
          <table:table-cell table:style-name="ce7" office:value-type="float" office:value="-58.4752660999999" calcext:value-type="float">
            <text:p>-58.4752660999999</text:p>
          </table:table-cell>
          <table:table-cell table:style-name="ce7" office:value-type="float" office:value="179" calcext:value-type="float">
            <text:p>179</text:p>
          </table:table-cell>
          <table:table-cell table:style-name="ce26" table:formula="of:=&quot;https://nominatim.openstreetmap.org/reverse?format=json&amp;lat=&quot;&amp;[.B78]&amp;&quot;&amp;lon=&quot;&amp;[.C78]&amp;&quot;&amp;zoom=18&amp;addressdetails=1&amp;email=aaizemberg@itba.edu.ar&amp;app=google-refine&quot;" office:value-type="string" office:string-value="https://nominatim.openstreetmap.org/reverse?format=json&amp;lat=-34.5759596999999&amp;lon=-58.4752660999999&amp;zoom=18&amp;addressdetails=1&amp;email=aaizemberg@itba.edu.ar&amp;app=google-refine" calcext:value-type="string">
            <text:p>https://nominatim.openstreetmap.org/reverse?format=json&amp;lat=-34.5759596999999&amp;lon=-58.4752660999999&amp;zoom=18&amp;addressdetails=1&amp;email=aaizemberg@itba.edu.ar&amp;app=google-refine</text:p>
          </table:table-cell>
          <table:table-cell table:style-name="ce7" office:value-type="string" calcext:value-type="string">
            <text:p>1886, Lugones, Comuna 12, Villa Ortúzar, CABA, C1431FBB, Argentina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aaizemberg</text:p>
          </table:table-cell>
          <table:table-cell table:style-name="ce7" office:value-type="float" office:value="-34.5760111999999" calcext:value-type="float">
            <text:p>-34.5760111999999</text:p>
          </table:table-cell>
          <table:table-cell table:style-name="ce7" office:value-type="float" office:value="-58.4753776" calcext:value-type="float">
            <text:p>-58.4753776</text:p>
          </table:table-cell>
          <table:table-cell table:style-name="ce7" office:value-type="float" office:value="174" calcext:value-type="float">
            <text:p>174</text:p>
          </table:table-cell>
          <table:table-cell table:style-name="ce26" table:formula="of:=&quot;https://nominatim.openstreetmap.org/reverse?format=json&amp;lat=&quot;&amp;[.B79]&amp;&quot;&amp;lon=&quot;&amp;[.C79]&amp;&quot;&amp;zoom=18&amp;addressdetails=1&amp;email=aaizemberg@itba.edu.ar&amp;app=google-refine&quot;" office:value-type="string" office:string-value="https://nominatim.openstreetmap.org/reverse?format=json&amp;lat=-34.5760111999999&amp;lon=-58.4753776&amp;zoom=18&amp;addressdetails=1&amp;email=aaizemberg@itba.edu.ar&amp;app=google-refine" calcext:value-type="string">
            <text:p>https://nominatim.openstreetmap.org/reverse?format=json&amp;lat=-34.5760111999999&amp;lon=-58.4753776&amp;zoom=18&amp;addressdetails=1&amp;email=aaizemberg@itba.edu.ar&amp;app=google-refine</text:p>
          </table:table-cell>
          <table:table-cell table:style-name="ce7" office:value-type="string" calcext:value-type="string">
            <text:p>1890, Lugones, Comuna 12, Villa Ortúzar, CABA, C1431FBB, Argentina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aaizemberg</text:p>
          </table:table-cell>
          <table:table-cell table:style-name="ce7" office:value-type="float" office:value="-34.6408434" calcext:value-type="float">
            <text:p>-34.6408434</text:p>
          </table:table-cell>
          <table:table-cell table:style-name="ce7" office:value-type="float" office:value="-58.4013014" calcext:value-type="float">
            <text:p>-58.4013014</text:p>
          </table:table-cell>
          <table:table-cell table:style-name="ce7" office:value-type="float" office:value="171" calcext:value-type="float">
            <text:p>171</text:p>
          </table:table-cell>
          <table:table-cell table:style-name="ce26" table:formula="of:=&quot;https://nominatim.openstreetmap.org/reverse?format=json&amp;lat=&quot;&amp;[.B80]&amp;&quot;&amp;lon=&quot;&amp;[.C80]&amp;&quot;&amp;zoom=18&amp;addressdetails=1&amp;email=aaizemberg@itba.edu.ar&amp;app=google-refine&quot;" office:value-type="string" office:string-value="https://nominatim.openstreetmap.org/reverse?format=json&amp;lat=-34.6408434&amp;lon=-58.4013014&amp;zoom=18&amp;addressdetails=1&amp;email=aaizemberg@itba.edu.ar&amp;app=google-refine" calcext:value-type="string">
            <text:p>https://nominatim.openstreetmap.org/reverse?format=json&amp;lat=-34.6408434&amp;lon=-58.4013014&amp;zoom=18&amp;addressdetails=1&amp;email=aaizemberg@itba.edu.ar&amp;app=google-refine</text:p>
          </table:table-cell>
          <table:table-cell table:style-name="ce7" office:value-type="string" calcext:value-type="string">
            <text:p>Instituto Tecnológico de Buenos Aires (ITBA), 315, Lavardén, Villa 21 -24 / Zavaleta, Comuna 4, Parque Patricios, CABA, C1437FBG, Argentina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aaizemberg</text:p>
          </table:table-cell>
          <table:table-cell table:style-name="ce7" office:value-type="float" office:value="-34.5759723999999" calcext:value-type="float">
            <text:p>-34.5759723999999</text:p>
          </table:table-cell>
          <table:table-cell table:style-name="ce7" office:value-type="float" office:value="-58.4753441" calcext:value-type="float">
            <text:p>-58.4753441</text:p>
          </table:table-cell>
          <table:table-cell table:style-name="ce7" office:value-type="float" office:value="167" calcext:value-type="float">
            <text:p>167</text:p>
          </table:table-cell>
          <table:table-cell table:style-name="ce26" table:formula="of:=&quot;https://nominatim.openstreetmap.org/reverse?format=json&amp;lat=&quot;&amp;[.B81]&amp;&quot;&amp;lon=&quot;&amp;[.C81]&amp;&quot;&amp;zoom=18&amp;addressdetails=1&amp;email=aaizemberg@itba.edu.ar&amp;app=google-refine&quot;" office:value-type="string" office:string-value="https://nominatim.openstreetmap.org/reverse?format=json&amp;lat=-34.5759723999999&amp;lon=-58.4753441&amp;zoom=18&amp;addressdetails=1&amp;email=aaizemberg@itba.edu.ar&amp;app=google-refine" calcext:value-type="string">
            <text:p>https://nominatim.openstreetmap.org/reverse?format=json&amp;lat=-34.5759723999999&amp;lon=-58.4753441&amp;zoom=18&amp;addressdetails=1&amp;email=aaizemberg@itba.edu.ar&amp;app=google-refine</text:p>
          </table:table-cell>
          <table:table-cell table:style-name="ce7" office:value-type="string" calcext:value-type="string">
            <text:p>1890, Lugones, Comuna 12, Villa Ortúzar, CABA, C1431FBB, Argentina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aaizemberg</text:p>
          </table:table-cell>
          <table:table-cell table:style-name="ce7" office:value-type="float" office:value="-34.5759788" calcext:value-type="float">
            <text:p>-34.5759788</text:p>
          </table:table-cell>
          <table:table-cell table:style-name="ce7" office:value-type="float" office:value="-58.4753663999999" calcext:value-type="float">
            <text:p>-58.4753663999999</text:p>
          </table:table-cell>
          <table:table-cell table:style-name="ce7" office:value-type="float" office:value="160" calcext:value-type="float">
            <text:p>160</text:p>
          </table:table-cell>
          <table:table-cell table:style-name="ce26" table:formula="of:=&quot;https://nominatim.openstreetmap.org/reverse?format=json&amp;lat=&quot;&amp;[.B82]&amp;&quot;&amp;lon=&quot;&amp;[.C82]&amp;&quot;&amp;zoom=18&amp;addressdetails=1&amp;email=aaizemberg@itba.edu.ar&amp;app=google-refine&quot;" office:value-type="string" office:string-value="https://nominatim.openstreetmap.org/reverse?format=json&amp;lat=-34.5759788&amp;lon=-58.4753663999999&amp;zoom=18&amp;addressdetails=1&amp;email=aaizemberg@itba.edu.ar&amp;app=google-refine" calcext:value-type="string">
            <text:p>https://nominatim.openstreetmap.org/reverse?format=json&amp;lat=-34.5759788&amp;lon=-58.4753663999999&amp;zoom=18&amp;addressdetails=1&amp;email=aaizemberg@itba.edu.ar&amp;app=google-refine</text:p>
          </table:table-cell>
          <table:table-cell table:style-name="ce7" office:value-type="string" calcext:value-type="string">
            <text:p>1892, Lugones, Comuna 12, Villa Ortúzar, CABA, C1431FBB, Argentina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aaizemberg</text:p>
          </table:table-cell>
          <table:table-cell table:style-name="ce7" office:value-type="float" office:value="-34.5759985999999" calcext:value-type="float">
            <text:p>-34.5759985999999</text:p>
          </table:table-cell>
          <table:table-cell table:style-name="ce7" office:value-type="float" office:value="-58.4752994999999" calcext:value-type="float">
            <text:p>-58.4752994999999</text:p>
          </table:table-cell>
          <table:table-cell table:style-name="ce7" office:value-type="float" office:value="154" calcext:value-type="float">
            <text:p>154</text:p>
          </table:table-cell>
          <table:table-cell table:style-name="ce26" table:formula="of:=&quot;https://nominatim.openstreetmap.org/reverse?format=json&amp;lat=&quot;&amp;[.B83]&amp;&quot;&amp;lon=&quot;&amp;[.C83]&amp;&quot;&amp;zoom=18&amp;addressdetails=1&amp;email=aaizemberg@itba.edu.ar&amp;app=google-refine&quot;" office:value-type="string" office:string-value="https://nominatim.openstreetmap.org/reverse?format=json&amp;lat=-34.5759985999999&amp;lon=-58.4752994999999&amp;zoom=18&amp;addressdetails=1&amp;email=aaizemberg@itba.edu.ar&amp;app=google-refine" calcext:value-type="string">
            <text:p>https://nominatim.openstreetmap.org/reverse?format=json&amp;lat=-34.5759985999999&amp;lon=-58.4752994999999&amp;zoom=18&amp;addressdetails=1&amp;email=aaizemberg@itba.edu.ar&amp;app=google-refine</text:p>
          </table:table-cell>
          <table:table-cell table:style-name="ce7" office:value-type="string" calcext:value-type="string">
            <text:p>1886, Lugones, Comuna 12, Villa Ortúzar, CABA, C1431FBB, Argentina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aaizemberg</text:p>
          </table:table-cell>
          <table:table-cell table:style-name="ce7" office:value-type="float" office:value="-34.5760122" calcext:value-type="float">
            <text:p>-34.5760122</text:p>
          </table:table-cell>
          <table:table-cell table:style-name="ce7" office:value-type="float" office:value="-58.4753437999999" calcext:value-type="float">
            <text:p>-58.4753437999999</text:p>
          </table:table-cell>
          <table:table-cell table:style-name="ce7" office:value-type="float" office:value="149" calcext:value-type="float">
            <text:p>149</text:p>
          </table:table-cell>
          <table:table-cell table:style-name="ce26" table:formula="of:=&quot;https://nominatim.openstreetmap.org/reverse?format=json&amp;lat=&quot;&amp;[.B84]&amp;&quot;&amp;lon=&quot;&amp;[.C84]&amp;&quot;&amp;zoom=18&amp;addressdetails=1&amp;email=aaizemberg@itba.edu.ar&amp;app=google-refine&quot;" office:value-type="string" office:string-value="https://nominatim.openstreetmap.org/reverse?format=json&amp;lat=-34.5760122&amp;lon=-58.4753437999999&amp;zoom=18&amp;addressdetails=1&amp;email=aaizemberg@itba.edu.ar&amp;app=google-refine" calcext:value-type="string">
            <text:p>https://nominatim.openstreetmap.org/reverse?format=json&amp;lat=-34.5760122&amp;lon=-58.4753437999999&amp;zoom=18&amp;addressdetails=1&amp;email=aaizemberg@itba.edu.ar&amp;app=google-refine</text:p>
          </table:table-cell>
          <table:table-cell table:style-name="ce7" office:value-type="string" calcext:value-type="string">
            <text:p>1888, Lugones, Comuna 12, Villa Ortúzar, CABA, C1431FBB, Argentina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aaizemberg</text:p>
          </table:table-cell>
          <table:table-cell table:style-name="ce7" office:value-type="float" office:value="-34.5760240999999" calcext:value-type="float">
            <text:p>-34.5760240999999</text:p>
          </table:table-cell>
          <table:table-cell table:style-name="ce7" office:value-type="float" office:value="-58.4753887" calcext:value-type="float">
            <text:p>-58.4753887</text:p>
          </table:table-cell>
          <table:table-cell table:style-name="ce7" office:value-type="float" office:value="144" calcext:value-type="float">
            <text:p>144</text:p>
          </table:table-cell>
          <table:table-cell table:style-name="ce26" table:formula="of:=&quot;https://nominatim.openstreetmap.org/reverse?format=json&amp;lat=&quot;&amp;[.B85]&amp;&quot;&amp;lon=&quot;&amp;[.C85]&amp;&quot;&amp;zoom=18&amp;addressdetails=1&amp;email=aaizemberg@itba.edu.ar&amp;app=google-refine&quot;" office:value-type="string" office:string-value="https://nominatim.openstreetmap.org/reverse?format=json&amp;lat=-34.5760240999999&amp;lon=-58.4753887&amp;zoom=18&amp;addressdetails=1&amp;email=aaizemberg@itba.edu.ar&amp;app=google-refine" calcext:value-type="string">
            <text:p>https://nominatim.openstreetmap.org/reverse?format=json&amp;lat=-34.5760240999999&amp;lon=-58.4753887&amp;zoom=18&amp;addressdetails=1&amp;email=aaizemberg@itba.edu.ar&amp;app=google-refine</text:p>
          </table:table-cell>
          <table:table-cell table:style-name="ce7" office:value-type="string" calcext:value-type="string">
            <text:p>1890, Lugones, Comuna 12, Villa Ortúzar, CABA, C1431FBB, Argentina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aaizemberg</text:p>
          </table:table-cell>
          <table:table-cell table:style-name="ce7" office:value-type="float" office:value="-34.5760459999999" calcext:value-type="float">
            <text:p>-34.5760459999999</text:p>
          </table:table-cell>
          <table:table-cell table:style-name="ce7" office:value-type="float" office:value="-58.4753452" calcext:value-type="float">
            <text:p>-58.4753452</text:p>
          </table:table-cell>
          <table:table-cell table:style-name="ce7" office:value-type="float" office:value="140" calcext:value-type="float">
            <text:p>140</text:p>
          </table:table-cell>
          <table:table-cell table:style-name="ce26" table:formula="of:=&quot;https://nominatim.openstreetmap.org/reverse?format=json&amp;lat=&quot;&amp;[.B86]&amp;&quot;&amp;lon=&quot;&amp;[.C86]&amp;&quot;&amp;zoom=18&amp;addressdetails=1&amp;email=aaizemberg@itba.edu.ar&amp;app=google-refine&quot;" office:value-type="string" office:string-value="https://nominatim.openstreetmap.org/reverse?format=json&amp;lat=-34.5760459999999&amp;lon=-58.4753452&amp;zoom=18&amp;addressdetails=1&amp;email=aaizemberg@itba.edu.ar&amp;app=google-refine" calcext:value-type="string">
            <text:p>https://nominatim.openstreetmap.org/reverse?format=json&amp;lat=-34.5760459999999&amp;lon=-58.4753452&amp;zoom=18&amp;addressdetails=1&amp;email=aaizemberg@itba.edu.ar&amp;app=google-refine</text:p>
          </table:table-cell>
          <table:table-cell table:style-name="ce7" office:value-type="string" calcext:value-type="string">
            <text:p>1886, Lugones, Comuna 12, Villa Ortúzar, CABA, C1431FBB, Argentina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aaizemberg</text:p>
          </table:table-cell>
          <table:table-cell table:style-name="ce7" office:value-type="float" office:value="-34.6408613999999" calcext:value-type="float">
            <text:p>-34.6408613999999</text:p>
          </table:table-cell>
          <table:table-cell table:style-name="ce7" office:value-type="float" office:value="-58.4012582" calcext:value-type="float">
            <text:p>-58.4012582</text:p>
          </table:table-cell>
          <table:table-cell table:style-name="ce7" office:value-type="float" office:value="140" calcext:value-type="float">
            <text:p>140</text:p>
          </table:table-cell>
          <table:table-cell table:style-name="ce26" table:formula="of:=&quot;https://nominatim.openstreetmap.org/reverse?format=json&amp;lat=&quot;&amp;[.B87]&amp;&quot;&amp;lon=&quot;&amp;[.C87]&amp;&quot;&amp;zoom=18&amp;addressdetails=1&amp;email=aaizemberg@itba.edu.ar&amp;app=google-refine&quot;" office:value-type="string" office:string-value="https://nominatim.openstreetmap.org/reverse?format=json&amp;lat=-34.6408613999999&amp;lon=-58.4012582&amp;zoom=18&amp;addressdetails=1&amp;email=aaizemberg@itba.edu.ar&amp;app=google-refine" calcext:value-type="string">
            <text:p>https://nominatim.openstreetmap.org/reverse?format=json&amp;lat=-34.6408613999999&amp;lon=-58.4012582&amp;zoom=18&amp;addressdetails=1&amp;email=aaizemberg@itba.edu.ar&amp;app=google-refine</text:p>
          </table:table-cell>
          <table:table-cell table:style-name="ce7" office:value-type="string" calcext:value-type="string">
            <text:p>Instituto Tecnológico de Buenos Aires (ITBA), 315, Lavardén, Villa 21 -24 / Zavaleta, Comuna 4, Parque Patricios, CABA, C1437FBG, Argentina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aaizemberg</text:p>
          </table:table-cell>
          <table:table-cell table:style-name="ce7" office:value-type="float" office:value="-34.5759922" calcext:value-type="float">
            <text:p>-34.5759922</text:p>
          </table:table-cell>
          <table:table-cell table:style-name="ce7" office:value-type="float" office:value="-58.4752772" calcext:value-type="float">
            <text:p>-58.4752772</text:p>
          </table:table-cell>
          <table:table-cell table:style-name="ce7" office:value-type="float" office:value="132" calcext:value-type="float">
            <text:p>132</text:p>
          </table:table-cell>
          <table:table-cell table:style-name="ce26" table:formula="of:=&quot;https://nominatim.openstreetmap.org/reverse?format=json&amp;lat=&quot;&amp;[.B88]&amp;&quot;&amp;lon=&quot;&amp;[.C88]&amp;&quot;&amp;zoom=18&amp;addressdetails=1&amp;email=aaizemberg@itba.edu.ar&amp;app=google-refine&quot;" office:value-type="string" office:string-value="https://nominatim.openstreetmap.org/reverse?format=json&amp;lat=-34.5759922&amp;lon=-58.4752772&amp;zoom=18&amp;addressdetails=1&amp;email=aaizemberg@itba.edu.ar&amp;app=google-refine" calcext:value-type="string">
            <text:p>https://nominatim.openstreetmap.org/reverse?format=json&amp;lat=-34.5759922&amp;lon=-58.4752772&amp;zoom=18&amp;addressdetails=1&amp;email=aaizemberg@itba.edu.ar&amp;app=google-refine</text:p>
          </table:table-cell>
          <table:table-cell table:style-name="ce7" office:value-type="string" calcext:value-type="string">
            <text:p>1884, Lugones, Comuna 12, Villa Ortúzar, CABA, C1431FBB, Argentina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aaizemberg</text:p>
          </table:table-cell>
          <table:table-cell table:style-name="ce7" office:value-type="float" office:value="-34.5760045999999" calcext:value-type="float">
            <text:p>-34.5760045999999</text:p>
          </table:table-cell>
          <table:table-cell table:style-name="ce7" office:value-type="float" office:value="-58.4753887" calcext:value-type="float">
            <text:p>-58.4753887</text:p>
          </table:table-cell>
          <table:table-cell table:style-name="ce7" office:value-type="float" office:value="132" calcext:value-type="float">
            <text:p>132</text:p>
          </table:table-cell>
          <table:table-cell table:style-name="ce26" table:formula="of:=&quot;https://nominatim.openstreetmap.org/reverse?format=json&amp;lat=&quot;&amp;[.B89]&amp;&quot;&amp;lon=&quot;&amp;[.C89]&amp;&quot;&amp;zoom=18&amp;addressdetails=1&amp;email=aaizemberg@itba.edu.ar&amp;app=google-refine&quot;" office:value-type="string" office:string-value="https://nominatim.openstreetmap.org/reverse?format=json&amp;lat=-34.5760045999999&amp;lon=-58.4753887&amp;zoom=18&amp;addressdetails=1&amp;email=aaizemberg@itba.edu.ar&amp;app=google-refine" calcext:value-type="string">
            <text:p>https://nominatim.openstreetmap.org/reverse?format=json&amp;lat=-34.5760045999999&amp;lon=-58.4753887&amp;zoom=18&amp;addressdetails=1&amp;email=aaizemberg@itba.edu.ar&amp;app=google-refine</text:p>
          </table:table-cell>
          <table:table-cell table:style-name="ce7" office:value-type="string" calcext:value-type="string">
            <text:p>1892, Lugones, Comuna 12, Villa Ortúzar, CABA, C1431FBB, Argentina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aaizemberg</text:p>
          </table:table-cell>
          <table:table-cell table:style-name="ce7" office:value-type="float" office:value="-34.6408431999999" calcext:value-type="float">
            <text:p>-34.6408431999999</text:p>
          </table:table-cell>
          <table:table-cell table:style-name="ce7" office:value-type="float" office:value="-58.4012974999999" calcext:value-type="float">
            <text:p>-58.4012974999999</text:p>
          </table:table-cell>
          <table:table-cell table:style-name="ce7" office:value-type="float" office:value="131" calcext:value-type="float">
            <text:p>131</text:p>
          </table:table-cell>
          <table:table-cell table:style-name="ce26" table:formula="of:=&quot;https://nominatim.openstreetmap.org/reverse?format=json&amp;lat=&quot;&amp;[.B90]&amp;&quot;&amp;lon=&quot;&amp;[.C90]&amp;&quot;&amp;zoom=18&amp;addressdetails=1&amp;email=aaizemberg@itba.edu.ar&amp;app=google-refine&quot;" office:value-type="string" office:string-value="https://nominatim.openstreetmap.org/reverse?format=json&amp;lat=-34.6408431999999&amp;lon=-58.4012974999999&amp;zoom=18&amp;addressdetails=1&amp;email=aaizemberg@itba.edu.ar&amp;app=google-refine" calcext:value-type="string">
            <text:p>https://nominatim.openstreetmap.org/reverse?format=json&amp;lat=-34.6408431999999&amp;lon=-58.4012974999999&amp;zoom=18&amp;addressdetails=1&amp;email=aaizemberg@itba.edu.ar&amp;app=google-refine</text:p>
          </table:table-cell>
          <table:table-cell table:style-name="ce7" office:value-type="string" calcext:value-type="string">
            <text:p>Instituto Tecnológico de Buenos Aires (ITBA), 315, Lavardén, Villa 21 -24 / Zavaleta, Comuna 4, Parque Patricios, CABA, C1437FBG, Argentina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aaizemberg</text:p>
          </table:table-cell>
          <table:table-cell table:style-name="ce7" office:value-type="float" office:value="-34.5759918999999" calcext:value-type="float">
            <text:p>-34.5759918999999</text:p>
          </table:table-cell>
          <table:table-cell table:style-name="ce7" office:value-type="float" office:value="-58.4753441" calcext:value-type="float">
            <text:p>-58.4753441</text:p>
          </table:table-cell>
          <table:table-cell table:style-name="ce7" office:value-type="float" office:value="130" calcext:value-type="float">
            <text:p>130</text:p>
          </table:table-cell>
          <table:table-cell table:style-name="ce26" table:formula="of:=&quot;https://nominatim.openstreetmap.org/reverse?format=json&amp;lat=&quot;&amp;[.B91]&amp;&quot;&amp;lon=&quot;&amp;[.C91]&amp;&quot;&amp;zoom=18&amp;addressdetails=1&amp;email=aaizemberg@itba.edu.ar&amp;app=google-refine&quot;" office:value-type="string" office:string-value="https://nominatim.openstreetmap.org/reverse?format=json&amp;lat=-34.5759918999999&amp;lon=-58.4753441&amp;zoom=18&amp;addressdetails=1&amp;email=aaizemberg@itba.edu.ar&amp;app=google-refine" calcext:value-type="string">
            <text:p>https://nominatim.openstreetmap.org/reverse?format=json&amp;lat=-34.5759918999999&amp;lon=-58.4753441&amp;zoom=18&amp;addressdetails=1&amp;email=aaizemberg@itba.edu.ar&amp;app=google-refine</text:p>
          </table:table-cell>
          <table:table-cell table:style-name="ce7" office:value-type="string" calcext:value-type="string">
            <text:p>1890, Lugones, Comuna 12, Villa Ortúzar, CABA, C1431FBB, Argentina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aaizemberg</text:p>
          </table:table-cell>
          <table:table-cell table:style-name="ce7" office:value-type="float" office:value="-34.5760350999999" calcext:value-type="float">
            <text:p>-34.5760350999999</text:p>
          </table:table-cell>
          <table:table-cell table:style-name="ce7" office:value-type="float" office:value="-58.4753472" calcext:value-type="float">
            <text:p>-58.4753472</text:p>
          </table:table-cell>
          <table:table-cell table:style-name="ce7" office:value-type="float" office:value="121" calcext:value-type="float">
            <text:p>121</text:p>
          </table:table-cell>
          <table:table-cell table:style-name="ce26" table:formula="of:=&quot;https://nominatim.openstreetmap.org/reverse?format=json&amp;lat=&quot;&amp;[.B92]&amp;&quot;&amp;lon=&quot;&amp;[.C92]&amp;&quot;&amp;zoom=18&amp;addressdetails=1&amp;email=aaizemberg@itba.edu.ar&amp;app=google-refine&quot;" office:value-type="string" office:string-value="https://nominatim.openstreetmap.org/reverse?format=json&amp;lat=-34.5760350999999&amp;lon=-58.4753472&amp;zoom=18&amp;addressdetails=1&amp;email=aaizemberg@itba.edu.ar&amp;app=google-refine" calcext:value-type="string">
            <text:p>https://nominatim.openstreetmap.org/reverse?format=json&amp;lat=-34.5760350999999&amp;lon=-58.4753472&amp;zoom=18&amp;addressdetails=1&amp;email=aaizemberg@itba.edu.ar&amp;app=google-refine</text:p>
          </table:table-cell>
          <table:table-cell table:style-name="ce7" office:value-type="string" calcext:value-type="string">
            <text:p>1886, Lugones, Comuna 12, Villa Ortúzar, CABA, C1431FBB, Argentina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aaizemberg</text:p>
          </table:table-cell>
          <table:table-cell table:style-name="ce7" office:value-type="float" office:value="-34.5761412" calcext:value-type="float">
            <text:p>-34.5761412</text:p>
          </table:table-cell>
          <table:table-cell table:style-name="ce7" office:value-type="float" office:value="-58.4753552999999" calcext:value-type="float">
            <text:p>-58.4753552999999</text:p>
          </table:table-cell>
          <table:table-cell table:style-name="ce7" office:value-type="float" office:value="119" calcext:value-type="float">
            <text:p>119</text:p>
          </table:table-cell>
          <table:table-cell table:style-name="ce26" table:formula="of:=&quot;https://nominatim.openstreetmap.org/reverse?format=json&amp;lat=&quot;&amp;[.B93]&amp;&quot;&amp;lon=&quot;&amp;[.C93]&amp;&quot;&amp;zoom=18&amp;addressdetails=1&amp;email=aaizemberg@itba.edu.ar&amp;app=google-refine&quot;" office:value-type="string" office:string-value="https://nominatim.openstreetmap.org/reverse?format=json&amp;lat=-34.5761412&amp;lon=-58.4753552999999&amp;zoom=18&amp;addressdetails=1&amp;email=aaizemberg@itba.edu.ar&amp;app=google-refine" calcext:value-type="string">
            <text:p>https://nominatim.openstreetmap.org/reverse?format=json&amp;lat=-34.5761412&amp;lon=-58.4753552999999&amp;zoom=18&amp;addressdetails=1&amp;email=aaizemberg@itba.edu.ar&amp;app=google-refine</text:p>
          </table:table-cell>
          <table:table-cell table:style-name="ce7" office:value-type="string" calcext:value-type="string">
            <text:p>1871, Miller, Comuna 12, Villa Ortúzar, CABA, C1431FBB, Argentina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aaizemberg</text:p>
          </table:table-cell>
          <table:table-cell table:style-name="ce7" office:value-type="float" office:value="-34.5760049" calcext:value-type="float">
            <text:p>-34.5760049</text:p>
          </table:table-cell>
          <table:table-cell table:style-name="ce7" office:value-type="float" office:value="-58.4753218" calcext:value-type="float">
            <text:p>-58.4753218</text:p>
          </table:table-cell>
          <table:table-cell table:style-name="ce7" office:value-type="float" office:value="118" calcext:value-type="float">
            <text:p>118</text:p>
          </table:table-cell>
          <table:table-cell table:style-name="ce26" table:formula="of:=&quot;https://nominatim.openstreetmap.org/reverse?format=json&amp;lat=&quot;&amp;[.B94]&amp;&quot;&amp;lon=&quot;&amp;[.C94]&amp;&quot;&amp;zoom=18&amp;addressdetails=1&amp;email=aaizemberg@itba.edu.ar&amp;app=google-refine&quot;" office:value-type="string" office:string-value="https://nominatim.openstreetmap.org/reverse?format=json&amp;lat=-34.5760049&amp;lon=-58.4753218&amp;zoom=18&amp;addressdetails=1&amp;email=aaizemberg@itba.edu.ar&amp;app=google-refine" calcext:value-type="string">
            <text:p>https://nominatim.openstreetmap.org/reverse?format=json&amp;lat=-34.5760049&amp;lon=-58.4753218&amp;zoom=18&amp;addressdetails=1&amp;email=aaizemberg@itba.edu.ar&amp;app=google-refine</text:p>
          </table:table-cell>
          <table:table-cell table:style-name="ce7" office:value-type="string" calcext:value-type="string">
            <text:p>1886, Lugones, Comuna 12, Villa Ortúzar, CABA, C1431FBB, Argentina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aaizemberg</text:p>
          </table:table-cell>
          <table:table-cell table:style-name="ce7" office:value-type="float" office:value="-34.5760128" calcext:value-type="float">
            <text:p>-34.5760128</text:p>
          </table:table-cell>
          <table:table-cell table:style-name="ce7" office:value-type="float" office:value="-58.4753437999999" calcext:value-type="float">
            <text:p>-58.4753437999999</text:p>
          </table:table-cell>
          <table:table-cell table:style-name="ce7" office:value-type="float" office:value="118" calcext:value-type="float">
            <text:p>118</text:p>
          </table:table-cell>
          <table:table-cell table:style-name="ce26" table:formula="of:=&quot;https://nominatim.openstreetmap.org/reverse?format=json&amp;lat=&quot;&amp;[.B95]&amp;&quot;&amp;lon=&quot;&amp;[.C95]&amp;&quot;&amp;zoom=18&amp;addressdetails=1&amp;email=aaizemberg@itba.edu.ar&amp;app=google-refine&quot;" office:value-type="string" office:string-value="https://nominatim.openstreetmap.org/reverse?format=json&amp;lat=-34.5760128&amp;lon=-58.4753437999999&amp;zoom=18&amp;addressdetails=1&amp;email=aaizemberg@itba.edu.ar&amp;app=google-refine" calcext:value-type="string">
            <text:p>https://nominatim.openstreetmap.org/reverse?format=json&amp;lat=-34.5760128&amp;lon=-58.4753437999999&amp;zoom=18&amp;addressdetails=1&amp;email=aaizemberg@itba.edu.ar&amp;app=google-refine</text:p>
          </table:table-cell>
          <table:table-cell table:style-name="ce7" office:value-type="string" calcext:value-type="string">
            <text:p>1888, Lugones, Comuna 12, Villa Ortúzar, CABA, C1431FBB, Argentina</text:p>
          </table:table-cell>
          <table:table-cell table:number-columns-repeated="1018"/>
        </table:table-row>
        <table:table-row table:style-name="ro2" table:number-rows-repeated="104848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lourish" table:style-name="ta3">
        <table:table-column table:style-name="co18" table:number-columns-repeated="1024" table:default-cell-style-name="Default"/>
        <table:table-row table:style-name="ro1">
          <table:table-cell table:style-name="ce27" office:value-type="string" calcext:value-type="string">
            <text:p>sponsor</text:p>
          </table:table-cell>
          <table:table-cell table:style-name="ce27" office:value-type="string" calcext:value-type="string">
            <text:p>start_year</text:p>
          </table:table-cell>
          <table:table-cell table:style-name="ce27" office:value-type="string" calcext:value-type="string">
            <text:p>sum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Sanofi</text:p>
          </table:table-cell>
          <table:table-cell table:style-name="ce22" office:value-type="float" office:value="1999" calcext:value-type="float">
            <text:p>1999</text:p>
          </table:table-cell>
          <table:table-cell table:style-name="ce22" office:value-type="float" office:value="1459" calcext:value-type="float">
            <text:p>1459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Roche</text:p>
          </table:table-cell>
          <table:table-cell table:style-name="ce22" office:value-type="float" office:value="2005" calcext:value-type="float">
            <text:p>2005</text:p>
          </table:table-cell>
          <table:table-cell table:style-name="ce22" office:value-type="float" office:value="16021" calcext:value-type="float">
            <text:p>16021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Gilead</text:p>
          </table:table-cell>
          <table:table-cell table:style-name="ce22" office:value-type="float" office:value="2000" calcext:value-type="float">
            <text:p>2000</text:p>
          </table:table-cell>
          <table:table-cell table:style-name="ce22" office:value-type="float" office:value="180" calcext:value-type="float">
            <text:p>180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JNJ</text:p>
          </table:table-cell>
          <table:table-cell table:style-name="ce22" office:value-type="float" office:value="2017" calcext:value-type="float">
            <text:p>2017</text:p>
          </table:table-cell>
          <table:table-cell table:style-name="ce22" office:value-type="float" office:value="12135" calcext:value-type="float">
            <text:p>12135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Merck</text:p>
          </table:table-cell>
          <table:table-cell table:style-name="ce22" office:value-type="float" office:value="2001" calcext:value-type="float">
            <text:p>2001</text:p>
          </table:table-cell>
          <table:table-cell table:style-name="ce22" office:value-type="float" office:value="104500" calcext:value-type="float">
            <text:p>104500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GSK</text:p>
          </table:table-cell>
          <table:table-cell table:style-name="ce22" office:value-type="float" office:value="2012" calcext:value-type="float">
            <text:p>2012</text:p>
          </table:table-cell>
          <table:table-cell table:style-name="ce22" office:value-type="float" office:value="45095" calcext:value-type="float">
            <text:p>45095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Sanofi</text:p>
          </table:table-cell>
          <table:table-cell table:style-name="ce22" office:value-type="float" office:value="2016" calcext:value-type="float">
            <text:p>2016</text:p>
          </table:table-cell>
          <table:table-cell table:style-name="ce22" office:value-type="float" office:value="24908" calcext:value-type="float">
            <text:p>24908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Pfizer</text:p>
          </table:table-cell>
          <table:table-cell table:style-name="ce22" office:value-type="float" office:value="1994" calcext:value-type="float">
            <text:p>1994</text:p>
          </table:table-cell>
          <table:table-cell table:style-name="ce22" office:value-type="float" office:value="103" calcext:value-type="float">
            <text:p>103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Merck</text:p>
          </table:table-cell>
          <table:table-cell table:style-name="ce22" office:value-type="float" office:value="2007" calcext:value-type="float">
            <text:p>2007</text:p>
          </table:table-cell>
          <table:table-cell table:style-name="ce22" office:value-type="float" office:value="153565" calcext:value-type="float">
            <text:p>153565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Gilead</text:p>
          </table:table-cell>
          <table:table-cell table:style-name="ce22" office:value-type="float" office:value="2003" calcext:value-type="float">
            <text:p>2003</text:p>
          </table:table-cell>
          <table:table-cell table:style-name="ce22" office:value-type="float" office:value="3679" calcext:value-type="float">
            <text:p>3679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Bayer</text:p>
          </table:table-cell>
          <table:table-cell table:style-name="ce22" office:value-type="float" office:value="2019" calcext:value-type="float">
            <text:p>2019</text:p>
          </table:table-cell>
          <table:table-cell table:style-name="ce22"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JNJ</text:p>
          </table:table-cell>
          <table:table-cell table:style-name="ce22" office:value-type="float" office:value="2005" calcext:value-type="float">
            <text:p>2005</text:p>
          </table:table-cell>
          <table:table-cell table:style-name="ce22" office:value-type="float" office:value="10485" calcext:value-type="float">
            <text:p>10485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Pfizer</text:p>
          </table:table-cell>
          <table:table-cell table:style-name="ce22" office:value-type="float" office:value="1997" calcext:value-type="float">
            <text:p>1997</text:p>
          </table:table-cell>
          <table:table-cell table:style-name="ce22" office:value-type="float" office:value="4045" calcext:value-type="float">
            <text:p>4045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Roche</text:p>
          </table:table-cell>
          <table:table-cell table:style-name="ce22" office:value-type="float" office:value="2017" calcext:value-type="float">
            <text:p>2017</text:p>
          </table:table-cell>
          <table:table-cell table:style-name="ce22" office:value-type="float" office:value="14639" calcext:value-type="float">
            <text:p>14639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bbVie</text:p>
          </table:table-cell>
          <table:table-cell table:style-name="ce22" office:value-type="float" office:value="2012" calcext:value-type="float">
            <text:p>2012</text:p>
          </table:table-cell>
          <table:table-cell table:style-name="ce22" office:value-type="float" office:value="9369" calcext:value-type="float">
            <text:p>9369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GSK</text:p>
          </table:table-cell>
          <table:table-cell table:style-name="ce22" office:value-type="float" office:value="2005" calcext:value-type="float">
            <text:p>2005</text:p>
          </table:table-cell>
          <table:table-cell table:style-name="ce22" office:value-type="float" office:value="67105" calcext:value-type="float">
            <text:p>67105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Pfizer</text:p>
          </table:table-cell>
          <table:table-cell table:style-name="ce22" office:value-type="float" office:value="2004" calcext:value-type="float">
            <text:p>2004</text:p>
          </table:table-cell>
          <table:table-cell table:style-name="ce22" office:value-type="float" office:value="59622" calcext:value-type="float">
            <text:p>59622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Gilead</text:p>
          </table:table-cell>
          <table:table-cell table:style-name="ce22" office:value-type="float" office:value="2015" calcext:value-type="float">
            <text:p>2015</text:p>
          </table:table-cell>
          <table:table-cell table:style-name="ce22" office:value-type="float" office:value="6352" calcext:value-type="float">
            <text:p>6352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Roche</text:p>
          </table:table-cell>
          <table:table-cell table:style-name="ce22" office:value-type="float" office:value="2012" calcext:value-type="float">
            <text:p>2012</text:p>
          </table:table-cell>
          <table:table-cell table:style-name="ce22" office:value-type="float" office:value="18483" calcext:value-type="float">
            <text:p>18483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bbVie</text:p>
          </table:table-cell>
          <table:table-cell table:style-name="ce22" office:value-type="float" office:value="2017" calcext:value-type="float">
            <text:p>2017</text:p>
          </table:table-cell>
          <table:table-cell table:style-name="ce22" office:value-type="float" office:value="14944" calcext:value-type="float">
            <text:p>14944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Bayer</text:p>
          </table:table-cell>
          <table:table-cell table:style-name="ce22" office:value-type="float" office:value="2013" calcext:value-type="float">
            <text:p>2013</text:p>
          </table:table-cell>
          <table:table-cell table:style-name="ce22" office:value-type="float" office:value="36340" calcext:value-type="float">
            <text:p>36340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Merck</text:p>
          </table:table-cell>
          <table:table-cell table:style-name="ce22" office:value-type="float" office:value="2008" calcext:value-type="float">
            <text:p>2008</text:p>
          </table:table-cell>
          <table:table-cell table:style-name="ce22" office:value-type="float" office:value="54491" calcext:value-type="float">
            <text:p>54491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Bayer</text:p>
          </table:table-cell>
          <table:table-cell table:style-name="ce22" office:value-type="float" office:value="2002" calcext:value-type="float">
            <text:p>2002</text:p>
          </table:table-cell>
          <table:table-cell table:style-name="ce22" office:value-type="float" office:value="5206" calcext:value-type="float">
            <text:p>5206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JNJ</text:p>
          </table:table-cell>
          <table:table-cell table:style-name="ce22" office:value-type="float" office:value="2012" calcext:value-type="float">
            <text:p>2012</text:p>
          </table:table-cell>
          <table:table-cell table:style-name="ce22" office:value-type="float" office:value="12823" calcext:value-type="float">
            <text:p>12823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Merck</text:p>
          </table:table-cell>
          <table:table-cell table:style-name="ce22" office:value-type="float" office:value="2014" calcext:value-type="float">
            <text:p>2014</text:p>
          </table:table-cell>
          <table:table-cell table:style-name="ce22" office:value-type="float" office:value="18749" calcext:value-type="float">
            <text:p>18749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bbVie</text:p>
          </table:table-cell>
          <table:table-cell table:style-name="ce22" office:value-type="float" office:value="2005" calcext:value-type="float">
            <text:p>2005</text:p>
          </table:table-cell>
          <table:table-cell table:style-name="ce22" office:value-type="float" office:value="220" calcext:value-type="float">
            <text:p>220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Gilead</text:p>
          </table:table-cell>
          <table:table-cell table:style-name="ce22" office:value-type="float" office:value="2010" calcext:value-type="float">
            <text:p>2010</text:p>
          </table:table-cell>
          <table:table-cell table:style-name="ce22" office:value-type="float" office:value="4379" calcext:value-type="float">
            <text:p>4379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GSK</text:p>
          </table:table-cell>
          <table:table-cell table:style-name="ce22" office:value-type="float" office:value="2017" calcext:value-type="float">
            <text:p>2017</text:p>
          </table:table-cell>
          <table:table-cell table:style-name="ce22" office:value-type="float" office:value="15739" calcext:value-type="float">
            <text:p>15739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Sanofi</text:p>
          </table:table-cell>
          <table:table-cell table:style-name="ce22" office:value-type="float" office:value="2006" calcext:value-type="float">
            <text:p>2006</text:p>
          </table:table-cell>
          <table:table-cell table:style-name="ce22" office:value-type="float" office:value="102597" calcext:value-type="float">
            <text:p>102597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Sanofi</text:p>
          </table:table-cell>
          <table:table-cell table:style-name="ce22" office:value-type="float" office:value="2009" calcext:value-type="float">
            <text:p>2009</text:p>
          </table:table-cell>
          <table:table-cell table:style-name="ce22" office:value-type="float" office:value="34655" calcext:value-type="float">
            <text:p>34655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bbVie</text:p>
          </table:table-cell>
          <table:table-cell table:style-name="ce22" office:value-type="float" office:value="2010" calcext:value-type="float">
            <text:p>2010</text:p>
          </table:table-cell>
          <table:table-cell table:style-name="ce22" office:value-type="float" office:value="3847" calcext:value-type="float">
            <text:p>3847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GSK</text:p>
          </table:table-cell>
          <table:table-cell table:style-name="ce22" office:value-type="float" office:value="1993" calcext:value-type="float">
            <text:p>1993</text:p>
          </table:table-cell>
          <table:table-cell table:style-name="ce22" office:value-type="float" office:value="381" calcext:value-type="float">
            <text:p>381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Sanofi</text:p>
          </table:table-cell>
          <table:table-cell table:style-name="ce22" office:value-type="float" office:value="2002" calcext:value-type="float">
            <text:p>2002</text:p>
          </table:table-cell>
          <table:table-cell table:style-name="ce22" office:value-type="float" office:value="64015" calcext:value-type="float">
            <text:p>64015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Bayer</text:p>
          </table:table-cell>
          <table:table-cell table:style-name="ce22" office:value-type="float" office:value="2006" calcext:value-type="float">
            <text:p>2006</text:p>
          </table:table-cell>
          <table:table-cell table:style-name="ce22" office:value-type="float" office:value="19344" calcext:value-type="float">
            <text:p>19344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Bayer</text:p>
          </table:table-cell>
          <table:table-cell table:style-name="ce22" office:value-type="float" office:value="2009" calcext:value-type="float">
            <text:p>2009</text:p>
          </table:table-cell>
          <table:table-cell table:style-name="ce22" office:value-type="float" office:value="7478" calcext:value-type="float">
            <text:p>7478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JNJ</text:p>
          </table:table-cell>
          <table:table-cell table:style-name="ce22" office:value-type="float" office:value="2003" calcext:value-type="float">
            <text:p>2003</text:p>
          </table:table-cell>
          <table:table-cell table:style-name="ce22" office:value-type="float" office:value="10821" calcext:value-type="float">
            <text:p>10821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Pfizer</text:p>
          </table:table-cell>
          <table:table-cell table:style-name="ce22" office:value-type="float" office:value="2008" calcext:value-type="float">
            <text:p>2008</text:p>
          </table:table-cell>
          <table:table-cell table:style-name="ce22" office:value-type="float" office:value="121119" calcext:value-type="float">
            <text:p>121119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GSK</text:p>
          </table:table-cell>
          <table:table-cell table:style-name="ce22" office:value-type="float" office:value="2015" calcext:value-type="float">
            <text:p>2015</text:p>
          </table:table-cell>
          <table:table-cell table:style-name="ce22" office:value-type="float" office:value="86436" calcext:value-type="float">
            <text:p>86436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Roche</text:p>
          </table:table-cell>
          <table:table-cell table:style-name="ce22" office:value-type="float" office:value="2000" calcext:value-type="float">
            <text:p>2000</text:p>
          </table:table-cell>
          <table:table-cell table:style-name="ce22" office:value-type="float" office:value="605" calcext:value-type="float">
            <text:p>605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JNJ</text:p>
          </table:table-cell>
          <table:table-cell table:style-name="ce22" office:value-type="float" office:value="1988" calcext:value-type="float">
            <text:p>1988</text:p>
          </table:table-cell>
          <table:table-cell table:style-name="ce22" office:value-type="float" office:value="468" calcext:value-type="float">
            <text:p>468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JNJ</text:p>
          </table:table-cell>
          <table:table-cell table:style-name="ce22" office:value-type="float" office:value="1991" calcext:value-type="float">
            <text:p>1991</text:p>
          </table:table-cell>
          <table:table-cell table:style-name="ce22" office:value-type="float" office:value="431" calcext:value-type="float">
            <text:p>431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Gilead</text:p>
          </table:table-cell>
          <table:table-cell table:style-name="ce22" office:value-type="float" office:value="2005" calcext:value-type="float">
            <text:p>2005</text:p>
          </table:table-cell>
          <table:table-cell table:style-name="ce22" office:value-type="float" office:value="1527" calcext:value-type="float">
            <text:p>1527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Pfizer</text:p>
          </table:table-cell>
          <table:table-cell table:style-name="ce22" office:value-type="float" office:value="2014" calcext:value-type="float">
            <text:p>2014</text:p>
          </table:table-cell>
          <table:table-cell table:style-name="ce22" office:value-type="float" office:value="20597" calcext:value-type="float">
            <text:p>20597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GSK</text:p>
          </table:table-cell>
          <table:table-cell table:style-name="ce22" office:value-type="float" office:value="2010" calcext:value-type="float">
            <text:p>2010</text:p>
          </table:table-cell>
          <table:table-cell table:style-name="ce22" office:value-type="float" office:value="88358" calcext:value-type="float">
            <text:p>88358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JNJ</text:p>
          </table:table-cell>
          <table:table-cell table:style-name="ce22" office:value-type="float" office:value="2000" calcext:value-type="float">
            <text:p>2000</text:p>
          </table:table-cell>
          <table:table-cell table:style-name="ce22" office:value-type="float" office:value="8523" calcext:value-type="float">
            <text:p>8523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Novartis</text:p>
          </table:table-cell>
          <table:table-cell table:style-name="ce22" office:value-type="float" office:value="2011" calcext:value-type="float">
            <text:p>2011</text:p>
          </table:table-cell>
          <table:table-cell table:style-name="ce22" office:value-type="float" office:value="52076" calcext:value-type="float">
            <text:p>52076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Gilead</text:p>
          </table:table-cell>
          <table:table-cell table:style-name="ce22" office:value-type="float" office:value="2017" calcext:value-type="float">
            <text:p>2017</text:p>
          </table:table-cell>
          <table:table-cell table:style-name="ce22" office:value-type="float" office:value="8621" calcext:value-type="float">
            <text:p>8621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bbVie</text:p>
          </table:table-cell>
          <table:table-cell table:style-name="ce22" office:value-type="float" office:value="2020" calcext:value-type="float">
            <text:p>2020</text:p>
          </table:table-cell>
          <table:table-cell table:style-name="ce22" office:value-type="float" office:value="54" calcext:value-type="float">
            <text:p>54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Roche</text:p>
          </table:table-cell>
          <table:table-cell table:style-name="ce22" office:value-type="float" office:value="2003" calcext:value-type="float">
            <text:p>2003</text:p>
          </table:table-cell>
          <table:table-cell table:style-name="ce22" office:value-type="float" office:value="11771" calcext:value-type="float">
            <text:p>11771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Sanofi</text:p>
          </table:table-cell>
          <table:table-cell table:style-name="ce22" office:value-type="float" office:value="2013" calcext:value-type="float">
            <text:p>2013</text:p>
          </table:table-cell>
          <table:table-cell table:style-name="ce22" office:value-type="float" office:value="31364" calcext:value-type="float">
            <text:p>31364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GSK</text:p>
          </table:table-cell>
          <table:table-cell table:style-name="ce22" office:value-type="float" office:value="1998" calcext:value-type="float">
            <text:p>1998</text:p>
          </table:table-cell>
          <table:table-cell table:style-name="ce22" office:value-type="float" office:value="1709" calcext:value-type="float">
            <text:p>1709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bbVie</text:p>
          </table:table-cell>
          <table:table-cell table:style-name="ce22" office:value-type="float" office:value="2015" calcext:value-type="float">
            <text:p>2015</text:p>
          </table:table-cell>
          <table:table-cell table:style-name="ce22" office:value-type="float" office:value="10895" calcext:value-type="float">
            <text:p>10895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Merck</text:p>
          </table:table-cell>
          <table:table-cell table:style-name="ce22" office:value-type="float" office:value="2004" calcext:value-type="float">
            <text:p>2004</text:p>
          </table:table-cell>
          <table:table-cell table:style-name="ce22" office:value-type="float" office:value="71558" calcext:value-type="float">
            <text:p>71558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Pfizer</text:p>
          </table:table-cell>
          <table:table-cell table:style-name="ce22" office:value-type="float" office:value="2007" calcext:value-type="float">
            <text:p>2007</text:p>
          </table:table-cell>
          <table:table-cell table:style-name="ce22" office:value-type="float" office:value="51447" calcext:value-type="float">
            <text:p>51447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bbVie</text:p>
          </table:table-cell>
          <table:table-cell table:style-name="ce22" office:value-type="float" office:value="2003" calcext:value-type="float">
            <text:p>2003</text:p>
          </table:table-cell>
          <table:table-cell table:style-name="ce22" office:value-type="float" office:value="207" calcext:value-type="float">
            <text:p>207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JNJ</text:p>
          </table:table-cell>
          <table:table-cell table:style-name="ce22" office:value-type="float" office:value="1998" calcext:value-type="float">
            <text:p>1998</text:p>
          </table:table-cell>
          <table:table-cell table:style-name="ce22" office:value-type="float" office:value="1734" calcext:value-type="float">
            <text:p>1734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Bayer</text:p>
          </table:table-cell>
          <table:table-cell table:style-name="ce22" office:value-type="float" office:value="2016" calcext:value-type="float">
            <text:p>2016</text:p>
          </table:table-cell>
          <table:table-cell table:style-name="ce22" office:value-type="float" office:value="4167" calcext:value-type="float">
            <text:p>4167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Gilead</text:p>
          </table:table-cell>
          <table:table-cell table:style-name="ce22" office:value-type="float" office:value="2012" calcext:value-type="float">
            <text:p>2012</text:p>
          </table:table-cell>
          <table:table-cell table:style-name="ce22" office:value-type="float" office:value="8345" calcext:value-type="float">
            <text:p>8345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Merck</text:p>
          </table:table-cell>
          <table:table-cell table:style-name="ce22" office:value-type="float" office:value="1997" calcext:value-type="float">
            <text:p>1997</text:p>
          </table:table-cell>
          <table:table-cell table:style-name="ce22" office:value-type="float" office:value="1913" calcext:value-type="float">
            <text:p>1913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GSK</text:p>
          </table:table-cell>
          <table:table-cell table:style-name="ce22" office:value-type="float" office:value="2000" calcext:value-type="float">
            <text:p>2000</text:p>
          </table:table-cell>
          <table:table-cell table:style-name="ce22" office:value-type="float" office:value="20498" calcext:value-type="float">
            <text:p>20498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JNJ</text:p>
          </table:table-cell>
          <table:table-cell table:style-name="ce22" office:value-type="float" office:value="2010" calcext:value-type="float">
            <text:p>2010</text:p>
          </table:table-cell>
          <table:table-cell table:style-name="ce22" office:value-type="float" office:value="16473" calcext:value-type="float">
            <text:p>16473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Roche</text:p>
          </table:table-cell>
          <table:table-cell table:style-name="ce22" office:value-type="float" office:value="2015" calcext:value-type="float">
            <text:p>2015</text:p>
          </table:table-cell>
          <table:table-cell table:style-name="ce22" office:value-type="float" office:value="18161" calcext:value-type="float">
            <text:p>18161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Sanofi</text:p>
          </table:table-cell>
          <table:table-cell table:style-name="ce22" office:value-type="float" office:value="2019" calcext:value-type="float">
            <text:p>2019</text:p>
          </table:table-cell>
          <table:table-cell table:style-name="ce22" office:value-type="float" office:value="520" calcext:value-type="float">
            <text:p>520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Pfizer</text:p>
          </table:table-cell>
          <table:table-cell table:style-name="ce22" office:value-type="float" office:value="1990" calcext:value-type="float">
            <text:p>1990</text:p>
          </table:table-cell>
          <table:table-cell table:style-name="ce22"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GSK</text:p>
          </table:table-cell>
          <table:table-cell table:style-name="ce22" office:value-type="float" office:value="2003" calcext:value-type="float">
            <text:p>2003</text:p>
          </table:table-cell>
          <table:table-cell table:style-name="ce22" office:value-type="float" office:value="165264" calcext:value-type="float">
            <text:p>165264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JNJ</text:p>
          </table:table-cell>
          <table:table-cell table:style-name="ce22" office:value-type="float" office:value="2015" calcext:value-type="float">
            <text:p>2015</text:p>
          </table:table-cell>
          <table:table-cell table:style-name="ce22" office:value-type="float" office:value="19680" calcext:value-type="float">
            <text:p>19680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Bayer</text:p>
          </table:table-cell>
          <table:table-cell table:style-name="ce22" office:value-type="float" office:value="1999" calcext:value-type="float">
            <text:p>1999</text:p>
          </table:table-cell>
          <table:table-cell table:style-name="ce22" office:value-type="float" office:value="1029" calcext:value-type="float">
            <text:p>1029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Roche</text:p>
          </table:table-cell>
          <table:table-cell table:style-name="ce22" office:value-type="float" office:value="2010" calcext:value-type="float">
            <text:p>2010</text:p>
          </table:table-cell>
          <table:table-cell table:style-name="ce22" office:value-type="float" office:value="26674" calcext:value-type="float">
            <text:p>26674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bbVie</text:p>
          </table:table-cell>
          <table:table-cell table:style-name="ce22" office:value-type="float" office:value="2000" calcext:value-type="float">
            <text:p>2000</text:p>
          </table:table-cell>
          <table:table-cell table:style-name="ce22" office:value-type="float" office:value="799" calcext:value-type="float">
            <text:p>799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Novartis</text:p>
          </table:table-cell>
          <table:table-cell table:style-name="ce22" office:value-type="float" office:value="2018" calcext:value-type="float">
            <text:p>2018</text:p>
          </table:table-cell>
          <table:table-cell table:style-name="ce22" office:value-type="float" office:value="23127" calcext:value-type="float">
            <text:p>23127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JNJ</text:p>
          </table:table-cell>
          <table:table-cell table:style-name="ce22" office:value-type="float" office:value="1993" calcext:value-type="float">
            <text:p>1993</text:p>
          </table:table-cell>
          <table:table-cell table:style-name="ce22" office:value-type="float" office:value="2741" calcext:value-type="float">
            <text:p>2741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Roche</text:p>
          </table:table-cell>
          <table:table-cell table:style-name="ce22" office:value-type="float" office:value="1998" calcext:value-type="float">
            <text:p>1998</text:p>
          </table:table-cell>
          <table:table-cell table:style-name="ce22" office:value-type="float" office:value="2387" calcext:value-type="float">
            <text:p>2387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Pfizer</text:p>
          </table:table-cell>
          <table:table-cell table:style-name="ce22" office:value-type="float" office:value="2001" calcext:value-type="float">
            <text:p>2001</text:p>
          </table:table-cell>
          <table:table-cell table:style-name="ce22" office:value-type="float" office:value="30612" calcext:value-type="float">
            <text:p>30612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Roche</text:p>
          </table:table-cell>
          <table:table-cell table:style-name="ce22" office:value-type="float" office:value="2008" calcext:value-type="float">
            <text:p>2008</text:p>
          </table:table-cell>
          <table:table-cell table:style-name="ce22" office:value-type="float" office:value="83524" calcext:value-type="float">
            <text:p>83524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Pfizer</text:p>
          </table:table-cell>
          <table:table-cell table:style-name="ce22" office:value-type="float" office:value="2000" calcext:value-type="float">
            <text:p>2000</text:p>
          </table:table-cell>
          <table:table-cell table:style-name="ce22" office:value-type="float" office:value="6910" calcext:value-type="float">
            <text:p>6910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Roche</text:p>
          </table:table-cell>
          <table:table-cell table:style-name="ce22" office:value-type="float" office:value="2014" calcext:value-type="float">
            <text:p>2014</text:p>
          </table:table-cell>
          <table:table-cell table:style-name="ce22" office:value-type="float" office:value="19604" calcext:value-type="float">
            <text:p>19604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GSK</text:p>
          </table:table-cell>
          <table:table-cell table:style-name="ce22" office:value-type="float" office:value="1990" calcext:value-type="float">
            <text:p>1990</text:p>
          </table:table-cell>
          <table:table-cell table:style-name="ce22" office:value-type="float" office:value="59" calcext:value-type="float">
            <text:p>59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Novartis</text:p>
          </table:table-cell>
          <table:table-cell table:style-name="ce22" office:value-type="float" office:value="2006" calcext:value-type="float">
            <text:p>2006</text:p>
          </table:table-cell>
          <table:table-cell table:style-name="ce22" office:value-type="float" office:value="56795" calcext:value-type="float">
            <text:p>56795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Novartis</text:p>
          </table:table-cell>
          <table:table-cell table:style-name="ce22" office:value-type="float" office:value="2009" calcext:value-type="float">
            <text:p>2009</text:p>
          </table:table-cell>
          <table:table-cell table:style-name="ce22" office:value-type="float" office:value="81069" calcext:value-type="float">
            <text:p>81069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GSK</text:p>
          </table:table-cell>
          <table:table-cell table:style-name="ce22" office:value-type="float" office:value="2007" calcext:value-type="float">
            <text:p>2007</text:p>
          </table:table-cell>
          <table:table-cell table:style-name="ce22" office:value-type="float" office:value="94430" calcext:value-type="float">
            <text:p>94430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Bayer</text:p>
          </table:table-cell>
          <table:table-cell table:style-name="ce22" office:value-type="float" office:value="2011" calcext:value-type="float">
            <text:p>2011</text:p>
          </table:table-cell>
          <table:table-cell table:style-name="ce22" office:value-type="float" office:value="8474" calcext:value-type="float">
            <text:p>8474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GSK</text:p>
          </table:table-cell>
          <table:table-cell table:style-name="ce22" office:value-type="float" office:value="2001" calcext:value-type="float">
            <text:p>2001</text:p>
          </table:table-cell>
          <table:table-cell table:style-name="ce22" office:value-type="float" office:value="18904" calcext:value-type="float">
            <text:p>18904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JNJ</text:p>
          </table:table-cell>
          <table:table-cell table:style-name="ce22" office:value-type="float" office:value="1984" calcext:value-type="float">
            <text:p>1984</text:p>
          </table:table-cell>
          <table:table-cell table:style-name="ce22" office:value-type="float" office:value="604" calcext:value-type="float">
            <text:p>604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JNJ</text:p>
          </table:table-cell>
          <table:table-cell table:style-name="ce22" office:value-type="float" office:value="2014" calcext:value-type="float">
            <text:p>2014</text:p>
          </table:table-cell>
          <table:table-cell table:style-name="ce22" office:value-type="float" office:value="35334" calcext:value-type="float">
            <text:p>35334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Merck</text:p>
          </table:table-cell>
          <table:table-cell table:style-name="ce22" office:value-type="float" office:value="2012" calcext:value-type="float">
            <text:p>2012</text:p>
          </table:table-cell>
          <table:table-cell table:style-name="ce22" office:value-type="float" office:value="47302" calcext:value-type="float">
            <text:p>47302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Pfizer</text:p>
          </table:table-cell>
          <table:table-cell table:style-name="ce22" office:value-type="float" office:value="2003" calcext:value-type="float">
            <text:p>2003</text:p>
          </table:table-cell>
          <table:table-cell table:style-name="ce22" office:value-type="float" office:value="42040" calcext:value-type="float">
            <text:p>42040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bbVie</text:p>
          </table:table-cell>
          <table:table-cell table:style-name="ce22" office:value-type="float" office:value="2007" calcext:value-type="float">
            <text:p>2007</text:p>
          </table:table-cell>
          <table:table-cell table:style-name="ce22" office:value-type="float" office:value="3499" calcext:value-type="float">
            <text:p>3499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JNJ</text:p>
          </table:table-cell>
          <table:table-cell table:style-name="ce22" office:value-type="float" office:value="2008" calcext:value-type="float">
            <text:p>2008</text:p>
          </table:table-cell>
          <table:table-cell table:style-name="ce22" office:value-type="float" office:value="31800" calcext:value-type="float">
            <text:p>31800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Pfizer</text:p>
          </table:table-cell>
          <table:table-cell table:style-name="ce22" office:value-type="float" office:value="2015" calcext:value-type="float">
            <text:p>2015</text:p>
          </table:table-cell>
          <table:table-cell table:style-name="ce22" office:value-type="float" office:value="12299" calcext:value-type="float">
            <text:p>12299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GSK</text:p>
          </table:table-cell>
          <table:table-cell table:style-name="ce22" office:value-type="float" office:value="2014" calcext:value-type="float">
            <text:p>2014</text:p>
          </table:table-cell>
          <table:table-cell table:style-name="ce22" office:value-type="float" office:value="114458" calcext:value-type="float">
            <text:p>114458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Gilead</text:p>
          </table:table-cell>
          <table:table-cell table:style-name="ce22" office:value-type="float" office:value="2004" calcext:value-type="float">
            <text:p>2004</text:p>
          </table:table-cell>
          <table:table-cell table:style-name="ce22" office:value-type="float" office:value="9493" calcext:value-type="float">
            <text:p>9493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Novartis</text:p>
          </table:table-cell>
          <table:table-cell table:style-name="ce22" office:value-type="float" office:value="2016" calcext:value-type="float">
            <text:p>2016</text:p>
          </table:table-cell>
          <table:table-cell table:style-name="ce22" office:value-type="float" office:value="27562" calcext:value-type="float">
            <text:p>27562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GSK</text:p>
          </table:table-cell>
          <table:table-cell table:style-name="ce22" office:value-type="float" office:value="2008" calcext:value-type="float">
            <text:p>2008</text:p>
          </table:table-cell>
          <table:table-cell table:style-name="ce22" office:value-type="float" office:value="102274" calcext:value-type="float">
            <text:p>102274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JNJ</text:p>
          </table:table-cell>
          <table:table-cell table:style-name="ce22" office:value-type="float" office:value="2001" calcext:value-type="float">
            <text:p>2001</text:p>
          </table:table-cell>
          <table:table-cell table:style-name="ce22" office:value-type="float" office:value="15090" calcext:value-type="float">
            <text:p>15090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Roche</text:p>
          </table:table-cell>
          <table:table-cell table:style-name="ce22" office:value-type="float" office:value="2007" calcext:value-type="float">
            <text:p>2007</text:p>
          </table:table-cell>
          <table:table-cell table:style-name="ce22" office:value-type="float" office:value="18213" calcext:value-type="float">
            <text:p>18213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Pfizer</text:p>
          </table:table-cell>
          <table:table-cell table:style-name="ce22" office:value-type="float" office:value="1993" calcext:value-type="float">
            <text:p>1993</text:p>
          </table:table-cell>
          <table:table-cell table:style-name="ce22" office:value-type="float" office:value="476" calcext:value-type="float">
            <text:p>476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Merck</text:p>
          </table:table-cell>
          <table:table-cell table:style-name="ce22" office:value-type="float" office:value="2017" calcext:value-type="float">
            <text:p>2017</text:p>
          </table:table-cell>
          <table:table-cell table:style-name="ce22" office:value-type="float" office:value="10785" calcext:value-type="float">
            <text:p>10785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Pfizer</text:p>
          </table:table-cell>
          <table:table-cell table:style-name="ce22" office:value-type="float" office:value="2020" calcext:value-type="float">
            <text:p>2020</text:p>
          </table:table-cell>
          <table:table-cell table:style-name="ce22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bbVie</text:p>
          </table:table-cell>
          <table:table-cell table:style-name="ce22" office:value-type="float" office:value="2014" calcext:value-type="float">
            <text:p>2014</text:p>
          </table:table-cell>
          <table:table-cell table:style-name="ce22" office:value-type="float" office:value="11972" calcext:value-type="float">
            <text:p>11972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Merck</text:p>
          </table:table-cell>
          <table:table-cell table:style-name="ce22" office:value-type="float" office:value="2005" calcext:value-type="float">
            <text:p>2005</text:p>
          </table:table-cell>
          <table:table-cell table:style-name="ce22" office:value-type="float" office:value="57064" calcext:value-type="float">
            <text:p>57064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bbVie</text:p>
          </table:table-cell>
          <table:table-cell table:style-name="ce22" office:value-type="float" office:value="2008" calcext:value-type="float">
            <text:p>2008</text:p>
          </table:table-cell>
          <table:table-cell table:style-name="ce22" office:value-type="float" office:value="6648" calcext:value-type="float">
            <text:p>6648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Novartis</text:p>
          </table:table-cell>
          <table:table-cell table:style-name="ce22" office:value-type="float" office:value="1999" calcext:value-type="float">
            <text:p>1999</text:p>
          </table:table-cell>
          <table:table-cell table:style-name="ce22" office:value-type="float" office:value="1233" calcext:value-type="float">
            <text:p>1233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Pfizer</text:p>
          </table:table-cell>
          <table:table-cell table:style-name="ce22" office:value-type="float" office:value="1998" calcext:value-type="float">
            <text:p>1998</text:p>
          </table:table-cell>
          <table:table-cell table:style-name="ce22" office:value-type="float" office:value="19904" calcext:value-type="float">
            <text:p>19904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JNJ</text:p>
          </table:table-cell>
          <table:table-cell table:style-name="ce22" office:value-type="float" office:value="2007" calcext:value-type="float">
            <text:p>2007</text:p>
          </table:table-cell>
          <table:table-cell table:style-name="ce22" office:value-type="float" office:value="25139" calcext:value-type="float">
            <text:p>25139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Roche</text:p>
          </table:table-cell>
          <table:table-cell table:style-name="ce22" office:value-type="float" office:value="2001" calcext:value-type="float">
            <text:p>2001</text:p>
          </table:table-cell>
          <table:table-cell table:style-name="ce22" office:value-type="float" office:value="6357" calcext:value-type="float">
            <text:p>6357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Bayer</text:p>
          </table:table-cell>
          <table:table-cell table:style-name="ce22" office:value-type="float" office:value="2018" calcext:value-type="float">
            <text:p>2018</text:p>
          </table:table-cell>
          <table:table-cell table:style-name="ce22" office:value-type="float" office:value="5606" calcext:value-type="float">
            <text:p>5606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Pfizer</text:p>
          </table:table-cell>
          <table:table-cell table:style-name="ce22" office:value-type="float" office:value="2010" calcext:value-type="float">
            <text:p>2010</text:p>
          </table:table-cell>
          <table:table-cell table:style-name="ce22" office:value-type="float" office:value="27960" calcext:value-type="float">
            <text:p>27960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JNJ</text:p>
          </table:table-cell>
          <table:table-cell table:style-name="ce22" office:value-type="float" office:value="1990" calcext:value-type="float">
            <text:p>1990</text:p>
          </table:table-cell>
          <table:table-cell table:style-name="ce22" office:value-type="float" office:value="195" calcext:value-type="float">
            <text:p>195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JNJ</text:p>
          </table:table-cell>
          <table:table-cell table:style-name="ce22" office:value-type="float" office:value="1994" calcext:value-type="float">
            <text:p>1994</text:p>
          </table:table-cell>
          <table:table-cell table:style-name="ce22" office:value-type="float" office:value="250" calcext:value-type="float">
            <text:p>250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Merck</text:p>
          </table:table-cell>
          <table:table-cell table:style-name="ce22" office:value-type="float" office:value="2010" calcext:value-type="float">
            <text:p>2010</text:p>
          </table:table-cell>
          <table:table-cell table:style-name="ce22" office:value-type="float" office:value="32639" calcext:value-type="float">
            <text:p>32639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JNJ</text:p>
          </table:table-cell>
          <table:table-cell table:style-name="ce22" office:value-type="float" office:value="1997" calcext:value-type="float">
            <text:p>1997</text:p>
          </table:table-cell>
          <table:table-cell table:style-name="ce22" office:value-type="float" office:value="3409" calcext:value-type="float">
            <text:p>3409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Gilead</text:p>
          </table:table-cell>
          <table:table-cell table:style-name="ce22" office:value-type="float" office:value="2014" calcext:value-type="float">
            <text:p>2014</text:p>
          </table:table-cell>
          <table:table-cell table:style-name="ce22" office:value-type="float" office:value="6603" calcext:value-type="float">
            <text:p>6603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GSK</text:p>
          </table:table-cell>
          <table:table-cell table:style-name="ce22" office:value-type="float" office:value="2004" calcext:value-type="float">
            <text:p>2004</text:p>
          </table:table-cell>
          <table:table-cell table:style-name="ce22" office:value-type="float" office:value="63764" calcext:value-type="float">
            <text:p>63764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Pfizer</text:p>
          </table:table-cell>
          <table:table-cell table:style-name="ce22" office:value-type="float" office:value="2005" calcext:value-type="float">
            <text:p>2005</text:p>
          </table:table-cell>
          <table:table-cell table:style-name="ce22" office:value-type="float" office:value="43153" calcext:value-type="float">
            <text:p>43153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Merck</text:p>
          </table:table-cell>
          <table:table-cell table:style-name="ce22" office:value-type="float" office:value="1998" calcext:value-type="float">
            <text:p>1998</text:p>
          </table:table-cell>
          <table:table-cell table:style-name="ce22" office:value-type="float" office:value="3954" calcext:value-type="float">
            <text:p>3954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Gilead</text:p>
          </table:table-cell>
          <table:table-cell table:style-name="ce22" office:value-type="float" office:value="2008" calcext:value-type="float">
            <text:p>2008</text:p>
          </table:table-cell>
          <table:table-cell table:style-name="ce22" office:value-type="float" office:value="3707" calcext:value-type="float">
            <text:p>3707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Sanofi</text:p>
          </table:table-cell>
          <table:table-cell table:style-name="ce22" office:value-type="float" office:value="2018" calcext:value-type="float">
            <text:p>2018</text:p>
          </table:table-cell>
          <table:table-cell table:style-name="ce22" office:value-type="float" office:value="28760" calcext:value-type="float">
            <text:p>28760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Roche</text:p>
          </table:table-cell>
          <table:table-cell table:style-name="ce22" office:value-type="float" office:value="1997" calcext:value-type="float">
            <text:p>1997</text:p>
          </table:table-cell>
          <table:table-cell table:style-name="ce22" office:value-type="float" office:value="86" calcext:value-type="float">
            <text:p>86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Pfizer</text:p>
          </table:table-cell>
          <table:table-cell table:style-name="ce22" office:value-type="float" office:value="2017" calcext:value-type="float">
            <text:p>2017</text:p>
          </table:table-cell>
          <table:table-cell table:style-name="ce22" office:value-type="float" office:value="4227" calcext:value-type="float">
            <text:p>4227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bbVie</text:p>
          </table:table-cell>
          <table:table-cell table:style-name="ce22" office:value-type="float" office:value="2004" calcext:value-type="float">
            <text:p>2004</text:p>
          </table:table-cell>
          <table:table-cell table:style-name="ce22" office:value-type="float" office:value="215" calcext:value-type="float">
            <text:p>215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Merck</text:p>
          </table:table-cell>
          <table:table-cell table:style-name="ce22" office:value-type="float" office:value="2015" calcext:value-type="float">
            <text:p>2015</text:p>
          </table:table-cell>
          <table:table-cell table:style-name="ce22" office:value-type="float" office:value="19102" calcext:value-type="float">
            <text:p>19102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Novartis</text:p>
          </table:table-cell>
          <table:table-cell table:style-name="ce22" office:value-type="float" office:value="2019" calcext:value-type="float">
            <text:p>2019</text:p>
          </table:table-cell>
          <table:table-cell table:style-name="ce22" office:value-type="float" office:value="2665" calcext:value-type="float">
            <text:p>2665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Pfizer</text:p>
          </table:table-cell>
          <table:table-cell table:style-name="ce22" office:value-type="float" office:value="2012" calcext:value-type="float">
            <text:p>2012</text:p>
          </table:table-cell>
          <table:table-cell table:style-name="ce22" office:value-type="float" office:value="29412" calcext:value-type="float">
            <text:p>29412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Merck</text:p>
          </table:table-cell>
          <table:table-cell table:style-name="ce22" office:value-type="float" office:value="1991" calcext:value-type="float">
            <text:p>1991</text:p>
          </table:table-cell>
          <table:table-cell table:style-name="ce22" office:value-type="float" office:value="122" calcext:value-type="float">
            <text:p>122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Sanofi</text:p>
          </table:table-cell>
          <table:table-cell table:style-name="ce22" office:value-type="float" office:value="2011" calcext:value-type="float">
            <text:p>2011</text:p>
          </table:table-cell>
          <table:table-cell table:style-name="ce22" office:value-type="float" office:value="87583" calcext:value-type="float">
            <text:p>87583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Gilead</text:p>
          </table:table-cell>
          <table:table-cell table:style-name="ce22" office:value-type="float" office:value="2007" calcext:value-type="float">
            <text:p>2007</text:p>
          </table:table-cell>
          <table:table-cell table:style-name="ce22" office:value-type="float" office:value="1484" calcext:value-type="float">
            <text:p>1484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Merck</text:p>
          </table:table-cell>
          <table:table-cell table:style-name="ce22" office:value-type="float" office:value="2003" calcext:value-type="float">
            <text:p>2003</text:p>
          </table:table-cell>
          <table:table-cell table:style-name="ce22" office:value-type="float" office:value="84367" calcext:value-type="float">
            <text:p>84367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Roche</text:p>
          </table:table-cell>
          <table:table-cell table:style-name="ce22" office:value-type="float" office:value="2004" calcext:value-type="float">
            <text:p>2004</text:p>
          </table:table-cell>
          <table:table-cell table:style-name="ce22" office:value-type="float" office:value="24681" calcext:value-type="float">
            <text:p>24681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Novartis</text:p>
          </table:table-cell>
          <table:table-cell table:style-name="ce22" office:value-type="float" office:value="2013" calcext:value-type="float">
            <text:p>2013</text:p>
          </table:table-cell>
          <table:table-cell table:style-name="ce22" office:value-type="float" office:value="53844" calcext:value-type="float">
            <text:p>53844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GSK</text:p>
          </table:table-cell>
          <table:table-cell table:style-name="ce22" office:value-type="float" office:value="1997" calcext:value-type="float">
            <text:p>1997</text:p>
          </table:table-cell>
          <table:table-cell table:style-name="ce22" office:value-type="float" office:value="1865" calcext:value-type="float">
            <text:p>1865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JNJ</text:p>
          </table:table-cell>
          <table:table-cell table:style-name="ce22" office:value-type="float" office:value="2004" calcext:value-type="float">
            <text:p>2004</text:p>
          </table:table-cell>
          <table:table-cell table:style-name="ce22" office:value-type="float" office:value="17614" calcext:value-type="float">
            <text:p>17614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Novartis</text:p>
          </table:table-cell>
          <table:table-cell table:style-name="ce22" office:value-type="float" office:value="2002" calcext:value-type="float">
            <text:p>2002</text:p>
          </table:table-cell>
          <table:table-cell table:style-name="ce22" office:value-type="float" office:value="27341" calcext:value-type="float">
            <text:p>27341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Gilead</text:p>
          </table:table-cell>
          <table:table-cell table:style-name="ce22" office:value-type="float" office:value="2001" calcext:value-type="float">
            <text:p>200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GSK</text:p>
          </table:table-cell>
          <table:table-cell table:style-name="ce22" office:value-type="float" office:value="1994" calcext:value-type="float">
            <text:p>1994</text:p>
          </table:table-cell>
          <table:table-cell table:style-name="ce22" office:value-type="float" office:value="362" calcext:value-type="float">
            <text:p>362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Merck</text:p>
          </table:table-cell>
          <table:table-cell table:style-name="ce22" office:value-type="float" office:value="2000" calcext:value-type="float">
            <text:p>2000</text:p>
          </table:table-cell>
          <table:table-cell table:style-name="ce22" office:value-type="float" office:value="13451" calcext:value-type="float">
            <text:p>13451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Roche</text:p>
          </table:table-cell>
          <table:table-cell table:style-name="ce22" office:value-type="float" office:value="2011" calcext:value-type="float">
            <text:p>2011</text:p>
          </table:table-cell>
          <table:table-cell table:style-name="ce22" office:value-type="float" office:value="36165" calcext:value-type="float">
            <text:p>36165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Novartis</text:p>
          </table:table-cell>
          <table:table-cell table:style-name="ce22" office:value-type="float" office:value="2003" calcext:value-type="float">
            <text:p>2003</text:p>
          </table:table-cell>
          <table:table-cell table:style-name="ce22" office:value-type="float" office:value="40655" calcext:value-type="float">
            <text:p>40655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Sanofi</text:p>
          </table:table-cell>
          <table:table-cell table:style-name="ce22" office:value-type="float" office:value="2004" calcext:value-type="float">
            <text:p>2004</text:p>
          </table:table-cell>
          <table:table-cell table:style-name="ce22" office:value-type="float" office:value="39351" calcext:value-type="float">
            <text:p>39351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Merck</text:p>
          </table:table-cell>
          <table:table-cell table:style-name="ce22" office:value-type="float" office:value="1995" calcext:value-type="float">
            <text:p>1995</text:p>
          </table:table-cell>
          <table:table-cell table:style-name="ce22" office:value-type="float" office:value="7252" calcext:value-type="float">
            <text:p>7252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GSK</text:p>
          </table:table-cell>
          <table:table-cell table:style-name="ce22" office:value-type="float" office:value="2018" calcext:value-type="float">
            <text:p>2018</text:p>
          </table:table-cell>
          <table:table-cell table:style-name="ce22" office:value-type="float" office:value="26860" calcext:value-type="float">
            <text:p>26860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Merck</text:p>
          </table:table-cell>
          <table:table-cell table:style-name="ce22" office:value-type="float" office:value="2013" calcext:value-type="float">
            <text:p>2013</text:p>
          </table:table-cell>
          <table:table-cell table:style-name="ce22" office:value-type="float" office:value="27282" calcext:value-type="float">
            <text:p>27282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Bayer</text:p>
          </table:table-cell>
          <table:table-cell table:style-name="ce22" office:value-type="float" office:value="2008" calcext:value-type="float">
            <text:p>2008</text:p>
          </table:table-cell>
          <table:table-cell table:style-name="ce22" office:value-type="float" office:value="11267" calcext:value-type="float">
            <text:p>11267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Pfizer</text:p>
          </table:table-cell>
          <table:table-cell table:style-name="ce22" office:value-type="float" office:value="2006" calcext:value-type="float">
            <text:p>2006</text:p>
          </table:table-cell>
          <table:table-cell table:style-name="ce22" office:value-type="float" office:value="81864" calcext:value-type="float">
            <text:p>81864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Pfizer</text:p>
          </table:table-cell>
          <table:table-cell table:style-name="ce22" office:value-type="float" office:value="2009" calcext:value-type="float">
            <text:p>2009</text:p>
          </table:table-cell>
          <table:table-cell table:style-name="ce22" office:value-type="float" office:value="42626" calcext:value-type="float">
            <text:p>42626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Merck</text:p>
          </table:table-cell>
          <table:table-cell table:style-name="ce22" office:value-type="float" office:value="2002" calcext:value-type="float">
            <text:p>2002</text:p>
          </table:table-cell>
          <table:table-cell table:style-name="ce22" office:value-type="float" office:value="58690" calcext:value-type="float">
            <text:p>58690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Bayer</text:p>
          </table:table-cell>
          <table:table-cell table:style-name="ce22" office:value-type="float" office:value="2014" calcext:value-type="float">
            <text:p>2014</text:p>
          </table:table-cell>
          <table:table-cell table:style-name="ce22" office:value-type="float" office:value="18216" calcext:value-type="float">
            <text:p>18216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JNJ</text:p>
          </table:table-cell>
          <table:table-cell table:style-name="ce22" office:value-type="float" office:value="1992" calcext:value-type="float">
            <text:p>1992</text:p>
          </table:table-cell>
          <table:table-cell table:style-name="ce22" office:value-type="float" office:value="51" calcext:value-type="float">
            <text:p>51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Merck</text:p>
          </table:table-cell>
          <table:table-cell table:style-name="ce22" office:value-type="float" office:value="1996" calcext:value-type="float">
            <text:p>1996</text:p>
          </table:table-cell>
          <table:table-cell table:style-name="ce22" office:value-type="float" office:value="1513" calcext:value-type="float">
            <text:p>1513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bbVie</text:p>
          </table:table-cell>
          <table:table-cell table:style-name="ce22" office:value-type="float" office:value="2018" calcext:value-type="float">
            <text:p>2018</text:p>
          </table:table-cell>
          <table:table-cell table:style-name="ce22" office:value-type="float" office:value="17622" calcext:value-type="float">
            <text:p>17622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JNJ</text:p>
          </table:table-cell>
          <table:table-cell table:style-name="ce22" office:value-type="float" office:value="2011" calcext:value-type="float">
            <text:p>2011</text:p>
          </table:table-cell>
          <table:table-cell table:style-name="ce22" office:value-type="float" office:value="11597" calcext:value-type="float">
            <text:p>11597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Novartis</text:p>
          </table:table-cell>
          <table:table-cell table:style-name="ce22" office:value-type="float" office:value="2000" calcext:value-type="float">
            <text:p>2000</text:p>
          </table:table-cell>
          <table:table-cell table:style-name="ce22" office:value-type="float" office:value="2694" calcext:value-type="float">
            <text:p>2694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Bayer</text:p>
          </table:table-cell>
          <table:table-cell table:style-name="ce22" office:value-type="float" office:value="2001" calcext:value-type="float">
            <text:p>2001</text:p>
          </table:table-cell>
          <table:table-cell table:style-name="ce22" office:value-type="float" office:value="984" calcext:value-type="float">
            <text:p>984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GSK</text:p>
          </table:table-cell>
          <table:table-cell table:style-name="ce22" office:value-type="float" office:value="2011" calcext:value-type="float">
            <text:p>2011</text:p>
          </table:table-cell>
          <table:table-cell table:style-name="ce22" office:value-type="float" office:value="79427" calcext:value-type="float">
            <text:p>79427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Novartis</text:p>
          </table:table-cell>
          <table:table-cell table:style-name="ce22" office:value-type="float" office:value="2010" calcext:value-type="float">
            <text:p>2010</text:p>
          </table:table-cell>
          <table:table-cell table:style-name="ce22" office:value-type="float" office:value="66674" calcext:value-type="float">
            <text:p>66674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Roche</text:p>
          </table:table-cell>
          <table:table-cell table:style-name="ce22" office:value-type="float" office:value="2018" calcext:value-type="float">
            <text:p>2018</text:p>
          </table:table-cell>
          <table:table-cell table:style-name="ce22" office:value-type="float" office:value="19875" calcext:value-type="float">
            <text:p>19875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GSK</text:p>
          </table:table-cell>
          <table:table-cell table:style-name="ce22" office:value-type="float" office:value="1992" calcext:value-type="float">
            <text:p>1992</text:p>
          </table:table-cell>
          <table:table-cell table:style-name="ce22" office:value-type="float" office:value="225" calcext:value-type="float">
            <text:p>225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Novartis</text:p>
          </table:table-cell>
          <table:table-cell table:style-name="ce22" office:value-type="float" office:value="1998" calcext:value-type="float">
            <text:p>1998</text:p>
          </table:table-cell>
          <table:table-cell table:style-name="ce22" office:value-type="float" office:value="660" calcext:value-type="float">
            <text:p>660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Pfizer</text:p>
          </table:table-cell>
          <table:table-cell table:style-name="ce22" office:value-type="float" office:value="1999" calcext:value-type="float">
            <text:p>1999</text:p>
          </table:table-cell>
          <table:table-cell table:style-name="ce22" office:value-type="float" office:value="12694" calcext:value-type="float">
            <text:p>12694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Sanofi</text:p>
          </table:table-cell>
          <table:table-cell table:style-name="ce22" office:value-type="float" office:value="1997" calcext:value-type="float">
            <text:p>1997</text:p>
          </table:table-cell>
          <table:table-cell table:style-name="ce22" office:value-type="float" office:value="2640" calcext:value-type="float">
            <text:p>2640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bbVie</text:p>
          </table:table-cell>
          <table:table-cell table:style-name="ce22" office:value-type="float" office:value="2011" calcext:value-type="float">
            <text:p>2011</text:p>
          </table:table-cell>
          <table:table-cell table:style-name="ce22" office:value-type="float" office:value="3472" calcext:value-type="float">
            <text:p>3472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JNJ</text:p>
          </table:table-cell>
          <table:table-cell table:style-name="ce22" office:value-type="float" office:value="2018" calcext:value-type="float">
            <text:p>2018</text:p>
          </table:table-cell>
          <table:table-cell table:style-name="ce22" office:value-type="float" office:value="9073" calcext:value-type="float">
            <text:p>9073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Bayer</text:p>
          </table:table-cell>
          <table:table-cell table:style-name="ce22" office:value-type="float" office:value="2007" calcext:value-type="float">
            <text:p>2007</text:p>
          </table:table-cell>
          <table:table-cell table:style-name="ce22" office:value-type="float" office:value="38368" calcext:value-type="float">
            <text:p>38368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Novartis</text:p>
          </table:table-cell>
          <table:table-cell table:style-name="ce22" office:value-type="float" office:value="2015" calcext:value-type="float">
            <text:p>2015</text:p>
          </table:table-cell>
          <table:table-cell table:style-name="ce22" office:value-type="float" office:value="25812" calcext:value-type="float">
            <text:p>25812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Merck</text:p>
          </table:table-cell>
          <table:table-cell table:style-name="ce22" office:value-type="float" office:value="2019" calcext:value-type="float">
            <text:p>2019</text:p>
          </table:table-cell>
          <table:table-cell table:style-name="ce22" office:value-type="float" office:value="1054" calcext:value-type="float">
            <text:p>1054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Pfizer</text:p>
          </table:table-cell>
          <table:table-cell table:style-name="ce22" office:value-type="float" office:value="2016" calcext:value-type="float">
            <text:p>2016</text:p>
          </table:table-cell>
          <table:table-cell table:style-name="ce22" office:value-type="float" office:value="10091" calcext:value-type="float">
            <text:p>10091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Merck</text:p>
          </table:table-cell>
          <table:table-cell table:style-name="ce22" office:value-type="float" office:value="2016" calcext:value-type="float">
            <text:p>2016</text:p>
          </table:table-cell>
          <table:table-cell table:style-name="ce22" office:value-type="float" office:value="16416" calcext:value-type="float">
            <text:p>16416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Pfizer</text:p>
          </table:table-cell>
          <table:table-cell table:style-name="ce22" office:value-type="float" office:value="2019" calcext:value-type="float">
            <text:p>2019</text:p>
          </table:table-cell>
          <table:table-cell table:style-name="ce22" office:value-type="float" office:value="1312" calcext:value-type="float">
            <text:p>1312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Sanofi</text:p>
          </table:table-cell>
          <table:table-cell table:style-name="ce22" office:value-type="float" office:value="2007" calcext:value-type="float">
            <text:p>2007</text:p>
          </table:table-cell>
          <table:table-cell table:style-name="ce22" office:value-type="float" office:value="44804" calcext:value-type="float">
            <text:p>44804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Gilead</text:p>
          </table:table-cell>
          <table:table-cell table:style-name="ce22" office:value-type="float" office:value="2011" calcext:value-type="float">
            <text:p>2011</text:p>
          </table:table-cell>
          <table:table-cell table:style-name="ce22" office:value-type="float" office:value="10845" calcext:value-type="float">
            <text:p>10845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Novartis</text:p>
          </table:table-cell>
          <table:table-cell table:style-name="ce22" office:value-type="float" office:value="2017" calcext:value-type="float">
            <text:p>2017</text:p>
          </table:table-cell>
          <table:table-cell table:style-name="ce22" office:value-type="float" office:value="20893" calcext:value-type="float">
            <text:p>20893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Sanofi</text:p>
          </table:table-cell>
          <table:table-cell table:style-name="ce22" office:value-type="float" office:value="2001" calcext:value-type="float">
            <text:p>2001</text:p>
          </table:table-cell>
          <table:table-cell table:style-name="ce22" office:value-type="float" office:value="33809" calcext:value-type="float">
            <text:p>33809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Novartis</text:p>
          </table:table-cell>
          <table:table-cell table:style-name="ce22" office:value-type="float" office:value="2005" calcext:value-type="float">
            <text:p>2005</text:p>
          </table:table-cell>
          <table:table-cell table:style-name="ce22" office:value-type="float" office:value="58532" calcext:value-type="float">
            <text:p>58532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Merck</text:p>
          </table:table-cell>
          <table:table-cell table:style-name="ce22" office:value-type="float" office:value="1999" calcext:value-type="float">
            <text:p>1999</text:p>
          </table:table-cell>
          <table:table-cell table:style-name="ce22" office:value-type="float" office:value="14867" calcext:value-type="float">
            <text:p>14867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Sanofi</text:p>
          </table:table-cell>
          <table:table-cell table:style-name="ce22" office:value-type="float" office:value="2014" calcext:value-type="float">
            <text:p>2014</text:p>
          </table:table-cell>
          <table:table-cell table:style-name="ce22" office:value-type="float" office:value="13000" calcext:value-type="float">
            <text:p>13000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Sanofi</text:p>
          </table:table-cell>
          <table:table-cell table:style-name="ce22" office:value-type="float" office:value="2008" calcext:value-type="float">
            <text:p>2008</text:p>
          </table:table-cell>
          <table:table-cell table:style-name="ce22" office:value-type="float" office:value="46604" calcext:value-type="float">
            <text:p>46604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Gilead</text:p>
          </table:table-cell>
          <table:table-cell table:style-name="ce22" office:value-type="float" office:value="2018" calcext:value-type="float">
            <text:p>2018</text:p>
          </table:table-cell>
          <table:table-cell table:style-name="ce22" office:value-type="float" office:value="1254" calcext:value-type="float">
            <text:p>1254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Pfizer</text:p>
          </table:table-cell>
          <table:table-cell table:style-name="ce22" office:value-type="float" office:value="1996" calcext:value-type="float">
            <text:p>1996</text:p>
          </table:table-cell>
          <table:table-cell table:style-name="ce22" office:value-type="float" office:value="3483" calcext:value-type="float">
            <text:p>3483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Pfizer</text:p>
          </table:table-cell>
          <table:table-cell table:style-name="ce22" office:value-type="float" office:value="2002" calcext:value-type="float">
            <text:p>2002</text:p>
          </table:table-cell>
          <table:table-cell table:style-name="ce22" office:value-type="float" office:value="54479" calcext:value-type="float">
            <text:p>54479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Merck</text:p>
          </table:table-cell>
          <table:table-cell table:style-name="ce22" office:value-type="float" office:value="2006" calcext:value-type="float">
            <text:p>2006</text:p>
          </table:table-cell>
          <table:table-cell table:style-name="ce22" office:value-type="float" office:value="54726" calcext:value-type="float">
            <text:p>54726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Merck</text:p>
          </table:table-cell>
          <table:table-cell table:style-name="ce22" office:value-type="float" office:value="2009" calcext:value-type="float">
            <text:p>2009</text:p>
          </table:table-cell>
          <table:table-cell table:style-name="ce22" office:value-type="float" office:value="29553" calcext:value-type="float">
            <text:p>29553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Pfizer</text:p>
          </table:table-cell>
          <table:table-cell table:style-name="ce22" office:value-type="float" office:value="2013" calcext:value-type="float">
            <text:p>2013</text:p>
          </table:table-cell>
          <table:table-cell table:style-name="ce22" office:value-type="float" office:value="43769" calcext:value-type="float">
            <text:p>43769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Novartis</text:p>
          </table:table-cell>
          <table:table-cell table:style-name="ce22" office:value-type="float" office:value="2012" calcext:value-type="float">
            <text:p>2012</text:p>
          </table:table-cell>
          <table:table-cell table:style-name="ce22" office:value-type="float" office:value="52560" calcext:value-type="float">
            <text:p>52560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Bayer</text:p>
          </table:table-cell>
          <table:table-cell table:style-name="ce22" office:value-type="float" office:value="2004" calcext:value-type="float">
            <text:p>2004</text:p>
          </table:table-cell>
          <table:table-cell table:style-name="ce22" office:value-type="float" office:value="17788" calcext:value-type="float">
            <text:p>17788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GSK</text:p>
          </table:table-cell>
          <table:table-cell table:style-name="ce22" office:value-type="float" office:value="2002" calcext:value-type="float">
            <text:p>2002</text:p>
          </table:table-cell>
          <table:table-cell table:style-name="ce22" office:value-type="float" office:value="64905" calcext:value-type="float">
            <text:p>64905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Sanofi</text:p>
          </table:table-cell>
          <table:table-cell table:style-name="ce22" office:value-type="float" office:value="1993" calcext:value-type="float">
            <text:p>1993</text:p>
          </table:table-cell>
          <table:table-cell table:style-name="ce22" office:value-type="float" office:value="306" calcext:value-type="float">
            <text:p>306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GSK</text:p>
          </table:table-cell>
          <table:table-cell table:style-name="ce22" office:value-type="float" office:value="1996" calcext:value-type="float">
            <text:p>1996</text:p>
          </table:table-cell>
          <table:table-cell table:style-name="ce22" office:value-type="float" office:value="10388" calcext:value-type="float">
            <text:p>10388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bbVie</text:p>
          </table:table-cell>
          <table:table-cell table:style-name="ce22" office:value-type="float" office:value="2013" calcext:value-type="float">
            <text:p>2013</text:p>
          </table:table-cell>
          <table:table-cell table:style-name="ce22" office:value-type="float" office:value="10969" calcext:value-type="float">
            <text:p>10969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Bayer</text:p>
          </table:table-cell>
          <table:table-cell table:style-name="ce22" office:value-type="float" office:value="2017" calcext:value-type="float">
            <text:p>2017</text:p>
          </table:table-cell>
          <table:table-cell table:style-name="ce22" office:value-type="float" office:value="5511" calcext:value-type="float">
            <text:p>5511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Sanofi</text:p>
          </table:table-cell>
          <table:table-cell table:style-name="ce22" office:value-type="float" office:value="2015" calcext:value-type="float">
            <text:p>2015</text:p>
          </table:table-cell>
          <table:table-cell table:style-name="ce22" office:value-type="float" office:value="22765" calcext:value-type="float">
            <text:p>22765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Roche</text:p>
          </table:table-cell>
          <table:table-cell table:style-name="ce22" office:value-type="float" office:value="2019" calcext:value-type="float">
            <text:p>2019</text:p>
          </table:table-cell>
          <table:table-cell table:style-name="ce22"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Bayer</text:p>
          </table:table-cell>
          <table:table-cell table:style-name="ce22" office:value-type="float" office:value="2005" calcext:value-type="float">
            <text:p>2005</text:p>
          </table:table-cell>
          <table:table-cell table:style-name="ce22" office:value-type="float" office:value="10946" calcext:value-type="float">
            <text:p>10946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JNJ</text:p>
          </table:table-cell>
          <table:table-cell table:style-name="ce22" office:value-type="float" office:value="2019" calcext:value-type="float">
            <text:p>2019</text:p>
          </table:table-cell>
          <table:table-cell table:style-name="ce22" office:value-type="float" office:value="2690" calcext:value-type="float">
            <text:p>2690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Sanofi</text:p>
          </table:table-cell>
          <table:table-cell table:style-name="ce22" office:value-type="float" office:value="2010" calcext:value-type="float">
            <text:p>2010</text:p>
          </table:table-cell>
          <table:table-cell table:style-name="ce22" office:value-type="float" office:value="59677" calcext:value-type="float">
            <text:p>59677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Gilead</text:p>
          </table:table-cell>
          <table:table-cell table:style-name="ce22" office:value-type="float" office:value="2006" calcext:value-type="float">
            <text:p>2006</text:p>
          </table:table-cell>
          <table:table-cell table:style-name="ce22" office:value-type="float" office:value="2799" calcext:value-type="float">
            <text:p>2799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Gilead</text:p>
          </table:table-cell>
          <table:table-cell table:style-name="ce22" office:value-type="float" office:value="2009" calcext:value-type="float">
            <text:p>2009</text:p>
          </table:table-cell>
          <table:table-cell table:style-name="ce22" office:value-type="float" office:value="897" calcext:value-type="float">
            <text:p>897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bbVie</text:p>
          </table:table-cell>
          <table:table-cell table:style-name="ce22" office:value-type="float" office:value="2002" calcext:value-type="float">
            <text:p>2002</text:p>
          </table:table-cell>
          <table:table-cell table:style-name="ce22" office:value-type="float" office:value="86" calcext:value-type="float">
            <text:p>86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JNJ</text:p>
          </table:table-cell>
          <table:table-cell table:style-name="ce22" office:value-type="float" office:value="1989" calcext:value-type="float">
            <text:p>1989</text:p>
          </table:table-cell>
          <table:table-cell table:style-name="ce22" office:value-type="float" office:value="163" calcext:value-type="float">
            <text:p>163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Sanofi</text:p>
          </table:table-cell>
          <table:table-cell table:style-name="ce22" office:value-type="float" office:value="1998" calcext:value-type="float">
            <text:p>1998</text:p>
          </table:table-cell>
          <table:table-cell table:style-name="ce22" office:value-type="float" office:value="6311" calcext:value-type="float">
            <text:p>6311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GSK</text:p>
          </table:table-cell>
          <table:table-cell table:style-name="ce22" office:value-type="float" office:value="2013" calcext:value-type="float">
            <text:p>2013</text:p>
          </table:table-cell>
          <table:table-cell table:style-name="ce22" office:value-type="float" office:value="32757" calcext:value-type="float">
            <text:p>32757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Merck</text:p>
          </table:table-cell>
          <table:table-cell table:style-name="ce22" office:value-type="float" office:value="2018" calcext:value-type="float">
            <text:p>2018</text:p>
          </table:table-cell>
          <table:table-cell table:style-name="ce22" office:value-type="float" office:value="26558" calcext:value-type="float">
            <text:p>26558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GSK</text:p>
          </table:table-cell>
          <table:table-cell table:style-name="ce22" office:value-type="float" office:value="1995" calcext:value-type="float">
            <text:p>1995</text:p>
          </table:table-cell>
          <table:table-cell table:style-name="ce22" office:value-type="float" office:value="387" calcext:value-type="float">
            <text:p>387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JNJ</text:p>
          </table:table-cell>
          <table:table-cell table:style-name="ce22" office:value-type="float" office:value="2013" calcext:value-type="float">
            <text:p>2013</text:p>
          </table:table-cell>
          <table:table-cell table:style-name="ce22" office:value-type="float" office:value="18971" calcext:value-type="float">
            <text:p>18971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Roche</text:p>
          </table:table-cell>
          <table:table-cell table:style-name="ce22" office:value-type="float" office:value="2002" calcext:value-type="float">
            <text:p>2002</text:p>
          </table:table-cell>
          <table:table-cell table:style-name="ce22" office:value-type="float" office:value="17500" calcext:value-type="float">
            <text:p>17500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JNJ</text:p>
          </table:table-cell>
          <table:table-cell table:style-name="ce22" office:value-type="float" office:value="1995" calcext:value-type="float">
            <text:p>1995</text:p>
          </table:table-cell>
          <table:table-cell table:style-name="ce22" office:value-type="float" office:value="1711" calcext:value-type="float">
            <text:p>1711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Gilead</text:p>
          </table:table-cell>
          <table:table-cell table:style-name="ce22" office:value-type="float" office:value="1999" calcext:value-type="float">
            <text:p>1999</text:p>
          </table:table-cell>
          <table:table-cell table:style-name="ce22" office:value-type="float" office:value="300" calcext:value-type="float">
            <text:p>300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GSK</text:p>
          </table:table-cell>
          <table:table-cell table:style-name="ce22" office:value-type="float" office:value="2019" calcext:value-type="float">
            <text:p>2019</text:p>
          </table:table-cell>
          <table:table-cell table:style-name="ce22" office:value-type="float" office:value="171" calcext:value-type="float">
            <text:p>171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Sanofi</text:p>
          </table:table-cell>
          <table:table-cell table:style-name="ce22" office:value-type="float" office:value="2000" calcext:value-type="float">
            <text:p>2000</text:p>
          </table:table-cell>
          <table:table-cell table:style-name="ce22" office:value-type="float" office:value="2635" calcext:value-type="float">
            <text:p>2635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Merck</text:p>
          </table:table-cell>
          <table:table-cell table:style-name="ce22" office:value-type="float" office:value="2011" calcext:value-type="float">
            <text:p>2011</text:p>
          </table:table-cell>
          <table:table-cell table:style-name="ce22" office:value-type="float" office:value="34575" calcext:value-type="float">
            <text:p>34575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Sanofi</text:p>
          </table:table-cell>
          <table:table-cell table:style-name="ce22" office:value-type="float" office:value="2003" calcext:value-type="float">
            <text:p>2003</text:p>
          </table:table-cell>
          <table:table-cell table:style-name="ce22" office:value-type="float" office:value="77261" calcext:value-type="float">
            <text:p>77261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JNJ</text:p>
          </table:table-cell>
          <table:table-cell table:style-name="ce22" office:value-type="float" office:value="1996" calcext:value-type="float">
            <text:p>1996</text:p>
          </table:table-cell>
          <table:table-cell table:style-name="ce22" office:value-type="float" office:value="812" calcext:value-type="float">
            <text:p>812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bbVie</text:p>
          </table:table-cell>
          <table:table-cell table:style-name="ce22" office:value-type="float" office:value="2019" calcext:value-type="float">
            <text:p>2019</text:p>
          </table:table-cell>
          <table:table-cell table:style-name="ce22" office:value-type="float" office:value="1430" calcext:value-type="float">
            <text:p>1430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Gilead</text:p>
          </table:table-cell>
          <table:table-cell table:style-name="ce22" office:value-type="float" office:value="2016" calcext:value-type="float">
            <text:p>2016</text:p>
          </table:table-cell>
          <table:table-cell table:style-name="ce22" office:value-type="float" office:value="15447" calcext:value-type="float">
            <text:p>15447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Bayer</text:p>
          </table:table-cell>
          <table:table-cell table:style-name="ce22" office:value-type="float" office:value="2012" calcext:value-type="float">
            <text:p>2012</text:p>
          </table:table-cell>
          <table:table-cell table:style-name="ce22" office:value-type="float" office:value="4940" calcext:value-type="float">
            <text:p>4940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Merck</text:p>
          </table:table-cell>
          <table:table-cell table:style-name="ce22" office:value-type="float" office:value="1992" calcext:value-type="float">
            <text:p>1992</text:p>
          </table:table-cell>
          <table:table-cell table:style-name="ce22" office:value-type="float" office:value="543" calcext:value-type="float">
            <text:p>543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JNJ</text:p>
          </table:table-cell>
          <table:table-cell table:style-name="ce22" office:value-type="float" office:value="2002" calcext:value-type="float">
            <text:p>2002</text:p>
          </table:table-cell>
          <table:table-cell table:style-name="ce22" office:value-type="float" office:value="7476" calcext:value-type="float">
            <text:p>7476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Roche</text:p>
          </table:table-cell>
          <table:table-cell table:style-name="ce22" office:value-type="float" office:value="2013" calcext:value-type="float">
            <text:p>2013</text:p>
          </table:table-cell>
          <table:table-cell table:style-name="ce22" office:value-type="float" office:value="13432" calcext:value-type="float">
            <text:p>13432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Novartis</text:p>
          </table:table-cell>
          <table:table-cell table:style-name="ce22" office:value-type="float" office:value="2004" calcext:value-type="float">
            <text:p>2004</text:p>
          </table:table-cell>
          <table:table-cell table:style-name="ce22" office:value-type="float" office:value="70756" calcext:value-type="float">
            <text:p>70756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Gilead</text:p>
          </table:table-cell>
          <table:table-cell table:style-name="ce22" office:value-type="float" office:value="2019" calcext:value-type="float">
            <text:p>2019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bbVie</text:p>
          </table:table-cell>
          <table:table-cell table:style-name="ce22" office:value-type="float" office:value="2016" calcext:value-type="float">
            <text:p>2016</text:p>
          </table:table-cell>
          <table:table-cell table:style-name="ce22" office:value-type="float" office:value="9652" calcext:value-type="float">
            <text:p>9652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Pfizer</text:p>
          </table:table-cell>
          <table:table-cell table:style-name="ce22" office:value-type="float" office:value="1992" calcext:value-type="float">
            <text:p>1992</text:p>
          </table:table-cell>
          <table:table-cell table:style-name="ce22" office:value-type="float" office:value="561" calcext:value-type="float">
            <text:p>561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GSK</text:p>
          </table:table-cell>
          <table:table-cell table:style-name="ce22" office:value-type="float" office:value="1999" calcext:value-type="float">
            <text:p>1999</text:p>
          </table:table-cell>
          <table:table-cell table:style-name="ce22" office:value-type="float" office:value="3155" calcext:value-type="float">
            <text:p>3155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JNJ</text:p>
          </table:table-cell>
          <table:table-cell table:style-name="ce22" office:value-type="float" office:value="2006" calcext:value-type="float">
            <text:p>2006</text:p>
          </table:table-cell>
          <table:table-cell table:style-name="ce22" office:value-type="float" office:value="36204" calcext:value-type="float">
            <text:p>36204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JNJ</text:p>
          </table:table-cell>
          <table:table-cell table:style-name="ce22" office:value-type="float" office:value="2009" calcext:value-type="float">
            <text:p>2009</text:p>
          </table:table-cell>
          <table:table-cell table:style-name="ce22" office:value-type="float" office:value="18856" calcext:value-type="float">
            <text:p>18856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Bayer</text:p>
          </table:table-cell>
          <table:table-cell table:style-name="ce22" office:value-type="float" office:value="2003" calcext:value-type="float">
            <text:p>2003</text:p>
          </table:table-cell>
          <table:table-cell table:style-name="ce22" office:value-type="float" office:value="54849" calcext:value-type="float">
            <text:p>54849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Pfizer</text:p>
          </table:table-cell>
          <table:table-cell table:style-name="ce22" office:value-type="float" office:value="2011" calcext:value-type="float">
            <text:p>2011</text:p>
          </table:table-cell>
          <table:table-cell table:style-name="ce22" office:value-type="float" office:value="31334" calcext:value-type="float">
            <text:p>31334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Sanofi</text:p>
          </table:table-cell>
          <table:table-cell table:style-name="ce22" office:value-type="float" office:value="2012" calcext:value-type="float">
            <text:p>2012</text:p>
          </table:table-cell>
          <table:table-cell table:style-name="ce22" office:value-type="float" office:value="42029" calcext:value-type="float">
            <text:p>42029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Novartis</text:p>
          </table:table-cell>
          <table:table-cell table:style-name="ce22" office:value-type="float" office:value="2008" calcext:value-type="float">
            <text:p>2008</text:p>
          </table:table-cell>
          <table:table-cell table:style-name="ce22" office:value-type="float" office:value="67688" calcext:value-type="float">
            <text:p>67688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GSK</text:p>
          </table:table-cell>
          <table:table-cell table:style-name="ce22" office:value-type="float" office:value="2016" calcext:value-type="float">
            <text:p>2016</text:p>
          </table:table-cell>
          <table:table-cell table:style-name="ce22" office:value-type="float" office:value="53564" calcext:value-type="float">
            <text:p>53564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Novartis</text:p>
          </table:table-cell>
          <table:table-cell table:style-name="ce22" office:value-type="float" office:value="2014" calcext:value-type="float">
            <text:p>2014</text:p>
          </table:table-cell>
          <table:table-cell table:style-name="ce22" office:value-type="float" office:value="31610" calcext:value-type="float">
            <text:p>31610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Roche</text:p>
          </table:table-cell>
          <table:table-cell table:style-name="ce22" office:value-type="float" office:value="2006" calcext:value-type="float">
            <text:p>2006</text:p>
          </table:table-cell>
          <table:table-cell table:style-name="ce22" office:value-type="float" office:value="20690" calcext:value-type="float">
            <text:p>20690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Roche</text:p>
          </table:table-cell>
          <table:table-cell table:style-name="ce22" office:value-type="float" office:value="2009" calcext:value-type="float">
            <text:p>2009</text:p>
          </table:table-cell>
          <table:table-cell table:style-name="ce22" office:value-type="float" office:value="17952" calcext:value-type="float">
            <text:p>17952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Bayer</text:p>
          </table:table-cell>
          <table:table-cell table:style-name="ce22" office:value-type="float" office:value="2000" calcext:value-type="float">
            <text:p>2000</text:p>
          </table:table-cell>
          <table:table-cell table:style-name="ce22" office:value-type="float" office:value="1063" calcext:value-type="float">
            <text:p>1063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Pfizer</text:p>
          </table:table-cell>
          <table:table-cell table:style-name="ce22" office:value-type="float" office:value="2018" calcext:value-type="float">
            <text:p>2018</text:p>
          </table:table-cell>
          <table:table-cell table:style-name="ce22" office:value-type="float" office:value="17891" calcext:value-type="float">
            <text:p>17891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Merck</text:p>
          </table:table-cell>
          <table:table-cell table:style-name="ce22" office:value-type="float" office:value="1985" calcext:value-type="float">
            <text:p>1985</text:p>
          </table:table-cell>
          <table:table-cell table:style-name="ce22" office:value-type="float" office:value="270" calcext:value-type="float">
            <text:p>270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Novartis</text:p>
          </table:table-cell>
          <table:table-cell table:style-name="ce22" office:value-type="float" office:value="2001" calcext:value-type="float">
            <text:p>2001</text:p>
          </table:table-cell>
          <table:table-cell table:style-name="ce22" office:value-type="float" office:value="2893" calcext:value-type="float">
            <text:p>2893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Bayer</text:p>
          </table:table-cell>
          <table:table-cell table:style-name="ce22" office:value-type="float" office:value="2010" calcext:value-type="float">
            <text:p>2010</text:p>
          </table:table-cell>
          <table:table-cell table:style-name="ce22" office:value-type="float" office:value="6121" calcext:value-type="float">
            <text:p>6121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Roche</text:p>
          </table:table-cell>
          <table:table-cell table:style-name="ce22" office:value-type="float" office:value="1999" calcext:value-type="float">
            <text:p>1999</text:p>
          </table:table-cell>
          <table:table-cell table:style-name="ce22" office:value-type="float" office:value="254" calcext:value-type="float">
            <text:p>254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Sanofi</text:p>
          </table:table-cell>
          <table:table-cell table:style-name="ce22" office:value-type="float" office:value="2005" calcext:value-type="float">
            <text:p>2005</text:p>
          </table:table-cell>
          <table:table-cell table:style-name="ce22" office:value-type="float" office:value="58999" calcext:value-type="float">
            <text:p>58999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JNJ</text:p>
          </table:table-cell>
          <table:table-cell table:style-name="ce22" office:value-type="float" office:value="2016" calcext:value-type="float">
            <text:p>2016</text:p>
          </table:table-cell>
          <table:table-cell table:style-name="ce22" office:value-type="float" office:value="6742" calcext:value-type="float">
            <text:p>6742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bbVie</text:p>
          </table:table-cell>
          <table:table-cell table:style-name="ce22" office:value-type="float" office:value="2006" calcext:value-type="float">
            <text:p>2006</text:p>
          </table:table-cell>
          <table:table-cell table:style-name="ce22" office:value-type="float" office:value="575" calcext:value-type="float">
            <text:p>575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AbbVie</text:p>
          </table:table-cell>
          <table:table-cell table:style-name="ce22" office:value-type="float" office:value="2009" calcext:value-type="float">
            <text:p>2009</text:p>
          </table:table-cell>
          <table:table-cell table:style-name="ce22" office:value-type="float" office:value="2532" calcext:value-type="float">
            <text:p>2532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Bayer</text:p>
          </table:table-cell>
          <table:table-cell table:style-name="ce22" office:value-type="float" office:value="1998" calcext:value-type="float">
            <text:p>1998</text:p>
          </table:table-cell>
          <table:table-cell table:style-name="ce22" office:value-type="float" office:value="63" calcext:value-type="float">
            <text:p>63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Gilead</text:p>
          </table:table-cell>
          <table:table-cell table:style-name="ce22" office:value-type="float" office:value="2002" calcext:value-type="float">
            <text:p>2002</text:p>
          </table:table-cell>
          <table:table-cell table:style-name="ce22" office:value-type="float" office:value="2306" calcext:value-type="float">
            <text:p>2306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Gilead</text:p>
          </table:table-cell>
          <table:table-cell table:style-name="ce22" office:value-type="float" office:value="2013" calcext:value-type="float">
            <text:p>2013</text:p>
          </table:table-cell>
          <table:table-cell table:style-name="ce22" office:value-type="float" office:value="12811" calcext:value-type="float">
            <text:p>12811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Roche</text:p>
          </table:table-cell>
          <table:table-cell table:style-name="ce22" office:value-type="float" office:value="2016" calcext:value-type="float">
            <text:p>2016</text:p>
          </table:table-cell>
          <table:table-cell table:style-name="ce22" office:value-type="float" office:value="11787" calcext:value-type="float">
            <text:p>11787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Sanofi</text:p>
          </table:table-cell>
          <table:table-cell table:style-name="ce22" office:value-type="float" office:value="2017" calcext:value-type="float">
            <text:p>2017</text:p>
          </table:table-cell>
          <table:table-cell table:style-name="ce22" office:value-type="float" office:value="25879" calcext:value-type="float">
            <text:p>25879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Novartis</text:p>
          </table:table-cell>
          <table:table-cell table:style-name="ce22" office:value-type="float" office:value="2007" calcext:value-type="float">
            <text:p>2007</text:p>
          </table:table-cell>
          <table:table-cell table:style-name="ce22" office:value-type="float" office:value="98419" calcext:value-type="float">
            <text:p>98419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Bayer</text:p>
          </table:table-cell>
          <table:table-cell table:style-name="ce22" office:value-type="float" office:value="2015" calcext:value-type="float">
            <text:p>2015</text:p>
          </table:table-cell>
          <table:table-cell table:style-name="ce22" office:value-type="float" office:value="22454" calcext:value-type="float">
            <text:p>22454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JNJ</text:p>
          </table:table-cell>
          <table:table-cell table:style-name="ce22" office:value-type="float" office:value="1999" calcext:value-type="float">
            <text:p>1999</text:p>
          </table:table-cell>
          <table:table-cell table:style-name="ce22" office:value-type="float" office:value="3197" calcext:value-type="float">
            <text:p>3197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GSK</text:p>
          </table:table-cell>
          <table:table-cell table:style-name="ce22" office:value-type="float" office:value="2006" calcext:value-type="float">
            <text:p>2006</text:p>
          </table:table-cell>
          <table:table-cell table:style-name="ce22" office:value-type="float" office:value="103297" calcext:value-type="float">
            <text:p>103297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GSK</text:p>
          </table:table-cell>
          <table:table-cell table:style-name="ce22" office:value-type="float" office:value="2009" calcext:value-type="float">
            <text:p>2009</text:p>
          </table:table-cell>
          <table:table-cell table:style-name="ce22" office:value-type="float" office:value="126903" calcext:value-type="float">
            <text:p>126903</text:p>
          </table:table-cell>
          <table:table-cell table:number-columns-repeated="1021"/>
        </table:table-row>
        <table:table-row table:style-name="ro2" table:number-rows-repeated="10483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T_Flourish" table:style-name="ta4">
        <table:table-column table:style-name="co18" table:number-columns-repeated="1024" table:default-cell-style-name="Default"/>
        <table:table-row table:style-name="ro1">
          <table:table-cell table:style-name="ce28" office:value-type="string" calcext:value-type="string">
            <text:p>Sum - sum</text:p>
          </table:table-cell>
          <table:table-cell table:style-name="ce33" office:value-type="string" calcext:value-type="string">
            <text:p>start_year</text:p>
          </table:table-cell>
          <table:table-cell table:style-name="ce39" table:number-columns-repeated="34"/>
          <table:table-cell table:style-name="ce48"/>
          <table:table-cell table:number-columns-repeated="987"/>
        </table:table-row>
        <table:table-row table:style-name="ro1">
          <table:table-cell table:style-name="ce29" office:value-type="string" calcext:value-type="string">
            <text:p>sponsor</text:p>
          </table:table-cell>
          <table:table-cell table:style-name="ce34" office:value-type="float" office:value="1984" calcext:value-type="float">
            <text:p>1984</text:p>
          </table:table-cell>
          <table:table-cell table:style-name="ce40" office:value-type="float" office:value="1985" calcext:value-type="float">
            <text:p>1985</text:p>
          </table:table-cell>
          <table:table-cell table:style-name="ce40" office:value-type="float" office:value="1988" calcext:value-type="float">
            <text:p>1988</text:p>
          </table:table-cell>
          <table:table-cell table:style-name="ce40" office:value-type="float" office:value="1989" calcext:value-type="float">
            <text:p>1989</text:p>
          </table:table-cell>
          <table:table-cell table:style-name="ce40" office:value-type="float" office:value="1990" calcext:value-type="float">
            <text:p>1990</text:p>
          </table:table-cell>
          <table:table-cell table:style-name="ce40" office:value-type="float" office:value="1991" calcext:value-type="float">
            <text:p>1991</text:p>
          </table:table-cell>
          <table:table-cell table:style-name="ce40" office:value-type="float" office:value="1992" calcext:value-type="float">
            <text:p>1992</text:p>
          </table:table-cell>
          <table:table-cell table:style-name="ce40" office:value-type="float" office:value="1993" calcext:value-type="float">
            <text:p>1993</text:p>
          </table:table-cell>
          <table:table-cell table:style-name="ce40" office:value-type="float" office:value="1994" calcext:value-type="float">
            <text:p>1994</text:p>
          </table:table-cell>
          <table:table-cell table:style-name="ce40" office:value-type="float" office:value="1995" calcext:value-type="float">
            <text:p>1995</text:p>
          </table:table-cell>
          <table:table-cell table:style-name="ce40" office:value-type="float" office:value="1996" calcext:value-type="float">
            <text:p>1996</text:p>
          </table:table-cell>
          <table:table-cell table:style-name="ce40" office:value-type="float" office:value="1997" calcext:value-type="float">
            <text:p>1997</text:p>
          </table:table-cell>
          <table:table-cell table:style-name="ce40" office:value-type="float" office:value="1998" calcext:value-type="float">
            <text:p>1998</text:p>
          </table:table-cell>
          <table:table-cell table:style-name="ce40" office:value-type="float" office:value="1999" calcext:value-type="float">
            <text:p>1999</text:p>
          </table:table-cell>
          <table:table-cell table:style-name="ce40" office:value-type="float" office:value="2000" calcext:value-type="float">
            <text:p>2000</text:p>
          </table:table-cell>
          <table:table-cell table:style-name="ce40" office:value-type="float" office:value="2001" calcext:value-type="float">
            <text:p>2001</text:p>
          </table:table-cell>
          <table:table-cell table:style-name="ce40" office:value-type="float" office:value="2002" calcext:value-type="float">
            <text:p>2002</text:p>
          </table:table-cell>
          <table:table-cell table:style-name="ce40" office:value-type="float" office:value="2003" calcext:value-type="float">
            <text:p>2003</text:p>
          </table:table-cell>
          <table:table-cell table:style-name="ce40" office:value-type="float" office:value="2004" calcext:value-type="float">
            <text:p>2004</text:p>
          </table:table-cell>
          <table:table-cell table:style-name="ce40" office:value-type="float" office:value="2005" calcext:value-type="float">
            <text:p>2005</text:p>
          </table:table-cell>
          <table:table-cell table:style-name="ce40" office:value-type="float" office:value="2006" calcext:value-type="float">
            <text:p>2006</text:p>
          </table:table-cell>
          <table:table-cell table:style-name="ce40" office:value-type="float" office:value="2007" calcext:value-type="float">
            <text:p>2007</text:p>
          </table:table-cell>
          <table:table-cell table:style-name="ce40" office:value-type="float" office:value="2008" calcext:value-type="float">
            <text:p>2008</text:p>
          </table:table-cell>
          <table:table-cell table:style-name="ce40" office:value-type="float" office:value="2009" calcext:value-type="float">
            <text:p>2009</text:p>
          </table:table-cell>
          <table:table-cell table:style-name="ce40" office:value-type="float" office:value="2010" calcext:value-type="float">
            <text:p>2010</text:p>
          </table:table-cell>
          <table:table-cell table:style-name="ce40" office:value-type="float" office:value="2011" calcext:value-type="float">
            <text:p>2011</text:p>
          </table:table-cell>
          <table:table-cell table:style-name="ce40" office:value-type="float" office:value="2012" calcext:value-type="float">
            <text:p>2012</text:p>
          </table:table-cell>
          <table:table-cell table:style-name="ce40" office:value-type="float" office:value="2013" calcext:value-type="float">
            <text:p>2013</text:p>
          </table:table-cell>
          <table:table-cell table:style-name="ce40" office:value-type="float" office:value="2014" calcext:value-type="float">
            <text:p>2014</text:p>
          </table:table-cell>
          <table:table-cell table:style-name="ce40" office:value-type="float" office:value="2015" calcext:value-type="float">
            <text:p>2015</text:p>
          </table:table-cell>
          <table:table-cell table:style-name="ce40" office:value-type="float" office:value="2016" calcext:value-type="float">
            <text:p>2016</text:p>
          </table:table-cell>
          <table:table-cell table:style-name="ce40" office:value-type="float" office:value="2017" calcext:value-type="float">
            <text:p>2017</text:p>
          </table:table-cell>
          <table:table-cell table:style-name="ce40" office:value-type="float" office:value="2018" calcext:value-type="float">
            <text:p>2018</text:p>
          </table:table-cell>
          <table:table-cell table:style-name="ce40" office:value-type="float" office:value="2019" calcext:value-type="float">
            <text:p>2019</text:p>
          </table:table-cell>
          <table:table-cell table:style-name="ce40" office:value-type="float" office:value="2020" calcext:value-type="float">
            <text:p>2020</text:p>
          </table:table-cell>
          <table:table-cell table:style-name="ce49" office:value-type="string" calcext:value-type="string">
            <text:p>Total Result</text:p>
          </table:table-cell>
          <table:table-cell table:number-columns-repeated="987"/>
        </table:table-row>
        <table:table-row table:style-name="ro1">
          <table:table-cell table:style-name="ce30" office:value-type="string" calcext:value-type="string">
            <text:p>AbbVie</text:p>
          </table:table-cell>
          <table:table-cell table:style-name="ce35"/>
          <table:table-cell table:style-name="ce41" table:number-columns-repeated="13"/>
          <table:table-cell table:style-name="ce41" office:value-type="float" office:value="799" calcext:value-type="float">
            <text:p>799</text:p>
          </table:table-cell>
          <table:table-cell table:style-name="ce41"/>
          <table:table-cell table:style-name="ce41" office:value-type="float" office:value="86" calcext:value-type="float">
            <text:p>86</text:p>
          </table:table-cell>
          <table:table-cell table:style-name="ce41" office:value-type="float" office:value="207" calcext:value-type="float">
            <text:p>207</text:p>
          </table:table-cell>
          <table:table-cell table:style-name="ce41" office:value-type="float" office:value="215" calcext:value-type="float">
            <text:p>215</text:p>
          </table:table-cell>
          <table:table-cell table:style-name="ce41" office:value-type="float" office:value="220" calcext:value-type="float">
            <text:p>220</text:p>
          </table:table-cell>
          <table:table-cell table:style-name="ce41" office:value-type="float" office:value="575" calcext:value-type="float">
            <text:p>575</text:p>
          </table:table-cell>
          <table:table-cell table:style-name="ce41" office:value-type="float" office:value="3499" calcext:value-type="float">
            <text:p>3499</text:p>
          </table:table-cell>
          <table:table-cell table:style-name="ce41" office:value-type="float" office:value="6648" calcext:value-type="float">
            <text:p>6648</text:p>
          </table:table-cell>
          <table:table-cell table:style-name="ce41" office:value-type="float" office:value="2532" calcext:value-type="float">
            <text:p>2532</text:p>
          </table:table-cell>
          <table:table-cell table:style-name="ce41" office:value-type="float" office:value="3847" calcext:value-type="float">
            <text:p>3847</text:p>
          </table:table-cell>
          <table:table-cell table:style-name="ce41" office:value-type="float" office:value="3472" calcext:value-type="float">
            <text:p>3472</text:p>
          </table:table-cell>
          <table:table-cell table:style-name="ce41" office:value-type="float" office:value="9369" calcext:value-type="float">
            <text:p>9369</text:p>
          </table:table-cell>
          <table:table-cell table:style-name="ce41" office:value-type="float" office:value="10969" calcext:value-type="float">
            <text:p>10969</text:p>
          </table:table-cell>
          <table:table-cell table:style-name="ce41" office:value-type="float" office:value="11972" calcext:value-type="float">
            <text:p>11972</text:p>
          </table:table-cell>
          <table:table-cell table:style-name="ce41" office:value-type="float" office:value="10895" calcext:value-type="float">
            <text:p>10895</text:p>
          </table:table-cell>
          <table:table-cell table:style-name="ce41" office:value-type="float" office:value="9652" calcext:value-type="float">
            <text:p>9652</text:p>
          </table:table-cell>
          <table:table-cell table:style-name="ce41" office:value-type="float" office:value="14944" calcext:value-type="float">
            <text:p>14944</text:p>
          </table:table-cell>
          <table:table-cell table:style-name="ce41" office:value-type="float" office:value="17622" calcext:value-type="float">
            <text:p>17622</text:p>
          </table:table-cell>
          <table:table-cell table:style-name="ce41" office:value-type="float" office:value="1430" calcext:value-type="float">
            <text:p>1430</text:p>
          </table:table-cell>
          <table:table-cell table:style-name="ce44" office:value-type="float" office:value="54" calcext:value-type="float">
            <text:p>54</text:p>
          </table:table-cell>
          <table:table-cell table:style-name="ce50" office:value-type="float" office:value="109007" calcext:value-type="float">
            <text:p>109007</text:p>
          </table:table-cell>
          <table:table-cell table:number-columns-repeated="987"/>
        </table:table-row>
        <table:table-row table:style-name="ro1">
          <table:table-cell table:style-name="ce31" office:value-type="string" calcext:value-type="string">
            <text:p>Bayer</text:p>
          </table:table-cell>
          <table:table-cell table:style-name="ce36"/>
          <table:table-cell table:style-name="Pivot_20_Table_20_Value" table:number-columns-repeated="11"/>
          <table:table-cell table:style-name="Pivot_20_Table_20_Value" office:value-type="float" office:value="63" calcext:value-type="float">
            <text:p>63</text:p>
          </table:table-cell>
          <table:table-cell table:style-name="Pivot_20_Table_20_Value" office:value-type="float" office:value="1029" calcext:value-type="float">
            <text:p>1029</text:p>
          </table:table-cell>
          <table:table-cell table:style-name="Pivot_20_Table_20_Value" office:value-type="float" office:value="1063" calcext:value-type="float">
            <text:p>1063</text:p>
          </table:table-cell>
          <table:table-cell table:style-name="Pivot_20_Table_20_Value" office:value-type="float" office:value="984" calcext:value-type="float">
            <text:p>984</text:p>
          </table:table-cell>
          <table:table-cell table:style-name="Pivot_20_Table_20_Value" office:value-type="float" office:value="5206" calcext:value-type="float">
            <text:p>5206</text:p>
          </table:table-cell>
          <table:table-cell table:style-name="Pivot_20_Table_20_Value" office:value-type="float" office:value="54849" calcext:value-type="float">
            <text:p>54849</text:p>
          </table:table-cell>
          <table:table-cell table:style-name="Pivot_20_Table_20_Value" office:value-type="float" office:value="17788" calcext:value-type="float">
            <text:p>17788</text:p>
          </table:table-cell>
          <table:table-cell table:style-name="Pivot_20_Table_20_Value" office:value-type="float" office:value="10946" calcext:value-type="float">
            <text:p>10946</text:p>
          </table:table-cell>
          <table:table-cell table:style-name="Pivot_20_Table_20_Value" office:value-type="float" office:value="19344" calcext:value-type="float">
            <text:p>19344</text:p>
          </table:table-cell>
          <table:table-cell table:style-name="Pivot_20_Table_20_Value" office:value-type="float" office:value="38368" calcext:value-type="float">
            <text:p>38368</text:p>
          </table:table-cell>
          <table:table-cell table:style-name="Pivot_20_Table_20_Value" office:value-type="float" office:value="11267" calcext:value-type="float">
            <text:p>11267</text:p>
          </table:table-cell>
          <table:table-cell table:style-name="Pivot_20_Table_20_Value" office:value-type="float" office:value="7478" calcext:value-type="float">
            <text:p>7478</text:p>
          </table:table-cell>
          <table:table-cell table:style-name="Pivot_20_Table_20_Value" office:value-type="float" office:value="6121" calcext:value-type="float">
            <text:p>6121</text:p>
          </table:table-cell>
          <table:table-cell table:style-name="Pivot_20_Table_20_Value" office:value-type="float" office:value="8474" calcext:value-type="float">
            <text:p>8474</text:p>
          </table:table-cell>
          <table:table-cell table:style-name="Pivot_20_Table_20_Value" office:value-type="float" office:value="4940" calcext:value-type="float">
            <text:p>4940</text:p>
          </table:table-cell>
          <table:table-cell table:style-name="Pivot_20_Table_20_Value" office:value-type="float" office:value="36340" calcext:value-type="float">
            <text:p>36340</text:p>
          </table:table-cell>
          <table:table-cell table:style-name="Pivot_20_Table_20_Value" office:value-type="float" office:value="18216" calcext:value-type="float">
            <text:p>18216</text:p>
          </table:table-cell>
          <table:table-cell table:style-name="Pivot_20_Table_20_Value" office:value-type="float" office:value="22454" calcext:value-type="float">
            <text:p>22454</text:p>
          </table:table-cell>
          <table:table-cell table:style-name="Pivot_20_Table_20_Value" office:value-type="float" office:value="4167" calcext:value-type="float">
            <text:p>4167</text:p>
          </table:table-cell>
          <table:table-cell table:style-name="Pivot_20_Table_20_Value" office:value-type="float" office:value="5511" calcext:value-type="float">
            <text:p>5511</text:p>
          </table:table-cell>
          <table:table-cell table:style-name="Pivot_20_Table_20_Value" office:value-type="float" office:value="5606" calcext:value-type="float">
            <text:p>5606</text:p>
          </table:table-cell>
          <table:table-cell table:style-name="Pivot_20_Table_20_Value" office:value-type="float" office:value="36" calcext:value-type="float">
            <text:p>36</text:p>
          </table:table-cell>
          <table:table-cell table:style-name="ce45"/>
          <table:table-cell table:style-name="ce51" office:value-type="float" office:value="280250" calcext:value-type="float">
            <text:p>280250</text:p>
          </table:table-cell>
          <table:table-cell table:number-columns-repeated="987"/>
        </table:table-row>
        <table:table-row table:style-name="ro1">
          <table:table-cell table:style-name="ce31" office:value-type="string" calcext:value-type="string">
            <text:p>Gilead</text:p>
          </table:table-cell>
          <table:table-cell table:style-name="ce36"/>
          <table:table-cell table:style-name="Pivot_20_Table_20_Value" table:number-columns-repeated="12"/>
          <table:table-cell table:style-name="Pivot_20_Table_20_Value" office:value-type="float" office:value="300" calcext:value-type="float">
            <text:p>300</text:p>
          </table:table-cell>
          <table:table-cell table:style-name="Pivot_20_Table_20_Value" office:value-type="float" office:value="180" calcext:value-type="float">
            <text:p>180</text:p>
          </table:table-cell>
          <table:table-cell table:style-name="Pivot_20_Table_20_Value" office:value-type="float" office:value="0" calcext:value-type="float">
            <text:p>0</text:p>
          </table:table-cell>
          <table:table-cell table:style-name="Pivot_20_Table_20_Value" office:value-type="float" office:value="2306" calcext:value-type="float">
            <text:p>2306</text:p>
          </table:table-cell>
          <table:table-cell table:style-name="Pivot_20_Table_20_Value" office:value-type="float" office:value="3679" calcext:value-type="float">
            <text:p>3679</text:p>
          </table:table-cell>
          <table:table-cell table:style-name="Pivot_20_Table_20_Value" office:value-type="float" office:value="9493" calcext:value-type="float">
            <text:p>9493</text:p>
          </table:table-cell>
          <table:table-cell table:style-name="Pivot_20_Table_20_Value" office:value-type="float" office:value="1527" calcext:value-type="float">
            <text:p>1527</text:p>
          </table:table-cell>
          <table:table-cell table:style-name="Pivot_20_Table_20_Value" office:value-type="float" office:value="2799" calcext:value-type="float">
            <text:p>2799</text:p>
          </table:table-cell>
          <table:table-cell table:style-name="Pivot_20_Table_20_Value" office:value-type="float" office:value="1484" calcext:value-type="float">
            <text:p>1484</text:p>
          </table:table-cell>
          <table:table-cell table:style-name="Pivot_20_Table_20_Value" office:value-type="float" office:value="3707" calcext:value-type="float">
            <text:p>3707</text:p>
          </table:table-cell>
          <table:table-cell table:style-name="Pivot_20_Table_20_Value" office:value-type="float" office:value="897" calcext:value-type="float">
            <text:p>897</text:p>
          </table:table-cell>
          <table:table-cell table:style-name="Pivot_20_Table_20_Value" office:value-type="float" office:value="4379" calcext:value-type="float">
            <text:p>4379</text:p>
          </table:table-cell>
          <table:table-cell table:style-name="Pivot_20_Table_20_Value" office:value-type="float" office:value="10845" calcext:value-type="float">
            <text:p>10845</text:p>
          </table:table-cell>
          <table:table-cell table:style-name="Pivot_20_Table_20_Value" office:value-type="float" office:value="8345" calcext:value-type="float">
            <text:p>8345</text:p>
          </table:table-cell>
          <table:table-cell table:style-name="Pivot_20_Table_20_Value" office:value-type="float" office:value="12811" calcext:value-type="float">
            <text:p>12811</text:p>
          </table:table-cell>
          <table:table-cell table:style-name="Pivot_20_Table_20_Value" office:value-type="float" office:value="6603" calcext:value-type="float">
            <text:p>6603</text:p>
          </table:table-cell>
          <table:table-cell table:style-name="Pivot_20_Table_20_Value" office:value-type="float" office:value="6352" calcext:value-type="float">
            <text:p>6352</text:p>
          </table:table-cell>
          <table:table-cell table:style-name="Pivot_20_Table_20_Value" office:value-type="float" office:value="15447" calcext:value-type="float">
            <text:p>15447</text:p>
          </table:table-cell>
          <table:table-cell table:style-name="Pivot_20_Table_20_Value" office:value-type="float" office:value="8621" calcext:value-type="float">
            <text:p>8621</text:p>
          </table:table-cell>
          <table:table-cell table:style-name="Pivot_20_Table_20_Value" office:value-type="float" office:value="1254" calcext:value-type="float">
            <text:p>1254</text:p>
          </table:table-cell>
          <table:table-cell table:style-name="Pivot_20_Table_20_Value" office:value-type="float" office:value="0" calcext:value-type="float">
            <text:p>0</text:p>
          </table:table-cell>
          <table:table-cell table:style-name="ce45"/>
          <table:table-cell table:style-name="ce51" office:value-type="float" office:value="101029" calcext:value-type="float">
            <text:p>101029</text:p>
          </table:table-cell>
          <table:table-cell table:number-columns-repeated="987"/>
        </table:table-row>
        <table:table-row table:style-name="ro1">
          <table:table-cell table:style-name="ce31" office:value-type="string" calcext:value-type="string">
            <text:p>GSK</text:p>
          </table:table-cell>
          <table:table-cell table:style-name="ce36"/>
          <table:table-cell table:style-name="Pivot_20_Table_20_Value" table:number-columns-repeated="3"/>
          <table:table-cell table:style-name="Pivot_20_Table_20_Value" office:value-type="float" office:value="59" calcext:value-type="float">
            <text:p>59</text:p>
          </table:table-cell>
          <table:table-cell table:style-name="Pivot_20_Table_20_Value"/>
          <table:table-cell table:style-name="Pivot_20_Table_20_Value" office:value-type="float" office:value="225" calcext:value-type="float">
            <text:p>225</text:p>
          </table:table-cell>
          <table:table-cell table:style-name="Pivot_20_Table_20_Value" office:value-type="float" office:value="381" calcext:value-type="float">
            <text:p>381</text:p>
          </table:table-cell>
          <table:table-cell table:style-name="Pivot_20_Table_20_Value" office:value-type="float" office:value="362" calcext:value-type="float">
            <text:p>362</text:p>
          </table:table-cell>
          <table:table-cell table:style-name="Pivot_20_Table_20_Value" office:value-type="float" office:value="387" calcext:value-type="float">
            <text:p>387</text:p>
          </table:table-cell>
          <table:table-cell table:style-name="Pivot_20_Table_20_Value" office:value-type="float" office:value="10388" calcext:value-type="float">
            <text:p>10388</text:p>
          </table:table-cell>
          <table:table-cell table:style-name="Pivot_20_Table_20_Value" office:value-type="float" office:value="1865" calcext:value-type="float">
            <text:p>1865</text:p>
          </table:table-cell>
          <table:table-cell table:style-name="Pivot_20_Table_20_Value" office:value-type="float" office:value="1709" calcext:value-type="float">
            <text:p>1709</text:p>
          </table:table-cell>
          <table:table-cell table:style-name="Pivot_20_Table_20_Value" office:value-type="float" office:value="3155" calcext:value-type="float">
            <text:p>3155</text:p>
          </table:table-cell>
          <table:table-cell table:style-name="Pivot_20_Table_20_Value" office:value-type="float" office:value="20498" calcext:value-type="float">
            <text:p>20498</text:p>
          </table:table-cell>
          <table:table-cell table:style-name="Pivot_20_Table_20_Value" office:value-type="float" office:value="18904" calcext:value-type="float">
            <text:p>18904</text:p>
          </table:table-cell>
          <table:table-cell table:style-name="Pivot_20_Table_20_Value" office:value-type="float" office:value="64905" calcext:value-type="float">
            <text:p>64905</text:p>
          </table:table-cell>
          <table:table-cell table:style-name="Pivot_20_Table_20_Value" office:value-type="float" office:value="165264" calcext:value-type="float">
            <text:p>165264</text:p>
          </table:table-cell>
          <table:table-cell table:style-name="Pivot_20_Table_20_Value" office:value-type="float" office:value="63764" calcext:value-type="float">
            <text:p>63764</text:p>
          </table:table-cell>
          <table:table-cell table:style-name="Pivot_20_Table_20_Value" office:value-type="float" office:value="67105" calcext:value-type="float">
            <text:p>67105</text:p>
          </table:table-cell>
          <table:table-cell table:style-name="Pivot_20_Table_20_Value" office:value-type="float" office:value="103297" calcext:value-type="float">
            <text:p>103297</text:p>
          </table:table-cell>
          <table:table-cell table:style-name="Pivot_20_Table_20_Value" office:value-type="float" office:value="94430" calcext:value-type="float">
            <text:p>94430</text:p>
          </table:table-cell>
          <table:table-cell table:style-name="Pivot_20_Table_20_Value" office:value-type="float" office:value="102274" calcext:value-type="float">
            <text:p>102274</text:p>
          </table:table-cell>
          <table:table-cell table:style-name="Pivot_20_Table_20_Value" office:value-type="float" office:value="126903" calcext:value-type="float">
            <text:p>126903</text:p>
          </table:table-cell>
          <table:table-cell table:style-name="Pivot_20_Table_20_Value" office:value-type="float" office:value="88358" calcext:value-type="float">
            <text:p>88358</text:p>
          </table:table-cell>
          <table:table-cell table:style-name="Pivot_20_Table_20_Value" office:value-type="float" office:value="79427" calcext:value-type="float">
            <text:p>79427</text:p>
          </table:table-cell>
          <table:table-cell table:style-name="Pivot_20_Table_20_Value" office:value-type="float" office:value="45095" calcext:value-type="float">
            <text:p>45095</text:p>
          </table:table-cell>
          <table:table-cell table:style-name="Pivot_20_Table_20_Value" office:value-type="float" office:value="32757" calcext:value-type="float">
            <text:p>32757</text:p>
          </table:table-cell>
          <table:table-cell table:style-name="Pivot_20_Table_20_Value" office:value-type="float" office:value="114458" calcext:value-type="float">
            <text:p>114458</text:p>
          </table:table-cell>
          <table:table-cell table:style-name="Pivot_20_Table_20_Value" office:value-type="float" office:value="86436" calcext:value-type="float">
            <text:p>86436</text:p>
          </table:table-cell>
          <table:table-cell table:style-name="Pivot_20_Table_20_Value" office:value-type="float" office:value="53564" calcext:value-type="float">
            <text:p>53564</text:p>
          </table:table-cell>
          <table:table-cell table:style-name="Pivot_20_Table_20_Value" office:value-type="float" office:value="15739" calcext:value-type="float">
            <text:p>15739</text:p>
          </table:table-cell>
          <table:table-cell table:style-name="Pivot_20_Table_20_Value" office:value-type="float" office:value="26860" calcext:value-type="float">
            <text:p>26860</text:p>
          </table:table-cell>
          <table:table-cell table:style-name="Pivot_20_Table_20_Value" office:value-type="float" office:value="171" calcext:value-type="float">
            <text:p>171</text:p>
          </table:table-cell>
          <table:table-cell table:style-name="ce45"/>
          <table:table-cell table:style-name="ce51" office:value-type="float" office:value="1388740" calcext:value-type="float">
            <text:p>1388740</text:p>
          </table:table-cell>
          <table:table-cell table:number-columns-repeated="987"/>
        </table:table-row>
        <table:table-row table:style-name="ro1">
          <table:table-cell table:style-name="ce31" office:value-type="string" calcext:value-type="string">
            <text:p>JNJ</text:p>
          </table:table-cell>
          <table:table-cell table:style-name="ce36" office:value-type="float" office:value="604" calcext:value-type="float">
            <text:p>604</text:p>
          </table:table-cell>
          <table:table-cell table:style-name="Pivot_20_Table_20_Value"/>
          <table:table-cell table:style-name="Pivot_20_Table_20_Value" office:value-type="float" office:value="468" calcext:value-type="float">
            <text:p>468</text:p>
          </table:table-cell>
          <table:table-cell table:style-name="Pivot_20_Table_20_Value" office:value-type="float" office:value="163" calcext:value-type="float">
            <text:p>163</text:p>
          </table:table-cell>
          <table:table-cell table:style-name="Pivot_20_Table_20_Value" office:value-type="float" office:value="195" calcext:value-type="float">
            <text:p>195</text:p>
          </table:table-cell>
          <table:table-cell table:style-name="Pivot_20_Table_20_Value" office:value-type="float" office:value="431" calcext:value-type="float">
            <text:p>431</text:p>
          </table:table-cell>
          <table:table-cell table:style-name="Pivot_20_Table_20_Value" office:value-type="float" office:value="51" calcext:value-type="float">
            <text:p>51</text:p>
          </table:table-cell>
          <table:table-cell table:style-name="Pivot_20_Table_20_Value" office:value-type="float" office:value="2741" calcext:value-type="float">
            <text:p>2741</text:p>
          </table:table-cell>
          <table:table-cell table:style-name="Pivot_20_Table_20_Value" office:value-type="float" office:value="250" calcext:value-type="float">
            <text:p>250</text:p>
          </table:table-cell>
          <table:table-cell table:style-name="Pivot_20_Table_20_Value" office:value-type="float" office:value="1711" calcext:value-type="float">
            <text:p>1711</text:p>
          </table:table-cell>
          <table:table-cell table:style-name="Pivot_20_Table_20_Value" office:value-type="float" office:value="812" calcext:value-type="float">
            <text:p>812</text:p>
          </table:table-cell>
          <table:table-cell table:style-name="Pivot_20_Table_20_Value" office:value-type="float" office:value="3409" calcext:value-type="float">
            <text:p>3409</text:p>
          </table:table-cell>
          <table:table-cell table:style-name="Pivot_20_Table_20_Value" office:value-type="float" office:value="1734" calcext:value-type="float">
            <text:p>1734</text:p>
          </table:table-cell>
          <table:table-cell table:style-name="Pivot_20_Table_20_Value" office:value-type="float" office:value="3197" calcext:value-type="float">
            <text:p>3197</text:p>
          </table:table-cell>
          <table:table-cell table:style-name="Pivot_20_Table_20_Value" office:value-type="float" office:value="8523" calcext:value-type="float">
            <text:p>8523</text:p>
          </table:table-cell>
          <table:table-cell table:style-name="Pivot_20_Table_20_Value" office:value-type="float" office:value="15090" calcext:value-type="float">
            <text:p>15090</text:p>
          </table:table-cell>
          <table:table-cell table:style-name="Pivot_20_Table_20_Value" office:value-type="float" office:value="7476" calcext:value-type="float">
            <text:p>7476</text:p>
          </table:table-cell>
          <table:table-cell table:style-name="Pivot_20_Table_20_Value" office:value-type="float" office:value="10821" calcext:value-type="float">
            <text:p>10821</text:p>
          </table:table-cell>
          <table:table-cell table:style-name="Pivot_20_Table_20_Value" office:value-type="float" office:value="17614" calcext:value-type="float">
            <text:p>17614</text:p>
          </table:table-cell>
          <table:table-cell table:style-name="Pivot_20_Table_20_Value" office:value-type="float" office:value="10485" calcext:value-type="float">
            <text:p>10485</text:p>
          </table:table-cell>
          <table:table-cell table:style-name="Pivot_20_Table_20_Value" office:value-type="float" office:value="36204" calcext:value-type="float">
            <text:p>36204</text:p>
          </table:table-cell>
          <table:table-cell table:style-name="Pivot_20_Table_20_Value" office:value-type="float" office:value="25139" calcext:value-type="float">
            <text:p>25139</text:p>
          </table:table-cell>
          <table:table-cell table:style-name="Pivot_20_Table_20_Value" office:value-type="float" office:value="31800" calcext:value-type="float">
            <text:p>31800</text:p>
          </table:table-cell>
          <table:table-cell table:style-name="Pivot_20_Table_20_Value" office:value-type="float" office:value="18856" calcext:value-type="float">
            <text:p>18856</text:p>
          </table:table-cell>
          <table:table-cell table:style-name="Pivot_20_Table_20_Value" office:value-type="float" office:value="16473" calcext:value-type="float">
            <text:p>16473</text:p>
          </table:table-cell>
          <table:table-cell table:style-name="Pivot_20_Table_20_Value" office:value-type="float" office:value="11597" calcext:value-type="float">
            <text:p>11597</text:p>
          </table:table-cell>
          <table:table-cell table:style-name="Pivot_20_Table_20_Value" office:value-type="float" office:value="12823" calcext:value-type="float">
            <text:p>12823</text:p>
          </table:table-cell>
          <table:table-cell table:style-name="Pivot_20_Table_20_Value" office:value-type="float" office:value="18971" calcext:value-type="float">
            <text:p>18971</text:p>
          </table:table-cell>
          <table:table-cell table:style-name="Pivot_20_Table_20_Value" office:value-type="float" office:value="35334" calcext:value-type="float">
            <text:p>35334</text:p>
          </table:table-cell>
          <table:table-cell table:style-name="Pivot_20_Table_20_Value" office:value-type="float" office:value="19680" calcext:value-type="float">
            <text:p>19680</text:p>
          </table:table-cell>
          <table:table-cell table:style-name="Pivot_20_Table_20_Value" office:value-type="float" office:value="6742" calcext:value-type="float">
            <text:p>6742</text:p>
          </table:table-cell>
          <table:table-cell table:style-name="Pivot_20_Table_20_Value" office:value-type="float" office:value="12135" calcext:value-type="float">
            <text:p>12135</text:p>
          </table:table-cell>
          <table:table-cell table:style-name="Pivot_20_Table_20_Value" office:value-type="float" office:value="9073" calcext:value-type="float">
            <text:p>9073</text:p>
          </table:table-cell>
          <table:table-cell table:style-name="Pivot_20_Table_20_Value" office:value-type="float" office:value="2690" calcext:value-type="float">
            <text:p>2690</text:p>
          </table:table-cell>
          <table:table-cell table:style-name="ce45"/>
          <table:table-cell table:style-name="ce51" office:value-type="float" office:value="343292" calcext:value-type="float">
            <text:p>343292</text:p>
          </table:table-cell>
          <table:table-cell table:number-columns-repeated="987"/>
        </table:table-row>
        <table:table-row table:style-name="ro1">
          <table:table-cell table:style-name="ce31" office:value-type="string" calcext:value-type="string">
            <text:p>Merck</text:p>
          </table:table-cell>
          <table:table-cell table:style-name="ce36"/>
          <table:table-cell table:style-name="Pivot_20_Table_20_Value" office:value-type="float" office:value="270" calcext:value-type="float">
            <text:p>270</text:p>
          </table:table-cell>
          <table:table-cell table:style-name="Pivot_20_Table_20_Value" table:number-columns-repeated="3"/>
          <table:table-cell table:style-name="Pivot_20_Table_20_Value" office:value-type="float" office:value="122" calcext:value-type="float">
            <text:p>122</text:p>
          </table:table-cell>
          <table:table-cell table:style-name="Pivot_20_Table_20_Value" office:value-type="float" office:value="543" calcext:value-type="float">
            <text:p>543</text:p>
          </table:table-cell>
          <table:table-cell table:style-name="Pivot_20_Table_20_Value" table:number-columns-repeated="2"/>
          <table:table-cell table:style-name="Pivot_20_Table_20_Value" office:value-type="float" office:value="7252" calcext:value-type="float">
            <text:p>7252</text:p>
          </table:table-cell>
          <table:table-cell table:style-name="Pivot_20_Table_20_Value" office:value-type="float" office:value="1513" calcext:value-type="float">
            <text:p>1513</text:p>
          </table:table-cell>
          <table:table-cell table:style-name="Pivot_20_Table_20_Value" office:value-type="float" office:value="1913" calcext:value-type="float">
            <text:p>1913</text:p>
          </table:table-cell>
          <table:table-cell table:style-name="Pivot_20_Table_20_Value" office:value-type="float" office:value="3954" calcext:value-type="float">
            <text:p>3954</text:p>
          </table:table-cell>
          <table:table-cell table:style-name="Pivot_20_Table_20_Value" office:value-type="float" office:value="14867" calcext:value-type="float">
            <text:p>14867</text:p>
          </table:table-cell>
          <table:table-cell table:style-name="Pivot_20_Table_20_Value" office:value-type="float" office:value="13451" calcext:value-type="float">
            <text:p>13451</text:p>
          </table:table-cell>
          <table:table-cell table:style-name="Pivot_20_Table_20_Value" office:value-type="float" office:value="104500" calcext:value-type="float">
            <text:p>104500</text:p>
          </table:table-cell>
          <table:table-cell table:style-name="Pivot_20_Table_20_Value" office:value-type="float" office:value="58690" calcext:value-type="float">
            <text:p>58690</text:p>
          </table:table-cell>
          <table:table-cell table:style-name="Pivot_20_Table_20_Value" office:value-type="float" office:value="84367" calcext:value-type="float">
            <text:p>84367</text:p>
          </table:table-cell>
          <table:table-cell table:style-name="Pivot_20_Table_20_Value" office:value-type="float" office:value="71558" calcext:value-type="float">
            <text:p>71558</text:p>
          </table:table-cell>
          <table:table-cell table:style-name="Pivot_20_Table_20_Value" office:value-type="float" office:value="57064" calcext:value-type="float">
            <text:p>57064</text:p>
          </table:table-cell>
          <table:table-cell table:style-name="Pivot_20_Table_20_Value" office:value-type="float" office:value="54726" calcext:value-type="float">
            <text:p>54726</text:p>
          </table:table-cell>
          <table:table-cell table:style-name="Pivot_20_Table_20_Value" office:value-type="float" office:value="153565" calcext:value-type="float">
            <text:p>153565</text:p>
          </table:table-cell>
          <table:table-cell table:style-name="Pivot_20_Table_20_Value" office:value-type="float" office:value="54491" calcext:value-type="float">
            <text:p>54491</text:p>
          </table:table-cell>
          <table:table-cell table:style-name="Pivot_20_Table_20_Value" office:value-type="float" office:value="29553" calcext:value-type="float">
            <text:p>29553</text:p>
          </table:table-cell>
          <table:table-cell table:style-name="Pivot_20_Table_20_Value" office:value-type="float" office:value="32639" calcext:value-type="float">
            <text:p>32639</text:p>
          </table:table-cell>
          <table:table-cell table:style-name="Pivot_20_Table_20_Value" office:value-type="float" office:value="34575" calcext:value-type="float">
            <text:p>34575</text:p>
          </table:table-cell>
          <table:table-cell table:style-name="Pivot_20_Table_20_Value" office:value-type="float" office:value="47302" calcext:value-type="float">
            <text:p>47302</text:p>
          </table:table-cell>
          <table:table-cell table:style-name="Pivot_20_Table_20_Value" office:value-type="float" office:value="27282" calcext:value-type="float">
            <text:p>27282</text:p>
          </table:table-cell>
          <table:table-cell table:style-name="Pivot_20_Table_20_Value" office:value-type="float" office:value="18749" calcext:value-type="float">
            <text:p>18749</text:p>
          </table:table-cell>
          <table:table-cell table:style-name="Pivot_20_Table_20_Value" office:value-type="float" office:value="19102" calcext:value-type="float">
            <text:p>19102</text:p>
          </table:table-cell>
          <table:table-cell table:style-name="Pivot_20_Table_20_Value" office:value-type="float" office:value="16416" calcext:value-type="float">
            <text:p>16416</text:p>
          </table:table-cell>
          <table:table-cell table:style-name="Pivot_20_Table_20_Value" office:value-type="float" office:value="10785" calcext:value-type="float">
            <text:p>10785</text:p>
          </table:table-cell>
          <table:table-cell table:style-name="Pivot_20_Table_20_Value" office:value-type="float" office:value="26558" calcext:value-type="float">
            <text:p>26558</text:p>
          </table:table-cell>
          <table:table-cell table:style-name="Pivot_20_Table_20_Value" office:value-type="float" office:value="1054" calcext:value-type="float">
            <text:p>1054</text:p>
          </table:table-cell>
          <table:table-cell table:style-name="ce45"/>
          <table:table-cell table:style-name="ce51" office:value-type="float" office:value="946861" calcext:value-type="float">
            <text:p>946861</text:p>
          </table:table-cell>
          <table:table-cell table:number-columns-repeated="987"/>
        </table:table-row>
        <table:table-row table:style-name="ro1">
          <table:table-cell table:style-name="ce31" office:value-type="string" calcext:value-type="string">
            <text:p>Novartis</text:p>
          </table:table-cell>
          <table:table-cell table:style-name="ce36"/>
          <table:table-cell table:style-name="Pivot_20_Table_20_Value" table:number-columns-repeated="11"/>
          <table:table-cell table:style-name="Pivot_20_Table_20_Value" office:value-type="float" office:value="660" calcext:value-type="float">
            <text:p>660</text:p>
          </table:table-cell>
          <table:table-cell table:style-name="Pivot_20_Table_20_Value" office:value-type="float" office:value="1233" calcext:value-type="float">
            <text:p>1233</text:p>
          </table:table-cell>
          <table:table-cell table:style-name="Pivot_20_Table_20_Value" office:value-type="float" office:value="2694" calcext:value-type="float">
            <text:p>2694</text:p>
          </table:table-cell>
          <table:table-cell table:style-name="Pivot_20_Table_20_Value" office:value-type="float" office:value="2893" calcext:value-type="float">
            <text:p>2893</text:p>
          </table:table-cell>
          <table:table-cell table:style-name="Pivot_20_Table_20_Value" office:value-type="float" office:value="27341" calcext:value-type="float">
            <text:p>27341</text:p>
          </table:table-cell>
          <table:table-cell table:style-name="Pivot_20_Table_20_Value" office:value-type="float" office:value="40655" calcext:value-type="float">
            <text:p>40655</text:p>
          </table:table-cell>
          <table:table-cell table:style-name="Pivot_20_Table_20_Value" office:value-type="float" office:value="70756" calcext:value-type="float">
            <text:p>70756</text:p>
          </table:table-cell>
          <table:table-cell table:style-name="Pivot_20_Table_20_Value" office:value-type="float" office:value="58532" calcext:value-type="float">
            <text:p>58532</text:p>
          </table:table-cell>
          <table:table-cell table:style-name="Pivot_20_Table_20_Value" office:value-type="float" office:value="56795" calcext:value-type="float">
            <text:p>56795</text:p>
          </table:table-cell>
          <table:table-cell table:style-name="Pivot_20_Table_20_Value" office:value-type="float" office:value="98419" calcext:value-type="float">
            <text:p>98419</text:p>
          </table:table-cell>
          <table:table-cell table:style-name="Pivot_20_Table_20_Value" office:value-type="float" office:value="67688" calcext:value-type="float">
            <text:p>67688</text:p>
          </table:table-cell>
          <table:table-cell table:style-name="Pivot_20_Table_20_Value" office:value-type="float" office:value="81069" calcext:value-type="float">
            <text:p>81069</text:p>
          </table:table-cell>
          <table:table-cell table:style-name="Pivot_20_Table_20_Value" office:value-type="float" office:value="66674" calcext:value-type="float">
            <text:p>66674</text:p>
          </table:table-cell>
          <table:table-cell table:style-name="Pivot_20_Table_20_Value" office:value-type="float" office:value="52076" calcext:value-type="float">
            <text:p>52076</text:p>
          </table:table-cell>
          <table:table-cell table:style-name="Pivot_20_Table_20_Value" office:value-type="float" office:value="52560" calcext:value-type="float">
            <text:p>52560</text:p>
          </table:table-cell>
          <table:table-cell table:style-name="Pivot_20_Table_20_Value" office:value-type="float" office:value="53844" calcext:value-type="float">
            <text:p>53844</text:p>
          </table:table-cell>
          <table:table-cell table:style-name="Pivot_20_Table_20_Value" office:value-type="float" office:value="31610" calcext:value-type="float">
            <text:p>31610</text:p>
          </table:table-cell>
          <table:table-cell table:style-name="Pivot_20_Table_20_Value" office:value-type="float" office:value="25812" calcext:value-type="float">
            <text:p>25812</text:p>
          </table:table-cell>
          <table:table-cell table:style-name="Pivot_20_Table_20_Value" office:value-type="float" office:value="27562" calcext:value-type="float">
            <text:p>27562</text:p>
          </table:table-cell>
          <table:table-cell table:style-name="Pivot_20_Table_20_Value" office:value-type="float" office:value="20893" calcext:value-type="float">
            <text:p>20893</text:p>
          </table:table-cell>
          <table:table-cell table:style-name="Pivot_20_Table_20_Value" office:value-type="float" office:value="23127" calcext:value-type="float">
            <text:p>23127</text:p>
          </table:table-cell>
          <table:table-cell table:style-name="Pivot_20_Table_20_Value" office:value-type="float" office:value="2665" calcext:value-type="float">
            <text:p>2665</text:p>
          </table:table-cell>
          <table:table-cell table:style-name="ce45"/>
          <table:table-cell table:style-name="ce51" office:value-type="float" office:value="865558" calcext:value-type="float">
            <text:p>865558</text:p>
          </table:table-cell>
          <table:table-cell table:number-columns-repeated="987"/>
        </table:table-row>
        <table:table-row table:style-name="ro1">
          <table:table-cell table:style-name="ce31" office:value-type="string" calcext:value-type="string">
            <text:p>Pfizer</text:p>
          </table:table-cell>
          <table:table-cell table:style-name="ce36"/>
          <table:table-cell table:style-name="Pivot_20_Table_20_Value" table:number-columns-repeated="3"/>
          <table:table-cell table:style-name="Pivot_20_Table_20_Value" office:value-type="float" office:value="110" calcext:value-type="float">
            <text:p>110</text:p>
          </table:table-cell>
          <table:table-cell table:style-name="Pivot_20_Table_20_Value"/>
          <table:table-cell table:style-name="Pivot_20_Table_20_Value" office:value-type="float" office:value="561" calcext:value-type="float">
            <text:p>561</text:p>
          </table:table-cell>
          <table:table-cell table:style-name="Pivot_20_Table_20_Value" office:value-type="float" office:value="476" calcext:value-type="float">
            <text:p>476</text:p>
          </table:table-cell>
          <table:table-cell table:style-name="Pivot_20_Table_20_Value" office:value-type="float" office:value="103" calcext:value-type="float">
            <text:p>103</text:p>
          </table:table-cell>
          <table:table-cell table:style-name="Pivot_20_Table_20_Value"/>
          <table:table-cell table:style-name="Pivot_20_Table_20_Value" office:value-type="float" office:value="3483" calcext:value-type="float">
            <text:p>3483</text:p>
          </table:table-cell>
          <table:table-cell table:style-name="Pivot_20_Table_20_Value" office:value-type="float" office:value="4045" calcext:value-type="float">
            <text:p>4045</text:p>
          </table:table-cell>
          <table:table-cell table:style-name="Pivot_20_Table_20_Value" office:value-type="float" office:value="19904" calcext:value-type="float">
            <text:p>19904</text:p>
          </table:table-cell>
          <table:table-cell table:style-name="Pivot_20_Table_20_Value" office:value-type="float" office:value="12694" calcext:value-type="float">
            <text:p>12694</text:p>
          </table:table-cell>
          <table:table-cell table:style-name="Pivot_20_Table_20_Value" office:value-type="float" office:value="6910" calcext:value-type="float">
            <text:p>6910</text:p>
          </table:table-cell>
          <table:table-cell table:style-name="Pivot_20_Table_20_Value" office:value-type="float" office:value="30612" calcext:value-type="float">
            <text:p>30612</text:p>
          </table:table-cell>
          <table:table-cell table:style-name="Pivot_20_Table_20_Value" office:value-type="float" office:value="54479" calcext:value-type="float">
            <text:p>54479</text:p>
          </table:table-cell>
          <table:table-cell table:style-name="Pivot_20_Table_20_Value" office:value-type="float" office:value="42040" calcext:value-type="float">
            <text:p>42040</text:p>
          </table:table-cell>
          <table:table-cell table:style-name="Pivot_20_Table_20_Value" office:value-type="float" office:value="59622" calcext:value-type="float">
            <text:p>59622</text:p>
          </table:table-cell>
          <table:table-cell table:style-name="Pivot_20_Table_20_Value" office:value-type="float" office:value="43153" calcext:value-type="float">
            <text:p>43153</text:p>
          </table:table-cell>
          <table:table-cell table:style-name="Pivot_20_Table_20_Value" office:value-type="float" office:value="81864" calcext:value-type="float">
            <text:p>81864</text:p>
          </table:table-cell>
          <table:table-cell table:style-name="Pivot_20_Table_20_Value" office:value-type="float" office:value="51447" calcext:value-type="float">
            <text:p>51447</text:p>
          </table:table-cell>
          <table:table-cell table:style-name="Pivot_20_Table_20_Value" office:value-type="float" office:value="121119" calcext:value-type="float">
            <text:p>121119</text:p>
          </table:table-cell>
          <table:table-cell table:style-name="Pivot_20_Table_20_Value" office:value-type="float" office:value="42626" calcext:value-type="float">
            <text:p>42626</text:p>
          </table:table-cell>
          <table:table-cell table:style-name="Pivot_20_Table_20_Value" office:value-type="float" office:value="27960" calcext:value-type="float">
            <text:p>27960</text:p>
          </table:table-cell>
          <table:table-cell table:style-name="Pivot_20_Table_20_Value" office:value-type="float" office:value="31334" calcext:value-type="float">
            <text:p>31334</text:p>
          </table:table-cell>
          <table:table-cell table:style-name="Pivot_20_Table_20_Value" office:value-type="float" office:value="29412" calcext:value-type="float">
            <text:p>29412</text:p>
          </table:table-cell>
          <table:table-cell table:style-name="Pivot_20_Table_20_Value" office:value-type="float" office:value="43769" calcext:value-type="float">
            <text:p>43769</text:p>
          </table:table-cell>
          <table:table-cell table:style-name="Pivot_20_Table_20_Value" office:value-type="float" office:value="20597" calcext:value-type="float">
            <text:p>20597</text:p>
          </table:table-cell>
          <table:table-cell table:style-name="Pivot_20_Table_20_Value" office:value-type="float" office:value="12299" calcext:value-type="float">
            <text:p>12299</text:p>
          </table:table-cell>
          <table:table-cell table:style-name="Pivot_20_Table_20_Value" office:value-type="float" office:value="10091" calcext:value-type="float">
            <text:p>10091</text:p>
          </table:table-cell>
          <table:table-cell table:style-name="Pivot_20_Table_20_Value" office:value-type="float" office:value="4227" calcext:value-type="float">
            <text:p>4227</text:p>
          </table:table-cell>
          <table:table-cell table:style-name="Pivot_20_Table_20_Value" office:value-type="float" office:value="17891" calcext:value-type="float">
            <text:p>17891</text:p>
          </table:table-cell>
          <table:table-cell table:style-name="Pivot_20_Table_20_Value" office:value-type="float" office:value="1312" calcext:value-type="float">
            <text:p>1312</text:p>
          </table:table-cell>
          <table:table-cell table:style-name="ce45" office:value-type="float" office:value="60" calcext:value-type="float">
            <text:p>60</text:p>
          </table:table-cell>
          <table:table-cell table:style-name="ce51" office:value-type="float" office:value="774200" calcext:value-type="float">
            <text:p>774200</text:p>
          </table:table-cell>
          <table:table-cell table:number-columns-repeated="987"/>
        </table:table-row>
        <table:table-row table:style-name="ro1">
          <table:table-cell table:style-name="ce31" office:value-type="string" calcext:value-type="string">
            <text:p>Roche</text:p>
          </table:table-cell>
          <table:table-cell table:style-name="ce36"/>
          <table:table-cell table:style-name="Pivot_20_Table_20_Value" table:number-columns-repeated="10"/>
          <table:table-cell table:style-name="Pivot_20_Table_20_Value" office:value-type="float" office:value="86" calcext:value-type="float">
            <text:p>86</text:p>
          </table:table-cell>
          <table:table-cell table:style-name="Pivot_20_Table_20_Value" office:value-type="float" office:value="2387" calcext:value-type="float">
            <text:p>2387</text:p>
          </table:table-cell>
          <table:table-cell table:style-name="Pivot_20_Table_20_Value" office:value-type="float" office:value="254" calcext:value-type="float">
            <text:p>254</text:p>
          </table:table-cell>
          <table:table-cell table:style-name="Pivot_20_Table_20_Value" office:value-type="float" office:value="605" calcext:value-type="float">
            <text:p>605</text:p>
          </table:table-cell>
          <table:table-cell table:style-name="Pivot_20_Table_20_Value" office:value-type="float" office:value="6357" calcext:value-type="float">
            <text:p>6357</text:p>
          </table:table-cell>
          <table:table-cell table:style-name="Pivot_20_Table_20_Value" office:value-type="float" office:value="17500" calcext:value-type="float">
            <text:p>17500</text:p>
          </table:table-cell>
          <table:table-cell table:style-name="Pivot_20_Table_20_Value" office:value-type="float" office:value="11771" calcext:value-type="float">
            <text:p>11771</text:p>
          </table:table-cell>
          <table:table-cell table:style-name="Pivot_20_Table_20_Value" office:value-type="float" office:value="24681" calcext:value-type="float">
            <text:p>24681</text:p>
          </table:table-cell>
          <table:table-cell table:style-name="Pivot_20_Table_20_Value" office:value-type="float" office:value="16021" calcext:value-type="float">
            <text:p>16021</text:p>
          </table:table-cell>
          <table:table-cell table:style-name="Pivot_20_Table_20_Value" office:value-type="float" office:value="20690" calcext:value-type="float">
            <text:p>20690</text:p>
          </table:table-cell>
          <table:table-cell table:style-name="Pivot_20_Table_20_Value" office:value-type="float" office:value="18213" calcext:value-type="float">
            <text:p>18213</text:p>
          </table:table-cell>
          <table:table-cell table:style-name="Pivot_20_Table_20_Value" office:value-type="float" office:value="83524" calcext:value-type="float">
            <text:p>83524</text:p>
          </table:table-cell>
          <table:table-cell table:style-name="Pivot_20_Table_20_Value" office:value-type="float" office:value="17952" calcext:value-type="float">
            <text:p>17952</text:p>
          </table:table-cell>
          <table:table-cell table:style-name="Pivot_20_Table_20_Value" office:value-type="float" office:value="26674" calcext:value-type="float">
            <text:p>26674</text:p>
          </table:table-cell>
          <table:table-cell table:style-name="Pivot_20_Table_20_Value" office:value-type="float" office:value="36165" calcext:value-type="float">
            <text:p>36165</text:p>
          </table:table-cell>
          <table:table-cell table:style-name="Pivot_20_Table_20_Value" office:value-type="float" office:value="18483" calcext:value-type="float">
            <text:p>18483</text:p>
          </table:table-cell>
          <table:table-cell table:style-name="Pivot_20_Table_20_Value" office:value-type="float" office:value="13432" calcext:value-type="float">
            <text:p>13432</text:p>
          </table:table-cell>
          <table:table-cell table:style-name="Pivot_20_Table_20_Value" office:value-type="float" office:value="19604" calcext:value-type="float">
            <text:p>19604</text:p>
          </table:table-cell>
          <table:table-cell table:style-name="Pivot_20_Table_20_Value" office:value-type="float" office:value="18161" calcext:value-type="float">
            <text:p>18161</text:p>
          </table:table-cell>
          <table:table-cell table:style-name="Pivot_20_Table_20_Value" office:value-type="float" office:value="11787" calcext:value-type="float">
            <text:p>11787</text:p>
          </table:table-cell>
          <table:table-cell table:style-name="Pivot_20_Table_20_Value" office:value-type="float" office:value="14639" calcext:value-type="float">
            <text:p>14639</text:p>
          </table:table-cell>
          <table:table-cell table:style-name="Pivot_20_Table_20_Value" office:value-type="float" office:value="19875" calcext:value-type="float">
            <text:p>19875</text:p>
          </table:table-cell>
          <table:table-cell table:style-name="Pivot_20_Table_20_Value" office:value-type="float" office:value="165" calcext:value-type="float">
            <text:p>165</text:p>
          </table:table-cell>
          <table:table-cell table:style-name="ce45"/>
          <table:table-cell table:style-name="ce51" office:value-type="float" office:value="399026" calcext:value-type="float">
            <text:p>399026</text:p>
          </table:table-cell>
          <table:table-cell table:number-columns-repeated="987"/>
        </table:table-row>
        <table:table-row table:style-name="ro1">
          <table:table-cell table:style-name="ce31" office:value-type="string" calcext:value-type="string">
            <text:p>Sanofi</text:p>
          </table:table-cell>
          <table:table-cell table:style-name="ce37"/>
          <table:table-cell table:style-name="ce42" table:number-columns-repeated="6"/>
          <table:table-cell table:style-name="ce42" office:value-type="float" office:value="306" calcext:value-type="float">
            <text:p>306</text:p>
          </table:table-cell>
          <table:table-cell table:style-name="ce42" table:number-columns-repeated="3"/>
          <table:table-cell table:style-name="ce42" office:value-type="float" office:value="2640" calcext:value-type="float">
            <text:p>2640</text:p>
          </table:table-cell>
          <table:table-cell table:style-name="ce42" office:value-type="float" office:value="6311" calcext:value-type="float">
            <text:p>6311</text:p>
          </table:table-cell>
          <table:table-cell table:style-name="ce42" office:value-type="float" office:value="1459" calcext:value-type="float">
            <text:p>1459</text:p>
          </table:table-cell>
          <table:table-cell table:style-name="ce42" office:value-type="float" office:value="2635" calcext:value-type="float">
            <text:p>2635</text:p>
          </table:table-cell>
          <table:table-cell table:style-name="ce42" office:value-type="float" office:value="33809" calcext:value-type="float">
            <text:p>33809</text:p>
          </table:table-cell>
          <table:table-cell table:style-name="ce42" office:value-type="float" office:value="64015" calcext:value-type="float">
            <text:p>64015</text:p>
          </table:table-cell>
          <table:table-cell table:style-name="ce42" office:value-type="float" office:value="77261" calcext:value-type="float">
            <text:p>77261</text:p>
          </table:table-cell>
          <table:table-cell table:style-name="ce42" office:value-type="float" office:value="39351" calcext:value-type="float">
            <text:p>39351</text:p>
          </table:table-cell>
          <table:table-cell table:style-name="ce42" office:value-type="float" office:value="58999" calcext:value-type="float">
            <text:p>58999</text:p>
          </table:table-cell>
          <table:table-cell table:style-name="ce42" office:value-type="float" office:value="102597" calcext:value-type="float">
            <text:p>102597</text:p>
          </table:table-cell>
          <table:table-cell table:style-name="ce42" office:value-type="float" office:value="44804" calcext:value-type="float">
            <text:p>44804</text:p>
          </table:table-cell>
          <table:table-cell table:style-name="ce42" office:value-type="float" office:value="46604" calcext:value-type="float">
            <text:p>46604</text:p>
          </table:table-cell>
          <table:table-cell table:style-name="ce42" office:value-type="float" office:value="34655" calcext:value-type="float">
            <text:p>34655</text:p>
          </table:table-cell>
          <table:table-cell table:style-name="ce42" office:value-type="float" office:value="59677" calcext:value-type="float">
            <text:p>59677</text:p>
          </table:table-cell>
          <table:table-cell table:style-name="ce42" office:value-type="float" office:value="87583" calcext:value-type="float">
            <text:p>87583</text:p>
          </table:table-cell>
          <table:table-cell table:style-name="ce42" office:value-type="float" office:value="42029" calcext:value-type="float">
            <text:p>42029</text:p>
          </table:table-cell>
          <table:table-cell table:style-name="ce42" office:value-type="float" office:value="31364" calcext:value-type="float">
            <text:p>31364</text:p>
          </table:table-cell>
          <table:table-cell table:style-name="ce42" office:value-type="float" office:value="13000" calcext:value-type="float">
            <text:p>13000</text:p>
          </table:table-cell>
          <table:table-cell table:style-name="ce42" office:value-type="float" office:value="22765" calcext:value-type="float">
            <text:p>22765</text:p>
          </table:table-cell>
          <table:table-cell table:style-name="ce42" office:value-type="float" office:value="24908" calcext:value-type="float">
            <text:p>24908</text:p>
          </table:table-cell>
          <table:table-cell table:style-name="ce42" office:value-type="float" office:value="25879" calcext:value-type="float">
            <text:p>25879</text:p>
          </table:table-cell>
          <table:table-cell table:style-name="ce42" office:value-type="float" office:value="28760" calcext:value-type="float">
            <text:p>28760</text:p>
          </table:table-cell>
          <table:table-cell table:style-name="ce42" office:value-type="float" office:value="520" calcext:value-type="float">
            <text:p>520</text:p>
          </table:table-cell>
          <table:table-cell table:style-name="ce46"/>
          <table:table-cell table:style-name="ce52" office:value-type="float" office:value="851931" calcext:value-type="float">
            <text:p>851931</text:p>
          </table:table-cell>
          <table:table-cell table:number-columns-repeated="987"/>
        </table:table-row>
        <table:table-row table:style-name="ro1">
          <table:table-cell table:style-name="ce32" office:value-type="string" calcext:value-type="string">
            <text:p>Total Result</text:p>
          </table:table-cell>
          <table:table-cell table:style-name="ce38" office:value-type="float" office:value="604" calcext:value-type="float">
            <text:p>604</text:p>
          </table:table-cell>
          <table:table-cell table:style-name="ce43" office:value-type="float" office:value="270" calcext:value-type="float">
            <text:p>270</text:p>
          </table:table-cell>
          <table:table-cell table:style-name="ce43" office:value-type="float" office:value="468" calcext:value-type="float">
            <text:p>468</text:p>
          </table:table-cell>
          <table:table-cell table:style-name="ce43" office:value-type="float" office:value="163" calcext:value-type="float">
            <text:p>163</text:p>
          </table:table-cell>
          <table:table-cell table:style-name="ce43" office:value-type="float" office:value="364" calcext:value-type="float">
            <text:p>364</text:p>
          </table:table-cell>
          <table:table-cell table:style-name="ce43" office:value-type="float" office:value="553" calcext:value-type="float">
            <text:p>553</text:p>
          </table:table-cell>
          <table:table-cell table:style-name="ce43" office:value-type="float" office:value="1380" calcext:value-type="float">
            <text:p>1380</text:p>
          </table:table-cell>
          <table:table-cell table:style-name="ce43" office:value-type="float" office:value="3904" calcext:value-type="float">
            <text:p>3904</text:p>
          </table:table-cell>
          <table:table-cell table:style-name="ce43" office:value-type="float" office:value="715" calcext:value-type="float">
            <text:p>715</text:p>
          </table:table-cell>
          <table:table-cell table:style-name="ce43" office:value-type="float" office:value="9350" calcext:value-type="float">
            <text:p>9350</text:p>
          </table:table-cell>
          <table:table-cell table:style-name="ce43" office:value-type="float" office:value="16196" calcext:value-type="float">
            <text:p>16196</text:p>
          </table:table-cell>
          <table:table-cell table:style-name="ce43" office:value-type="float" office:value="13958" calcext:value-type="float">
            <text:p>13958</text:p>
          </table:table-cell>
          <table:table-cell table:style-name="ce43" office:value-type="float" office:value="36722" calcext:value-type="float">
            <text:p>36722</text:p>
          </table:table-cell>
          <table:table-cell table:style-name="ce43" office:value-type="float" office:value="38188" calcext:value-type="float">
            <text:p>38188</text:p>
          </table:table-cell>
          <table:table-cell table:style-name="ce43" office:value-type="float" office:value="57358" calcext:value-type="float">
            <text:p>57358</text:p>
          </table:table-cell>
          <table:table-cell table:style-name="ce43" office:value-type="float" office:value="213149" calcext:value-type="float">
            <text:p>213149</text:p>
          </table:table-cell>
          <table:table-cell table:style-name="ce43" office:value-type="float" office:value="302004" calcext:value-type="float">
            <text:p>302004</text:p>
          </table:table-cell>
          <table:table-cell table:style-name="ce43" office:value-type="float" office:value="490914" calcext:value-type="float">
            <text:p>490914</text:p>
          </table:table-cell>
          <table:table-cell table:style-name="ce43" office:value-type="float" office:value="374842" calcext:value-type="float">
            <text:p>374842</text:p>
          </table:table-cell>
          <table:table-cell table:style-name="ce43" office:value-type="float" office:value="324052" calcext:value-type="float">
            <text:p>324052</text:p>
          </table:table-cell>
          <table:table-cell table:style-name="ce43" office:value-type="float" office:value="478891" calcext:value-type="float">
            <text:p>478891</text:p>
          </table:table-cell>
          <table:table-cell table:style-name="ce43" office:value-type="float" office:value="529368" calcext:value-type="float">
            <text:p>529368</text:p>
          </table:table-cell>
          <table:table-cell table:style-name="ce43" office:value-type="float" office:value="529122" calcext:value-type="float">
            <text:p>529122</text:p>
          </table:table-cell>
          <table:table-cell table:style-name="ce43" office:value-type="float" office:value="362521" calcext:value-type="float">
            <text:p>362521</text:p>
          </table:table-cell>
          <table:table-cell table:style-name="ce43" office:value-type="float" office:value="332802" calcext:value-type="float">
            <text:p>332802</text:p>
          </table:table-cell>
          <table:table-cell table:style-name="ce43" office:value-type="float" office:value="355548" calcext:value-type="float">
            <text:p>355548</text:p>
          </table:table-cell>
          <table:table-cell table:style-name="ce43" office:value-type="float" office:value="270358" calcext:value-type="float">
            <text:p>270358</text:p>
          </table:table-cell>
          <table:table-cell table:style-name="ce43" office:value-type="float" office:value="281539" calcext:value-type="float">
            <text:p>281539</text:p>
          </table:table-cell>
          <table:table-cell table:style-name="ce43" office:value-type="float" office:value="290143" calcext:value-type="float">
            <text:p>290143</text:p>
          </table:table-cell>
          <table:table-cell table:style-name="ce43" office:value-type="float" office:value="243956" calcext:value-type="float">
            <text:p>243956</text:p>
          </table:table-cell>
          <table:table-cell table:style-name="ce43" office:value-type="float" office:value="180336" calcext:value-type="float">
            <text:p>180336</text:p>
          </table:table-cell>
          <table:table-cell table:style-name="ce43" office:value-type="float" office:value="133373" calcext:value-type="float">
            <text:p>133373</text:p>
          </table:table-cell>
          <table:table-cell table:style-name="ce43" office:value-type="float" office:value="176626" calcext:value-type="float">
            <text:p>176626</text:p>
          </table:table-cell>
          <table:table-cell table:style-name="ce43" office:value-type="float" office:value="10043" calcext:value-type="float">
            <text:p>10043</text:p>
          </table:table-cell>
          <table:table-cell table:style-name="ce47" office:value-type="float" office:value="114" calcext:value-type="float">
            <text:p>114</text:p>
          </table:table-cell>
          <table:table-cell table:style-name="ce53" office:value-type="float" office:value="6059894" calcext:value-type="float">
            <text:p>6059894</text:p>
          </table:table-cell>
          <table:table-cell table:number-columns-repeated="987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r chart race model" table:style-name="ta5">
        <table:table-column table:style-name="co18" table:default-cell-style-name="Default"/>
        <table:table-column table:style-name="co20" table:default-cell-style-name="Default"/>
        <table:table-column table:style-name="co18" table:number-columns-repeated="1022" table:default-cell-style-name="Default"/>
        <table:table-row table:style-name="ro1">
          <table:table-cell table:style-name="ce54" office:value-type="string" calcext:value-type="string">
            <text:p>sponsor</text:p>
          </table:table-cell>
          <table:table-cell table:style-name="ce56" office:value-type="string" calcext:value-type="string">
            <text:p>picture</text:p>
          </table:table-cell>
          <table:table-cell table:style-name="ce56" office:value-type="string" calcext:value-type="string">
            <text:p>grupo</text:p>
          </table:table-cell>
          <table:table-cell table:style-name="ce59" office:value-type="float" office:value="2000" calcext:value-type="float">
            <text:p>2000</text:p>
          </table:table-cell>
          <table:table-cell table:style-name="ce59" office:value-type="float" office:value="2001" calcext:value-type="float">
            <text:p>2001</text:p>
          </table:table-cell>
          <table:table-cell table:style-name="ce59" office:value-type="float" office:value="2002" calcext:value-type="float">
            <text:p>2002</text:p>
          </table:table-cell>
          <table:table-cell table:style-name="ce59" office:value-type="float" office:value="2003" calcext:value-type="float">
            <text:p>2003</text:p>
          </table:table-cell>
          <table:table-cell table:style-name="ce59" office:value-type="float" office:value="2004" calcext:value-type="float">
            <text:p>2004</text:p>
          </table:table-cell>
          <table:table-cell table:style-name="ce59" office:value-type="float" office:value="2005" calcext:value-type="float">
            <text:p>2005</text:p>
          </table:table-cell>
          <table:table-cell table:style-name="ce59" office:value-type="float" office:value="2006" calcext:value-type="float">
            <text:p>2006</text:p>
          </table:table-cell>
          <table:table-cell table:style-name="ce59" office:value-type="float" office:value="2007" calcext:value-type="float">
            <text:p>2007</text:p>
          </table:table-cell>
          <table:table-cell table:style-name="ce59" office:value-type="float" office:value="2008" calcext:value-type="float">
            <text:p>2008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float" office:value="2011" calcext:value-type="float">
            <text:p>2011</text:p>
          </table:table-cell>
          <table:table-cell table:style-name="ce59" office:value-type="float" office:value="2012" calcext:value-type="float">
            <text:p>2012</text:p>
          </table:table-cell>
          <table:table-cell table:style-name="ce59" office:value-type="float" office:value="2013" calcext:value-type="float">
            <text:p>2013</text:p>
          </table:table-cell>
          <table:table-cell table:style-name="ce59" office:value-type="float" office:value="2014" calcext:value-type="float">
            <text:p>2014</text:p>
          </table:table-cell>
          <table:table-cell table:style-name="ce59" office:value-type="float" office:value="2015" calcext:value-type="float">
            <text:p>2015</text:p>
          </table:table-cell>
          <table:table-cell table:style-name="ce59" office:value-type="float" office:value="2016" calcext:value-type="float">
            <text:p>2016</text:p>
          </table:table-cell>
          <table:table-cell table:style-name="ce59" office:value-type="float" office:value="2017" calcext:value-type="float">
            <text:p>2017</text:p>
          </table:table-cell>
          <table:table-cell table:style-name="ce59" office:value-type="float" office:value="2018" calcext:value-type="float">
            <text:p>2018</text:p>
          </table:table-cell>
          <table:table-cell table:number-columns-repeated="1002"/>
        </table:table-row>
        <table:table-row table:style-name="ro1">
          <table:table-cell table:style-name="ce55" office:value-type="string" calcext:value-type="string">
            <text:p>Gilead</text:p>
          </table:table-cell>
          <table:table-cell table:style-name="ce8" office:value-type="string" calcext:value-type="string">
            <text:p><text:a xlink:href="https://g.foolcdn.com/art/companylogos/square/gild.png" xlink:type="simple">https://g.foolcdn.com/art/companylogos/square/gild.png</text:a></text:p>
          </table:table-cell>
          <table:table-cell table:style-name="ce58" office:value-type="float" office:value="1" calcext:value-type="float">
            <text:p>1</text:p>
          </table:table-cell>
          <table:table-cell table:style-name="ce60" office:value-type="float" office:value="180" calcext:value-type="float">
            <text:p>180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2306" calcext:value-type="float">
            <text:p>2306</text:p>
          </table:table-cell>
          <table:table-cell table:style-name="ce60" office:value-type="float" office:value="3679" calcext:value-type="float">
            <text:p>3679</text:p>
          </table:table-cell>
          <table:table-cell table:style-name="ce60" office:value-type="float" office:value="9493" calcext:value-type="float">
            <text:p>9493</text:p>
          </table:table-cell>
          <table:table-cell table:style-name="ce60" office:value-type="float" office:value="1527" calcext:value-type="float">
            <text:p>1527</text:p>
          </table:table-cell>
          <table:table-cell table:style-name="ce60" office:value-type="float" office:value="2799" calcext:value-type="float">
            <text:p>2799</text:p>
          </table:table-cell>
          <table:table-cell table:style-name="ce60" office:value-type="float" office:value="1484" calcext:value-type="float">
            <text:p>1484</text:p>
          </table:table-cell>
          <table:table-cell table:style-name="ce60" office:value-type="float" office:value="3707" calcext:value-type="float">
            <text:p>3707</text:p>
          </table:table-cell>
          <table:table-cell table:style-name="ce60" office:value-type="float" office:value="897" calcext:value-type="float">
            <text:p>897</text:p>
          </table:table-cell>
          <table:table-cell table:style-name="ce60" office:value-type="float" office:value="4379" calcext:value-type="float">
            <text:p>4379</text:p>
          </table:table-cell>
          <table:table-cell table:style-name="ce60" office:value-type="float" office:value="10845" calcext:value-type="float">
            <text:p>10845</text:p>
          </table:table-cell>
          <table:table-cell table:style-name="ce60" office:value-type="float" office:value="8345" calcext:value-type="float">
            <text:p>8345</text:p>
          </table:table-cell>
          <table:table-cell table:style-name="ce60" office:value-type="float" office:value="12811" calcext:value-type="float">
            <text:p>12811</text:p>
          </table:table-cell>
          <table:table-cell table:style-name="ce60" office:value-type="float" office:value="6603" calcext:value-type="float">
            <text:p>6603</text:p>
          </table:table-cell>
          <table:table-cell table:style-name="ce60" office:value-type="float" office:value="6352" calcext:value-type="float">
            <text:p>6352</text:p>
          </table:table-cell>
          <table:table-cell table:style-name="ce60" office:value-type="float" office:value="15447" calcext:value-type="float">
            <text:p>15447</text:p>
          </table:table-cell>
          <table:table-cell table:style-name="ce60" office:value-type="float" office:value="8621" calcext:value-type="float">
            <text:p>8621</text:p>
          </table:table-cell>
          <table:table-cell table:style-name="ce60" office:value-type="float" office:value="1254" calcext:value-type="float">
            <text:p>1254</text:p>
          </table:table-cell>
          <table:table-cell table:number-columns-repeated="1002"/>
        </table:table-row>
        <table:table-row table:style-name="ro1">
          <table:table-cell table:style-name="ce55" office:value-type="string" calcext:value-type="string">
            <text:p>AbbVie</text:p>
          </table:table-cell>
          <table:table-cell table:style-name="ce8" office:value-type="string" calcext:value-type="string">
            <text:p><text:a xlink:href="https://thumbor.forbes.com/thumbor/416x416/filters%3Aformat%28jpg%29/https%3A%2F%2Fi.forbesimg.com%2Fmedia%2Flists%2Fcompanies%2Fabbvie_416x416.jpg" xlink:type="simple">https://thumbor.forbes.com/thumbor/416x416/filters%3Aformat%28jpg%29/https%3A%2F%2Fi.forbesimg.com%2Fmedia%2Flists%2Fcompanies%2Fabbvie_416x416.jpg</text:a></text:p>
          </table:table-cell>
          <table:table-cell table:style-name="ce58" office:value-type="float" office:value="1" calcext:value-type="float">
            <text:p>1</text:p>
          </table:table-cell>
          <table:table-cell table:style-name="ce60" office:value-type="float" office:value="799" calcext:value-type="float">
            <text:p>799</text:p>
          </table:table-cell>
          <table:table-cell table:style-name="ce60"/>
          <table:table-cell table:style-name="ce60" office:value-type="float" office:value="86" calcext:value-type="float">
            <text:p>86</text:p>
          </table:table-cell>
          <table:table-cell table:style-name="ce60" office:value-type="float" office:value="207" calcext:value-type="float">
            <text:p>207</text:p>
          </table:table-cell>
          <table:table-cell table:style-name="ce60" office:value-type="float" office:value="215" calcext:value-type="float">
            <text:p>215</text:p>
          </table:table-cell>
          <table:table-cell table:style-name="ce60" office:value-type="float" office:value="220" calcext:value-type="float">
            <text:p>220</text:p>
          </table:table-cell>
          <table:table-cell table:style-name="ce60" office:value-type="float" office:value="575" calcext:value-type="float">
            <text:p>575</text:p>
          </table:table-cell>
          <table:table-cell table:style-name="ce60" office:value-type="float" office:value="3499" calcext:value-type="float">
            <text:p>3499</text:p>
          </table:table-cell>
          <table:table-cell table:style-name="ce60" office:value-type="float" office:value="6648" calcext:value-type="float">
            <text:p>6648</text:p>
          </table:table-cell>
          <table:table-cell table:style-name="ce60" office:value-type="float" office:value="2532" calcext:value-type="float">
            <text:p>2532</text:p>
          </table:table-cell>
          <table:table-cell table:style-name="ce60" office:value-type="float" office:value="3847" calcext:value-type="float">
            <text:p>3847</text:p>
          </table:table-cell>
          <table:table-cell table:style-name="ce60" office:value-type="float" office:value="3472" calcext:value-type="float">
            <text:p>3472</text:p>
          </table:table-cell>
          <table:table-cell table:style-name="ce60" office:value-type="float" office:value="9369" calcext:value-type="float">
            <text:p>9369</text:p>
          </table:table-cell>
          <table:table-cell table:style-name="ce60" office:value-type="float" office:value="10969" calcext:value-type="float">
            <text:p>10969</text:p>
          </table:table-cell>
          <table:table-cell table:style-name="ce60" office:value-type="float" office:value="11972" calcext:value-type="float">
            <text:p>11972</text:p>
          </table:table-cell>
          <table:table-cell table:style-name="ce60" office:value-type="float" office:value="10895" calcext:value-type="float">
            <text:p>10895</text:p>
          </table:table-cell>
          <table:table-cell table:style-name="ce60" office:value-type="float" office:value="9652" calcext:value-type="float">
            <text:p>9652</text:p>
          </table:table-cell>
          <table:table-cell table:style-name="ce60" office:value-type="float" office:value="14944" calcext:value-type="float">
            <text:p>14944</text:p>
          </table:table-cell>
          <table:table-cell table:style-name="ce60" office:value-type="float" office:value="17622" calcext:value-type="float">
            <text:p>17622</text:p>
          </table:table-cell>
          <table:table-cell table:number-columns-repeated="1002"/>
        </table:table-row>
        <table:table-row table:style-name="ro1">
          <table:table-cell table:style-name="ce55" office:value-type="string" calcext:value-type="string">
            <text:p>Bayer</text:p>
          </table:table-cell>
          <table:table-cell table:style-name="ce57" office:value-type="string" calcext:value-type="string">
            <text:p><text:a xlink:href="https://pbs.twimg.com/profile_images/1155720249502773248/rvVzbAsP_400x400.jpg" xlink:type="simple">https://pbs.twimg.com/profile_images/1155720249502773248/rvVzbAsP_400x400.jpg</text:a></text:p>
          </table:table-cell>
          <table:table-cell table:style-name="ce58" office:value-type="float" office:value="1" calcext:value-type="float">
            <text:p>1</text:p>
          </table:table-cell>
          <table:table-cell table:style-name="ce60" office:value-type="float" office:value="1063" calcext:value-type="float">
            <text:p>1063</text:p>
          </table:table-cell>
          <table:table-cell table:style-name="ce60" office:value-type="float" office:value="984" calcext:value-type="float">
            <text:p>984</text:p>
          </table:table-cell>
          <table:table-cell table:style-name="ce60" office:value-type="float" office:value="5206" calcext:value-type="float">
            <text:p>5206</text:p>
          </table:table-cell>
          <table:table-cell table:style-name="ce60" office:value-type="float" office:value="54849" calcext:value-type="float">
            <text:p>54849</text:p>
          </table:table-cell>
          <table:table-cell table:style-name="ce60" office:value-type="float" office:value="17788" calcext:value-type="float">
            <text:p>17788</text:p>
          </table:table-cell>
          <table:table-cell table:style-name="ce60" office:value-type="float" office:value="10946" calcext:value-type="float">
            <text:p>10946</text:p>
          </table:table-cell>
          <table:table-cell table:style-name="ce60" office:value-type="float" office:value="19344" calcext:value-type="float">
            <text:p>19344</text:p>
          </table:table-cell>
          <table:table-cell table:style-name="ce60" office:value-type="float" office:value="38368" calcext:value-type="float">
            <text:p>38368</text:p>
          </table:table-cell>
          <table:table-cell table:style-name="ce60" office:value-type="float" office:value="11267" calcext:value-type="float">
            <text:p>11267</text:p>
          </table:table-cell>
          <table:table-cell table:style-name="ce60" office:value-type="float" office:value="7478" calcext:value-type="float">
            <text:p>7478</text:p>
          </table:table-cell>
          <table:table-cell table:style-name="ce60" office:value-type="float" office:value="6121" calcext:value-type="float">
            <text:p>6121</text:p>
          </table:table-cell>
          <table:table-cell table:style-name="ce60" office:value-type="float" office:value="8474" calcext:value-type="float">
            <text:p>8474</text:p>
          </table:table-cell>
          <table:table-cell table:style-name="ce60" office:value-type="float" office:value="4940" calcext:value-type="float">
            <text:p>4940</text:p>
          </table:table-cell>
          <table:table-cell table:style-name="ce60" office:value-type="float" office:value="36340" calcext:value-type="float">
            <text:p>36340</text:p>
          </table:table-cell>
          <table:table-cell table:style-name="ce60" office:value-type="float" office:value="18216" calcext:value-type="float">
            <text:p>18216</text:p>
          </table:table-cell>
          <table:table-cell table:style-name="ce60" office:value-type="float" office:value="22454" calcext:value-type="float">
            <text:p>22454</text:p>
          </table:table-cell>
          <table:table-cell table:style-name="ce60" office:value-type="float" office:value="4167" calcext:value-type="float">
            <text:p>4167</text:p>
          </table:table-cell>
          <table:table-cell table:style-name="ce60" office:value-type="float" office:value="5511" calcext:value-type="float">
            <text:p>5511</text:p>
          </table:table-cell>
          <table:table-cell table:style-name="ce60" office:value-type="float" office:value="5606" calcext:value-type="float">
            <text:p>5606</text:p>
          </table:table-cell>
          <table:table-cell table:number-columns-repeated="1002"/>
        </table:table-row>
        <table:table-row table:style-name="ro1">
          <table:table-cell table:style-name="ce55" office:value-type="string" calcext:value-type="string">
            <text:p>JNJ</text:p>
          </table:table-cell>
          <table:table-cell table:style-name="ce57" office:value-type="string" calcext:value-type="string">
            <text:p><text:a xlink:href="https://media.licdn.com/dms/image/C4D0BAQFwn8CHaum_AA/company-logo_200_200/0?e=2159024400&amp;v=beta&amp;t=ZyN26tbb_CBn_a-YrYah5aV5lMzSPSlUr8mDqC7Whuo" xlink:type="simple">https://media.licdn.com/dms/image/C4D0BAQFwn8CHaum_AA/company-logo_200_200/0?e=2159024400&amp;v=beta&amp;t=ZyN26tbb_CBn_a-YrYah5aV5lMzSPSlUr8mDqC7Whuo</text:a></text:p>
          </table:table-cell>
          <table:table-cell table:style-name="ce58" office:value-type="float" office:value="1" calcext:value-type="float">
            <text:p>1</text:p>
          </table:table-cell>
          <table:table-cell table:style-name="ce60" office:value-type="float" office:value="8523" calcext:value-type="float">
            <text:p>8523</text:p>
          </table:table-cell>
          <table:table-cell table:style-name="ce60" office:value-type="float" office:value="15090" calcext:value-type="float">
            <text:p>15090</text:p>
          </table:table-cell>
          <table:table-cell table:style-name="ce60" office:value-type="float" office:value="7476" calcext:value-type="float">
            <text:p>7476</text:p>
          </table:table-cell>
          <table:table-cell table:style-name="ce60" office:value-type="float" office:value="10821" calcext:value-type="float">
            <text:p>10821</text:p>
          </table:table-cell>
          <table:table-cell table:style-name="ce60" office:value-type="float" office:value="17614" calcext:value-type="float">
            <text:p>17614</text:p>
          </table:table-cell>
          <table:table-cell table:style-name="ce60" office:value-type="float" office:value="10485" calcext:value-type="float">
            <text:p>10485</text:p>
          </table:table-cell>
          <table:table-cell table:style-name="ce60" office:value-type="float" office:value="36204" calcext:value-type="float">
            <text:p>36204</text:p>
          </table:table-cell>
          <table:table-cell table:style-name="ce60" office:value-type="float" office:value="25139" calcext:value-type="float">
            <text:p>25139</text:p>
          </table:table-cell>
          <table:table-cell table:style-name="ce60" office:value-type="float" office:value="31800" calcext:value-type="float">
            <text:p>31800</text:p>
          </table:table-cell>
          <table:table-cell table:style-name="ce60" office:value-type="float" office:value="18856" calcext:value-type="float">
            <text:p>18856</text:p>
          </table:table-cell>
          <table:table-cell table:style-name="ce60" office:value-type="float" office:value="16473" calcext:value-type="float">
            <text:p>16473</text:p>
          </table:table-cell>
          <table:table-cell table:style-name="ce60" office:value-type="float" office:value="11597" calcext:value-type="float">
            <text:p>11597</text:p>
          </table:table-cell>
          <table:table-cell table:style-name="ce60" office:value-type="float" office:value="12823" calcext:value-type="float">
            <text:p>12823</text:p>
          </table:table-cell>
          <table:table-cell table:style-name="ce60" office:value-type="float" office:value="18971" calcext:value-type="float">
            <text:p>18971</text:p>
          </table:table-cell>
          <table:table-cell table:style-name="ce60" office:value-type="float" office:value="35334" calcext:value-type="float">
            <text:p>35334</text:p>
          </table:table-cell>
          <table:table-cell table:style-name="ce60" office:value-type="float" office:value="19680" calcext:value-type="float">
            <text:p>19680</text:p>
          </table:table-cell>
          <table:table-cell table:style-name="ce60" office:value-type="float" office:value="6742" calcext:value-type="float">
            <text:p>6742</text:p>
          </table:table-cell>
          <table:table-cell table:style-name="ce60" office:value-type="float" office:value="12135" calcext:value-type="float">
            <text:p>12135</text:p>
          </table:table-cell>
          <table:table-cell table:style-name="ce60" office:value-type="float" office:value="9073" calcext:value-type="float">
            <text:p>9073</text:p>
          </table:table-cell>
          <table:table-cell table:number-columns-repeated="1002"/>
        </table:table-row>
        <table:table-row table:style-name="ro1">
          <table:table-cell table:style-name="ce55" office:value-type="string" calcext:value-type="string">
            <text:p>Roche</text:p>
          </table:table-cell>
          <table:table-cell table:style-name="ce57" office:value-type="string" calcext:value-type="string">
            <text:p><text:a xlink:href="http://www.marcasur.com/archivos/destacado_portada/3253.jpg" xlink:type="simple">http://www.marcasur.com/archivos/destacado_portada/3253.jpg</text:a></text:p>
          </table:table-cell>
          <table:table-cell table:style-name="ce58" office:value-type="float" office:value="1" calcext:value-type="float">
            <text:p>1</text:p>
          </table:table-cell>
          <table:table-cell table:style-name="ce60" office:value-type="float" office:value="605" calcext:value-type="float">
            <text:p>605</text:p>
          </table:table-cell>
          <table:table-cell table:style-name="ce60" office:value-type="float" office:value="6357" calcext:value-type="float">
            <text:p>6357</text:p>
          </table:table-cell>
          <table:table-cell table:style-name="ce60" office:value-type="float" office:value="17500" calcext:value-type="float">
            <text:p>17500</text:p>
          </table:table-cell>
          <table:table-cell table:style-name="ce60" office:value-type="float" office:value="11771" calcext:value-type="float">
            <text:p>11771</text:p>
          </table:table-cell>
          <table:table-cell table:style-name="ce60" office:value-type="float" office:value="24681" calcext:value-type="float">
            <text:p>24681</text:p>
          </table:table-cell>
          <table:table-cell table:style-name="ce60" office:value-type="float" office:value="16021" calcext:value-type="float">
            <text:p>16021</text:p>
          </table:table-cell>
          <table:table-cell table:style-name="ce60" office:value-type="float" office:value="20690" calcext:value-type="float">
            <text:p>20690</text:p>
          </table:table-cell>
          <table:table-cell table:style-name="ce60" office:value-type="float" office:value="18213" calcext:value-type="float">
            <text:p>18213</text:p>
          </table:table-cell>
          <table:table-cell table:style-name="ce60" office:value-type="float" office:value="83524" calcext:value-type="float">
            <text:p>83524</text:p>
          </table:table-cell>
          <table:table-cell table:style-name="ce60" office:value-type="float" office:value="17952" calcext:value-type="float">
            <text:p>17952</text:p>
          </table:table-cell>
          <table:table-cell table:style-name="ce60" office:value-type="float" office:value="26674" calcext:value-type="float">
            <text:p>26674</text:p>
          </table:table-cell>
          <table:table-cell table:style-name="ce60" office:value-type="float" office:value="36165" calcext:value-type="float">
            <text:p>36165</text:p>
          </table:table-cell>
          <table:table-cell table:style-name="ce60" office:value-type="float" office:value="18483" calcext:value-type="float">
            <text:p>18483</text:p>
          </table:table-cell>
          <table:table-cell table:style-name="ce60" office:value-type="float" office:value="13432" calcext:value-type="float">
            <text:p>13432</text:p>
          </table:table-cell>
          <table:table-cell table:style-name="ce60" office:value-type="float" office:value="19604" calcext:value-type="float">
            <text:p>19604</text:p>
          </table:table-cell>
          <table:table-cell table:style-name="ce60" office:value-type="float" office:value="18161" calcext:value-type="float">
            <text:p>18161</text:p>
          </table:table-cell>
          <table:table-cell table:style-name="ce60" office:value-type="float" office:value="11787" calcext:value-type="float">
            <text:p>11787</text:p>
          </table:table-cell>
          <table:table-cell table:style-name="ce60" office:value-type="float" office:value="14639" calcext:value-type="float">
            <text:p>14639</text:p>
          </table:table-cell>
          <table:table-cell table:style-name="ce60" office:value-type="float" office:value="19875" calcext:value-type="float">
            <text:p>19875</text:p>
          </table:table-cell>
          <table:table-cell table:number-columns-repeated="1002"/>
        </table:table-row>
        <table:table-row table:style-name="ro1">
          <table:table-cell table:style-name="ce27" office:value-type="string" calcext:value-type="string">
            <text:p>Pfizer</text:p>
          </table:table-cell>
          <table:table-cell table:style-name="ce8" office:value-type="string" calcext:value-type="string">
            <text:p><text:a xlink:href="https://d1yjjnpx0p53s8.cloudfront.net/styles/logo-thumbnail/s3/0010/2598/brand.gif" xlink:type="simple">https://d1yjjnpx0p53s8.cloudfront.net/styles/logo-thumbnail/s3/0010/2598/brand.gif</text:a></text:p>
          </table:table-cell>
          <table:table-cell table:style-name="ce58" office:value-type="float" office:value="2" calcext:value-type="float">
            <text:p>2</text:p>
          </table:table-cell>
          <table:table-cell table:style-name="ce60" office:value-type="float" office:value="6910" calcext:value-type="float">
            <text:p>6910</text:p>
          </table:table-cell>
          <table:table-cell table:style-name="ce60" office:value-type="float" office:value="30612" calcext:value-type="float">
            <text:p>30612</text:p>
          </table:table-cell>
          <table:table-cell table:style-name="ce60" office:value-type="float" office:value="54479" calcext:value-type="float">
            <text:p>54479</text:p>
          </table:table-cell>
          <table:table-cell table:style-name="ce60" office:value-type="float" office:value="42040" calcext:value-type="float">
            <text:p>42040</text:p>
          </table:table-cell>
          <table:table-cell table:style-name="ce60" office:value-type="float" office:value="59622" calcext:value-type="float">
            <text:p>59622</text:p>
          </table:table-cell>
          <table:table-cell table:style-name="ce60" office:value-type="float" office:value="43153" calcext:value-type="float">
            <text:p>43153</text:p>
          </table:table-cell>
          <table:table-cell table:style-name="ce60" office:value-type="float" office:value="81864" calcext:value-type="float">
            <text:p>81864</text:p>
          </table:table-cell>
          <table:table-cell table:style-name="ce60" office:value-type="float" office:value="51447" calcext:value-type="float">
            <text:p>51447</text:p>
          </table:table-cell>
          <table:table-cell table:style-name="ce60" office:value-type="float" office:value="121119" calcext:value-type="float">
            <text:p>121119</text:p>
          </table:table-cell>
          <table:table-cell table:style-name="ce60" office:value-type="float" office:value="42626" calcext:value-type="float">
            <text:p>42626</text:p>
          </table:table-cell>
          <table:table-cell table:style-name="ce60" office:value-type="float" office:value="27960" calcext:value-type="float">
            <text:p>27960</text:p>
          </table:table-cell>
          <table:table-cell table:style-name="ce60" office:value-type="float" office:value="31334" calcext:value-type="float">
            <text:p>31334</text:p>
          </table:table-cell>
          <table:table-cell table:style-name="ce60" office:value-type="float" office:value="29412" calcext:value-type="float">
            <text:p>29412</text:p>
          </table:table-cell>
          <table:table-cell table:style-name="ce60" office:value-type="float" office:value="43769" calcext:value-type="float">
            <text:p>43769</text:p>
          </table:table-cell>
          <table:table-cell table:style-name="ce60" office:value-type="float" office:value="20597" calcext:value-type="float">
            <text:p>20597</text:p>
          </table:table-cell>
          <table:table-cell table:style-name="ce60" office:value-type="float" office:value="12299" calcext:value-type="float">
            <text:p>12299</text:p>
          </table:table-cell>
          <table:table-cell table:style-name="ce60" office:value-type="float" office:value="10091" calcext:value-type="float">
            <text:p>10091</text:p>
          </table:table-cell>
          <table:table-cell table:style-name="ce60" office:value-type="float" office:value="4227" calcext:value-type="float">
            <text:p>4227</text:p>
          </table:table-cell>
          <table:table-cell table:style-name="ce60" office:value-type="float" office:value="17891" calcext:value-type="float">
            <text:p>17891</text:p>
          </table:table-cell>
          <table:table-cell table:number-columns-repeated="1002"/>
        </table:table-row>
        <table:table-row table:style-name="ro1">
          <table:table-cell table:style-name="ce55" office:value-type="string" calcext:value-type="string">
            <text:p>Sanofi</text:p>
          </table:table-cell>
          <table:table-cell table:style-name="ce57" office:value-type="string" calcext:value-type="string">
            <text:p><text:a xlink:href="https://prnoticias.com/media/k2/items/cache/1cbdccd42add14fed62dd676837dc047_XL.jpg" xlink:type="simple">https://prnoticias.com/media/k2/items/cache/1cbdccd42add14fed62dd676837dc047_XL.jpg</text:a></text:p>
          </table:table-cell>
          <table:table-cell table:style-name="ce58" office:value-type="float" office:value="2" calcext:value-type="float">
            <text:p>2</text:p>
          </table:table-cell>
          <table:table-cell table:style-name="ce60" office:value-type="float" office:value="2635" calcext:value-type="float">
            <text:p>2635</text:p>
          </table:table-cell>
          <table:table-cell table:style-name="ce60" office:value-type="float" office:value="33809" calcext:value-type="float">
            <text:p>33809</text:p>
          </table:table-cell>
          <table:table-cell table:style-name="ce60" office:value-type="float" office:value="64015" calcext:value-type="float">
            <text:p>64015</text:p>
          </table:table-cell>
          <table:table-cell table:style-name="ce60" office:value-type="float" office:value="77261" calcext:value-type="float">
            <text:p>77261</text:p>
          </table:table-cell>
          <table:table-cell table:style-name="ce60" office:value-type="float" office:value="39351" calcext:value-type="float">
            <text:p>39351</text:p>
          </table:table-cell>
          <table:table-cell table:style-name="ce60" office:value-type="float" office:value="58999" calcext:value-type="float">
            <text:p>58999</text:p>
          </table:table-cell>
          <table:table-cell table:style-name="ce60" office:value-type="float" office:value="102597" calcext:value-type="float">
            <text:p>102597</text:p>
          </table:table-cell>
          <table:table-cell table:style-name="ce60" office:value-type="float" office:value="44804" calcext:value-type="float">
            <text:p>44804</text:p>
          </table:table-cell>
          <table:table-cell table:style-name="ce60" office:value-type="float" office:value="46604" calcext:value-type="float">
            <text:p>46604</text:p>
          </table:table-cell>
          <table:table-cell table:style-name="ce60" office:value-type="float" office:value="34655" calcext:value-type="float">
            <text:p>34655</text:p>
          </table:table-cell>
          <table:table-cell table:style-name="ce60" office:value-type="float" office:value="59677" calcext:value-type="float">
            <text:p>59677</text:p>
          </table:table-cell>
          <table:table-cell table:style-name="ce60" office:value-type="float" office:value="87583" calcext:value-type="float">
            <text:p>87583</text:p>
          </table:table-cell>
          <table:table-cell table:style-name="ce60" office:value-type="float" office:value="42029" calcext:value-type="float">
            <text:p>42029</text:p>
          </table:table-cell>
          <table:table-cell table:style-name="ce60" office:value-type="float" office:value="31364" calcext:value-type="float">
            <text:p>31364</text:p>
          </table:table-cell>
          <table:table-cell table:style-name="ce60" office:value-type="float" office:value="13000" calcext:value-type="float">
            <text:p>13000</text:p>
          </table:table-cell>
          <table:table-cell table:style-name="ce60" office:value-type="float" office:value="22765" calcext:value-type="float">
            <text:p>22765</text:p>
          </table:table-cell>
          <table:table-cell table:style-name="ce60" office:value-type="float" office:value="24908" calcext:value-type="float">
            <text:p>24908</text:p>
          </table:table-cell>
          <table:table-cell table:style-name="ce60" office:value-type="float" office:value="25879" calcext:value-type="float">
            <text:p>25879</text:p>
          </table:table-cell>
          <table:table-cell table:style-name="ce60" office:value-type="float" office:value="28760" calcext:value-type="float">
            <text:p>28760</text:p>
          </table:table-cell>
          <table:table-cell table:number-columns-repeated="1002"/>
        </table:table-row>
        <table:table-row table:style-name="ro1">
          <table:table-cell table:style-name="ce55" office:value-type="string" calcext:value-type="string">
            <text:p>Novartis</text:p>
          </table:table-cell>
          <table:table-cell table:style-name="ce57" office:value-type="string" calcext:value-type="string">
            <text:p><text:a xlink:href="https://tubecabolivia.com/wp-content/uploads/2018/11/Novartis.jpg" xlink:type="simple">https://tubecabolivia.com/wp-content/uploads/2018/11/Novartis.jpg</text:a></text:p>
          </table:table-cell>
          <table:table-cell table:style-name="ce58" office:value-type="float" office:value="2" calcext:value-type="float">
            <text:p>2</text:p>
          </table:table-cell>
          <table:table-cell table:style-name="ce60" office:value-type="float" office:value="2694" calcext:value-type="float">
            <text:p>2694</text:p>
          </table:table-cell>
          <table:table-cell table:style-name="ce60" office:value-type="float" office:value="2893" calcext:value-type="float">
            <text:p>2893</text:p>
          </table:table-cell>
          <table:table-cell table:style-name="ce60" office:value-type="float" office:value="27341" calcext:value-type="float">
            <text:p>27341</text:p>
          </table:table-cell>
          <table:table-cell table:style-name="ce60" office:value-type="float" office:value="40655" calcext:value-type="float">
            <text:p>40655</text:p>
          </table:table-cell>
          <table:table-cell table:style-name="ce60" office:value-type="float" office:value="70756" calcext:value-type="float">
            <text:p>70756</text:p>
          </table:table-cell>
          <table:table-cell table:style-name="ce60" office:value-type="float" office:value="58532" calcext:value-type="float">
            <text:p>58532</text:p>
          </table:table-cell>
          <table:table-cell table:style-name="ce60" office:value-type="float" office:value="56795" calcext:value-type="float">
            <text:p>56795</text:p>
          </table:table-cell>
          <table:table-cell table:style-name="ce60" office:value-type="float" office:value="98419" calcext:value-type="float">
            <text:p>98419</text:p>
          </table:table-cell>
          <table:table-cell table:style-name="ce60" office:value-type="float" office:value="67688" calcext:value-type="float">
            <text:p>67688</text:p>
          </table:table-cell>
          <table:table-cell table:style-name="ce60" office:value-type="float" office:value="81069" calcext:value-type="float">
            <text:p>81069</text:p>
          </table:table-cell>
          <table:table-cell table:style-name="ce60" office:value-type="float" office:value="66674" calcext:value-type="float">
            <text:p>66674</text:p>
          </table:table-cell>
          <table:table-cell table:style-name="ce60" office:value-type="float" office:value="52076" calcext:value-type="float">
            <text:p>52076</text:p>
          </table:table-cell>
          <table:table-cell table:style-name="ce60" office:value-type="float" office:value="52560" calcext:value-type="float">
            <text:p>52560</text:p>
          </table:table-cell>
          <table:table-cell table:style-name="ce60" office:value-type="float" office:value="53844" calcext:value-type="float">
            <text:p>53844</text:p>
          </table:table-cell>
          <table:table-cell table:style-name="ce60" office:value-type="float" office:value="31610" calcext:value-type="float">
            <text:p>31610</text:p>
          </table:table-cell>
          <table:table-cell table:style-name="ce60" office:value-type="float" office:value="25812" calcext:value-type="float">
            <text:p>25812</text:p>
          </table:table-cell>
          <table:table-cell table:style-name="ce60" office:value-type="float" office:value="27562" calcext:value-type="float">
            <text:p>27562</text:p>
          </table:table-cell>
          <table:table-cell table:style-name="ce60" office:value-type="float" office:value="20893" calcext:value-type="float">
            <text:p>20893</text:p>
          </table:table-cell>
          <table:table-cell table:style-name="ce60" office:value-type="float" office:value="23127" calcext:value-type="float">
            <text:p>23127</text:p>
          </table:table-cell>
          <table:table-cell table:number-columns-repeated="1002"/>
        </table:table-row>
        <table:table-row table:style-name="ro1">
          <table:table-cell table:style-name="ce55" office:value-type="string" calcext:value-type="string">
            <text:p>Merck</text:p>
          </table:table-cell>
          <table:table-cell table:style-name="ce57" office:value-type="string" calcext:value-type="string">
            <text:p><text:a xlink:href="https://upload.wikimedia.org/wikipedia/commons/thumb/3/38/Merck-logousa.svg/1280px-Merck-logousa.svg.png" xlink:type="simple">https://upload.wikimedia.org/wikipedia/commons/thumb/3/38/Merck-logousa.svg/1280px-Merck-logousa.svg.png</text:a></text:p>
          </table:table-cell>
          <table:table-cell table:style-name="ce58" office:value-type="float" office:value="2" calcext:value-type="float">
            <text:p>2</text:p>
          </table:table-cell>
          <table:table-cell table:style-name="ce60" office:value-type="float" office:value="13451" calcext:value-type="float">
            <text:p>13451</text:p>
          </table:table-cell>
          <table:table-cell table:style-name="ce60" office:value-type="float" office:value="104500" calcext:value-type="float">
            <text:p>104500</text:p>
          </table:table-cell>
          <table:table-cell table:style-name="ce60" office:value-type="float" office:value="58690" calcext:value-type="float">
            <text:p>58690</text:p>
          </table:table-cell>
          <table:table-cell table:style-name="ce60" office:value-type="float" office:value="84367" calcext:value-type="float">
            <text:p>84367</text:p>
          </table:table-cell>
          <table:table-cell table:style-name="ce60" office:value-type="float" office:value="71558" calcext:value-type="float">
            <text:p>71558</text:p>
          </table:table-cell>
          <table:table-cell table:style-name="ce60" office:value-type="float" office:value="57064" calcext:value-type="float">
            <text:p>57064</text:p>
          </table:table-cell>
          <table:table-cell table:style-name="ce60" office:value-type="float" office:value="54726" calcext:value-type="float">
            <text:p>54726</text:p>
          </table:table-cell>
          <table:table-cell table:style-name="ce60" office:value-type="float" office:value="153565" calcext:value-type="float">
            <text:p>153565</text:p>
          </table:table-cell>
          <table:table-cell table:style-name="ce60" office:value-type="float" office:value="54491" calcext:value-type="float">
            <text:p>54491</text:p>
          </table:table-cell>
          <table:table-cell table:style-name="ce60" office:value-type="float" office:value="29553" calcext:value-type="float">
            <text:p>29553</text:p>
          </table:table-cell>
          <table:table-cell table:style-name="ce60" office:value-type="float" office:value="32639" calcext:value-type="float">
            <text:p>32639</text:p>
          </table:table-cell>
          <table:table-cell table:style-name="ce60" office:value-type="float" office:value="34575" calcext:value-type="float">
            <text:p>34575</text:p>
          </table:table-cell>
          <table:table-cell table:style-name="ce60" office:value-type="float" office:value="47302" calcext:value-type="float">
            <text:p>47302</text:p>
          </table:table-cell>
          <table:table-cell table:style-name="ce60" office:value-type="float" office:value="27282" calcext:value-type="float">
            <text:p>27282</text:p>
          </table:table-cell>
          <table:table-cell table:style-name="ce60" office:value-type="float" office:value="18749" calcext:value-type="float">
            <text:p>18749</text:p>
          </table:table-cell>
          <table:table-cell table:style-name="ce60" office:value-type="float" office:value="19102" calcext:value-type="float">
            <text:p>19102</text:p>
          </table:table-cell>
          <table:table-cell table:style-name="ce60" office:value-type="float" office:value="16416" calcext:value-type="float">
            <text:p>16416</text:p>
          </table:table-cell>
          <table:table-cell table:style-name="ce60" office:value-type="float" office:value="10785" calcext:value-type="float">
            <text:p>10785</text:p>
          </table:table-cell>
          <table:table-cell table:style-name="ce60" office:value-type="float" office:value="26558" calcext:value-type="float">
            <text:p>26558</text:p>
          </table:table-cell>
          <table:table-cell table:number-columns-repeated="1002"/>
        </table:table-row>
        <table:table-row table:style-name="ro1">
          <table:table-cell table:style-name="ce55" office:value-type="string" calcext:value-type="string">
            <text:p>GSK</text:p>
          </table:table-cell>
          <table:table-cell table:style-name="ce8" office:value-type="string" calcext:value-type="string">
            <text:p><text:a xlink:href="https://www.ser.es/wp-content/uploads/2017/06/GSK-logo-2014.png" xlink:type="simple">https://www.ser.es/wp-content/uploads/2017/06/GSK-logo-2014.png</text:a></text:p>
          </table:table-cell>
          <table:table-cell table:style-name="ce58" office:value-type="float" office:value="2" calcext:value-type="float">
            <text:p>2</text:p>
          </table:table-cell>
          <table:table-cell table:style-name="ce60" office:value-type="float" office:value="20498" calcext:value-type="float">
            <text:p>20498</text:p>
          </table:table-cell>
          <table:table-cell table:style-name="ce60" office:value-type="float" office:value="18904" calcext:value-type="float">
            <text:p>18904</text:p>
          </table:table-cell>
          <table:table-cell table:style-name="ce60" office:value-type="float" office:value="64905" calcext:value-type="float">
            <text:p>64905</text:p>
          </table:table-cell>
          <table:table-cell table:style-name="ce60" office:value-type="float" office:value="165264" calcext:value-type="float">
            <text:p>165264</text:p>
          </table:table-cell>
          <table:table-cell table:style-name="ce60" office:value-type="float" office:value="63764" calcext:value-type="float">
            <text:p>63764</text:p>
          </table:table-cell>
          <table:table-cell table:style-name="ce60" office:value-type="float" office:value="67105" calcext:value-type="float">
            <text:p>67105</text:p>
          </table:table-cell>
          <table:table-cell table:style-name="ce60" office:value-type="float" office:value="103297" calcext:value-type="float">
            <text:p>103297</text:p>
          </table:table-cell>
          <table:table-cell table:style-name="ce60" office:value-type="float" office:value="94430" calcext:value-type="float">
            <text:p>94430</text:p>
          </table:table-cell>
          <table:table-cell table:style-name="ce60" office:value-type="float" office:value="102274" calcext:value-type="float">
            <text:p>102274</text:p>
          </table:table-cell>
          <table:table-cell table:style-name="ce60" office:value-type="float" office:value="126903" calcext:value-type="float">
            <text:p>126903</text:p>
          </table:table-cell>
          <table:table-cell table:style-name="ce60" office:value-type="float" office:value="88358" calcext:value-type="float">
            <text:p>88358</text:p>
          </table:table-cell>
          <table:table-cell table:style-name="ce60" office:value-type="float" office:value="79427" calcext:value-type="float">
            <text:p>79427</text:p>
          </table:table-cell>
          <table:table-cell table:style-name="ce60" office:value-type="float" office:value="45095" calcext:value-type="float">
            <text:p>45095</text:p>
          </table:table-cell>
          <table:table-cell table:style-name="ce60" office:value-type="float" office:value="32757" calcext:value-type="float">
            <text:p>32757</text:p>
          </table:table-cell>
          <table:table-cell table:style-name="ce60" office:value-type="float" office:value="114458" calcext:value-type="float">
            <text:p>114458</text:p>
          </table:table-cell>
          <table:table-cell table:style-name="ce60" office:value-type="float" office:value="86436" calcext:value-type="float">
            <text:p>86436</text:p>
          </table:table-cell>
          <table:table-cell table:style-name="ce60" office:value-type="float" office:value="53564" calcext:value-type="float">
            <text:p>53564</text:p>
          </table:table-cell>
          <table:table-cell table:style-name="ce60" office:value-type="float" office:value="15739" calcext:value-type="float">
            <text:p>15739</text:p>
          </table:table-cell>
          <table:table-cell table:style-name="ce60" office:value-type="float" office:value="26860" calcext:value-type="float">
            <text:p>26860</text:p>
          </table:table-cell>
          <table:table-cell table:number-columns-repeated="1002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2"/>
          <table:table-cell table:style-name="ce27" office:value-type="string" calcext:value-type="string">
            <text:p>Gilead</text:p>
          </table:table-cell>
          <table:table-cell table:style-name="ce22" office:value-type="float" office:value="180" calcext:value-type="float">
            <text:p>18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7" office:value-type="string" calcext:value-type="string">
            <text:p>Roche</text:p>
          </table:table-cell>
          <table:table-cell table:style-name="ce22" office:value-type="float" office:value="605" calcext:value-type="float">
            <text:p>605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7" office:value-type="string" calcext:value-type="string">
            <text:p>JNJ</text:p>
          </table:table-cell>
          <table:table-cell table:style-name="ce22" office:value-type="float" office:value="8523" calcext:value-type="float">
            <text:p>8523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7" office:value-type="string" calcext:value-type="string">
            <text:p>GSK</text:p>
          </table:table-cell>
          <table:table-cell table:style-name="ce22" office:value-type="float" office:value="20498" calcext:value-type="float">
            <text:p>20498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7" office:value-type="string" calcext:value-type="string">
            <text:p>AbbVie</text:p>
          </table:table-cell>
          <table:table-cell table:style-name="ce22" office:value-type="float" office:value="799" calcext:value-type="float">
            <text:p>799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7" office:value-type="string" calcext:value-type="string">
            <text:p>Pfizer</text:p>
          </table:table-cell>
          <table:table-cell table:style-name="ce22" office:value-type="float" office:value="6910" calcext:value-type="float">
            <text:p>691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7" office:value-type="string" calcext:value-type="string">
            <text:p>Merck</text:p>
          </table:table-cell>
          <table:table-cell table:style-name="ce22" office:value-type="float" office:value="13451" calcext:value-type="float">
            <text:p>13451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7" office:value-type="string" calcext:value-type="string">
            <text:p>Novartis</text:p>
          </table:table-cell>
          <table:table-cell table:style-name="ce22" office:value-type="float" office:value="2694" calcext:value-type="float">
            <text:p>2694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7" office:value-type="string" calcext:value-type="string">
            <text:p>Sanofi</text:p>
          </table:table-cell>
          <table:table-cell table:style-name="ce22" office:value-type="float" office:value="2635" calcext:value-type="float">
            <text:p>2635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7" office:value-type="string" calcext:value-type="string">
            <text:p>Bayer</text:p>
          </table:table-cell>
          <table:table-cell table:style-name="ce22" office:value-type="float" office:value="1063" calcext:value-type="float">
            <text:p>1063</text:p>
          </table:table-cell>
          <table:table-cell table:number-columns-repeated="1020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nks" table:style-name="ta6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8" table:number-columns-repeated="1018" table:default-cell-style-name="Default"/>
        <table:table-row table:style-name="ro1">
          <table:table-cell table:style-name="ce61" office:value-type="date" office:date-value="2019-08-02" calcext:value-type="date">
            <text:p>2-Aug</text:p>
          </table:table-cell>
          <table:table-cell table:style-name="ce8" office:value-type="string" calcext:value-type="string">
            <text:p><text:a xlink:href="https://interactive.twitter.com/" xlink:type="simple">https://interactive.twitter.com/</text:a></text:p>
          </table:table-cell>
          <table:table-cell table:style-name="ce7" office:value-type="string" calcext:value-type="string">
            <text:p>Nicolas Garcia Belmonte</text:p>
          </table:table-cell>
          <table:table-cell table:style-name="ce8" office:value-type="string" calcext:value-type="string">
            <text:p><text:a xlink:href="https://philogb.github.io/jit/demos.html" xlink:type="simple">https://philogb.github.io/jit/demos.html</text:a></text:p>
          </table:table-cell>
          <table:table-cell table:style-name="ce7" office:value-type="string" calcext:value-type="string">
            <text:p>twitter</text:p>
          </table:table-cell>
          <table:table-cell table:style-name="ce7" office:value-type="string" calcext:value-type="string">
            <text:p>uber</text:p>
          </table:table-cell>
          <table:table-cell table:style-name="ce7" office:value-type="string" calcext:value-type="string">
            <text:p>mapbox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<text:a xlink:href="http://ryantm.io/population/" xlink:type="simple">http://ryantm.io/population/</text:a>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<text:a xlink:href="http://demographics.virginia.edu/DotMap/" xlink:type="simple">http://demographics.virginia.edu/DotMap/</text:a>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<text:a xlink:href="https://d3plus.org/" xlink:type="simple">https://d3plus.org/</text:a>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d3js &amp; react</text:p>
          </table:table-cell>
          <table:table-cell table:style-name="ce8" office:value-type="string" calcext:value-type="string">
            <text:p><text:a xlink:href="https://medium.com/@Elijah_Meeks/introducing-semiotic-for-data-visualization-88dc3c6b6926" xlink:type="simple">https://medium.com/@Elijah_Meeks/introducing-semiotic-for-data-visualization-88dc3c6b6926</text:a></text:p>
          </table:table-cell>
          <table:table-cell table:number-columns-repeated="1022"/>
        </table:table-row>
        <table:table-row table:style-name="ro1">
          <table:table-cell/>
          <table:table-cell table:style-name="ce63" office:value-type="string" calcext:value-type="string">
            <text:p><text:a xlink:href="https://data.world/makeovermonday/2019w31" xlink:type="simple">https://data.world/makeovermonday/2019w31</text:a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7" office:value-type="string" calcext:value-type="string">
            <text:p>infovis 01</text:p>
          </table:table-cell>
          <table:table-cell table:style-name="ce8" office:value-type="string" calcext:value-type="string">
            <text:p><text:a xlink:href="https://docs.google.com/presentation/d/1b4Ll37xoVA1xN7sUqPq2smAF5yPWI4_BRtEl5iy47go/edit#slide=id.gb621b1316_2_75" xlink:type="simple">https://docs.google.com/presentation/d/1b4Ll37xoVA1xN7sUqPq2smAF5yPWI4_BRtEl5iy47go/edit#slide=id.gb621b1316_2_75</text:a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61" office:value-type="date" office:date-value="2019-08-03" calcext:value-type="date">
            <text:p>3-Aug</text:p>
          </table:table-cell>
          <table:table-cell table:style-name="ce8" office:value-type="string" calcext:value-type="string">
            <text:p><text:a xlink:href="https://jsbin.com/yupubusofe/edit?output" xlink:type="simple">https://jsbin.com/yupubusofe/edit?output</text:a>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&lt;script src="https://d3js.org/d3.v5.min.js"&gt;&lt;/script&gt;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<text:a xlink:href="https://bl.ocks.org/aaizemberg/61cfe07005eba3f9f55742e735c05712" xlink:type="simple">https://bl.ocks.org/aaizemberg/61cfe07005eba3f9f55742e735c05712</text:a></text:p>
          </table:table-cell>
          <table:table-cell table:style-name="ce7" office:value-type="string" calcext:value-type="string">
            <text:p>pagina oficial de d3.js</text:p>
          </table:table-cell>
          <table:table-cell table:style-name="ce7" office:value-type="string" calcext:value-type="string">
            <text:p>version 5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office:value-type="string" calcext:value-type="string">
            <text:p>los 3 parrafo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<text:a xlink:href="https://colab.research.google.com/" xlink:type="simple">https://colab.research.google.com</text:a></text:p>
          </table:table-cell>
          <table:table-cell table:style-name="ce7" office:value-type="string" calcext:value-type="string">
            <text:p>como el jupyter, pero usando maquinas de google, no hace falta instalar nada en nuestra maquina local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<text:a xlink:href="https://jupyter.org/" xlink:type="simple">https://jupyter.org/</text:a></text:p>
          </table:table-cell>
          <table:table-cell table:style-name="ce7" office:value-type="string" calcext:value-type="string">
            <text:p>para ejecutar celdas de codigo python o R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<text:a xlink:href="https://shancarter.github.io/mr-data-converter/" xlink:type="simple">https://shancarter.github.io/mr-data-converter/</text:a></text:p>
          </table:table-cell>
          <table:table-cell table:style-name="ce7" office:value-type="string" calcext:value-type="string">
            <text:p>csv 2 json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<text:a xlink:href="https://bl.ocks.org/aaizemberg/b513a27fcb6f3fcc369fa60a88ff9ac0" xlink:type="simple">https://bl.ocks.org/aaizemberg/b513a27fcb6f3fcc369fa60a88ff9ac0</text:a></text:p>
          </table:table-cell>
          <table:table-cell table:style-name="ce7" office:value-type="string" calcext:value-type="string">
            <text:p>barras d3js ...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<text:a xlink:href="https://bost.ocks.org/mike/bar/" xlink:type="simple">https://bost.ocks.org/mike/bar/</text:a></text:p>
          </table:table-cell>
          <table:table-cell table:style-name="ce7" office:value-type="string" calcext:value-type="string">
            <text:p>grafico de barras dibujado con DIV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<text:a xlink:href="https://aaizemberg.github.io/infovis/index.html" xlink:type="simple">https://aaizemberg.github.io/infovis/index.html</text:a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<text:a xlink:href="https://observablehq.com/" xlink:type="simple">https://observablehq.com/</text:a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7" office:value-type="string" calcext:value-type="string">
            <text:p>antecedentes</text:p>
          </table:table-cell>
          <table:table-cell table:style-name="ce8" office:value-type="string" calcext:value-type="string">
            <text:p><text:a xlink:href="https://docs.google.com/presentation/d/1VRBNzYKmUAKVr1mnAwLmRlbFBgIPWkRU0RJzkAtxTxM/edit#slide=id.p" xlink:type="simple">https://docs.google.com/presentation/d/1VRBNzYKmUAKVr1mnAwLmRlbFBgIPWkRU0RJzkAtxTxM/edit#slide=id.p</text:a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7" office:value-type="string" calcext:value-type="string">
            <text:p>timeline</text:p>
          </table:table-cell>
          <table:table-cell table:style-name="ce8" office:value-type="string" calcext:value-type="string">
            <text:p><text:a xlink:href="https://timeline.knightlab.com/" xlink:type="simple">https://timeline.knightlab.com/</text:a>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>
            <text:p>Encuestas</text:p>
          </table:table-cell>
          <table:table-cell table:style-name="ce8" office:value-type="string" calcext:value-type="string">
            <text:p><text:a xlink:href="https://danielsalmoral.com/2019/08/03/guerra-encuestas-aparecieron-12-pronosticos-la-presidencial-solo-48-horas/" xlink:type="simple">https://danielsalmoral.com/2019/08/03/guerra-encuestas-aparecieron-12-pronosticos-la-presidencial-solo-48-horas/</text:a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7" office:value-type="string" calcext:value-type="string">
            <text:p>Gist Secreto</text:p>
          </table:table-cell>
          <table:table-cell table:style-name="ce8" office:value-type="string" calcext:value-type="string">
            <text:p><text:a xlink:href="https://bl.ocks.org/aaizemberg/raw/f747e3c705be207e05523f4a87f3c37d/" xlink:type="simple">https://bl.ocks.org/aaizemberg/raw/f747e3c705be207e05523f4a87f3c37d/</text:a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7" office:value-type="string" calcext:value-type="string">
            <text:p>7 dias para unirte al Slack de InfoVIs</text:p>
          </table:table-cell>
          <table:table-cell table:style-name="ce8" office:value-type="string" calcext:value-type="string">
            <text:p><text:a xlink:href="https://join.slack.com/t/infovis-itba/shared_invite/enQtNzIyNTc3NDQ0MDY5LWVjNjRiNjI2ZjdmM2VhNWJjOWNhZjNlN2ZmYzZiOTZlZTFmZjlkZDliZGI0YjdhNDJkYWQxOTViZDIxN2Q5MWY" xlink:type="simple">https://join.slack.com/t/infovis-itba/shared_invite/enQtNzIyNTc3NDQ0MDY5LWVjNjRiNjI2ZjdmM2VhNWJjOWNhZjNlN2ZmYzZiOTZlZTFmZjlkZDliZGI0YjdhNDJkYWQxOTViZDIxN2Q5MWY</text:a>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Fetemba ranking (python)</text:p>
          </table:table-cell>
          <table:table-cell table:style-name="ce8" office:value-type="string" calcext:value-type="string">
            <text:p><text:a xlink:href="https://github.com/aaizemberg/vis/tree/gh-pages/pod" xlink:type="simple">https://github.com/aaizemberg/vis/tree/gh-pages/pod</text:a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<text:a xlink:href="https://github.com/" xlink:type="simple">https://github.com</text:a>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62" office:value-type="date" office:date-value="2019-08-16" calcext:value-type="date">
            <text:p>16-Aug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>
            <text:p>The Internet's Own Boy: The Story of Aaron Swartz</text:p>
          </table:table-cell>
          <table:table-cell table:style-name="ce8" office:value-type="string" calcext:value-type="string">
            <text:p><text:a xlink:href="https://www.youtube.com/watch?v=Dv6t21xXogY" xlink:type="simple">https://www.youtube.com/watch?v=Dv6t21xXogY</text:a>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<text:a xlink:href="http://www.datasketch.es/" xlink:type="simple">http://www.datasketch.es/</text:a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<text:a xlink:href="https://twitter.com/aaizemberg/status/1162420304565719041" xlink:type="simple">https://twitter.com/aaizemberg/status/1162420304565719041</text:a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<text:a xlink:href="https://colab.research.google.com/drive/1Ts-LyerIRIVrQfzTc4g_WFzeLf-RUPMl" xlink:type="simple">https://colab.research.google.com/drive/1Ts-LyerIRIVrQfzTc4g_WFzeLf-RUPMl</text:a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7" office:value-type="string" calcext:value-type="string">
            <text:p>S S Stevens</text:p>
          </table:table-cell>
          <table:table-cell table:style-name="ce8" office:value-type="string" calcext:value-type="string">
            <text:p><text:a xlink:href="https://docs.google.com/presentation/d/1YudblvXcwhgV4OCAKasQ79v5st3zdHYcteGJnZpsW5o/edit#slide=id.p" xlink:type="simple">https://docs.google.com/presentation/d/1YudblvXcwhgV4OCAKasQ79v5st3zdHYcteGJnZpsW5o/edit#slide=id.p</text:a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<text:a xlink:href="https://www.youtube.com/watch?v=vVX-PrBRtTY" xlink:type="simple">https://www.youtube.com/watch?v=vVX-PrBRtTY</text:a></text:p>
          </table:table-cell>
          <table:table-cell table:number-columns-repeated="1022"/>
        </table:table-row>
        <table:table-row table:style-name="ro1">
          <table:table-cell/>
          <table:table-cell table:style-name="ce8" table:formula="of:=HYPERLINK(&quot;https://www.youtube.com/watch?v=kIID5FDi2JQ&quot;;&quot;Why all world maps are wrong&quot;)" office:value-type="string" office:string-value="Why all world maps are wrong" calcext:value-type="string">
            <text:p>Why all world maps are wrong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<text:a xlink:href="https://ig.ft.com/science-of-charts/" xlink:type="simple">https://ig.ft.com/science-of-charts/</text:a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61" office:value-type="date" office:date-value="2019-08-17" calcext:value-type="date">
            <text:p>17-Aug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The true size of... (paises)</text:p>
          </table:table-cell>
          <table:table-cell table:style-name="ce8" office:value-type="string" calcext:value-type="string">
            <text:p><text:a xlink:href="https://thetruesize.com/#?borders=1~!NjgzMzEzMQ.NDUyNzU4OA*MTY1MjY4MzM(MTA1OTg2MTE~!CONTIGUOUS_US*MTAwMjQwNzU.MjUwMjM1MTc(MTc1)MA~!IN*NTI2NDA1MQ.Nzg2MzQyMQ)MQ~!CN*OTkyMTY5Nw.NzMxNDcwNQ(MjI1)Mg~!JP*MTkzODY3NTM.MzU1MDI3MjI)Mw~!AR*MA.MTgwMDAwMDA)NA~!ES*OTgwOTMyMQ.MzQzODI3NA)NQ" xlink:type="simple">https://thetruesize.com/#?borders=1~!NjgzMzEzMQ.NDUyNzU4OA*MTY1MjY4MzM(MTA1OTg2MTE~!CONTIGUOUS_US*MTAwMjQwNzU.MjUwMjM1MTc(MTc1)MA~!IN*NTI2NDA1MQ.Nzg2MzQyMQ)MQ~!CN*OTkyMTY5Nw.NzMxNDcwNQ(MjI1)Mg~!JP*MTkzODY3NTM.MzU1MDI3MjI)Mw~!AR*MA.MTgwMDAwMDA)NA~!ES*OTgwOTMyMQ.MzQzODI3NA)NQ</text:a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64" office:value-type="string" calcext:value-type="string">
            <text:p>select start_year, sponsor, count(*) cantidad, sum(enrollment) enrollment</text:p>
          </table:table-cell>
          <table:table-cell table:number-columns-repeated="1022"/>
        </table:table-row>
        <table:table-row table:style-name="ro1">
          <table:table-cell/>
          <table:table-cell table:style-name="ce64" office:value-type="string" calcext:value-type="string">
            <text:p>from aero_birdseye_data</text:p>
          </table:table-cell>
          <table:table-cell table:number-columns-repeated="1022"/>
        </table:table-row>
        <table:table-row table:style-name="ro1">
          <table:table-cell/>
          <table:table-cell table:style-name="ce64" office:value-type="string" calcext:value-type="string">
            <text:p>group by start_year, sponsor</text:p>
          </table:table-cell>
          <table:table-cell table:number-columns-repeated="1022"/>
        </table:table-row>
        <table:table-row table:style-name="ro1">
          <table:table-cell/>
          <table:table-cell table:style-name="ce64" office:value-type="string" calcext:value-type="string">
            <text:p>order by start_year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7" office:value-type="string" calcext:value-type="string">
            <text:p>url</text:p>
          </table:table-cell>
          <table:table-cell table:style-name="ce8" office:value-type="string" calcext:value-type="string">
            <text:p><text:a xlink:href="https://download.data.world/s/z6h6ryhf6yfyz3s6wqbjvc3pz63z5a" xlink:type="simple">https://download.data.world/s/z6h6ryhf6yfyz3s6wqbjvc3pz63z5a</text:a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7" office:value-type="string" calcext:value-type="string">
            <text:p>Raw Density Design</text:p>
          </table:table-cell>
          <table:table-cell table:style-name="ce8" office:value-type="string" calcext:value-type="string">
            <text:p><text:a xlink:href="https://rawgraphs.io/" xlink:type="simple">https://rawgraphs.io/</text:a>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Flourish</text:p>
          </table:table-cell>
          <table:table-cell table:style-name="ce8" office:value-type="string" calcext:value-type="string">
            <text:p><text:a xlink:href="https://flourish.studio/" xlink:type="simple">https://flourish.studio/</text:a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<text:a xlink:href="https://modernizacionmunicba.github.io/visualizaciones/beeswarm/" xlink:type="simple">https://modernizacionmunicba.github.io/visualizaciones/beeswarm/</text:a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7" office:value-type="string" calcext:value-type="string">
            <text:p>Elecciones de graficos (propuestas)</text:p>
          </table:table-cell>
          <table:table-cell table:style-name="ce8" office:value-type="string" calcext:value-type="string">
            <text:p><text:a xlink:href="https://www.data-to-viz.com/" xlink:type="simple">https://www.data-to-viz.com/</text:a>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From Data to Viz (Caveats)</text:p>
          </table:table-cell>
          <table:table-cell table:style-name="ce8" office:value-type="string" calcext:value-type="string">
            <text:p><text:a xlink:href="https://www.data-to-viz.com/caveats.html" xlink:type="simple">https://www.data-to-viz.com/caveats.html</text:a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<text:a xlink:href="https://www.data-to-viz.com/" xlink:type="simple">https://www.data-to-viz.com/</text:a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6" office:value-type="string" calcext:value-type="string">
            <text:p>Horizon Charts</text:p>
          </table:table-cell>
          <table:table-cell table:style-name="ce65" office:value-type="string" calcext:value-type="string">
            <text:p><text:a xlink:href="http://vis.stanford.edu/papers/horizon" xlink:type="simple">http://vis.stanford.edu/papers/horizon</text:a></text:p>
          </table:table-cell>
          <table:table-cell table:style-name="ce6" table:formula="of:=image(&quot;http://vis.stanford.edu/images/thumbs/horizon.gif&quot;)" office:value-type="string" office:string-value="" calcext:value-type="error">
            <text:p>#NAME?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7" table:number-columns-repeated="2"/>
          <table:table-cell table:number-columns-repeated="1022"/>
        </table:table-row>
        <table:table-row table:style-name="ro1">
          <table:table-cell table:style-name="ce7" office:value-type="string" calcext:value-type="string">
            <text:p>HTML formateador re cheto</text:p>
          </table:table-cell>
          <table:table-cell table:style-name="ce8" office:value-type="string" calcext:value-type="string">
            <text:p><text:a xlink:href="https://htmlformatter.com/" xlink:type="simple">https://htmlformatter.com/</text:a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7" office:value-type="string" calcext:value-type="string">
            <text:p>labo, enrollment</text:p>
          </table:table-cell>
          <table:table-cell table:style-name="ce8" office:value-type="string" calcext:value-type="string">
            <text:p><text:a xlink:href="https://download.data.world/s/ifth233auc7v3xk4vkryxw74cyy5h5" xlink:type="simple">https://download.data.world/s/ifth233auc7v3xk4vkryxw74cyy5h5</text:a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7" office:value-type="string" calcext:value-type="string">
            <text:p>Libreria de JS para network</text:p>
          </table:table-cell>
          <table:table-cell table:style-name="ce8" office:value-type="string" calcext:value-type="string">
            <text:p><text:a xlink:href="https://visjs.org/" xlink:type="simple">https://visjs.org/</text:a>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<text:a xlink:href="https://visjs.github.io/vis-network/examples/" xlink:type="simple">https://visjs.github.io/vis-network/examples/</text:a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<text:a xlink:href="https://www.kiln.digital/" xlink:type="simple">https://www.kiln.digital/</text:a>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Flourish (de KILN)</text:p>
          </table:table-cell>
          <table:table-cell table:style-name="ce8" office:value-type="string" calcext:value-type="string">
            <text:p><text:a xlink:href="https://flourish.studio/" xlink:type="simple">https://flourish.studio/</text:a>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<text:a xlink:href="https://flourish.studio/examples/" xlink:type="simple">https://flourish.studio/examples/</text:a>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<text:a xlink:href="https://download.data.world/s/qqno6to5ho276fdfnl5a2nuuiu42wd" xlink:type="simple">https://download.data.world/s/qqno6to5ho276fdfnl5a2nuuiu42wd</text:a>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<text:a xlink:href="https://gist.githubusercontent.com/aaizemberg/9e7bb691ee0feaef3e58150cade5dbdc/raw/ed7b73345a64f5e2af175348f36fb6d3feab23a5/w33.tsv" xlink:type="simple">https://gist.githubusercontent.com/aaizemberg/9e7bb691ee0feaef3e58150cade5dbdc/raw/ed7b73345a64f5e2af175348f36fb6d3feab23a5/w33.tsv</text:a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7" office:value-type="string" calcext:value-type="string">
            <text:p>Carrera de barras (Flourish)</text:p>
          </table:table-cell>
          <table:table-cell table:style-name="ce8" office:value-type="string" calcext:value-type="string">
            <text:p><text:a xlink:href="https://bl.ocks.org/aaizemberg/raw/51588c38a60c3b6b95d1db754fb5d286/" xlink:type="simple">https://bl.ocks.org/aaizemberg/raw/51588c38a60c3b6b95d1db754fb5d286/</text:a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61" office:value-type="date" office:date-value="2019-08-23" calcext:value-type="date">
            <text:p>23-Aug</text:p>
          </table:table-cell>
          <table:table-cell table:style-name="ce8" table:formula="of:=HYPERLINK(&quot;https://docs.google.com/document/d/1ou11JIJMjwzo7pWVwxkW2ELHObevjnS-_ixxf5uf7lY/edit&quot;;&quot;catalogos datavis&quot;)" office:value-type="string" office:string-value="catalogos datavis" calcext:value-type="string">
            <text:p>catalogos datavi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<text:a xlink:href="https://www.darkhorseanalytics.com/blog/data-looks-better-naked" xlink:type="simple">https://www.darkhorseanalytics.com/blog/data-looks-better-naked</text:a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<text:a xlink:href="https://informationisbeautiful.net/" xlink:type="simple">https://informationisbeautiful.net/</text:a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7" office:value-type="string" calcext:value-type="string">
            <text:p>QGIS</text:p>
          </table:table-cell>
          <table:table-cell table:style-name="ce8" office:value-type="string" calcext:value-type="string">
            <text:p><text:a xlink:href="https://www.qgis.org/es/site/" xlink:type="simple">https://www.qgis.org/es/site/</text:a></text:p>
          </table:table-cell>
          <table:table-cell table:style-name="ce66" office:value-type="string" calcext:value-type="string">
            <text:p>Un Sistema de Información Geográfica libre y de Código Abierto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7" office:value-type="string" calcext:value-type="string">
            <text:p>Grafo de relaciones a partir de los mails</text:p>
          </table:table-cell>
          <table:table-cell table:style-name="ce8" office:value-type="string" calcext:value-type="string">
            <text:p><text:a xlink:href="https://immersion.media.mit.edu/" xlink:type="simple">https://immersion.media.mit.edu/</text:a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7" office:value-type="string" calcext:value-type="string">
            <text:p>Visual Variables (slides)</text:p>
          </table:table-cell>
          <table:table-cell table:style-name="ce8" office:value-type="string" calcext:value-type="string">
            <text:p><text:a xlink:href="https://docs.google.com/presentation/d/15-Q4oj4L0x3uegi_YRgGOg_YccRTdDlbpryasyAs1fw/edit#slide=id.p" xlink:type="simple">https://docs.google.com/presentation/d/15-Q4oj4L0x3uegi_YRgGOg_YccRTdDlbpryasyAs1fw/edit#slide=id.p</text:a>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Uso del Color (slides)</text:p>
          </table:table-cell>
          <table:table-cell table:style-name="ce8" office:value-type="string" calcext:value-type="string">
            <text:p><text:a xlink:href="https://docs.google.com/presentation/d/10HRQVo_npa2hRvGZvR_o3hVHkr-LWjaTF8DIUMG_lAs/edit#slide=id.g1e5cd7a1de_0_6" xlink:type="simple">https://docs.google.com/presentation/d/10HRQVo_npa2hRvGZvR_o3hVHkr-LWjaTF8DIUMG_lAs/edit#slide=id.g1e5cd7a1de_0_6</text:a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<text:a xlink:href="http://colorbrewer2.org/#type=sequential&amp;scheme=BuGn&amp;n=3" xlink:type="simple">http://colorbrewer2.org/#type=sequential&amp;scheme=BuGn&amp;n=3</text:a></text:p>
          </table:table-cell>
          <table:table-cell table:style-name="ce7" office:value-type="string" calcext:value-type="string">
            <text:p>Paleta de colore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<text:a xlink:href="https://www.illusionsindex.org/ir/checkershadow" xlink:type="simple">https://www.illusionsindex.org/ir/checkershadow</text:a></text:p>
          </table:table-cell>
          <table:table-cell table:style-name="ce7" office:value-type="string" calcext:value-type="string">
            <text:p>shadow checker illusion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7" office:value-type="string" calcext:value-type="string">
            <text:p>Location History JSON Converter (Github, python)</text:p>
          </table:table-cell>
          <table:table-cell table:style-name="ce8" office:value-type="string" calcext:value-type="string">
            <text:p><text:a xlink:href="https://github.com/Scarygami/location-history-json-converter" xlink:type="simple">https://github.com/Scarygami/location-history-json-converter</text:a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7" office:value-type="string" calcext:value-type="string">
            <text:p>Data Visualization Curriculum</text:p>
          </table:table-cell>
          <table:table-cell table:style-name="ce8" office:value-type="string" calcext:value-type="string">
            <text:p><text:a xlink:href="https://github.com/uwdata/visualization-curriculum" xlink:type="simple">https://github.com/uwdata/visualization-curriculum</text:a>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<text:a xlink:href="https://twitter.com/jeffrey_heer/status/1163751616316678145" xlink:type="simple">https://twitter.com/jeffrey_heer/status/1163751616316678145</text:a></text:p>
          </table:table-cell>
          <table:table-cell table:number-columns-repeated="1022"/>
        </table:table-row>
        <table:table-row table:style-name="ro2" table:number-rows-repeated="10484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earning" table:style-name="ta7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8" table:number-columns-repeated="1021" table:default-cell-style-name="Default"/>
        <table:table-row table:style-name="ro1">
          <table:table-cell table:style-name="ce67" office:value-type="string" calcext:value-type="string">
            <text:p>sugerido</text:p>
          </table:table-cell>
          <table:table-cell table:style-name="ce67"/>
          <table:table-cell table:number-columns-repeated="1022"/>
        </table:table-row>
        <table:table-row table:style-name="ro1">
          <table:table-cell table:style-name="ce67" office:value-type="string" calcext:value-type="string">
            <text:p>agcsoft</text:p>
          </table:table-cell>
          <table:table-cell table:style-name="ce68" table:formula="of:=HYPERLINK(&quot;https://www.youtube.com/watch?v=_8V5o2UHG0E&quot;;&quot;Data Visualization with D3.js - Full Tutorial Course (Video, 13 hs)&quot;)" office:value-type="string" office:string-value="Data Visualization with D3.js - Full Tutorial Course (Video, 13 hs)" calcext:value-type="string">
            <text:p>Data Visualization with D3.js - Full Tutorial Course (Video, 13 hs)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aaizemberg</text:p>
          </table:table-cell>
          <table:table-cell table:style-name="ce8" office:value-type="string" calcext:value-type="string">
            <text:p><text:a xlink:href="https://alignedleft.com/tutorials/d3" xlink:type="simple">https://alignedleft.com/tutorials/d3</text:a></text:p>
          </table:table-cell>
          <table:table-cell table:number-columns-repeated="1022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wer BI" table:style-name="ta8">
        <table:table-column table:style-name="co30" table:default-cell-style-name="Default"/>
        <table:table-column table:style-name="co31" table:default-cell-style-name="Default"/>
        <table:table-column table:style-name="co18" table:number-columns-repeated="1022" table:default-cell-style-name="Default"/>
        <table:table-row table:style-name="ro1">
          <table:table-cell table:style-name="ce7" office:value-type="string" calcext:value-type="string">
            <text:p>SYNOPTIC DESIGNER FOR POWER BI</text:p>
          </table:table-cell>
          <table:table-cell table:style-name="ce8" office:value-type="string" calcext:value-type="string">
            <text:p><text:a xlink:href="https://synoptic.design/" xlink:type="simple">https://synoptic.design/</text:a>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Create custom visuals for Power BI</text:p>
          </table:table-cell>
          <table:table-cell table:style-name="ce8" office:value-type="string" calcext:value-type="string">
            <text:p><text:a xlink:href="https://powerbi.microsoft.com/en-us/developers/custom-visualization/" xlink:type="simple">https://powerbi.microsoft.com/en-us/developers/custom-visualization/</text:a>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Microsft AppSource</text:p>
          </table:table-cell>
          <table:table-cell table:style-name="ce8" office:value-type="string" calcext:value-type="string">
            <text:p><text:a xlink:href="https://appsource.microsoft.com/en-us/marketplace/apps?product=power-bi-visuals" xlink:type="simple">https://appsource.microsoft.com/en-us/marketplace/apps?product=power-bi-visuals</text:a>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RADACAD blog for Power BI</text:p>
          </table:table-cell>
          <table:table-cell table:style-name="ce8" office:value-type="string" calcext:value-type="string">
            <text:p><text:a xlink:href="https://radacad.com/blog" xlink:type="simple">https://radacad.com/blog</text:a>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Online Book: Power BI From Rookie to Rockstar</text:p>
          </table:table-cell>
          <table:table-cell table:style-name="ce8" office:value-type="string" calcext:value-type="string">
            <text:p><text:a xlink:href="https://radacad.com/online-book-power-bi-from-rookie-to-rockstar" xlink:type="simple">https://radacad.com/online-book-power-bi-from-rookie-to-rockstar</text:a>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Power BI Helper</text:p>
          </table:table-cell>
          <table:table-cell table:style-name="ce8" office:value-type="string" calcext:value-type="string">
            <text:p><text:a xlink:href="https://radacad.com/power-bi-helper" xlink:type="simple">https://radacad.com/power-bi-helper</text:a>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DAX Patterns</text:p>
          </table:table-cell>
          <table:table-cell table:style-name="ce8" office:value-type="string" calcext:value-type="string">
            <text:p><text:a xlink:href="https://www.daxpatterns.com/" xlink:type="simple">https://www.daxpatterns.com/</text:a>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SQLBI</text:p>
          </table:table-cell>
          <table:table-cell table:style-name="ce8" office:value-type="string" calcext:value-type="string">
            <text:p><text:a xlink:href="https://www.sqlbi.com/articles/" xlink:type="simple">https://www.sqlbi.com/articles/</text:a>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DAX Studio</text:p>
          </table:table-cell>
          <table:table-cell table:style-name="ce8" office:value-type="string" calcext:value-type="string">
            <text:p><text:a xlink:href="https://www.sqlbi.com/tools/dax-studio/" xlink:type="simple">https://www.sqlbi.com/tools/dax-studio/</text:a>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DAX Formatter</text:p>
          </table:table-cell>
          <table:table-cell table:style-name="ce8" office:value-type="string" calcext:value-type="string">
            <text:p><text:a xlink:href="https://www.daxformatter.com/" xlink:type="simple">https://www.daxformatter.com/</text:a>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Carpeta en Drive</text:p>
          </table:table-cell>
          <table:table-cell table:style-name="ce8" office:value-type="string" calcext:value-type="string">
            <text:p><text:a xlink:href="https://drive.google.com/drive/folders/1UsOH2XTxOyVDrubI8zmqq-yFUxxVq7a9?usp=sharing" xlink:type="simple">https://drive.google.com/drive/folders/1UsOH2XTxOyVDrubI8zmqq-yFUxxVq7a9?usp=sharing</text:a></text:p>
          </table:table-cell>
          <table:table-cell table:number-columns-repeated="1022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5" table:style-name="ta9">
        <table:table-column table:style-name="co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8" table:number-columns-repeated="1021" table:default-cell-style-name="Default"/>
        <table:table-row table:style-name="ro1">
          <table:table-cell table:style-name="ce69" office:value-type="string" calcext:value-type="string">
            <text:p>nombre</text:p>
          </table:table-cell>
          <table:table-cell table:style-name="ce69" office:value-type="string" calcext:value-type="string">
            <text:p>9-agosto</text:p>
          </table:table-cell>
          <table:table-cell table:style-name="ce69" office:value-type="string" calcext:value-type="string">
            <text:p>10-agost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binati, Martin Miguel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rra, Marcelo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ncheso, Andrés Guillermo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ego Marcelo, Yacovoni Firpo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arachi, Javier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ernandez, María Laura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ao, Brenda Solang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uxeley, Maria Rosa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s Roca, Daniel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icchi, Rafael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se, Lorena Soledad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mmarro, Damian Gustavo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imonetta, Gabriel Ernesto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tara, Alejandra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rres, Aldana Belén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raiman Zunino, Gerardo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lasquez, Jorge Oscar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oses Huerin, Diego Martín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eorkis, Mauricio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udi, Lucas Matías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eaders" table:style-name="ta10">
        <table:table-column table:style-name="co34" table:default-cell-style-name="Default"/>
        <table:table-column table:style-name="co35" table:default-cell-style-name="Default"/>
        <table:table-column table:style-name="co33" table:default-cell-style-name="Default"/>
        <table:table-column table:style-name="co36" table:default-cell-style-name="Default"/>
        <table:table-column table:style-name="co37" table:number-columns-repeated="2" table:default-cell-style-name="Default"/>
        <table:table-column table:style-name="co38" table:default-cell-style-name="Default"/>
        <table:table-column table:style-name="co18" table:number-columns-repeated="1017" table:default-cell-style-name="Default"/>
        <table:table-row table:style-name="ro4">
          <table:table-cell table:style-name="ce70" office:value-type="string" calcext:value-type="string">
            <text:p>name</text:p>
          </table:table-cell>
          <table:table-cell table:style-name="ce70" office:value-type="string" calcext:value-type="string">
            <text:p>value</text:p>
          </table:table-cell>
          <table:table-cell table:style-name="ce70" office:value-type="string" calcext:value-type="string">
            <text:p>gender</text:p>
          </table:table-cell>
          <table:table-cell table:style-name="ce70" office:value-type="string" calcext:value-type="string">
            <text:p>twitter</text:p>
          </table:table-cell>
          <table:table-cell table:style-name="ce75" office:value-type="string" calcext:value-type="string">
            <text:p>url_img</text:p>
          </table:table-cell>
          <table:table-cell table:style-name="ce81" office:value-type="string" calcext:value-type="string">
            <text:p>img</text:p>
          </table:table-cell>
          <table:table-cell table:style-name="ce71" office:value-type="string" calcext:value-type="string">
            <text:p>url</text:p>
          </table:table-cell>
          <table:table-cell table:style-name="ce71" table:number-columns-repeated="20"/>
          <table:table-cell table:number-columns-repeated="997"/>
        </table:table-row>
        <table:table-row table:style-name="ro4">
          <table:table-cell table:style-name="ce71" office:value-type="string" calcext:value-type="string">
            <text:p>Alberto Cairo</text:p>
          </table:table-cell>
          <table:table-cell table:style-name="ce71" office:value-type="float" office:value="134" calcext:value-type="float">
            <text:p>134</text:p>
          </table:table-cell>
          <table:table-cell table:style-name="ce72" office:value-type="string" calcext:value-type="string">
            <text:p>M</text:p>
          </table:table-cell>
          <table:table-cell table:style-name="ce73" office:value-type="string" calcext:value-type="string">
            <text:p><text:a xlink:href="https://twitter.com/albertocairo" xlink:type="simple">https://twitter.com/albertocairo</text:a></text:p>
          </table:table-cell>
          <table:table-cell table:style-name="ce76" office:value-type="string" calcext:value-type="string">
            <text:p><text:a xlink:href="https://pbs.twimg.com/profile_images/1069593505553633281/hoG3VcMt.jpg" xlink:type="simple">https://pbs.twimg.com/profile_images/1069593505553633281/hoG3VcMt.jpg</text:a></text:p>
          </table:table-cell>
          <table:table-cell table:style-name="ce82" table:formula="of:=image(&quot;https://pbs.twimg.com/profile_images/1069593505553633281/hoG3VcMt.jpg&quot;)" office:value-type="string" office:string-value="" calcext:value-type="error">
            <text:p>#NAME?</text:p>
          </table:table-cell>
          <table:table-cell table:style-name="ce73" table:formula="of:=HYPERLINK(&quot;https://journalismcourses.org/data-viz-course-material.html&quot;;&quot;Data Visualization for Storytelling and Discovery&quot;)" office:value-type="string" office:string-value="Data Visualization for Storytelling and Discovery" calcext:value-type="string">
            <text:p>Data Visualization for Storytelling and Discovery</text:p>
          </table:table-cell>
          <table:table-cell table:style-name="ce71" table:number-columns-repeated="20"/>
          <table:table-cell table:number-columns-repeated="997"/>
        </table:table-row>
        <table:table-row table:style-name="ro4">
          <table:table-cell table:style-name="ce71" office:value-type="string" calcext:value-type="string">
            <text:p>Edward Tufte</text:p>
          </table:table-cell>
          <table:table-cell table:style-name="ce71" office:value-type="float" office:value="66" calcext:value-type="float">
            <text:p>66</text:p>
          </table:table-cell>
          <table:table-cell table:style-name="ce72" office:value-type="string" calcext:value-type="string">
            <text:p>M</text:p>
          </table:table-cell>
          <table:table-cell table:style-name="ce73" office:value-type="string" calcext:value-type="string">
            <text:p><text:a xlink:href="https://twitter.com/edwardtufte" xlink:type="simple">https://twitter.com/edwardtufte</text:a></text:p>
          </table:table-cell>
          <table:table-cell table:style-name="ce77" office:value-type="string" calcext:value-type="string">
            <text:p><text:a xlink:href="https://encrypted-tbn0.gstatic.com/images?q=tbn:ANd9GcSYaI-XgI8UWdMFTpPmc77ZdxHvSMybQLQ9b9R9Vt3CmrOWjPVa" xlink:type="simple">https://encrypted-tbn0.gstatic.com/images?q=tbn:ANd9GcSYaI-XgI8UWdMFTpPmc77ZdxHvSMybQLQ9b9R9Vt3CmrOWjPVa</text:a></text:p>
          </table:table-cell>
          <table:table-cell table:style-name="ce82" table:formula="of:=image(&quot;https://encrypted-tbn0.gstatic.com/images?q=tbn:ANd9GcSYaI-XgI8UWdMFTpPmc77ZdxHvSMybQLQ9b9R9Vt3CmrOWjPVa&quot;)" office:value-type="string" office:string-value="" calcext:value-type="error">
            <text:p>#NAME?</text:p>
          </table:table-cell>
          <table:table-cell table:style-name="ce73" office:value-type="string" calcext:value-type="string">
            <text:p><text:a xlink:href="https://www.edwardtufte.com/tufte/" xlink:type="simple">https://www.edwardtufte.com/tufte/</text:a></text:p>
          </table:table-cell>
          <table:table-cell table:style-name="ce71" table:number-columns-repeated="20"/>
          <table:table-cell table:number-columns-repeated="997"/>
        </table:table-row>
        <table:table-row table:style-name="ro4">
          <table:table-cell table:style-name="ce71" office:value-type="string" calcext:value-type="string">
            <text:p>Elijah Meeks</text:p>
          </table:table-cell>
          <table:table-cell table:style-name="ce71" office:value-type="float" office:value="65" calcext:value-type="float">
            <text:p>65</text:p>
          </table:table-cell>
          <table:table-cell table:style-name="ce72" office:value-type="string" calcext:value-type="string">
            <text:p>M</text:p>
          </table:table-cell>
          <table:table-cell table:style-name="ce73" office:value-type="string" calcext:value-type="string">
            <text:p><text:a xlink:href="https://twitter.com/elijah_meeks" xlink:type="simple">https://twitter.com/elijah_meeks</text:a></text:p>
          </table:table-cell>
          <table:table-cell table:style-name="ce76" office:value-type="string" calcext:value-type="string">
            <text:p><text:a xlink:href="https://miro.medium.com/max/3150/0*T9XkUm9rdJC0ZY3g.jpeg" xlink:type="simple">https://miro.medium.com/max/3150/0*T9XkUm9rdJC0ZY3g.jpeg</text:a></text:p>
          </table:table-cell>
          <table:table-cell table:style-name="ce82" table:formula="of:=image(&quot;https://miro.medium.com/max/3150/0*T9XkUm9rdJC0ZY3g.jpeg&quot;)" office:value-type="string" office:string-value="" calcext:value-type="error">
            <text:p>#NAME?</text:p>
          </table:table-cell>
          <table:table-cell table:style-name="ce73" office:value-type="string" calcext:value-type="string">
            <text:p><text:a xlink:href="http://elijahmeeks.com/" xlink:type="simple">http://elijahmeeks.com/</text:a></text:p>
          </table:table-cell>
          <table:table-cell table:style-name="ce71" table:number-columns-repeated="20"/>
          <table:table-cell table:number-columns-repeated="997"/>
        </table:table-row>
        <table:table-row table:style-name="ro4">
          <table:table-cell table:style-name="ce71" office:value-type="string" calcext:value-type="string">
            <text:p>Nadieh Bremer</text:p>
          </table:table-cell>
          <table:table-cell table:style-name="ce71" office:value-type="float" office:value="57" calcext:value-type="float">
            <text:p>57</text:p>
          </table:table-cell>
          <table:table-cell table:style-name="ce72" office:value-type="string" calcext:value-type="string">
            <text:p>F</text:p>
          </table:table-cell>
          <table:table-cell table:style-name="ce73" office:value-type="string" calcext:value-type="string">
            <text:p><text:a xlink:href="https://twitter.com/nadiehbremer" xlink:type="simple">https://twitter.com/nadiehbremer</text:a></text:p>
          </table:table-cell>
          <table:table-cell table:style-name="ce76" office:value-type="string" calcext:value-type="string">
            <text:p><text:a xlink:href="https://pbs.twimg.com/profile_images/814801665056505856/N1tzpocQ.jpg" xlink:type="simple">https://pbs.twimg.com/profile_images/814801665056505856/N1tzpocQ.jpg</text:a></text:p>
          </table:table-cell>
          <table:table-cell table:style-name="ce82" table:formula="of:=image(&quot;https://pbs.twimg.com/profile_images/814801665056505856/N1tzpocQ.jpg&quot;)" office:value-type="string" office:string-value="" calcext:value-type="error">
            <text:p>#NAME?</text:p>
          </table:table-cell>
          <table:table-cell table:style-name="ce73" office:value-type="string" calcext:value-type="string">
            <text:p><text:a xlink:href="https://github.com/nbremer" xlink:type="simple">https://github.com/nbremer</text:a></text:p>
          </table:table-cell>
          <table:table-cell table:style-name="ce71" table:number-columns-repeated="20"/>
          <table:table-cell table:number-columns-repeated="997"/>
        </table:table-row>
        <table:table-row table:style-name="ro4">
          <table:table-cell table:style-name="ce71" office:value-type="string" calcext:value-type="string">
            <text:p>Mike Bostock</text:p>
          </table:table-cell>
          <table:table-cell table:style-name="ce71" office:value-type="float" office:value="56" calcext:value-type="float">
            <text:p>56</text:p>
          </table:table-cell>
          <table:table-cell table:style-name="ce72" office:value-type="string" calcext:value-type="string">
            <text:p>M</text:p>
          </table:table-cell>
          <table:table-cell table:style-name="ce73" office:value-type="string" calcext:value-type="string">
            <text:p><text:a xlink:href="https://twitter.com/mbostock" xlink:type="simple">https://twitter.com/mbostock</text:a></text:p>
          </table:table-cell>
          <table:table-cell table:style-name="ce76" office:value-type="string" calcext:value-type="string">
            <text:p><text:a xlink:href="https://pbs.twimg.com/profile_images/883703183297490945/UP4f6j-b.jpg" xlink:type="simple">https://pbs.twimg.com/profile_images/883703183297490945/UP4f6j-b.jpg</text:a></text:p>
          </table:table-cell>
          <table:table-cell table:style-name="ce82" table:formula="of:=image(&quot;https://pbs.twimg.com/profile_images/883703183297490945/UP4f6j-b.jpg&quot;)" office:value-type="string" office:string-value="" calcext:value-type="error">
            <text:p>#NAME?</text:p>
          </table:table-cell>
          <table:table-cell table:style-name="ce73" office:value-type="string" calcext:value-type="string">
            <text:p><text:a xlink:href="https://bost.ocks.org/mike/" xlink:type="simple">https://bost.ocks.org/mike/</text:a></text:p>
          </table:table-cell>
          <table:table-cell table:style-name="ce71" table:number-columns-repeated="20"/>
          <table:table-cell table:number-columns-repeated="997"/>
        </table:table-row>
        <table:table-row table:style-name="ro4">
          <table:table-cell table:style-name="ce71" office:value-type="string" calcext:value-type="string">
            <text:p>Cole Knaflic</text:p>
          </table:table-cell>
          <table:table-cell table:style-name="ce71" office:value-type="float" office:value="52" calcext:value-type="float">
            <text:p>52</text:p>
          </table:table-cell>
          <table:table-cell table:style-name="ce72" office:value-type="string" calcext:value-type="string">
            <text:p>F</text:p>
          </table:table-cell>
          <table:table-cell table:style-name="ce73" office:value-type="string" calcext:value-type="string">
            <text:p><text:a xlink:href="https://twitter.com/storywithdata" xlink:type="simple">https://twitter.com/storywithdata</text:a></text:p>
          </table:table-cell>
          <table:table-cell table:style-name="ce76" office:value-type="string" calcext:value-type="string">
            <text:p><text:a xlink:href="https://encrypted-tbn0.gstatic.com/images?q=tbn:ANd9GcTeaoOmLkvfkEe_cLXkwL5A5OsfS724RGUyUiZ6B0e37fH3vE3K" xlink:type="simple">https://encrypted-tbn0.gstatic.com/images?q=tbn:ANd9GcTeaoOmLkvfkEe_cLXkwL5A5OsfS724RGUyUiZ6B0e37fH3vE3K</text:a></text:p>
          </table:table-cell>
          <table:table-cell table:style-name="ce82" table:formula="of:=image(&quot;https://encrypted-tbn0.gstatic.com/images?q=tbn:ANd9GcTeaoOmLkvfkEe_cLXkwL5A5OsfS724RGUyUiZ6B0e37fH3vE3K&quot;)" office:value-type="string" office:string-value="" calcext:value-type="error">
            <text:p>#NAME?</text:p>
          </table:table-cell>
          <table:table-cell table:style-name="ce73" office:value-type="string" calcext:value-type="string">
            <text:p><text:a xlink:href="http://www.storytellingwithdata.com/about" xlink:type="simple">http://www.storytellingwithdata.com/about</text:a></text:p>
          </table:table-cell>
          <table:table-cell table:style-name="ce71" table:number-columns-repeated="20"/>
          <table:table-cell table:number-columns-repeated="997"/>
        </table:table-row>
        <table:table-row table:style-name="ro4">
          <table:table-cell table:style-name="ce71" office:value-type="string" calcext:value-type="string">
            <text:p>Stephen Few</text:p>
          </table:table-cell>
          <table:table-cell table:style-name="ce71" office:value-type="float" office:value="43" calcext:value-type="float">
            <text:p>43</text:p>
          </table:table-cell>
          <table:table-cell table:style-name="ce72" office:value-type="string" calcext:value-type="string">
            <text:p>M</text:p>
          </table:table-cell>
          <table:table-cell table:style-name="ce73" office:value-type="string" calcext:value-type="string">
            <text:p><text:a xlink:href="https://twitter.com/fakestephenfew" xlink:type="simple">https://twitter.com/fakestephenfew</text:a></text:p>
          </table:table-cell>
          <table:table-cell table:style-name="ce76" office:value-type="string" calcext:value-type="string">
            <text:p><text:a xlink:href="https://images-na.ssl-images-amazon.com/images/I/B13Ubwq-PGS._UX250_.jpg" xlink:type="simple">https://images-na.ssl-images-amazon.com/images/I/B13Ubwq-PGS._UX250_.jpg</text:a></text:p>
          </table:table-cell>
          <table:table-cell table:style-name="ce82" table:formula="of:=image(&quot;https://images-na.ssl-images-amazon.com/images/I/B13Ubwq-PGS._UX250_.jpg&quot;)" office:value-type="string" office:string-value="" calcext:value-type="error">
            <text:p>#NAME?</text:p>
          </table:table-cell>
          <table:table-cell table:style-name="ce73" office:value-type="string" calcext:value-type="string">
            <text:p><text:a xlink:href="https://www.stephen-few.com/" xlink:type="simple">https://www.stephen-few.com/</text:a></text:p>
          </table:table-cell>
          <table:table-cell table:style-name="ce71" table:number-columns-repeated="20"/>
          <table:table-cell table:number-columns-repeated="997"/>
        </table:table-row>
        <table:table-row table:style-name="ro4">
          <table:table-cell table:style-name="ce71" office:value-type="string" calcext:value-type="string">
            <text:p>Stephanie Evergreen</text:p>
          </table:table-cell>
          <table:table-cell table:style-name="ce71" office:value-type="float" office:value="39" calcext:value-type="float">
            <text:p>39</text:p>
          </table:table-cell>
          <table:table-cell table:style-name="ce72" office:value-type="string" calcext:value-type="string">
            <text:p>F</text:p>
          </table:table-cell>
          <table:table-cell table:style-name="ce73" office:value-type="string" calcext:value-type="string">
            <text:p><text:a xlink:href="https://twitter.com/evergreendata" xlink:type="simple">https://twitter.com/evergreendata</text:a></text:p>
          </table:table-cell>
          <table:table-cell table:style-name="ce76" office:value-type="string" calcext:value-type="string">
            <text:p><text:a xlink:href="https://pbs.twimg.com/profile_images/524940755245101056/EPi-pGaJ.jpeg" xlink:type="simple">https://pbs.twimg.com/profile_images/524940755245101056/EPi-pGaJ.jpeg</text:a></text:p>
          </table:table-cell>
          <table:table-cell table:style-name="ce82" table:formula="of:=image(&quot;https://pbs.twimg.com/profile_images/524940755245101056/EPi-pGaJ.jpeg&quot;)" office:value-type="string" office:string-value="" calcext:value-type="error">
            <text:p>#NAME?</text:p>
          </table:table-cell>
          <table:table-cell table:style-name="ce73" office:value-type="string" calcext:value-type="string">
            <text:p><text:a xlink:href="https://stephanieevergreen.com/" xlink:type="simple">https://stephanieevergreen.com/</text:a></text:p>
          </table:table-cell>
          <table:table-cell table:style-name="ce71" table:number-columns-repeated="20"/>
          <table:table-cell table:number-columns-repeated="997"/>
        </table:table-row>
        <table:table-row table:style-name="ro4">
          <table:table-cell table:style-name="ce71" office:value-type="string" calcext:value-type="string">
            <text:p>Giorgia Lupi</text:p>
          </table:table-cell>
          <table:table-cell table:style-name="ce71" office:value-type="float" office:value="34" calcext:value-type="float">
            <text:p>34</text:p>
          </table:table-cell>
          <table:table-cell table:style-name="ce72" office:value-type="string" calcext:value-type="string">
            <text:p>F</text:p>
          </table:table-cell>
          <table:table-cell table:style-name="ce73" office:value-type="string" calcext:value-type="string">
            <text:p><text:a xlink:href="https://twitter.com/giorgialupi" xlink:type="simple">https://twitter.com/giorgialupi</text:a></text:p>
          </table:table-cell>
          <table:table-cell table:style-name="ce76" office:value-type="string" calcext:value-type="string">
            <text:p><text:a xlink:href="https://encrypted-tbn0.gstatic.com/images?q=tbn:ANd9GcSt8d2Gprxi-2RgMZOyjseNbPT7pm2N-LS6UOG92P_T5lLTdClN" xlink:type="simple">https://encrypted-tbn0.gstatic.com/images?q=tbn:ANd9GcSt8d2Gprxi-2RgMZOyjseNbPT7pm2N-LS6UOG92P_T5lLTdClN</text:a></text:p>
          </table:table-cell>
          <table:table-cell table:style-name="ce82" table:formula="of:=image(&quot;https://encrypted-tbn0.gstatic.com/images?q=tbn:ANd9GcSt8d2Gprxi-2RgMZOyjseNbPT7pm2N-LS6UOG92P_T5lLTdClN&quot;)" office:value-type="string" office:string-value="" calcext:value-type="error">
            <text:p>#NAME?</text:p>
          </table:table-cell>
          <table:table-cell table:style-name="ce73" office:value-type="string" calcext:value-type="string">
            <text:p><text:a xlink:href="http://giorgialupi.com/" xlink:type="simple">http://giorgialupi.com/</text:a></text:p>
          </table:table-cell>
          <table:table-cell table:style-name="ce71" table:number-columns-repeated="20"/>
          <table:table-cell table:number-columns-repeated="997"/>
        </table:table-row>
        <table:table-row table:style-name="ro4">
          <table:table-cell table:style-name="ce71" office:value-type="string" calcext:value-type="string">
            <text:p>Hadley Wickham</text:p>
          </table:table-cell>
          <table:table-cell table:style-name="ce71" office:value-type="float" office:value="30" calcext:value-type="float">
            <text:p>30</text:p>
          </table:table-cell>
          <table:table-cell table:style-name="ce72" office:value-type="string" calcext:value-type="string">
            <text:p>M</text:p>
          </table:table-cell>
          <table:table-cell table:style-name="ce73" office:value-type="string" calcext:value-type="string">
            <text:p><text:a xlink:href="https://twitter.com/hadleywickham" xlink:type="simple">https://twitter.com/hadleywickham</text:a></text:p>
          </table:table-cell>
          <table:table-cell table:style-name="ce76" office:value-type="string" calcext:value-type="string">
            <text:p><text:a xlink:href="https://encrypted-tbn0.gstatic.com/images?q=tbn:ANd9GcRWL_hr4W0rguKUka2bAt-kA2yOPOVbKGFe3eIon7Q_htLXGBf5Xg" xlink:type="simple">https://encrypted-tbn0.gstatic.com/images?q=tbn:ANd9GcRWL_hr4W0rguKUka2bAt-kA2yOPOVbKGFe3eIon7Q_htLXGBf5Xg</text:a></text:p>
          </table:table-cell>
          <table:table-cell table:style-name="ce82" table:formula="of:=image(&quot;https://encrypted-tbn0.gstatic.com/images?q=tbn:ANd9GcRWL_hr4W0rguKUka2bAt-kA2yOPOVbKGFe3eIon7Q_htLXGBf5Xg&quot;)" office:value-type="string" office:string-value="" calcext:value-type="error">
            <text:p>#NAME?</text:p>
          </table:table-cell>
          <table:table-cell table:style-name="ce73" office:value-type="string" calcext:value-type="string">
            <text:p><text:a xlink:href="http://hadley.nz/" xlink:type="simple">http://hadley.nz/</text:a></text:p>
          </table:table-cell>
          <table:table-cell table:style-name="ce71" table:number-columns-repeated="20"/>
          <table:table-cell table:number-columns-repeated="997"/>
        </table:table-row>
        <table:table-row table:style-name="ro4">
          <table:table-cell table:style-name="ce71" office:value-type="string" calcext:value-type="string">
            <text:p>Moritz Stefaner</text:p>
          </table:table-cell>
          <table:table-cell table:style-name="ce71" office:value-type="float" office:value="29" calcext:value-type="float">
            <text:p>29</text:p>
          </table:table-cell>
          <table:table-cell table:style-name="ce72" office:value-type="string" calcext:value-type="string">
            <text:p>M</text:p>
          </table:table-cell>
          <table:table-cell table:style-name="ce73" office:value-type="string" calcext:value-type="string">
            <text:p><text:a xlink:href="https://twitter.com/moritz_stefaner" xlink:type="simple">https://twitter.com/moritz_stefaner</text:a></text:p>
          </table:table-cell>
          <table:table-cell table:style-name="ce76" office:value-type="string" calcext:value-type="string">
            <text:p><text:a xlink:href="https://encrypted-tbn0.gstatic.com/images?q=tbn:ANd9GcTKwVCf2aJGhvi7jwWR4nxR_CNns4yQU2LrkqhBteX4qM8saMw" xlink:type="simple">https://encrypted-tbn0.gstatic.com/images?q=tbn:ANd9GcTKwVCf2aJGhvi7jwWR4nxR_CNns4yQU2LrkqhBteX4qM8saMw</text:a></text:p>
          </table:table-cell>
          <table:table-cell table:style-name="ce82" table:formula="of:=image(&quot;https://encrypted-tbn0.gstatic.com/images?q=tbn:ANd9GcTKwVCf2aJGhvi7jwWR4nxR_CNns4yQU2LrkqhBteX4qM8saMw&quot;)" office:value-type="string" office:string-value="" calcext:value-type="error">
            <text:p>#NAME?</text:p>
          </table:table-cell>
          <table:table-cell table:style-name="ce73" office:value-type="string" calcext:value-type="string">
            <text:p><text:a xlink:href="https://truth-and-beauty.net/" xlink:type="simple">https://truth-and-beauty.net/</text:a></text:p>
          </table:table-cell>
          <table:table-cell table:style-name="ce71" table:number-columns-repeated="20"/>
          <table:table-cell table:number-columns-repeated="997"/>
        </table:table-row>
        <table:table-row table:style-name="ro4">
          <table:table-cell table:style-name="ce71" office:value-type="string" calcext:value-type="string">
            <text:p>Andy Kirk</text:p>
          </table:table-cell>
          <table:table-cell table:style-name="ce71" office:value-type="float" office:value="29" calcext:value-type="float">
            <text:p>29</text:p>
          </table:table-cell>
          <table:table-cell table:style-name="ce72" office:value-type="string" calcext:value-type="string">
            <text:p>M</text:p>
          </table:table-cell>
          <table:table-cell table:style-name="ce73" office:value-type="string" calcext:value-type="string">
            <text:p><text:a xlink:href="https://twitter.com/visualisingdata" xlink:type="simple">https://twitter.com/visualisingdata</text:a></text:p>
          </table:table-cell>
          <table:table-cell table:style-name="ce76" office:value-type="string" calcext:value-type="string">
            <text:p><text:a xlink:href="https://www.visualisingdata.com/images/AndyKirk-Pic1.png" xlink:type="simple">https://www.visualisingdata.com/images/AndyKirk-Pic1.png</text:a></text:p>
          </table:table-cell>
          <table:table-cell table:style-name="ce82" table:formula="of:=image(&quot;https://www.visualisingdata.com/images/AndyKirk-Pic1.png&quot;)" office:value-type="string" office:string-value="" calcext:value-type="error">
            <text:p>#NAME?</text:p>
          </table:table-cell>
          <table:table-cell table:style-name="ce73" office:value-type="string" calcext:value-type="string">
            <text:p><text:a xlink:href="https://www.visualisingdata.com/about/" xlink:type="simple">https://www.visualisingdata.com/about/</text:a></text:p>
          </table:table-cell>
          <table:table-cell table:style-name="ce71" table:number-columns-repeated="20"/>
          <table:table-cell table:number-columns-repeated="997"/>
        </table:table-row>
        <table:table-row table:style-name="ro4">
          <table:table-cell table:style-name="ce71" office:value-type="string" calcext:value-type="string">
            <text:p>Andy Kriebel</text:p>
          </table:table-cell>
          <table:table-cell table:style-name="ce71" office:value-type="float" office:value="23" calcext:value-type="float">
            <text:p>23</text:p>
          </table:table-cell>
          <table:table-cell table:style-name="ce72" office:value-type="string" calcext:value-type="string">
            <text:p>M</text:p>
          </table:table-cell>
          <table:table-cell table:style-name="ce73" office:value-type="string" calcext:value-type="string">
            <text:p><text:a xlink:href="https://twitter.com/vizwizbi" xlink:type="simple">https://twitter.com/vizwizbi</text:a></text:p>
          </table:table-cell>
          <table:table-cell table:style-name="ce76" office:value-type="string" calcext:value-type="string">
            <text:p><text:a xlink:href="https://public.tableau.com/avatar/49476319-a731-4729-b76d-0b9ee2844430.jpeg" xlink:type="simple">https://public.tableau.com/avatar/49476319-a731-4729-b76d-0b9ee2844430.jpeg</text:a></text:p>
          </table:table-cell>
          <table:table-cell table:style-name="ce82" table:formula="of:=image(&quot;https://public.tableau.com/avatar/49476319-a731-4729-b76d-0b9ee2844430.jpeg&quot;)" office:value-type="string" office:string-value="" calcext:value-type="error">
            <text:p>#NAME?</text:p>
          </table:table-cell>
          <table:table-cell table:style-name="ce73" office:value-type="string" calcext:value-type="string">
            <text:p><text:a xlink:href="http://www.vizwiz.com/" xlink:type="simple">http://www.vizwiz.com/</text:a></text:p>
          </table:table-cell>
          <table:table-cell table:style-name="ce71" table:number-columns-repeated="20"/>
          <table:table-cell table:number-columns-repeated="997"/>
        </table:table-row>
        <table:table-row table:style-name="ro4">
          <table:table-cell table:style-name="ce71" office:value-type="string" calcext:value-type="string">
            <text:p>Nathan Yau</text:p>
          </table:table-cell>
          <table:table-cell table:style-name="ce71" office:value-type="float" office:value="22" calcext:value-type="float">
            <text:p>22</text:p>
          </table:table-cell>
          <table:table-cell table:style-name="ce72" office:value-type="string" calcext:value-type="string">
            <text:p>M</text:p>
          </table:table-cell>
          <table:table-cell table:style-name="ce73" office:value-type="string" calcext:value-type="string">
            <text:p><text:a xlink:href="https://twitter.com/flowingdata" xlink:type="simple">https://twitter.com/flowingdata</text:a></text:p>
          </table:table-cell>
          <table:table-cell table:style-name="ce76" office:value-type="string" calcext:value-type="string">
            <text:p><text:a xlink:href="https://datastori.es/wp-content/uploads/2018/09/Nathan-Yau-nathan-yau.jpg" xlink:type="simple">https://datastori.es/wp-content/uploads/2018/09/Nathan-Yau-nathan-yau.jpg</text:a></text:p>
          </table:table-cell>
          <table:table-cell table:style-name="ce82" table:formula="of:=image(&quot;https://datastori.es/wp-content/uploads/2018/09/Nathan-Yau-nathan-yau.jpg&quot;)" office:value-type="string" office:string-value="" calcext:value-type="error">
            <text:p>#NAME?</text:p>
          </table:table-cell>
          <table:table-cell table:style-name="ce73" office:value-type="string" calcext:value-type="string">
            <text:p><text:a xlink:href="https://flowingdata.com/about-nathan/" xlink:type="simple">https://flowingdata.com/about-nathan/</text:a></text:p>
          </table:table-cell>
          <table:table-cell table:style-name="ce71" table:number-columns-repeated="20"/>
          <table:table-cell table:number-columns-repeated="997"/>
        </table:table-row>
        <table:table-row table:style-name="ro4">
          <table:table-cell table:style-name="ce71" office:value-type="string" calcext:value-type="string">
            <text:p>Enrico Bertini</text:p>
          </table:table-cell>
          <table:table-cell table:style-name="ce71" office:value-type="float" office:value="18" calcext:value-type="float">
            <text:p>18</text:p>
          </table:table-cell>
          <table:table-cell table:style-name="ce72" office:value-type="string" calcext:value-type="string">
            <text:p>M</text:p>
          </table:table-cell>
          <table:table-cell table:style-name="ce73" office:value-type="string" calcext:value-type="string">
            <text:p><text:a xlink:href="https://twitter.com/filwd" xlink:type="simple">https://twitter.com/filwd</text:a></text:p>
          </table:table-cell>
          <table:table-cell table:style-name="ce76" office:value-type="string" calcext:value-type="string">
            <text:p><text:a xlink:href="https://www.dis.uniroma1.it/~dottoratoii/media/students/image_362.jpg" xlink:type="simple">https://www.dis.uniroma1.it/~dottoratoii/media/students/image_362.jpg</text:a></text:p>
          </table:table-cell>
          <table:table-cell table:style-name="ce82" table:formula="of:=image(&quot;https://www.dis.uniroma1.it/~dottoratoii/media/students/image_362.jpg&quot;)" office:value-type="string" office:string-value="" calcext:value-type="error">
            <text:p>#NAME?</text:p>
          </table:table-cell>
          <table:table-cell table:style-name="ce71" table:number-columns-repeated="21"/>
          <table:table-cell table:number-columns-repeated="997"/>
        </table:table-row>
        <table:table-row table:style-name="ro4">
          <table:table-cell table:style-name="ce71" office:value-type="string" calcext:value-type="string">
            <text:p>Tamara Munzner</text:p>
          </table:table-cell>
          <table:table-cell table:style-name="ce71" office:value-type="float" office:value="17" calcext:value-type="float">
            <text:p>17</text:p>
          </table:table-cell>
          <table:table-cell table:style-name="ce72" office:value-type="string" calcext:value-type="string">
            <text:p>F</text:p>
          </table:table-cell>
          <table:table-cell table:style-name="ce73" office:value-type="string" calcext:value-type="string">
            <text:p><text:a xlink:href="https://twitter.com/tamaramunzner" xlink:type="simple">https://twitter.com/tamaramunzner</text:a></text:p>
          </table:table-cell>
          <table:table-cell table:style-name="ce76" office:value-type="string" calcext:value-type="string">
            <text:p><text:a xlink:href="https://yt3.ggpht.com/a/AGF-l79w7Ys9goHmYlT99x9bVfhKmJ6gjsHz4FQwrw=s900-c-k-c0xffffffff-no-rj-mo" xlink:type="simple">https://yt3.ggpht.com/a/AGF-l79w7Ys9goHmYlT99x9bVfhKmJ6gjsHz4FQwrw=s900-c-k-c0xffffffff-no-rj-mo</text:a></text:p>
          </table:table-cell>
          <table:table-cell table:style-name="ce82" table:formula="of:=image([.E17])" office:value-type="string" office:string-value="" calcext:value-type="error">
            <text:p>#NAME?</text:p>
          </table:table-cell>
          <table:table-cell table:style-name="ce71" table:number-columns-repeated="21"/>
          <table:table-cell table:number-columns-repeated="997"/>
        </table:table-row>
        <table:table-row table:style-name="ro4">
          <table:table-cell table:style-name="ce71" office:value-type="string" calcext:value-type="string">
            <text:p>Ann Emery</text:p>
          </table:table-cell>
          <table:table-cell table:style-name="ce71" office:value-type="float" office:value="17" calcext:value-type="float">
            <text:p>17</text:p>
          </table:table-cell>
          <table:table-cell table:style-name="ce72" office:value-type="string" calcext:value-type="string">
            <text:p>F</text:p>
          </table:table-cell>
          <table:table-cell table:style-name="ce73" office:value-type="string" calcext:value-type="string">
            <text:p><text:a xlink:href="https://twitter.com/annkemery" xlink:type="simple">https://twitter.com/annkemery</text:a></text:p>
          </table:table-cell>
          <table:table-cell table:style-name="ce76" office:value-type="string" calcext:value-type="string">
            <text:p><text:a xlink:href="https://pbs.twimg.com/profile_images/817358459125514240/uOIcMVKr_200x200.jpg" xlink:type="simple">https://pbs.twimg.com/profile_images/817358459125514240/uOIcMVKr_200x200.jpg</text:a></text:p>
          </table:table-cell>
          <table:table-cell table:style-name="ce82" table:formula="of:=image([.E18])" office:value-type="string" office:string-value="" calcext:value-type="error">
            <text:p>#NAME?</text:p>
          </table:table-cell>
          <table:table-cell table:style-name="ce71" table:number-columns-repeated="21"/>
          <table:table-cell table:number-columns-repeated="997"/>
        </table:table-row>
        <table:table-row table:style-name="ro4">
          <table:table-cell table:style-name="ce71" office:value-type="string" calcext:value-type="string">
            <text:p>New York Times</text:p>
          </table:table-cell>
          <table:table-cell table:style-name="ce71" office:value-type="float" office:value="15" calcext:value-type="float">
            <text:p>15</text:p>
          </table:table-cell>
          <table:table-cell table:style-name="ce72"/>
          <table:table-cell table:style-name="ce73" office:value-type="string" calcext:value-type="string">
            <text:p><text:a xlink:href="https://twitter.com/nytimes" xlink:type="simple">https://twitter.com/nytimes</text:a></text:p>
          </table:table-cell>
          <table:table-cell table:style-name="ce76" office:value-type="string" calcext:value-type="string">
            <text:p><text:a xlink:href="https://pbs.twimg.com/profile_images/1098244578472280064/gjkVMelR_200x200.png" xlink:type="simple">https://pbs.twimg.com/profile_images/1098244578472280064/gjkVMelR_200x200.png</text:a></text:p>
          </table:table-cell>
          <table:table-cell table:style-name="ce82" table:formula="of:=image([.E19])" office:value-type="string" office:string-value="" calcext:value-type="error">
            <text:p>#NAME?</text:p>
          </table:table-cell>
          <table:table-cell table:style-name="ce71" table:number-columns-repeated="21"/>
          <table:table-cell table:number-columns-repeated="997"/>
        </table:table-row>
        <table:table-row table:style-name="ro4">
          <table:table-cell table:style-name="ce71" office:value-type="string" calcext:value-type="string">
            <text:p>Shirley Wu</text:p>
          </table:table-cell>
          <table:table-cell table:style-name="ce71" office:value-type="float" office:value="15" calcext:value-type="float">
            <text:p>15</text:p>
          </table:table-cell>
          <table:table-cell table:style-name="ce72" office:value-type="string" calcext:value-type="string">
            <text:p>F</text:p>
          </table:table-cell>
          <table:table-cell table:style-name="ce73" office:value-type="string" calcext:value-type="string">
            <text:p><text:a xlink:href="https://twitter.com/sxywu" xlink:type="simple">https://twitter.com/sxywu</text:a></text:p>
          </table:table-cell>
          <table:table-cell table:style-name="ce76" office:value-type="string" calcext:value-type="string">
            <text:p><text:a xlink:href="https://pbs.twimg.com/profile_images/961124286504275968/J9pDUCiy_200x200.jpg" xlink:type="simple">https://pbs.twimg.com/profile_images/961124286504275968/J9pDUCiy_200x200.jpg</text:a></text:p>
          </table:table-cell>
          <table:table-cell table:style-name="ce82" table:formula="of:=image([.E20])" office:value-type="string" office:string-value="" calcext:value-type="error">
            <text:p>#NAME?</text:p>
          </table:table-cell>
          <table:table-cell table:style-name="ce71" table:number-columns-repeated="21"/>
          <table:table-cell table:number-columns-repeated="997"/>
        </table:table-row>
        <table:table-row table:style-name="ro4">
          <table:table-cell table:style-name="ce71" office:value-type="string" calcext:value-type="string">
            <text:p>RJ Andrews</text:p>
          </table:table-cell>
          <table:table-cell table:style-name="ce71" office:value-type="float" office:value="15" calcext:value-type="float">
            <text:p>15</text:p>
          </table:table-cell>
          <table:table-cell table:style-name="ce72" office:value-type="string" calcext:value-type="string">
            <text:p>M</text:p>
          </table:table-cell>
          <table:table-cell table:style-name="ce73" office:value-type="string" calcext:value-type="string">
            <text:p><text:a xlink:href="https://twitter.com/infowetrust" xlink:type="simple">https://twitter.com/infowetrust</text:a></text:p>
          </table:table-cell>
          <table:table-cell table:style-name="ce8" office:value-type="string" calcext:value-type="string">
            <text:p><text:a xlink:href="https://pbs.twimg.com/profile_images/1106597568010547201/sGfhC6U9_200x200.jpg" xlink:type="simple">https://pbs.twimg.com/profile_images/1106597568010547201/sGfhC6U9_200x200.jpg</text:a></text:p>
          </table:table-cell>
          <table:table-cell table:style-name="ce82" table:formula="of:=image([.E21])" office:value-type="string" office:string-value="" calcext:value-type="error">
            <text:p>#NAME?</text:p>
          </table:table-cell>
          <table:table-cell table:style-name="ce71" table:number-columns-repeated="21"/>
          <table:table-cell table:number-columns-repeated="997"/>
        </table:table-row>
        <table:table-row table:style-name="ro4">
          <table:table-cell table:style-name="ce71" office:value-type="string" calcext:value-type="string">
            <text:p>Eva Murray</text:p>
          </table:table-cell>
          <table:table-cell table:style-name="ce71" office:value-type="float" office:value="14" calcext:value-type="float">
            <text:p>14</text:p>
          </table:table-cell>
          <table:table-cell table:style-name="ce72" office:value-type="string" calcext:value-type="string">
            <text:p>F</text:p>
          </table:table-cell>
          <table:table-cell table:style-name="ce73" office:value-type="string" calcext:value-type="string">
            <text:p><text:a xlink:href="https://twitter.com/trimydata" xlink:type="simple">https://twitter.com/trimydata</text:a></text:p>
          </table:table-cell>
          <table:table-cell table:style-name="ce78" office:value-type="string" calcext:value-type="string">
            <text:p><text:a xlink:href="https://pbs.twimg.com/profile_images/1062442587221573633/8u4ZImJ7_200x200.jpg" xlink:type="simple">https://pbs.twimg.com/profile_images/1062442587221573633/8u4ZImJ7_200x200.jpg</text:a></text:p>
          </table:table-cell>
          <table:table-cell table:style-name="ce82" table:formula="of:=image([.E22])" office:value-type="string" office:string-value="" calcext:value-type="error">
            <text:p>#NAME?</text:p>
          </table:table-cell>
          <table:table-cell table:style-name="ce71" table:number-columns-repeated="21"/>
          <table:table-cell table:number-columns-repeated="997"/>
        </table:table-row>
        <table:table-row table:style-name="ro4">
          <table:table-cell table:style-name="ce71" office:value-type="string" calcext:value-type="string">
            <text:p>Andy Cotgreave</text:p>
          </table:table-cell>
          <table:table-cell table:style-name="ce71" office:value-type="float" office:value="13" calcext:value-type="float">
            <text:p>13</text:p>
          </table:table-cell>
          <table:table-cell table:style-name="ce72" office:value-type="string" calcext:value-type="string">
            <text:p>M</text:p>
          </table:table-cell>
          <table:table-cell table:style-name="ce73" office:value-type="string" calcext:value-type="string">
            <text:p><text:a xlink:href="https://twitter.com/acotgreave" xlink:type="simple">https://twitter.com/acotgreave</text:a></text:p>
          </table:table-cell>
          <table:table-cell table:style-name="ce79" office:value-type="string" calcext:value-type="string">
            <text:p><text:a xlink:href="https://cdnl.tblsft.com/sites/default/files/andy.cotgreave_400x_400.jpg" xlink:type="simple">https://cdnl.tblsft.com/sites/default/files/andy.cotgreave_400x_400.jpg</text:a></text:p>
          </table:table-cell>
          <table:table-cell table:style-name="ce82" table:formula="of:=image(&quot;https://cdnl.tblsft.com/sites/default/files/andy.cotgreave_400x_400.jpg&quot;)" office:value-type="string" office:string-value="" calcext:value-type="error">
            <text:p>#NAME?</text:p>
          </table:table-cell>
          <table:table-cell table:style-name="ce73" office:value-type="string" calcext:value-type="string">
            <text:p><text:a xlink:href="https://www.tableau.com/about/blog/contributors/andy-cotgreave" xlink:type="simple">https://www.tableau.com/about/blog/contributors/andy-cotgreave</text:a></text:p>
          </table:table-cell>
          <table:table-cell table:style-name="ce71" table:number-columns-repeated="20"/>
          <table:table-cell table:number-columns-repeated="997"/>
        </table:table-row>
        <table:table-row table:style-name="ro4">
          <table:table-cell table:style-name="ce71" office:value-type="string" calcext:value-type="string">
            <text:p>Mona Chalabi</text:p>
          </table:table-cell>
          <table:table-cell table:style-name="ce71" office:value-type="float" office:value="13" calcext:value-type="float">
            <text:p>13</text:p>
          </table:table-cell>
          <table:table-cell table:style-name="ce72" office:value-type="string" calcext:value-type="string">
            <text:p>M</text:p>
          </table:table-cell>
          <table:table-cell table:style-name="ce73" office:value-type="string" calcext:value-type="string">
            <text:p><text:a xlink:href="https://twitter.com/monachalabi" xlink:type="simple">https://twitter.com/monachalabi</text:a></text:p>
          </table:table-cell>
          <table:table-cell table:style-name="ce8" office:value-type="string" calcext:value-type="string">
            <text:p><text:a xlink:href="https://pbs.twimg.com/profile_images/910637215981686789/ZG3J5NxU_200x200.jpg" xlink:type="simple">https://pbs.twimg.com/profile_images/910637215981686789/ZG3J5NxU_200x200.jpg</text:a></text:p>
          </table:table-cell>
          <table:table-cell table:style-name="ce82" table:formula="of:=image([.E24])" office:value-type="string" office:string-value="" calcext:value-type="error">
            <text:p>#NAME?</text:p>
          </table:table-cell>
          <table:table-cell table:style-name="ce73" office:value-type="string" calcext:value-type="string">
            <text:p><text:a xlink:href="https://www.instagram.com/monachalabi/" xlink:type="simple">https://www.instagram.com/monachalabi/</text:a></text:p>
          </table:table-cell>
          <table:table-cell table:style-name="ce71" table:number-columns-repeated="20"/>
          <table:table-cell table:number-columns-repeated="997"/>
        </table:table-row>
        <table:table-row table:style-name="ro4">
          <table:table-cell table:style-name="ce71" office:value-type="string" calcext:value-type="string">
            <text:p>David McCandless</text:p>
          </table:table-cell>
          <table:table-cell table:style-name="ce71" office:value-type="float" office:value="12" calcext:value-type="float">
            <text:p>12</text:p>
          </table:table-cell>
          <table:table-cell table:style-name="ce72" office:value-type="string" calcext:value-type="string">
            <text:p>M</text:p>
          </table:table-cell>
          <table:table-cell table:style-name="ce73" office:value-type="string" calcext:value-type="string">
            <text:p><text:a xlink:href="https://twitter.com/mccandelish" xlink:type="simple">https://twitter.com/mccandelish</text:a></text:p>
          </table:table-cell>
          <table:table-cell table:style-name="ce79" office:value-type="string" calcext:value-type="string">
            <text:p><text:a xlink:href="https://encrypted-tbn0.gstatic.com/images?q=tbn:ANd9GcQdVi6d5Jwoe9gc1rozQoTnjdkllXiBek3fxy7iZ2_ok698NSlo3A" xlink:type="simple">https://encrypted-tbn0.gstatic.com/images?q=tbn:ANd9GcQdVi6d5Jwoe9gc1rozQoTnjdkllXiBek3fxy7iZ2_ok698NSlo3A</text:a></text:p>
          </table:table-cell>
          <table:table-cell table:style-name="ce82" table:formula="of:=image(&quot;https://encrypted-tbn0.gstatic.com/images?q=tbn:ANd9GcQdVi6d5Jwoe9gc1rozQoTnjdkllXiBek3fxy7iZ2_ok698NSlo3A&quot;)" office:value-type="string" office:string-value="" calcext:value-type="error">
            <text:p>#NAME?</text:p>
          </table:table-cell>
          <table:table-cell table:style-name="ce73" office:value-type="string" calcext:value-type="string">
            <text:p><text:a xlink:href="http://davidmccandless.com/" xlink:type="simple">http://davidmccandless.com/</text:a></text:p>
          </table:table-cell>
          <table:table-cell table:style-name="ce71" table:number-columns-repeated="20"/>
          <table:table-cell table:number-columns-repeated="997"/>
        </table:table-row>
        <table:table-row table:style-name="ro4">
          <table:table-cell table:style-name="ce71" office:value-type="string" calcext:value-type="string">
            <text:p>Lisa Charlotte Rost</text:p>
          </table:table-cell>
          <table:table-cell table:style-name="ce71" office:value-type="float" office:value="12" calcext:value-type="float">
            <text:p>12</text:p>
          </table:table-cell>
          <table:table-cell table:style-name="ce72" office:value-type="string" calcext:value-type="string">
            <text:p>F</text:p>
          </table:table-cell>
          <table:table-cell table:style-name="ce73" office:value-type="string" calcext:value-type="string">
            <text:p><text:a xlink:href="https://twitter.com/lisacrost" xlink:type="simple">https://twitter.com/lisacrost</text:a></text:p>
          </table:table-cell>
          <table:table-cell table:style-name="ce79" office:value-type="string" calcext:value-type="string">
            <text:p><text:a xlink:href="https://pbs.twimg.com/profile_images/1087108693789831169/XknuFyzZ.jpg" xlink:type="simple">https://pbs.twimg.com/profile_images/1087108693789831169/XknuFyzZ.jpg</text:a></text:p>
          </table:table-cell>
          <table:table-cell table:style-name="ce82" table:formula="of:=image(&quot;https://pbs.twimg.com/profile_images/1087108693789831169/XknuFyzZ.jpg&quot;)" office:value-type="string" office:string-value="" calcext:value-type="error">
            <text:p>#NAME?</text:p>
          </table:table-cell>
          <table:table-cell table:style-name="ce73" office:value-type="string" calcext:value-type="string">
            <text:p><text:a xlink:href="https://lisacharlotterost.de/" xlink:type="simple">https://lisacharlotterost.de/</text:a></text:p>
          </table:table-cell>
          <table:table-cell table:style-name="ce71" table:number-columns-repeated="20"/>
          <table:table-cell table:number-columns-repeated="997"/>
        </table:table-row>
        <table:table-row table:style-name="ro4">
          <table:table-cell table:style-name="ce71" office:value-type="string" calcext:value-type="string">
            <text:p>Amanda Cox</text:p>
          </table:table-cell>
          <table:table-cell table:style-name="ce71" office:value-type="float" office:value="12" calcext:value-type="float">
            <text:p>12</text:p>
          </table:table-cell>
          <table:table-cell table:style-name="ce72" office:value-type="string" calcext:value-type="string">
            <text:p>F</text:p>
          </table:table-cell>
          <table:table-cell table:style-name="ce73" office:value-type="string" calcext:value-type="string">
            <text:p><text:a xlink:href="https://twitter.com/amandacox" xlink:type="simple">https://twitter.com/amandacox</text:a></text:p>
          </table:table-cell>
          <table:table-cell table:style-name="ce79" office:value-type="string" calcext:value-type="string">
            <text:p><text:a xlink:href="https://encrypted-tbn0.gstatic.com/images?q=tbn:ANd9GcRZFOlv6ZYYt0obda6PuUlQrrfbVX8_OZFnJ9VSjlbjWsOrZvlWxA" xlink:type="simple">https://encrypted-tbn0.gstatic.com/images?q=tbn:ANd9GcRZFOlv6ZYYt0obda6PuUlQrrfbVX8_OZFnJ9VSjlbjWsOrZvlWxA</text:a></text:p>
          </table:table-cell>
          <table:table-cell table:style-name="ce82" table:formula="of:=image(&quot;https://encrypted-tbn0.gstatic.com/images?q=tbn:ANd9GcRZFOlv6ZYYt0obda6PuUlQrrfbVX8_OZFnJ9VSjlbjWsOrZvlWxA&quot;)" office:value-type="string" office:string-value="" calcext:value-type="error">
            <text:p>#NAME?</text:p>
          </table:table-cell>
          <table:table-cell table:style-name="ce73" office:value-type="string" calcext:value-type="string">
            <text:p><text:a xlink:href="https://flowingdata.com/tag/amanda-cox/" xlink:type="simple">https://flowingdata.com/tag/amanda-cox/</text:a></text:p>
          </table:table-cell>
          <table:table-cell table:style-name="ce71" table:number-columns-repeated="20"/>
          <table:table-cell table:number-columns-repeated="997"/>
        </table:table-row>
        <table:table-row table:style-name="ro4">
          <table:table-cell table:style-name="ce71" office:value-type="string" calcext:value-type="string">
            <text:p>Ben Jones</text:p>
          </table:table-cell>
          <table:table-cell table:style-name="ce71" office:value-type="float" office:value="11" calcext:value-type="float">
            <text:p>11</text:p>
          </table:table-cell>
          <table:table-cell table:style-name="ce72" office:value-type="string" calcext:value-type="string">
            <text:p>M</text:p>
          </table:table-cell>
          <table:table-cell table:style-name="ce73" office:value-type="string" calcext:value-type="string">
            <text:p><text:a xlink:href="https://twitter.com/DataRemixed" xlink:type="simple">https://twitter.com/DataRemixed</text:a></text:p>
          </table:table-cell>
          <table:table-cell table:style-name="ce76" office:value-type="string" calcext:value-type="string">
            <text:p><text:a xlink:href="https://pbs.twimg.com/profile_images/1148915199119962122/AV5RdrOj_400x400.jpg" xlink:type="simple">https://pbs.twimg.com/profile_images/1148915199119962122/AV5RdrOj_400x400.jpg</text:a></text:p>
          </table:table-cell>
          <table:table-cell table:style-name="ce82" table:formula="of:=image([.E28])" office:value-type="string" office:string-value="" calcext:value-type="error">
            <text:p>#NAME?</text:p>
          </table:table-cell>
          <table:table-cell table:style-name="ce73" office:value-type="string" calcext:value-type="string">
            <text:p><text:a xlink:href="https://dataremixed.com/about/" xlink:type="simple">https://dataremixed.com/about/</text:a></text:p>
          </table:table-cell>
          <table:table-cell table:style-name="ce71" table:number-columns-repeated="20"/>
          <table:table-cell table:number-columns-repeated="997"/>
        </table:table-row>
        <table:table-row table:style-name="ro4">
          <table:table-cell table:style-name="ce71" office:value-type="string" calcext:value-type="string">
            <text:p>The Pudding</text:p>
          </table:table-cell>
          <table:table-cell table:style-name="ce71" office:value-type="float" office:value="11" calcext:value-type="float">
            <text:p>11</text:p>
          </table:table-cell>
          <table:table-cell table:style-name="ce72"/>
          <table:table-cell table:style-name="ce73" office:value-type="string" calcext:value-type="string">
            <text:p><text:a xlink:href="https://twitter.com/puddingviz" xlink:type="simple">https://twitter.com/puddingviz</text:a></text:p>
          </table:table-cell>
          <table:table-cell table:style-name="ce76" office:value-type="string" calcext:value-type="string">
            <text:p><text:a xlink:href="https://pbs.twimg.com/profile_images/1092842742831505408/1h0IpHhs_400x400.jpg" xlink:type="simple">https://pbs.twimg.com/profile_images/1092842742831505408/1h0IpHhs_400x400.jpg</text:a></text:p>
          </table:table-cell>
          <table:table-cell table:style-name="ce82" table:formula="of:=image(&quot;https://pbs.twimg.com/profile_images/1092842742831505408/1h0IpHhs_400x400.jpg&quot;)" office:value-type="string" office:string-value="" calcext:value-type="error">
            <text:p>#NAME?</text:p>
          </table:table-cell>
          <table:table-cell table:style-name="ce73" office:value-type="string" calcext:value-type="string">
            <text:p><text:a xlink:href="https://pudding.cool/" xlink:type="simple">https://pudding.cool/</text:a></text:p>
          </table:table-cell>
          <table:table-cell table:style-name="ce71" table:number-columns-repeated="20"/>
          <table:table-cell table:number-columns-repeated="997"/>
        </table:table-row>
        <table:table-row table:style-name="ro4">
          <table:table-cell table:style-name="ce71" office:value-type="string" calcext:value-type="string">
            <text:p>Ryan Sleeper</text:p>
          </table:table-cell>
          <table:table-cell table:style-name="ce71" office:value-type="float" office:value="8" calcext:value-type="float">
            <text:p>8</text:p>
          </table:table-cell>
          <table:table-cell table:style-name="ce72" office:value-type="string" calcext:value-type="string">
            <text:p>M</text:p>
          </table:table-cell>
          <table:table-cell table:style-name="ce74" office:value-type="string" calcext:value-type="string">
            <text:p><text:a xlink:href="https://twitter.com/ryanvizzes" xlink:type="simple">https://twitter.com/ryanvizzes</text:a></text:p>
          </table:table-cell>
          <table:table-cell table:style-name="ce76" office:value-type="string" calcext:value-type="string">
            <text:p><text:a xlink:href="https://gravatar.com/avatar/09fe49d31ab2b4e9354af7001fd3ae92" xlink:type="simple">https://gravatar.com/avatar/09fe49d31ab2b4e9354af7001fd3ae92</text:a></text:p>
          </table:table-cell>
          <table:table-cell table:style-name="ce82" table:formula="of:=image([.E30])" office:value-type="string" office:string-value="" calcext:value-type="error">
            <text:p>#NAME?</text:p>
          </table:table-cell>
          <table:table-cell table:style-name="ce73" office:value-type="string" calcext:value-type="string">
            <text:p><text:a xlink:href="https://www.ryansleeper.com/" xlink:type="simple">https://www.ryansleeper.com/</text:a></text:p>
          </table:table-cell>
          <table:table-cell table:style-name="ce71" table:number-columns-repeated="20"/>
          <table:table-cell table:number-columns-repeated="997"/>
        </table:table-row>
        <table:table-row table:style-name="ro4">
          <table:table-cell table:style-name="ce71" office:value-type="string" calcext:value-type="string">
            <text:p>Jeff Heer</text:p>
          </table:table-cell>
          <table:table-cell table:style-name="ce71" office:value-type="float" office:value="8" calcext:value-type="float">
            <text:p>8</text:p>
          </table:table-cell>
          <table:table-cell table:style-name="ce72" office:value-type="string" calcext:value-type="string">
            <text:p>M</text:p>
          </table:table-cell>
          <table:table-cell table:style-name="ce74" office:value-type="string" calcext:value-type="string">
            <text:p><text:a xlink:href="https://twitter.com/jeffrey_heer" xlink:type="simple">https://twitter.com/jeffrey_heer</text:a></text:p>
          </table:table-cell>
          <table:table-cell table:style-name="ce76" office:value-type="string" calcext:value-type="string">
            <text:p><text:a xlink:href="https://news.cs.washington.edu/wp-content/uploads/2017/09/Jeffrey-Heer-portrait.png" xlink:type="simple">https://news.cs.washington.edu/wp-content/uploads/2017/09/Jeffrey-Heer-portrait.png</text:a></text:p>
          </table:table-cell>
          <table:table-cell table:style-name="ce82" table:formula="of:=image(&quot;https://news.cs.washington.edu/wp-content/uploads/2017/09/Jeffrey-Heer-portrait.png&quot;)" office:value-type="string" office:string-value="" calcext:value-type="error">
            <text:p>#NAME?</text:p>
          </table:table-cell>
          <table:table-cell table:style-name="ce73" office:value-type="string" calcext:value-type="string">
            <text:p><text:a xlink:href="https://homes.cs.washington.edu/~jheer/" xlink:type="simple">https://homes.cs.washington.edu/~jheer/</text:a></text:p>
          </table:table-cell>
          <table:table-cell table:style-name="ce71" table:number-columns-repeated="20"/>
          <table:table-cell table:number-columns-repeated="997"/>
        </table:table-row>
        <table:table-row table:style-name="ro4" table:number-rows-repeated="969">
          <table:table-cell table:style-name="ce71" table:number-columns-repeated="4"/>
          <table:table-cell table:style-name="ce80"/>
          <table:table-cell table:style-name="ce82"/>
          <table:table-cell table:style-name="ce71" table:number-columns-repeated="21"/>
          <table:table-cell table:number-columns-repeated="997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eaders.C2:leaders.C31">
            <calcext:condition calcext:apply-style-name="ConditionalStyle_7" calcext:value="=&quot;M&quot;" calcext:base-cell-address="leaders.C2"/>
          </calcext:conditional-format>
          <calcext:conditional-format calcext:target-range-address="leaders.C2:leaders.C31">
            <calcext:condition calcext:apply-style-name="ConditionalStyle_7" calcext:value="=&quot;M&quot;" calcext:base-cell-address="leaders.C2"/>
          </calcext:conditional-format>
          <calcext:conditional-format calcext:target-range-address="leaders.C2:leaders.C31">
            <calcext:condition calcext:apply-style-name="ConditionalStyle_8" calcext:value="=&quot;F&quot;" calcext:base-cell-address="leaders.C2"/>
          </calcext:conditional-format>
        </calcext:conditional-formats>
      </table:table>
      <table:named-expressions/>
      <table:data-pilot-tables>
        <table:data-pilot-table table:name="PT_Flourish" table:application-data="" table:target-range-address="PT_Flourish.A1:PT_Flourish.AK13" table:buttons="PT_Flourish.A2 PT_Flourish.B1" table:show-filter-button="false">
          <table:source-cell-range table:cell-range-address="Flourish.A1:Flourish.C252"/>
          <table:data-pilot-field table:source-field-name="sponsor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AbbVie" table:display="true" table:show-details="true"/>
                <table:data-pilot-member table:name="Bayer" table:display="true" table:show-details="true"/>
                <table:data-pilot-member table:name="Gilead" table:display="true" table:show-details="true"/>
                <table:data-pilot-member table:name="GSK" table:display="true" table:show-details="true"/>
                <table:data-pilot-member table:name="JNJ" table:display="true" table:show-details="true"/>
                <table:data-pilot-member table:name="Merck" table:display="true" table:show-details="true"/>
                <table:data-pilot-member table:name="Novartis" table:display="true" table:show-details="true"/>
                <table:data-pilot-member table:name="Pfizer" table:display="true" table:show-details="true"/>
                <table:data-pilot-member table:name="Roche" table:display="true" table:show-details="true"/>
                <table:data-pilot-member table:name="Sanofi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tart_year" table:orientation="colum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984" table:display="true" table:show-details="true"/>
                <table:data-pilot-member table:name="1985" table:display="true" table:show-details="true"/>
                <table:data-pilot-member table:name="1988" table:display="true" table:show-details="true"/>
                <table:data-pilot-member table:name="1989" table:display="true" table:show-details="true"/>
                <table:data-pilot-member table:name="1990" table:display="true" table:show-details="true"/>
                <table:data-pilot-member table:name="1991" table:display="true" table:show-details="true"/>
                <table:data-pilot-member table:name="1992" table:display="true" table:show-details="true"/>
                <table:data-pilot-member table:name="1993" table:display="true" table:show-details="true"/>
                <table:data-pilot-member table:name="1994" table:display="true" table:show-details="true"/>
                <table:data-pilot-member table:name="1995" table:display="true" table:show-details="true"/>
                <table:data-pilot-member table:name="1996" table:display="true" table:show-details="true"/>
                <table:data-pilot-member table:name="1997" table:display="true" table:show-details="true"/>
                <table:data-pilot-member table:name="1998" table:display="true" table:show-details="true"/>
                <table:data-pilot-member table:name="1999" table:display="true" table:show-details="true"/>
                <table:data-pilot-member table:name="2000" table:display="true" table:show-details="true"/>
                <table:data-pilot-member table:name="2001" table:display="true" table:show-details="true"/>
                <table:data-pilot-member table:name="2002" table:display="true" table:show-details="true"/>
                <table:data-pilot-member table:name="2003" table:display="true" table:show-details="true"/>
                <table:data-pilot-member table:name="2004" table:display="true" table:show-details="true"/>
                <table:data-pilot-member table:name="2005" table:display="true" table:show-details="true"/>
                <table:data-pilot-member table:name="2006" table:display="true" table:show-details="true"/>
                <table:data-pilot-member table:name="2007" table:display="true" table:show-details="true"/>
                <table:data-pilot-member table:name="2008" table:display="true" table:show-details="true"/>
                <table:data-pilot-member table:name="2009" table:display="true" table:show-details="true"/>
                <table:data-pilot-member table:name="2010" table:display="true" table:show-details="true"/>
                <table:data-pilot-member table:name="2011" table:display="true" table:show-details="true"/>
                <table:data-pilot-member table:name="2012" table:display="true" table:show-details="true"/>
                <table:data-pilot-member table:name="2013" table:display="true" table:show-details="true"/>
                <table:data-pilot-member table:name="2014" table:display="true" table:show-details="true"/>
                <table:data-pilot-member table:name="2015" table:display="true" table:show-details="true"/>
                <table:data-pilot-member table:name="2016" table:display="true" table:show-details="true"/>
                <table:data-pilot-member table:name="2017" table:display="true" table:show-details="true"/>
                <table:data-pilot-member table:name="2018" table:display="true" table:show-details="true"/>
                <table:data-pilot-member table:name="2019" table:display="true" table:show-details="true"/>
                <table:data-pilot-member table:name="2020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um" table:orientation="data" table:used-hierarchy="-1" table:function="sum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459" table:display="true" table:show-details="true"/>
                <table:data-pilot-member table:name="16021" table:display="true" table:show-details="true"/>
                <table:data-pilot-member table:name="180" table:display="true" table:show-details="true"/>
                <table:data-pilot-member table:name="12135" table:display="true" table:show-details="true"/>
                <table:data-pilot-member table:name="104500" table:display="true" table:show-details="true"/>
                <table:data-pilot-member table:name="45095" table:display="true" table:show-details="true"/>
                <table:data-pilot-member table:name="24908" table:display="true" table:show-details="true"/>
                <table:data-pilot-member table:name="103" table:display="true" table:show-details="true"/>
                <table:data-pilot-member table:name="153565" table:display="true" table:show-details="true"/>
                <table:data-pilot-member table:name="3679" table:display="true" table:show-details="true"/>
                <table:data-pilot-member table:name="36" table:display="true" table:show-details="true"/>
                <table:data-pilot-member table:name="10485" table:display="true" table:show-details="true"/>
                <table:data-pilot-member table:name="4045" table:display="true" table:show-details="true"/>
                <table:data-pilot-member table:name="14639" table:display="true" table:show-details="true"/>
                <table:data-pilot-member table:name="9369" table:display="true" table:show-details="true"/>
                <table:data-pilot-member table:name="67105" table:display="true" table:show-details="true"/>
                <table:data-pilot-member table:name="59622" table:display="true" table:show-details="true"/>
                <table:data-pilot-member table:name="6352" table:display="true" table:show-details="true"/>
                <table:data-pilot-member table:name="18483" table:display="true" table:show-details="true"/>
                <table:data-pilot-member table:name="14944" table:display="true" table:show-details="true"/>
                <table:data-pilot-member table:name="36340" table:display="true" table:show-details="true"/>
                <table:data-pilot-member table:name="54491" table:display="true" table:show-details="true"/>
                <table:data-pilot-member table:name="5206" table:display="true" table:show-details="true"/>
                <table:data-pilot-member table:name="12823" table:display="true" table:show-details="true"/>
                <table:data-pilot-member table:name="18749" table:display="true" table:show-details="true"/>
                <table:data-pilot-member table:name="220" table:display="true" table:show-details="true"/>
                <table:data-pilot-member table:name="4379" table:display="true" table:show-details="true"/>
                <table:data-pilot-member table:name="15739" table:display="true" table:show-details="true"/>
                <table:data-pilot-member table:name="102597" table:display="true" table:show-details="true"/>
                <table:data-pilot-member table:name="34655" table:display="true" table:show-details="true"/>
                <table:data-pilot-member table:name="3847" table:display="true" table:show-details="true"/>
                <table:data-pilot-member table:name="381" table:display="true" table:show-details="true"/>
                <table:data-pilot-member table:name="64015" table:display="true" table:show-details="true"/>
                <table:data-pilot-member table:name="19344" table:display="true" table:show-details="true"/>
                <table:data-pilot-member table:name="7478" table:display="true" table:show-details="true"/>
                <table:data-pilot-member table:name="10821" table:display="true" table:show-details="true"/>
                <table:data-pilot-member table:name="121119" table:display="true" table:show-details="true"/>
                <table:data-pilot-member table:name="86436" table:display="true" table:show-details="true"/>
                <table:data-pilot-member table:name="605" table:display="true" table:show-details="true"/>
                <table:data-pilot-member table:name="468" table:display="true" table:show-details="true"/>
                <table:data-pilot-member table:name="431" table:display="true" table:show-details="true"/>
                <table:data-pilot-member table:name="1527" table:display="true" table:show-details="true"/>
                <table:data-pilot-member table:name="20597" table:display="true" table:show-details="true"/>
                <table:data-pilot-member table:name="88358" table:display="true" table:show-details="true"/>
                <table:data-pilot-member table:name="8523" table:display="true" table:show-details="true"/>
                <table:data-pilot-member table:name="52076" table:display="true" table:show-details="true"/>
                <table:data-pilot-member table:name="8621" table:display="true" table:show-details="true"/>
                <table:data-pilot-member table:name="54" table:display="true" table:show-details="true"/>
                <table:data-pilot-member table:name="11771" table:display="true" table:show-details="true"/>
                <table:data-pilot-member table:name="31364" table:display="true" table:show-details="true"/>
                <table:data-pilot-member table:name="1709" table:display="true" table:show-details="true"/>
                <table:data-pilot-member table:name="10895" table:display="true" table:show-details="true"/>
                <table:data-pilot-member table:name="71558" table:display="true" table:show-details="true"/>
                <table:data-pilot-member table:name="51447" table:display="true" table:show-details="true"/>
                <table:data-pilot-member table:name="207" table:display="true" table:show-details="true"/>
                <table:data-pilot-member table:name="1734" table:display="true" table:show-details="true"/>
                <table:data-pilot-member table:name="4167" table:display="true" table:show-details="true"/>
                <table:data-pilot-member table:name="8345" table:display="true" table:show-details="true"/>
                <table:data-pilot-member table:name="1913" table:display="true" table:show-details="true"/>
                <table:data-pilot-member table:name="20498" table:display="true" table:show-details="true"/>
                <table:data-pilot-member table:name="16473" table:display="true" table:show-details="true"/>
                <table:data-pilot-member table:name="18161" table:display="true" table:show-details="true"/>
                <table:data-pilot-member table:name="520" table:display="true" table:show-details="true"/>
                <table:data-pilot-member table:name="110" table:display="true" table:show-details="true"/>
                <table:data-pilot-member table:name="165264" table:display="true" table:show-details="true"/>
                <table:data-pilot-member table:name="19680" table:display="true" table:show-details="true"/>
                <table:data-pilot-member table:name="1029" table:display="true" table:show-details="true"/>
                <table:data-pilot-member table:name="26674" table:display="true" table:show-details="true"/>
                <table:data-pilot-member table:name="799" table:display="true" table:show-details="true"/>
                <table:data-pilot-member table:name="23127" table:display="true" table:show-details="true"/>
                <table:data-pilot-member table:name="2741" table:display="true" table:show-details="true"/>
                <table:data-pilot-member table:name="2387" table:display="true" table:show-details="true"/>
                <table:data-pilot-member table:name="30612" table:display="true" table:show-details="true"/>
                <table:data-pilot-member table:name="83524" table:display="true" table:show-details="true"/>
                <table:data-pilot-member table:name="6910" table:display="true" table:show-details="true"/>
                <table:data-pilot-member table:name="19604" table:display="true" table:show-details="true"/>
                <table:data-pilot-member table:name="59" table:display="true" table:show-details="true"/>
                <table:data-pilot-member table:name="56795" table:display="true" table:show-details="true"/>
                <table:data-pilot-member table:name="81069" table:display="true" table:show-details="true"/>
                <table:data-pilot-member table:name="94430" table:display="true" table:show-details="true"/>
                <table:data-pilot-member table:name="8474" table:display="true" table:show-details="true"/>
                <table:data-pilot-member table:name="18904" table:display="true" table:show-details="true"/>
                <table:data-pilot-member table:name="604" table:display="true" table:show-details="true"/>
                <table:data-pilot-member table:name="35334" table:display="true" table:show-details="true"/>
                <table:data-pilot-member table:name="47302" table:display="true" table:show-details="true"/>
                <table:data-pilot-member table:name="42040" table:display="true" table:show-details="true"/>
                <table:data-pilot-member table:name="3499" table:display="true" table:show-details="true"/>
                <table:data-pilot-member table:name="31800" table:display="true" table:show-details="true"/>
                <table:data-pilot-member table:name="12299" table:display="true" table:show-details="true"/>
                <table:data-pilot-member table:name="114458" table:display="true" table:show-details="true"/>
                <table:data-pilot-member table:name="9493" table:display="true" table:show-details="true"/>
                <table:data-pilot-member table:name="27562" table:display="true" table:show-details="true"/>
                <table:data-pilot-member table:name="102274" table:display="true" table:show-details="true"/>
                <table:data-pilot-member table:name="15090" table:display="true" table:show-details="true"/>
                <table:data-pilot-member table:name="18213" table:display="true" table:show-details="true"/>
                <table:data-pilot-member table:name="476" table:display="true" table:show-details="true"/>
                <table:data-pilot-member table:name="10785" table:display="true" table:show-details="true"/>
                <table:data-pilot-member table:name="60" table:display="true" table:show-details="true"/>
                <table:data-pilot-member table:name="11972" table:display="true" table:show-details="true"/>
                <table:data-pilot-member table:name="57064" table:display="true" table:show-details="true"/>
                <table:data-pilot-member table:name="6648" table:display="true" table:show-details="true"/>
                <table:data-pilot-member table:name="1233" table:display="true" table:show-details="true"/>
                <table:data-pilot-member table:name="19904" table:display="true" table:show-details="true"/>
                <table:data-pilot-member table:name="25139" table:display="true" table:show-details="true"/>
                <table:data-pilot-member table:name="6357" table:display="true" table:show-details="true"/>
                <table:data-pilot-member table:name="5606" table:display="true" table:show-details="true"/>
                <table:data-pilot-member table:name="27960" table:display="true" table:show-details="true"/>
                <table:data-pilot-member table:name="195" table:display="true" table:show-details="true"/>
                <table:data-pilot-member table:name="250" table:display="true" table:show-details="true"/>
                <table:data-pilot-member table:name="32639" table:display="true" table:show-details="true"/>
                <table:data-pilot-member table:name="3409" table:display="true" table:show-details="true"/>
                <table:data-pilot-member table:name="6603" table:display="true" table:show-details="true"/>
                <table:data-pilot-member table:name="63764" table:display="true" table:show-details="true"/>
                <table:data-pilot-member table:name="43153" table:display="true" table:show-details="true"/>
                <table:data-pilot-member table:name="3954" table:display="true" table:show-details="true"/>
                <table:data-pilot-member table:name="3707" table:display="true" table:show-details="true"/>
                <table:data-pilot-member table:name="28760" table:display="true" table:show-details="true"/>
                <table:data-pilot-member table:name="86" table:display="true" table:show-details="true"/>
                <table:data-pilot-member table:name="4227" table:display="true" table:show-details="true"/>
                <table:data-pilot-member table:name="215" table:display="true" table:show-details="true"/>
                <table:data-pilot-member table:name="19102" table:display="true" table:show-details="true"/>
                <table:data-pilot-member table:name="2665" table:display="true" table:show-details="true"/>
                <table:data-pilot-member table:name="29412" table:display="true" table:show-details="true"/>
                <table:data-pilot-member table:name="122" table:display="true" table:show-details="true"/>
                <table:data-pilot-member table:name="87583" table:display="true" table:show-details="true"/>
                <table:data-pilot-member table:name="1484" table:display="true" table:show-details="true"/>
                <table:data-pilot-member table:name="84367" table:display="true" table:show-details="true"/>
                <table:data-pilot-member table:name="24681" table:display="true" table:show-details="true"/>
                <table:data-pilot-member table:name="53844" table:display="true" table:show-details="true"/>
                <table:data-pilot-member table:name="1865" table:display="true" table:show-details="true"/>
                <table:data-pilot-member table:name="17614" table:display="true" table:show-details="true"/>
                <table:data-pilot-member table:name="27341" table:display="true" table:show-details="true"/>
                <table:data-pilot-member table:name="0" table:display="true" table:show-details="true"/>
                <table:data-pilot-member table:name="362" table:display="true" table:show-details="true"/>
                <table:data-pilot-member table:name="13451" table:display="true" table:show-details="true"/>
                <table:data-pilot-member table:name="36165" table:display="true" table:show-details="true"/>
                <table:data-pilot-member table:name="40655" table:display="true" table:show-details="true"/>
                <table:data-pilot-member table:name="39351" table:display="true" table:show-details="true"/>
                <table:data-pilot-member table:name="7252" table:display="true" table:show-details="true"/>
                <table:data-pilot-member table:name="26860" table:display="true" table:show-details="true"/>
                <table:data-pilot-member table:name="27282" table:display="true" table:show-details="true"/>
                <table:data-pilot-member table:name="11267" table:display="true" table:show-details="true"/>
                <table:data-pilot-member table:name="81864" table:display="true" table:show-details="true"/>
                <table:data-pilot-member table:name="42626" table:display="true" table:show-details="true"/>
                <table:data-pilot-member table:name="58690" table:display="true" table:show-details="true"/>
                <table:data-pilot-member table:name="18216" table:display="true" table:show-details="true"/>
                <table:data-pilot-member table:name="51" table:display="true" table:show-details="true"/>
                <table:data-pilot-member table:name="1513" table:display="true" table:show-details="true"/>
                <table:data-pilot-member table:name="17622" table:display="true" table:show-details="true"/>
                <table:data-pilot-member table:name="11597" table:display="true" table:show-details="true"/>
                <table:data-pilot-member table:name="2694" table:display="true" table:show-details="true"/>
                <table:data-pilot-member table:name="984" table:display="true" table:show-details="true"/>
                <table:data-pilot-member table:name="79427" table:display="true" table:show-details="true"/>
                <table:data-pilot-member table:name="66674" table:display="true" table:show-details="true"/>
                <table:data-pilot-member table:name="19875" table:display="true" table:show-details="true"/>
                <table:data-pilot-member table:name="225" table:display="true" table:show-details="true"/>
                <table:data-pilot-member table:name="660" table:display="true" table:show-details="true"/>
                <table:data-pilot-member table:name="12694" table:display="true" table:show-details="true"/>
                <table:data-pilot-member table:name="2640" table:display="true" table:show-details="true"/>
                <table:data-pilot-member table:name="3472" table:display="true" table:show-details="true"/>
                <table:data-pilot-member table:name="9073" table:display="true" table:show-details="true"/>
                <table:data-pilot-member table:name="38368" table:display="true" table:show-details="true"/>
                <table:data-pilot-member table:name="25812" table:display="true" table:show-details="true"/>
                <table:data-pilot-member table:name="1054" table:display="true" table:show-details="true"/>
                <table:data-pilot-member table:name="10091" table:display="true" table:show-details="true"/>
                <table:data-pilot-member table:name="16416" table:display="true" table:show-details="true"/>
                <table:data-pilot-member table:name="1312" table:display="true" table:show-details="true"/>
                <table:data-pilot-member table:name="44804" table:display="true" table:show-details="true"/>
                <table:data-pilot-member table:name="10845" table:display="true" table:show-details="true"/>
                <table:data-pilot-member table:name="20893" table:display="true" table:show-details="true"/>
                <table:data-pilot-member table:name="33809" table:display="true" table:show-details="true"/>
                <table:data-pilot-member table:name="58532" table:display="true" table:show-details="true"/>
                <table:data-pilot-member table:name="14867" table:display="true" table:show-details="true"/>
                <table:data-pilot-member table:name="13000" table:display="true" table:show-details="true"/>
                <table:data-pilot-member table:name="46604" table:display="true" table:show-details="true"/>
                <table:data-pilot-member table:name="1254" table:display="true" table:show-details="true"/>
                <table:data-pilot-member table:name="3483" table:display="true" table:show-details="true"/>
                <table:data-pilot-member table:name="54479" table:display="true" table:show-details="true"/>
                <table:data-pilot-member table:name="54726" table:display="true" table:show-details="true"/>
                <table:data-pilot-member table:name="29553" table:display="true" table:show-details="true"/>
                <table:data-pilot-member table:name="43769" table:display="true" table:show-details="true"/>
                <table:data-pilot-member table:name="52560" table:display="true" table:show-details="true"/>
                <table:data-pilot-member table:name="17788" table:display="true" table:show-details="true"/>
                <table:data-pilot-member table:name="64905" table:display="true" table:show-details="true"/>
                <table:data-pilot-member table:name="306" table:display="true" table:show-details="true"/>
                <table:data-pilot-member table:name="10388" table:display="true" table:show-details="true"/>
                <table:data-pilot-member table:name="10969" table:display="true" table:show-details="true"/>
                <table:data-pilot-member table:name="5511" table:display="true" table:show-details="true"/>
                <table:data-pilot-member table:name="22765" table:display="true" table:show-details="true"/>
                <table:data-pilot-member table:name="165" table:display="true" table:show-details="true"/>
                <table:data-pilot-member table:name="10946" table:display="true" table:show-details="true"/>
                <table:data-pilot-member table:name="2690" table:display="true" table:show-details="true"/>
                <table:data-pilot-member table:name="59677" table:display="true" table:show-details="true"/>
                <table:data-pilot-member table:name="2799" table:display="true" table:show-details="true"/>
                <table:data-pilot-member table:name="897" table:display="true" table:show-details="true"/>
                <table:data-pilot-member table:name="163" table:display="true" table:show-details="true"/>
                <table:data-pilot-member table:name="6311" table:display="true" table:show-details="true"/>
                <table:data-pilot-member table:name="32757" table:display="true" table:show-details="true"/>
                <table:data-pilot-member table:name="26558" table:display="true" table:show-details="true"/>
                <table:data-pilot-member table:name="387" table:display="true" table:show-details="true"/>
                <table:data-pilot-member table:name="18971" table:display="true" table:show-details="true"/>
                <table:data-pilot-member table:name="17500" table:display="true" table:show-details="true"/>
                <table:data-pilot-member table:name="1711" table:display="true" table:show-details="true"/>
                <table:data-pilot-member table:name="300" table:display="true" table:show-details="true"/>
                <table:data-pilot-member table:name="171" table:display="true" table:show-details="true"/>
                <table:data-pilot-member table:name="2635" table:display="true" table:show-details="true"/>
                <table:data-pilot-member table:name="34575" table:display="true" table:show-details="true"/>
                <table:data-pilot-member table:name="77261" table:display="true" table:show-details="true"/>
                <table:data-pilot-member table:name="812" table:display="true" table:show-details="true"/>
                <table:data-pilot-member table:name="1430" table:display="true" table:show-details="true"/>
                <table:data-pilot-member table:name="15447" table:display="true" table:show-details="true"/>
                <table:data-pilot-member table:name="4940" table:display="true" table:show-details="true"/>
                <table:data-pilot-member table:name="543" table:display="true" table:show-details="true"/>
                <table:data-pilot-member table:name="7476" table:display="true" table:show-details="true"/>
                <table:data-pilot-member table:name="13432" table:display="true" table:show-details="true"/>
                <table:data-pilot-member table:name="70756" table:display="true" table:show-details="true"/>
                <table:data-pilot-member table:name="9652" table:display="true" table:show-details="true"/>
                <table:data-pilot-member table:name="561" table:display="true" table:show-details="true"/>
                <table:data-pilot-member table:name="3155" table:display="true" table:show-details="true"/>
                <table:data-pilot-member table:name="36204" table:display="true" table:show-details="true"/>
                <table:data-pilot-member table:name="18856" table:display="true" table:show-details="true"/>
                <table:data-pilot-member table:name="54849" table:display="true" table:show-details="true"/>
                <table:data-pilot-member table:name="31334" table:display="true" table:show-details="true"/>
                <table:data-pilot-member table:name="42029" table:display="true" table:show-details="true"/>
                <table:data-pilot-member table:name="67688" table:display="true" table:show-details="true"/>
                <table:data-pilot-member table:name="53564" table:display="true" table:show-details="true"/>
                <table:data-pilot-member table:name="31610" table:display="true" table:show-details="true"/>
                <table:data-pilot-member table:name="20690" table:display="true" table:show-details="true"/>
                <table:data-pilot-member table:name="17952" table:display="true" table:show-details="true"/>
                <table:data-pilot-member table:name="1063" table:display="true" table:show-details="true"/>
                <table:data-pilot-member table:name="17891" table:display="true" table:show-details="true"/>
                <table:data-pilot-member table:name="270" table:display="true" table:show-details="true"/>
                <table:data-pilot-member table:name="2893" table:display="true" table:show-details="true"/>
                <table:data-pilot-member table:name="6121" table:display="true" table:show-details="true"/>
                <table:data-pilot-member table:name="254" table:display="true" table:show-details="true"/>
                <table:data-pilot-member table:name="58999" table:display="true" table:show-details="true"/>
                <table:data-pilot-member table:name="6742" table:display="true" table:show-details="true"/>
                <table:data-pilot-member table:name="575" table:display="true" table:show-details="true"/>
                <table:data-pilot-member table:name="2532" table:display="true" table:show-details="true"/>
                <table:data-pilot-member table:name="63" table:display="true" table:show-details="true"/>
                <table:data-pilot-member table:name="2306" table:display="true" table:show-details="true"/>
                <table:data-pilot-member table:name="12811" table:display="true" table:show-details="true"/>
                <table:data-pilot-member table:name="11787" table:display="true" table:show-details="true"/>
                <table:data-pilot-member table:name="25879" table:display="true" table:show-details="true"/>
                <table:data-pilot-member table:name="98419" table:display="true" table:show-details="true"/>
                <table:data-pilot-member table:name="22454" table:display="true" table:show-details="true"/>
                <table:data-pilot-member table:name="3197" table:display="true" table:show-details="true"/>
                <table:data-pilot-member table:name="103297" table:display="true" table:show-details="true"/>
                <table:data-pilot-member table:name="126903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Inconsolata" svg:font-family="Inconsolata"/>
    <style:font-face style:name="Roboto" svg:font-family="Roboto"/>
    <style:font-face style:name="Ubuntu" svg:font-family="Ubuntu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-</number:text>
      <number:month number:textual="true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7" style:display-name="ConditionalStyle_7" style:family="table-cell" style:parent-style-name="Default">
      <style:table-cell-properties fo:background-color="#6d9eeb"/>
    </style:style>
    <style:style style:name="ConditionalStyle_5f_8" style:display-name="ConditionalStyle_8" style:family="table-cell" style:parent-style-name="Default">
      <style:table-cell-properties fo:background-color="#b4a7d6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sistencia" style:display-name="PageStyle_asistenc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ordenadas" style:display-name="PageStyle_coordenad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lourish" style:display-name="PageStyle_Flouris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T_5f_Flourish" style:display-name="PageStyle_PT_Flouris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r_20_chart_20_race_20_model" style:display-name="PageStyle_Bar chart race mod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nks" style:display-name="PageStyle_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arning" style:display-name="PageStyle_Learn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wer_20_BI" style:display-name="PageStyle_Power B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aders" style:display-name="PageStyle_leade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0" meta:cell-count="2826" meta:object-count="0"/>
    <meta:generator>LibreOfficeDev/6.0.5.2$Linux_X86_64 LibreOffice_project/</meta:generator>
  </office:meta>
</office:document-meta>
</file>